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1626in"/>
    </style:style>
    <style:style style:name="co2" style:family="table-column">
      <style:table-column-properties fo:break-before="auto" style:column-width="2.9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http://blog.livedoor.jp/yoshino712/archives/2008-07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07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07.html?p=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07.html?p=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08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08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08.html?p=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09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09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10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10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10.html?p=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10.html?p=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11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11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11.html?p=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12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8-12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1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1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2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2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3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3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3.html?p=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4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4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5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5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6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6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7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7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7.html?p=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8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8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9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09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10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10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11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11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12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09-12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10-01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10-02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10-03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10-04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10-05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10-07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10-08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10-09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10-10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10-11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10-12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11-03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2011-06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1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1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1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1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1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1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1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2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2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2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2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2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2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2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2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2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3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3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3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3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3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3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3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3.html?p=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4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4.html?p=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4.html?p=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4.html?p=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22674.html?p=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ttp://blog.livedoor.jp/yoshino712/archives/cat_32556.html?p=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formula="of:=COM.MICROSOFT.CONCAT([.B$100];[.C100])" office:value-type="string" office:string-value="https://nanjolno.jugem.jp/?eid=1" calcext:value-type="string">
            <text:p>https://nanjolno.jugem.jp/?eid=1</text:p>
          </table:table-cell>
          <table:table-cell office:value-type="string" calcext:value-type="string">
            <text:p><text:a xlink:href="https://nanjolno.jugem.jp/?eid" xlink:type="simple">https://nanjolno.jugem.jp/?eid</text:a>=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B$100];[.C101])" office:value-type="string" office:string-value="https://nanjolno.jugem.jp/?eid=2" calcext:value-type="string">
            <text:p>https://nanjolno.jugem.jp/?eid=2</text:p>
          </table:table-cell>
          <table:table-cell/>
          <table:table-cell table:style-name="Default" table:formula="of:=1+[.C10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B$100];[.C102])" office:value-type="string" office:string-value="https://nanjolno.jugem.jp/?eid=3" calcext:value-type="string">
            <text:p>https://nanjolno.jugem.jp/?eid=3</text:p>
          </table:table-cell>
          <table:table-cell/>
          <table:table-cell table:style-name="Default" table:formula="of:=1+[.C10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B$100];[.C103])" office:value-type="string" office:string-value="https://nanjolno.jugem.jp/?eid=4" calcext:value-type="string">
            <text:p>https://nanjolno.jugem.jp/?eid=4</text:p>
          </table:table-cell>
          <table:table-cell/>
          <table:table-cell table:style-name="Default" table:formula="of:=1+[.C10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B$100];[.C104])" office:value-type="string" office:string-value="https://nanjolno.jugem.jp/?eid=5" calcext:value-type="string">
            <text:p>https://nanjolno.jugem.jp/?eid=5</text:p>
          </table:table-cell>
          <table:table-cell/>
          <table:table-cell table:style-name="Default" table:formula="of:=1+[.C10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B$100];[.C105])" office:value-type="string" office:string-value="https://nanjolno.jugem.jp/?eid=6" calcext:value-type="string">
            <text:p>https://nanjolno.jugem.jp/?eid=6</text:p>
          </table:table-cell>
          <table:table-cell/>
          <table:table-cell table:style-name="Default" table:formula="of:=1+[.C10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B$100];[.C106])" office:value-type="string" office:string-value="https://nanjolno.jugem.jp/?eid=7" calcext:value-type="string">
            <text:p>https://nanjolno.jugem.jp/?eid=7</text:p>
          </table:table-cell>
          <table:table-cell/>
          <table:table-cell table:style-name="Default" table:formula="of:=1+[.C10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B$100];[.C107])" office:value-type="string" office:string-value="https://nanjolno.jugem.jp/?eid=8" calcext:value-type="string">
            <text:p>https://nanjolno.jugem.jp/?eid=8</text:p>
          </table:table-cell>
          <table:table-cell/>
          <table:table-cell table:style-name="Default" table:formula="of:=1+[.C10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COM.MICROSOFT.CONCAT([.B$100];[.C108])" office:value-type="string" office:string-value="https://nanjolno.jugem.jp/?eid=9" calcext:value-type="string">
            <text:p>https://nanjolno.jugem.jp/?eid=9</text:p>
          </table:table-cell>
          <table:table-cell/>
          <table:table-cell table:style-name="Default" table:formula="of:=1+[.C107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COM.MICROSOFT.CONCAT([.B$100];[.C109])" office:value-type="string" office:string-value="https://nanjolno.jugem.jp/?eid=10" calcext:value-type="string">
            <text:p>https://nanjolno.jugem.jp/?eid=10</text:p>
          </table:table-cell>
          <table:table-cell/>
          <table:table-cell table:style-name="Default" table:formula="of:=1+[.C10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COM.MICROSOFT.CONCAT([.B$100];[.C110])" office:value-type="string" office:string-value="https://nanjolno.jugem.jp/?eid=11" calcext:value-type="string">
            <text:p>https://nanjolno.jugem.jp/?eid=11</text:p>
          </table:table-cell>
          <table:table-cell/>
          <table:table-cell table:style-name="Default" table:formula="of:=1+[.C10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COM.MICROSOFT.CONCAT([.B$100];[.C111])" office:value-type="string" office:string-value="https://nanjolno.jugem.jp/?eid=12" calcext:value-type="string">
            <text:p>https://nanjolno.jugem.jp/?eid=12</text:p>
          </table:table-cell>
          <table:table-cell/>
          <table:table-cell table:style-name="Default" table:formula="of:=1+[.C11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COM.MICROSOFT.CONCAT([.B$100];[.C112])" office:value-type="string" office:string-value="https://nanjolno.jugem.jp/?eid=13" calcext:value-type="string">
            <text:p>https://nanjolno.jugem.jp/?eid=13</text:p>
          </table:table-cell>
          <table:table-cell/>
          <table:table-cell table:style-name="Default" table:formula="of:=1+[.C111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COM.MICROSOFT.CONCAT([.B$100];[.C113])" office:value-type="string" office:string-value="https://nanjolno.jugem.jp/?eid=14" calcext:value-type="string">
            <text:p>https://nanjolno.jugem.jp/?eid=14</text:p>
          </table:table-cell>
          <table:table-cell/>
          <table:table-cell table:style-name="Default" table:formula="of:=1+[.C11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COM.MICROSOFT.CONCAT([.B$100];[.C114])" office:value-type="string" office:string-value="https://nanjolno.jugem.jp/?eid=15" calcext:value-type="string">
            <text:p>https://nanjolno.jugem.jp/?eid=15</text:p>
          </table:table-cell>
          <table:table-cell/>
          <table:table-cell table:style-name="Default" table:formula="of:=1+[.C11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COM.MICROSOFT.CONCAT([.B$100];[.C115])" office:value-type="string" office:string-value="https://nanjolno.jugem.jp/?eid=16" calcext:value-type="string">
            <text:p>https://nanjolno.jugem.jp/?eid=16</text:p>
          </table:table-cell>
          <table:table-cell/>
          <table:table-cell table:style-name="Default" table:formula="of:=1+[.C114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COM.MICROSOFT.CONCAT([.B$100];[.C116])" office:value-type="string" office:string-value="https://nanjolno.jugem.jp/?eid=17" calcext:value-type="string">
            <text:p>https://nanjolno.jugem.jp/?eid=17</text:p>
          </table:table-cell>
          <table:table-cell/>
          <table:table-cell table:style-name="Default" table:formula="of:=1+[.C115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COM.MICROSOFT.CONCAT([.B$100];[.C117])" office:value-type="string" office:string-value="https://nanjolno.jugem.jp/?eid=18" calcext:value-type="string">
            <text:p>https://nanjolno.jugem.jp/?eid=18</text:p>
          </table:table-cell>
          <table:table-cell/>
          <table:table-cell table:style-name="Default" table:formula="of:=1+[.C11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COM.MICROSOFT.CONCAT([.B$100];[.C118])" office:value-type="string" office:string-value="https://nanjolno.jugem.jp/?eid=19" calcext:value-type="string">
            <text:p>https://nanjolno.jugem.jp/?eid=19</text:p>
          </table:table-cell>
          <table:table-cell/>
          <table:table-cell table:style-name="Default" table:formula="of:=1+[.C117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COM.MICROSOFT.CONCAT([.B$100];[.C119])" office:value-type="string" office:string-value="https://nanjolno.jugem.jp/?eid=20" calcext:value-type="string">
            <text:p>https://nanjolno.jugem.jp/?eid=20</text:p>
          </table:table-cell>
          <table:table-cell/>
          <table:table-cell table:style-name="Default" table:formula="of:=1+[.C11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COM.MICROSOFT.CONCAT([.B$100];[.C120])" office:value-type="string" office:string-value="https://nanjolno.jugem.jp/?eid=21" calcext:value-type="string">
            <text:p>https://nanjolno.jugem.jp/?eid=21</text:p>
          </table:table-cell>
          <table:table-cell/>
          <table:table-cell table:style-name="Default" table:formula="of:=1+[.C119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COM.MICROSOFT.CONCAT([.B$100];[.C121])" office:value-type="string" office:string-value="https://nanjolno.jugem.jp/?eid=22" calcext:value-type="string">
            <text:p>https://nanjolno.jugem.jp/?eid=22</text:p>
          </table:table-cell>
          <table:table-cell/>
          <table:table-cell table:style-name="Default" table:formula="of:=1+[.C12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COM.MICROSOFT.CONCAT([.B$100];[.C122])" office:value-type="string" office:string-value="https://nanjolno.jugem.jp/?eid=23" calcext:value-type="string">
            <text:p>https://nanjolno.jugem.jp/?eid=23</text:p>
          </table:table-cell>
          <table:table-cell/>
          <table:table-cell table:style-name="Default" table:formula="of:=1+[.C12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COM.MICROSOFT.CONCAT([.B$100];[.C123])" office:value-type="string" office:string-value="https://nanjolno.jugem.jp/?eid=24" calcext:value-type="string">
            <text:p>https://nanjolno.jugem.jp/?eid=24</text:p>
          </table:table-cell>
          <table:table-cell/>
          <table:table-cell table:style-name="Default" table:formula="of:=1+[.C122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COM.MICROSOFT.CONCAT([.B$100];[.C124])" office:value-type="string" office:string-value="https://nanjolno.jugem.jp/?eid=25" calcext:value-type="string">
            <text:p>https://nanjolno.jugem.jp/?eid=25</text:p>
          </table:table-cell>
          <table:table-cell/>
          <table:table-cell table:style-name="Default" table:formula="of:=1+[.C123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COM.MICROSOFT.CONCAT([.B$100];[.C125])" office:value-type="string" office:string-value="https://nanjolno.jugem.jp/?eid=26" calcext:value-type="string">
            <text:p>https://nanjolno.jugem.jp/?eid=26</text:p>
          </table:table-cell>
          <table:table-cell/>
          <table:table-cell table:style-name="Default" table:formula="of:=1+[.C124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COM.MICROSOFT.CONCAT([.B$100];[.C126])" office:value-type="string" office:string-value="https://nanjolno.jugem.jp/?eid=27" calcext:value-type="string">
            <text:p>https://nanjolno.jugem.jp/?eid=27</text:p>
          </table:table-cell>
          <table:table-cell/>
          <table:table-cell table:style-name="Default" table:formula="of:=1+[.C125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COM.MICROSOFT.CONCAT([.B$100];[.C127])" office:value-type="string" office:string-value="https://nanjolno.jugem.jp/?eid=28" calcext:value-type="string">
            <text:p>https://nanjolno.jugem.jp/?eid=28</text:p>
          </table:table-cell>
          <table:table-cell/>
          <table:table-cell table:style-name="Default" table:formula="of:=1+[.C126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COM.MICROSOFT.CONCAT([.B$100];[.C128])" office:value-type="string" office:string-value="https://nanjolno.jugem.jp/?eid=29" calcext:value-type="string">
            <text:p>https://nanjolno.jugem.jp/?eid=29</text:p>
          </table:table-cell>
          <table:table-cell/>
          <table:table-cell table:style-name="Default" table:formula="of:=1+[.C127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COM.MICROSOFT.CONCAT([.B$100];[.C129])" office:value-type="string" office:string-value="https://nanjolno.jugem.jp/?eid=30" calcext:value-type="string">
            <text:p>https://nanjolno.jugem.jp/?eid=30</text:p>
          </table:table-cell>
          <table:table-cell/>
          <table:table-cell table:style-name="Default" table:formula="of:=1+[.C12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COM.MICROSOFT.CONCAT([.B$100];[.C130])" office:value-type="string" office:string-value="https://nanjolno.jugem.jp/?eid=31" calcext:value-type="string">
            <text:p>https://nanjolno.jugem.jp/?eid=31</text:p>
          </table:table-cell>
          <table:table-cell/>
          <table:table-cell table:style-name="Default" table:formula="of:=1+[.C129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COM.MICROSOFT.CONCAT([.B$100];[.C131])" office:value-type="string" office:string-value="https://nanjolno.jugem.jp/?eid=32" calcext:value-type="string">
            <text:p>https://nanjolno.jugem.jp/?eid=32</text:p>
          </table:table-cell>
          <table:table-cell/>
          <table:table-cell table:style-name="Default" table:formula="of:=1+[.C130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COM.MICROSOFT.CONCAT([.B$100];[.C132])" office:value-type="string" office:string-value="https://nanjolno.jugem.jp/?eid=33" calcext:value-type="string">
            <text:p>https://nanjolno.jugem.jp/?eid=33</text:p>
          </table:table-cell>
          <table:table-cell/>
          <table:table-cell table:style-name="Default" table:formula="of:=1+[.C131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COM.MICROSOFT.CONCAT([.B$100];[.C133])" office:value-type="string" office:string-value="https://nanjolno.jugem.jp/?eid=34" calcext:value-type="string">
            <text:p>https://nanjolno.jugem.jp/?eid=34</text:p>
          </table:table-cell>
          <table:table-cell/>
          <table:table-cell table:style-name="Default" table:formula="of:=1+[.C13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COM.MICROSOFT.CONCAT([.B$100];[.C134])" office:value-type="string" office:string-value="https://nanjolno.jugem.jp/?eid=35" calcext:value-type="string">
            <text:p>https://nanjolno.jugem.jp/?eid=35</text:p>
          </table:table-cell>
          <table:table-cell/>
          <table:table-cell table:style-name="Default" table:formula="of:=1+[.C13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COM.MICROSOFT.CONCAT([.B$100];[.C135])" office:value-type="string" office:string-value="https://nanjolno.jugem.jp/?eid=36" calcext:value-type="string">
            <text:p>https://nanjolno.jugem.jp/?eid=36</text:p>
          </table:table-cell>
          <table:table-cell/>
          <table:table-cell table:style-name="Default" table:formula="of:=1+[.C134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COM.MICROSOFT.CONCAT([.B$100];[.C136])" office:value-type="string" office:string-value="https://nanjolno.jugem.jp/?eid=37" calcext:value-type="string">
            <text:p>https://nanjolno.jugem.jp/?eid=37</text:p>
          </table:table-cell>
          <table:table-cell/>
          <table:table-cell table:style-name="Default" table:formula="of:=1+[.C135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COM.MICROSOFT.CONCAT([.B$100];[.C137])" office:value-type="string" office:string-value="https://nanjolno.jugem.jp/?eid=38" calcext:value-type="string">
            <text:p>https://nanjolno.jugem.jp/?eid=38</text:p>
          </table:table-cell>
          <table:table-cell/>
          <table:table-cell table:style-name="Default" table:formula="of:=1+[.C136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COM.MICROSOFT.CONCAT([.B$100];[.C138])" office:value-type="string" office:string-value="https://nanjolno.jugem.jp/?eid=39" calcext:value-type="string">
            <text:p>https://nanjolno.jugem.jp/?eid=39</text:p>
          </table:table-cell>
          <table:table-cell/>
          <table:table-cell table:style-name="Default" table:formula="of:=1+[.C137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COM.MICROSOFT.CONCAT([.B$100];[.C139])" office:value-type="string" office:string-value="https://nanjolno.jugem.jp/?eid=40" calcext:value-type="string">
            <text:p>https://nanjolno.jugem.jp/?eid=40</text:p>
          </table:table-cell>
          <table:table-cell/>
          <table:table-cell table:style-name="Default" table:formula="of:=1+[.C138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COM.MICROSOFT.CONCAT([.B$100];[.C140])" office:value-type="string" office:string-value="https://nanjolno.jugem.jp/?eid=41" calcext:value-type="string">
            <text:p>https://nanjolno.jugem.jp/?eid=41</text:p>
          </table:table-cell>
          <table:table-cell/>
          <table:table-cell table:style-name="Default" table:formula="of:=1+[.C139]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COM.MICROSOFT.CONCAT([.B$100];[.C141])" office:value-type="string" office:string-value="https://nanjolno.jugem.jp/?eid=42" calcext:value-type="string">
            <text:p>https://nanjolno.jugem.jp/?eid=42</text:p>
          </table:table-cell>
          <table:table-cell/>
          <table:table-cell table:style-name="Default" table:formula="of:=1+[.C140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COM.MICROSOFT.CONCAT([.B$100];[.C142])" office:value-type="string" office:string-value="https://nanjolno.jugem.jp/?eid=43" calcext:value-type="string">
            <text:p>https://nanjolno.jugem.jp/?eid=43</text:p>
          </table:table-cell>
          <table:table-cell/>
          <table:table-cell table:style-name="Default" table:formula="of:=1+[.C141]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COM.MICROSOFT.CONCAT([.B$100];[.C143])" office:value-type="string" office:string-value="https://nanjolno.jugem.jp/?eid=44" calcext:value-type="string">
            <text:p>https://nanjolno.jugem.jp/?eid=44</text:p>
          </table:table-cell>
          <table:table-cell/>
          <table:table-cell table:style-name="Default" table:formula="of:=1+[.C142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COM.MICROSOFT.CONCAT([.B$100];[.C144])" office:value-type="string" office:string-value="https://nanjolno.jugem.jp/?eid=45" calcext:value-type="string">
            <text:p>https://nanjolno.jugem.jp/?eid=45</text:p>
          </table:table-cell>
          <table:table-cell/>
          <table:table-cell table:style-name="Default" table:formula="of:=1+[.C14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COM.MICROSOFT.CONCAT([.B$100];[.C145])" office:value-type="string" office:string-value="https://nanjolno.jugem.jp/?eid=46" calcext:value-type="string">
            <text:p>https://nanjolno.jugem.jp/?eid=46</text:p>
          </table:table-cell>
          <table:table-cell/>
          <table:table-cell table:style-name="Default" table:formula="of:=1+[.C144]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COM.MICROSOFT.CONCAT([.B$100];[.C146])" office:value-type="string" office:string-value="https://nanjolno.jugem.jp/?eid=47" calcext:value-type="string">
            <text:p>https://nanjolno.jugem.jp/?eid=47</text:p>
          </table:table-cell>
          <table:table-cell/>
          <table:table-cell table:style-name="Default" table:formula="of:=1+[.C145]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COM.MICROSOFT.CONCAT([.B$100];[.C147])" office:value-type="string" office:string-value="https://nanjolno.jugem.jp/?eid=48" calcext:value-type="string">
            <text:p>https://nanjolno.jugem.jp/?eid=48</text:p>
          </table:table-cell>
          <table:table-cell/>
          <table:table-cell table:style-name="Default" table:formula="of:=1+[.C146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COM.MICROSOFT.CONCAT([.B$100];[.C148])" office:value-type="string" office:string-value="https://nanjolno.jugem.jp/?eid=49" calcext:value-type="string">
            <text:p>https://nanjolno.jugem.jp/?eid=49</text:p>
          </table:table-cell>
          <table:table-cell/>
          <table:table-cell table:style-name="Default" table:formula="of:=1+[.C147]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COM.MICROSOFT.CONCAT([.B$100];[.C149])" office:value-type="string" office:string-value="https://nanjolno.jugem.jp/?eid=50" calcext:value-type="string">
            <text:p>https://nanjolno.jugem.jp/?eid=50</text:p>
          </table:table-cell>
          <table:table-cell/>
          <table:table-cell table:style-name="Default" table:formula="of:=1+[.C148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COM.MICROSOFT.CONCAT([.B$100];[.C150])" office:value-type="string" office:string-value="https://nanjolno.jugem.jp/?eid=51" calcext:value-type="string">
            <text:p>https://nanjolno.jugem.jp/?eid=51</text:p>
          </table:table-cell>
          <table:table-cell/>
          <table:table-cell table:style-name="Default" table:formula="of:=1+[.C149]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COM.MICROSOFT.CONCAT([.B$100];[.C151])" office:value-type="string" office:string-value="https://nanjolno.jugem.jp/?eid=52" calcext:value-type="string">
            <text:p>https://nanjolno.jugem.jp/?eid=52</text:p>
          </table:table-cell>
          <table:table-cell/>
          <table:table-cell table:style-name="Default" table:formula="of:=1+[.C150]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COM.MICROSOFT.CONCAT([.B$100];[.C152])" office:value-type="string" office:string-value="https://nanjolno.jugem.jp/?eid=53" calcext:value-type="string">
            <text:p>https://nanjolno.jugem.jp/?eid=53</text:p>
          </table:table-cell>
          <table:table-cell/>
          <table:table-cell table:style-name="Default" table:formula="of:=1+[.C151]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COM.MICROSOFT.CONCAT([.B$100];[.C153])" office:value-type="string" office:string-value="https://nanjolno.jugem.jp/?eid=54" calcext:value-type="string">
            <text:p>https://nanjolno.jugem.jp/?eid=54</text:p>
          </table:table-cell>
          <table:table-cell/>
          <table:table-cell table:style-name="Default" table:formula="of:=1+[.C152]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COM.MICROSOFT.CONCAT([.B$100];[.C154])" office:value-type="string" office:string-value="https://nanjolno.jugem.jp/?eid=55" calcext:value-type="string">
            <text:p>https://nanjolno.jugem.jp/?eid=55</text:p>
          </table:table-cell>
          <table:table-cell/>
          <table:table-cell table:style-name="Default" table:formula="of:=1+[.C153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COM.MICROSOFT.CONCAT([.B$100];[.C155])" office:value-type="string" office:string-value="https://nanjolno.jugem.jp/?eid=56" calcext:value-type="string">
            <text:p>https://nanjolno.jugem.jp/?eid=56</text:p>
          </table:table-cell>
          <table:table-cell/>
          <table:table-cell table:style-name="Default" table:formula="of:=1+[.C15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COM.MICROSOFT.CONCAT([.B$100];[.C156])" office:value-type="string" office:string-value="https://nanjolno.jugem.jp/?eid=57" calcext:value-type="string">
            <text:p>https://nanjolno.jugem.jp/?eid=57</text:p>
          </table:table-cell>
          <table:table-cell/>
          <table:table-cell table:style-name="Default" table:formula="of:=1+[.C1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COM.MICROSOFT.CONCAT([.B$100];[.C157])" office:value-type="string" office:string-value="https://nanjolno.jugem.jp/?eid=58" calcext:value-type="string">
            <text:p>https://nanjolno.jugem.jp/?eid=58</text:p>
          </table:table-cell>
          <table:table-cell/>
          <table:table-cell table:style-name="Default" table:formula="of:=1+[.C156]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COM.MICROSOFT.CONCAT([.B$100];[.C158])" office:value-type="string" office:string-value="https://nanjolno.jugem.jp/?eid=59" calcext:value-type="string">
            <text:p>https://nanjolno.jugem.jp/?eid=59</text:p>
          </table:table-cell>
          <table:table-cell/>
          <table:table-cell table:style-name="Default" table:formula="of:=1+[.C157]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COM.MICROSOFT.CONCAT([.B$100];[.C159])" office:value-type="string" office:string-value="https://nanjolno.jugem.jp/?eid=60" calcext:value-type="string">
            <text:p>https://nanjolno.jugem.jp/?eid=60</text:p>
          </table:table-cell>
          <table:table-cell/>
          <table:table-cell table:style-name="Default" table:formula="of:=1+[.C15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COM.MICROSOFT.CONCAT([.B$100];[.C160])" office:value-type="string" office:string-value="https://nanjolno.jugem.jp/?eid=61" calcext:value-type="string">
            <text:p>https://nanjolno.jugem.jp/?eid=61</text:p>
          </table:table-cell>
          <table:table-cell/>
          <table:table-cell table:style-name="Default" table:formula="of:=1+[.C159]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COM.MICROSOFT.CONCAT([.B$100];[.C161])" office:value-type="string" office:string-value="https://nanjolno.jugem.jp/?eid=62" calcext:value-type="string">
            <text:p>https://nanjolno.jugem.jp/?eid=62</text:p>
          </table:table-cell>
          <table:table-cell/>
          <table:table-cell table:style-name="Default" table:formula="of:=1+[.C160]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COM.MICROSOFT.CONCAT([.B$100];[.C162])" office:value-type="string" office:string-value="https://nanjolno.jugem.jp/?eid=63" calcext:value-type="string">
            <text:p>https://nanjolno.jugem.jp/?eid=63</text:p>
          </table:table-cell>
          <table:table-cell/>
          <table:table-cell table:style-name="Default" table:formula="of:=1+[.C161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COM.MICROSOFT.CONCAT([.B$100];[.C163])" office:value-type="string" office:string-value="https://nanjolno.jugem.jp/?eid=64" calcext:value-type="string">
            <text:p>https://nanjolno.jugem.jp/?eid=64</text:p>
          </table:table-cell>
          <table:table-cell/>
          <table:table-cell table:style-name="Default" table:formula="of:=1+[.C162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formula="of:=COM.MICROSOFT.CONCAT([.B$100];[.C164])" office:value-type="string" office:string-value="https://nanjolno.jugem.jp/?eid=65" calcext:value-type="string">
            <text:p>https://nanjolno.jugem.jp/?eid=65</text:p>
          </table:table-cell>
          <table:table-cell/>
          <table:table-cell table:style-name="Default" table:formula="of:=1+[.C163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COM.MICROSOFT.CONCAT([.B$100];[.C165])" office:value-type="string" office:string-value="https://nanjolno.jugem.jp/?eid=66" calcext:value-type="string">
            <text:p>https://nanjolno.jugem.jp/?eid=66</text:p>
          </table:table-cell>
          <table:table-cell/>
          <table:table-cell table:style-name="Default" table:formula="of:=1+[.C164]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formula="of:=COM.MICROSOFT.CONCAT([.B$100];[.C166])" office:value-type="string" office:string-value="https://nanjolno.jugem.jp/?eid=67" calcext:value-type="string">
            <text:p>https://nanjolno.jugem.jp/?eid=67</text:p>
          </table:table-cell>
          <table:table-cell/>
          <table:table-cell table:style-name="Default" table:formula="of:=1+[.C165]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formula="of:=COM.MICROSOFT.CONCAT([.B$100];[.C167])" office:value-type="string" office:string-value="https://nanjolno.jugem.jp/?eid=68" calcext:value-type="string">
            <text:p>https://nanjolno.jugem.jp/?eid=68</text:p>
          </table:table-cell>
          <table:table-cell/>
          <table:table-cell table:style-name="Default" table:formula="of:=1+[.C16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formula="of:=COM.MICROSOFT.CONCAT([.B$100];[.C168])" office:value-type="string" office:string-value="https://nanjolno.jugem.jp/?eid=69" calcext:value-type="string">
            <text:p>https://nanjolno.jugem.jp/?eid=69</text:p>
          </table:table-cell>
          <table:table-cell/>
          <table:table-cell table:style-name="Default" table:formula="of:=1+[.C16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formula="of:=COM.MICROSOFT.CONCAT([.B$100];[.C169])" office:value-type="string" office:string-value="https://nanjolno.jugem.jp/?eid=70" calcext:value-type="string">
            <text:p>https://nanjolno.jugem.jp/?eid=70</text:p>
          </table:table-cell>
          <table:table-cell/>
          <table:table-cell table:style-name="Default" table:formula="of:=1+[.C168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COM.MICROSOFT.CONCAT([.B$100];[.C170])" office:value-type="string" office:string-value="https://nanjolno.jugem.jp/?eid=71" calcext:value-type="string">
            <text:p>https://nanjolno.jugem.jp/?eid=71</text:p>
          </table:table-cell>
          <table:table-cell/>
          <table:table-cell table:style-name="Default" table:formula="of:=1+[.C169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formula="of:=COM.MICROSOFT.CONCAT([.B$100];[.C171])" office:value-type="string" office:string-value="https://nanjolno.jugem.jp/?eid=72" calcext:value-type="string">
            <text:p>https://nanjolno.jugem.jp/?eid=72</text:p>
          </table:table-cell>
          <table:table-cell/>
          <table:table-cell table:style-name="Default" table:formula="of:=1+[.C170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formula="of:=COM.MICROSOFT.CONCAT([.B$100];[.C172])" office:value-type="string" office:string-value="https://nanjolno.jugem.jp/?eid=73" calcext:value-type="string">
            <text:p>https://nanjolno.jugem.jp/?eid=73</text:p>
          </table:table-cell>
          <table:table-cell/>
          <table:table-cell table:style-name="Default" table:formula="of:=1+[.C171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formula="of:=COM.MICROSOFT.CONCAT([.B$100];[.C173])" office:value-type="string" office:string-value="https://nanjolno.jugem.jp/?eid=74" calcext:value-type="string">
            <text:p>https://nanjolno.jugem.jp/?eid=74</text:p>
          </table:table-cell>
          <table:table-cell/>
          <table:table-cell table:style-name="Default" table:formula="of:=1+[.C17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formula="of:=COM.MICROSOFT.CONCAT([.B$100];[.C174])" office:value-type="string" office:string-value="https://nanjolno.jugem.jp/?eid=75" calcext:value-type="string">
            <text:p>https://nanjolno.jugem.jp/?eid=75</text:p>
          </table:table-cell>
          <table:table-cell/>
          <table:table-cell table:style-name="Default" table:formula="of:=1+[.C17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COM.MICROSOFT.CONCAT([.B$100];[.C175])" office:value-type="string" office:string-value="https://nanjolno.jugem.jp/?eid=76" calcext:value-type="string">
            <text:p>https://nanjolno.jugem.jp/?eid=76</text:p>
          </table:table-cell>
          <table:table-cell/>
          <table:table-cell table:style-name="Default" table:formula="of:=1+[.C174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formula="of:=COM.MICROSOFT.CONCAT([.B$100];[.C176])" office:value-type="string" office:string-value="https://nanjolno.jugem.jp/?eid=77" calcext:value-type="string">
            <text:p>https://nanjolno.jugem.jp/?eid=77</text:p>
          </table:table-cell>
          <table:table-cell/>
          <table:table-cell table:style-name="Default" table:formula="of:=1+[.C175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formula="of:=COM.MICROSOFT.CONCAT([.B$100];[.C177])" office:value-type="string" office:string-value="https://nanjolno.jugem.jp/?eid=78" calcext:value-type="string">
            <text:p>https://nanjolno.jugem.jp/?eid=78</text:p>
          </table:table-cell>
          <table:table-cell/>
          <table:table-cell table:style-name="Default" table:formula="of:=1+[.C176]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formula="of:=COM.MICROSOFT.CONCAT([.B$100];[.C178])" office:value-type="string" office:string-value="https://nanjolno.jugem.jp/?eid=79" calcext:value-type="string">
            <text:p>https://nanjolno.jugem.jp/?eid=79</text:p>
          </table:table-cell>
          <table:table-cell/>
          <table:table-cell table:style-name="Default" table:formula="of:=1+[.C17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COM.MICROSOFT.CONCAT([.B$100];[.C179])" office:value-type="string" office:string-value="https://nanjolno.jugem.jp/?eid=80" calcext:value-type="string">
            <text:p>https://nanjolno.jugem.jp/?eid=80</text:p>
          </table:table-cell>
          <table:table-cell/>
          <table:table-cell table:style-name="Default" table:formula="of:=1+[.C17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COM.MICROSOFT.CONCAT([.B$100];[.C180])" office:value-type="string" office:string-value="https://nanjolno.jugem.jp/?eid=81" calcext:value-type="string">
            <text:p>https://nanjolno.jugem.jp/?eid=81</text:p>
          </table:table-cell>
          <table:table-cell/>
          <table:table-cell table:style-name="Default" table:formula="of:=1+[.C179]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formula="of:=COM.MICROSOFT.CONCAT([.B$100];[.C181])" office:value-type="string" office:string-value="https://nanjolno.jugem.jp/?eid=82" calcext:value-type="string">
            <text:p>https://nanjolno.jugem.jp/?eid=82</text:p>
          </table:table-cell>
          <table:table-cell/>
          <table:table-cell table:style-name="Default" table:formula="of:=1+[.C180]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formula="of:=COM.MICROSOFT.CONCAT([.B$100];[.C182])" office:value-type="string" office:string-value="https://nanjolno.jugem.jp/?eid=83" calcext:value-type="string">
            <text:p>https://nanjolno.jugem.jp/?eid=83</text:p>
          </table:table-cell>
          <table:table-cell/>
          <table:table-cell table:style-name="Default" table:formula="of:=1+[.C181]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formula="of:=COM.MICROSOFT.CONCAT([.B$100];[.C183])" office:value-type="string" office:string-value="https://nanjolno.jugem.jp/?eid=84" calcext:value-type="string">
            <text:p>https://nanjolno.jugem.jp/?eid=84</text:p>
          </table:table-cell>
          <table:table-cell/>
          <table:table-cell table:style-name="Default" table:formula="of:=1+[.C182]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formula="of:=COM.MICROSOFT.CONCAT([.B$100];[.C184])" office:value-type="string" office:string-value="https://nanjolno.jugem.jp/?eid=85" calcext:value-type="string">
            <text:p>https://nanjolno.jugem.jp/?eid=85</text:p>
          </table:table-cell>
          <table:table-cell/>
          <table:table-cell table:style-name="Default" table:formula="of:=1+[.C18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COM.MICROSOFT.CONCAT([.B$100];[.C185])" office:value-type="string" office:string-value="https://nanjolno.jugem.jp/?eid=86" calcext:value-type="string">
            <text:p>https://nanjolno.jugem.jp/?eid=86</text:p>
          </table:table-cell>
          <table:table-cell/>
          <table:table-cell table:style-name="Default" table:formula="of:=1+[.C184]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formula="of:=COM.MICROSOFT.CONCAT([.B$100];[.C186])" office:value-type="string" office:string-value="https://nanjolno.jugem.jp/?eid=87" calcext:value-type="string">
            <text:p>https://nanjolno.jugem.jp/?eid=87</text:p>
          </table:table-cell>
          <table:table-cell/>
          <table:table-cell table:style-name="Default" table:formula="of:=1+[.C185]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formula="of:=COM.MICROSOFT.CONCAT([.B$100];[.C187])" office:value-type="string" office:string-value="https://nanjolno.jugem.jp/?eid=88" calcext:value-type="string">
            <text:p>https://nanjolno.jugem.jp/?eid=88</text:p>
          </table:table-cell>
          <table:table-cell/>
          <table:table-cell table:style-name="Default" table:formula="of:=1+[.C186]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formula="of:=COM.MICROSOFT.CONCAT([.B$100];[.C188])" office:value-type="string" office:string-value="https://nanjolno.jugem.jp/?eid=89" calcext:value-type="string">
            <text:p>https://nanjolno.jugem.jp/?eid=89</text:p>
          </table:table-cell>
          <table:table-cell/>
          <table:table-cell table:style-name="Default" table:formula="of:=1+[.C187]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formula="of:=COM.MICROSOFT.CONCAT([.B$100];[.C189])" office:value-type="string" office:string-value="https://nanjolno.jugem.jp/?eid=90" calcext:value-type="string">
            <text:p>https://nanjolno.jugem.jp/?eid=90</text:p>
          </table:table-cell>
          <table:table-cell/>
          <table:table-cell table:style-name="Default" table:formula="of:=1+[.C18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COM.MICROSOFT.CONCAT([.B$100];[.C190])" office:value-type="string" office:string-value="https://nanjolno.jugem.jp/?eid=91" calcext:value-type="string">
            <text:p>https://nanjolno.jugem.jp/?eid=91</text:p>
          </table:table-cell>
          <table:table-cell/>
          <table:table-cell table:style-name="Default" table:formula="of:=1+[.C1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formula="of:=COM.MICROSOFT.CONCAT([.B$100];[.C191])" office:value-type="string" office:string-value="https://nanjolno.jugem.jp/?eid=92" calcext:value-type="string">
            <text:p>https://nanjolno.jugem.jp/?eid=92</text:p>
          </table:table-cell>
          <table:table-cell/>
          <table:table-cell table:style-name="Default" table:formula="of:=1+[.C190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formula="of:=COM.MICROSOFT.CONCAT([.B$100];[.C192])" office:value-type="string" office:string-value="https://nanjolno.jugem.jp/?eid=93" calcext:value-type="string">
            <text:p>https://nanjolno.jugem.jp/?eid=93</text:p>
          </table:table-cell>
          <table:table-cell/>
          <table:table-cell table:style-name="Default" table:formula="of:=1+[.C191]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formula="of:=COM.MICROSOFT.CONCAT([.B$100];[.C193])" office:value-type="string" office:string-value="https://nanjolno.jugem.jp/?eid=94" calcext:value-type="string">
            <text:p>https://nanjolno.jugem.jp/?eid=94</text:p>
          </table:table-cell>
          <table:table-cell/>
          <table:table-cell table:style-name="Default" table:formula="of:=1+[.C192]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formula="of:=COM.MICROSOFT.CONCAT([.B$100];[.C194])" office:value-type="string" office:string-value="https://nanjolno.jugem.jp/?eid=95" calcext:value-type="string">
            <text:p>https://nanjolno.jugem.jp/?eid=95</text:p>
          </table:table-cell>
          <table:table-cell/>
          <table:table-cell table:style-name="Default" table:formula="of:=1+[.C193]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formula="of:=COM.MICROSOFT.CONCAT([.B$100];[.C195])" office:value-type="string" office:string-value="https://nanjolno.jugem.jp/?eid=96" calcext:value-type="string">
            <text:p>https://nanjolno.jugem.jp/?eid=96</text:p>
          </table:table-cell>
          <table:table-cell/>
          <table:table-cell table:style-name="Default" table:formula="of:=1+[.C194]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formula="of:=COM.MICROSOFT.CONCAT([.B$100];[.C196])" office:value-type="string" office:string-value="https://nanjolno.jugem.jp/?eid=97" calcext:value-type="string">
            <text:p>https://nanjolno.jugem.jp/?eid=97</text:p>
          </table:table-cell>
          <table:table-cell/>
          <table:table-cell table:style-name="Default" table:formula="of:=1+[.C195]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formula="of:=COM.MICROSOFT.CONCAT([.B$100];[.C197])" office:value-type="string" office:string-value="https://nanjolno.jugem.jp/?eid=98" calcext:value-type="string">
            <text:p>https://nanjolno.jugem.jp/?eid=98</text:p>
          </table:table-cell>
          <table:table-cell/>
          <table:table-cell table:style-name="Default" table:formula="of:=1+[.C196]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formula="of:=COM.MICROSOFT.CONCAT([.B$100];[.C198])" office:value-type="string" office:string-value="https://nanjolno.jugem.jp/?eid=99" calcext:value-type="string">
            <text:p>https://nanjolno.jugem.jp/?eid=99</text:p>
          </table:table-cell>
          <table:table-cell/>
          <table:table-cell table:style-name="Default" table:formula="of:=1+[.C197]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formula="of:=COM.MICROSOFT.CONCAT([.B$100];[.C199])" office:value-type="string" office:string-value="https://nanjolno.jugem.jp/?eid=100" calcext:value-type="string">
            <text:p>https://nanjolno.jugem.jp/?eid=100</text:p>
          </table:table-cell>
          <table:table-cell/>
          <table:table-cell table:style-name="Default" table:formula="of:=1+[.C198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formula="of:=COM.MICROSOFT.CONCAT([.B$100];[.C200])" office:value-type="string" office:string-value="https://nanjolno.jugem.jp/?eid=101" calcext:value-type="string">
            <text:p>https://nanjolno.jugem.jp/?eid=101</text:p>
          </table:table-cell>
          <table:table-cell/>
          <table:table-cell table:style-name="Default" table:formula="of:=1+[.C199]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formula="of:=COM.MICROSOFT.CONCAT([.B$100];[.C201])" office:value-type="string" office:string-value="https://nanjolno.jugem.jp/?eid=102" calcext:value-type="string">
            <text:p>https://nanjolno.jugem.jp/?eid=102</text:p>
          </table:table-cell>
          <table:table-cell/>
          <table:table-cell table:style-name="Default" table:formula="of:=1+[.C200]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table:formula="of:=COM.MICROSOFT.CONCAT([.B$100];[.C202])" office:value-type="string" office:string-value="https://nanjolno.jugem.jp/?eid=103" calcext:value-type="string">
            <text:p>https://nanjolno.jugem.jp/?eid=103</text:p>
          </table:table-cell>
          <table:table-cell/>
          <table:table-cell table:style-name="Default" table:formula="of:=1+[.C201]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formula="of:=COM.MICROSOFT.CONCAT([.B$100];[.C203])" office:value-type="string" office:string-value="https://nanjolno.jugem.jp/?eid=104" calcext:value-type="string">
            <text:p>https://nanjolno.jugem.jp/?eid=104</text:p>
          </table:table-cell>
          <table:table-cell/>
          <table:table-cell table:style-name="Default" table:formula="of:=1+[.C202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formula="of:=COM.MICROSOFT.CONCAT([.B$100];[.C204])" office:value-type="string" office:string-value="https://nanjolno.jugem.jp/?eid=105" calcext:value-type="string">
            <text:p>https://nanjolno.jugem.jp/?eid=105</text:p>
          </table:table-cell>
          <table:table-cell/>
          <table:table-cell table:style-name="Default" table:formula="of:=1+[.C203]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formula="of:=COM.MICROSOFT.CONCAT([.B$100];[.C205])" office:value-type="string" office:string-value="https://nanjolno.jugem.jp/?eid=106" calcext:value-type="string">
            <text:p>https://nanjolno.jugem.jp/?eid=106</text:p>
          </table:table-cell>
          <table:table-cell/>
          <table:table-cell table:style-name="Default" table:formula="of:=1+[.C204]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formula="of:=COM.MICROSOFT.CONCAT([.B$100];[.C206])" office:value-type="string" office:string-value="https://nanjolno.jugem.jp/?eid=107" calcext:value-type="string">
            <text:p>https://nanjolno.jugem.jp/?eid=107</text:p>
          </table:table-cell>
          <table:table-cell/>
          <table:table-cell table:style-name="Default" table:formula="of:=1+[.C205]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formula="of:=COM.MICROSOFT.CONCAT([.B$100];[.C207])" office:value-type="string" office:string-value="https://nanjolno.jugem.jp/?eid=108" calcext:value-type="string">
            <text:p>https://nanjolno.jugem.jp/?eid=108</text:p>
          </table:table-cell>
          <table:table-cell/>
          <table:table-cell table:style-name="Default" table:formula="of:=1+[.C206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formula="of:=COM.MICROSOFT.CONCAT([.B$100];[.C208])" office:value-type="string" office:string-value="https://nanjolno.jugem.jp/?eid=109" calcext:value-type="string">
            <text:p>https://nanjolno.jugem.jp/?eid=109</text:p>
          </table:table-cell>
          <table:table-cell/>
          <table:table-cell table:style-name="Default" table:formula="of:=1+[.C207]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table:formula="of:=COM.MICROSOFT.CONCAT([.B$100];[.C209])" office:value-type="string" office:string-value="https://nanjolno.jugem.jp/?eid=110" calcext:value-type="string">
            <text:p>https://nanjolno.jugem.jp/?eid=110</text:p>
          </table:table-cell>
          <table:table-cell/>
          <table:table-cell table:style-name="Default" table:formula="of:=1+[.C208]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formula="of:=COM.MICROSOFT.CONCAT([.B$100];[.C210])" office:value-type="string" office:string-value="https://nanjolno.jugem.jp/?eid=111" calcext:value-type="string">
            <text:p>https://nanjolno.jugem.jp/?eid=111</text:p>
          </table:table-cell>
          <table:table-cell/>
          <table:table-cell table:style-name="Default" table:formula="of:=1+[.C209]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table:formula="of:=COM.MICROSOFT.CONCAT([.B$100];[.C211])" office:value-type="string" office:string-value="https://nanjolno.jugem.jp/?eid=112" calcext:value-type="string">
            <text:p>https://nanjolno.jugem.jp/?eid=112</text:p>
          </table:table-cell>
          <table:table-cell/>
          <table:table-cell table:style-name="Default" table:formula="of:=1+[.C210]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table:formula="of:=COM.MICROSOFT.CONCAT([.B$100];[.C212])" office:value-type="string" office:string-value="https://nanjolno.jugem.jp/?eid=113" calcext:value-type="string">
            <text:p>https://nanjolno.jugem.jp/?eid=113</text:p>
          </table:table-cell>
          <table:table-cell/>
          <table:table-cell table:style-name="Default" table:formula="of:=1+[.C21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formula="of:=COM.MICROSOFT.CONCAT([.B$100];[.C213])" office:value-type="string" office:string-value="https://nanjolno.jugem.jp/?eid=114" calcext:value-type="string">
            <text:p>https://nanjolno.jugem.jp/?eid=114</text:p>
          </table:table-cell>
          <table:table-cell/>
          <table:table-cell table:style-name="Default" table:formula="of:=1+[.C21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formula="of:=COM.MICROSOFT.CONCAT([.B$100];[.C214])" office:value-type="string" office:string-value="https://nanjolno.jugem.jp/?eid=115" calcext:value-type="string">
            <text:p>https://nanjolno.jugem.jp/?eid=115</text:p>
          </table:table-cell>
          <table:table-cell/>
          <table:table-cell table:style-name="Default" table:formula="of:=1+[.C213]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table:formula="of:=COM.MICROSOFT.CONCAT([.B$100];[.C215])" office:value-type="string" office:string-value="https://nanjolno.jugem.jp/?eid=116" calcext:value-type="string">
            <text:p>https://nanjolno.jugem.jp/?eid=116</text:p>
          </table:table-cell>
          <table:table-cell/>
          <table:table-cell table:style-name="Default" table:formula="of:=1+[.C214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table:formula="of:=COM.MICROSOFT.CONCAT([.B$100];[.C216])" office:value-type="string" office:string-value="https://nanjolno.jugem.jp/?eid=117" calcext:value-type="string">
            <text:p>https://nanjolno.jugem.jp/?eid=117</text:p>
          </table:table-cell>
          <table:table-cell/>
          <table:table-cell table:style-name="Default" table:formula="of:=1+[.C215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formula="of:=COM.MICROSOFT.CONCAT([.B$100];[.C217])" office:value-type="string" office:string-value="https://nanjolno.jugem.jp/?eid=118" calcext:value-type="string">
            <text:p>https://nanjolno.jugem.jp/?eid=118</text:p>
          </table:table-cell>
          <table:table-cell/>
          <table:table-cell table:style-name="Default" table:formula="of:=1+[.C216]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table:formula="of:=COM.MICROSOFT.CONCAT([.B$100];[.C218])" office:value-type="string" office:string-value="https://nanjolno.jugem.jp/?eid=119" calcext:value-type="string">
            <text:p>https://nanjolno.jugem.jp/?eid=119</text:p>
          </table:table-cell>
          <table:table-cell/>
          <table:table-cell table:style-name="Default" table:formula="of:=1+[.C217]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formula="of:=COM.MICROSOFT.CONCAT([.B$100];[.C219])" office:value-type="string" office:string-value="https://nanjolno.jugem.jp/?eid=120" calcext:value-type="string">
            <text:p>https://nanjolno.jugem.jp/?eid=120</text:p>
          </table:table-cell>
          <table:table-cell/>
          <table:table-cell table:style-name="Default" table:formula="of:=1+[.C218]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formula="of:=COM.MICROSOFT.CONCAT([.B$100];[.C220])" office:value-type="string" office:string-value="https://nanjolno.jugem.jp/?eid=121" calcext:value-type="string">
            <text:p>https://nanjolno.jugem.jp/?eid=121</text:p>
          </table:table-cell>
          <table:table-cell/>
          <table:table-cell table:style-name="Default" table:formula="of:=1+[.C219]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formula="of:=COM.MICROSOFT.CONCAT([.B$100];[.C221])" office:value-type="string" office:string-value="https://nanjolno.jugem.jp/?eid=122" calcext:value-type="string">
            <text:p>https://nanjolno.jugem.jp/?eid=122</text:p>
          </table:table-cell>
          <table:table-cell/>
          <table:table-cell table:style-name="Default" table:formula="of:=1+[.C220]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table:formula="of:=COM.MICROSOFT.CONCAT([.B$100];[.C222])" office:value-type="string" office:string-value="https://nanjolno.jugem.jp/?eid=123" calcext:value-type="string">
            <text:p>https://nanjolno.jugem.jp/?eid=123</text:p>
          </table:table-cell>
          <table:table-cell/>
          <table:table-cell table:style-name="Default" table:formula="of:=1+[.C221]"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table:formula="of:=COM.MICROSOFT.CONCAT([.B$100];[.C223])" office:value-type="string" office:string-value="https://nanjolno.jugem.jp/?eid=124" calcext:value-type="string">
            <text:p>https://nanjolno.jugem.jp/?eid=124</text:p>
          </table:table-cell>
          <table:table-cell/>
          <table:table-cell table:style-name="Default" table:formula="of:=1+[.C222]"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table:formula="of:=COM.MICROSOFT.CONCAT([.B$100];[.C224])" office:value-type="string" office:string-value="https://nanjolno.jugem.jp/?eid=125" calcext:value-type="string">
            <text:p>https://nanjolno.jugem.jp/?eid=125</text:p>
          </table:table-cell>
          <table:table-cell/>
          <table:table-cell table:style-name="Default" table:formula="of:=1+[.C223]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formula="of:=COM.MICROSOFT.CONCAT([.B$100];[.C225])" office:value-type="string" office:string-value="https://nanjolno.jugem.jp/?eid=126" calcext:value-type="string">
            <text:p>https://nanjolno.jugem.jp/?eid=126</text:p>
          </table:table-cell>
          <table:table-cell/>
          <table:table-cell table:style-name="Default" table:formula="of:=1+[.C224]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table:formula="of:=COM.MICROSOFT.CONCAT([.B$100];[.C226])" office:value-type="string" office:string-value="https://nanjolno.jugem.jp/?eid=127" calcext:value-type="string">
            <text:p>https://nanjolno.jugem.jp/?eid=127</text:p>
          </table:table-cell>
          <table:table-cell/>
          <table:table-cell table:style-name="Default" table:formula="of:=1+[.C225]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formula="of:=COM.MICROSOFT.CONCAT([.B$100];[.C227])" office:value-type="string" office:string-value="https://nanjolno.jugem.jp/?eid=128" calcext:value-type="string">
            <text:p>https://nanjolno.jugem.jp/?eid=128</text:p>
          </table:table-cell>
          <table:table-cell/>
          <table:table-cell table:style-name="Default" table:formula="of:=1+[.C226]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formula="of:=COM.MICROSOFT.CONCAT([.B$100];[.C228])" office:value-type="string" office:string-value="https://nanjolno.jugem.jp/?eid=129" calcext:value-type="string">
            <text:p>https://nanjolno.jugem.jp/?eid=129</text:p>
          </table:table-cell>
          <table:table-cell/>
          <table:table-cell table:style-name="Default" table:formula="of:=1+[.C227]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table:formula="of:=COM.MICROSOFT.CONCAT([.B$100];[.C229])" office:value-type="string" office:string-value="https://nanjolno.jugem.jp/?eid=130" calcext:value-type="string">
            <text:p>https://nanjolno.jugem.jp/?eid=130</text:p>
          </table:table-cell>
          <table:table-cell/>
          <table:table-cell table:style-name="Default" table:formula="of:=1+[.C228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formula="of:=COM.MICROSOFT.CONCAT([.B$100];[.C230])" office:value-type="string" office:string-value="https://nanjolno.jugem.jp/?eid=131" calcext:value-type="string">
            <text:p>https://nanjolno.jugem.jp/?eid=131</text:p>
          </table:table-cell>
          <table:table-cell/>
          <table:table-cell table:style-name="Default" table:formula="of:=1+[.C229]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table:formula="of:=COM.MICROSOFT.CONCAT([.B$100];[.C231])" office:value-type="string" office:string-value="https://nanjolno.jugem.jp/?eid=132" calcext:value-type="string">
            <text:p>https://nanjolno.jugem.jp/?eid=132</text:p>
          </table:table-cell>
          <table:table-cell/>
          <table:table-cell table:style-name="Default" table:formula="of:=1+[.C230]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table:formula="of:=COM.MICROSOFT.CONCAT([.B$100];[.C232])" office:value-type="string" office:string-value="https://nanjolno.jugem.jp/?eid=133" calcext:value-type="string">
            <text:p>https://nanjolno.jugem.jp/?eid=133</text:p>
          </table:table-cell>
          <table:table-cell/>
          <table:table-cell table:style-name="Default" table:formula="of:=1+[.C231]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table:formula="of:=COM.MICROSOFT.CONCAT([.B$100];[.C233])" office:value-type="string" office:string-value="https://nanjolno.jugem.jp/?eid=134" calcext:value-type="string">
            <text:p>https://nanjolno.jugem.jp/?eid=134</text:p>
          </table:table-cell>
          <table:table-cell/>
          <table:table-cell table:style-name="Default" table:formula="of:=1+[.C232]"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table:formula="of:=COM.MICROSOFT.CONCAT([.B$100];[.C234])" office:value-type="string" office:string-value="https://nanjolno.jugem.jp/?eid=135" calcext:value-type="string">
            <text:p>https://nanjolno.jugem.jp/?eid=135</text:p>
          </table:table-cell>
          <table:table-cell/>
          <table:table-cell table:style-name="Default" table:formula="of:=1+[.C233]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table:formula="of:=COM.MICROSOFT.CONCAT([.B$100];[.C235])" office:value-type="string" office:string-value="https://nanjolno.jugem.jp/?eid=136" calcext:value-type="string">
            <text:p>https://nanjolno.jugem.jp/?eid=136</text:p>
          </table:table-cell>
          <table:table-cell/>
          <table:table-cell table:style-name="Default" table:formula="of:=1+[.C234]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table:formula="of:=COM.MICROSOFT.CONCAT([.B$100];[.C236])" office:value-type="string" office:string-value="https://nanjolno.jugem.jp/?eid=137" calcext:value-type="string">
            <text:p>https://nanjolno.jugem.jp/?eid=137</text:p>
          </table:table-cell>
          <table:table-cell/>
          <table:table-cell table:style-name="Default" table:formula="of:=1+[.C235]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table:formula="of:=COM.MICROSOFT.CONCAT([.B$100];[.C237])" office:value-type="string" office:string-value="https://nanjolno.jugem.jp/?eid=138" calcext:value-type="string">
            <text:p>https://nanjolno.jugem.jp/?eid=138</text:p>
          </table:table-cell>
          <table:table-cell/>
          <table:table-cell table:style-name="Default" table:formula="of:=1+[.C236]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table:formula="of:=COM.MICROSOFT.CONCAT([.B$100];[.C238])" office:value-type="string" office:string-value="https://nanjolno.jugem.jp/?eid=139" calcext:value-type="string">
            <text:p>https://nanjolno.jugem.jp/?eid=139</text:p>
          </table:table-cell>
          <table:table-cell/>
          <table:table-cell table:style-name="Default" table:formula="of:=1+[.C237]"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table:formula="of:=COM.MICROSOFT.CONCAT([.B$100];[.C239])" office:value-type="string" office:string-value="https://nanjolno.jugem.jp/?eid=140" calcext:value-type="string">
            <text:p>https://nanjolno.jugem.jp/?eid=140</text:p>
          </table:table-cell>
          <table:table-cell/>
          <table:table-cell table:style-name="Default" table:formula="of:=1+[.C238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formula="of:=COM.MICROSOFT.CONCAT([.B$100];[.C240])" office:value-type="string" office:string-value="https://nanjolno.jugem.jp/?eid=141" calcext:value-type="string">
            <text:p>https://nanjolno.jugem.jp/?eid=141</text:p>
          </table:table-cell>
          <table:table-cell/>
          <table:table-cell table:style-name="Default" table:formula="of:=1+[.C239]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table:formula="of:=COM.MICROSOFT.CONCAT([.B$100];[.C241])" office:value-type="string" office:string-value="https://nanjolno.jugem.jp/?eid=142" calcext:value-type="string">
            <text:p>https://nanjolno.jugem.jp/?eid=142</text:p>
          </table:table-cell>
          <table:table-cell/>
          <table:table-cell table:style-name="Default" table:formula="of:=1+[.C240]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table:formula="of:=COM.MICROSOFT.CONCAT([.B$100];[.C242])" office:value-type="string" office:string-value="https://nanjolno.jugem.jp/?eid=143" calcext:value-type="string">
            <text:p>https://nanjolno.jugem.jp/?eid=143</text:p>
          </table:table-cell>
          <table:table-cell/>
          <table:table-cell table:style-name="Default" table:formula="of:=1+[.C241]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table:formula="of:=COM.MICROSOFT.CONCAT([.B$100];[.C243])" office:value-type="string" office:string-value="https://nanjolno.jugem.jp/?eid=144" calcext:value-type="string">
            <text:p>https://nanjolno.jugem.jp/?eid=144</text:p>
          </table:table-cell>
          <table:table-cell/>
          <table:table-cell table:style-name="Default" table:formula="of:=1+[.C242]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table:formula="of:=COM.MICROSOFT.CONCAT([.B$100];[.C244])" office:value-type="string" office:string-value="https://nanjolno.jugem.jp/?eid=145" calcext:value-type="string">
            <text:p>https://nanjolno.jugem.jp/?eid=145</text:p>
          </table:table-cell>
          <table:table-cell/>
          <table:table-cell table:style-name="Default" table:formula="of:=1+[.C243]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table:formula="of:=COM.MICROSOFT.CONCAT([.B$100];[.C245])" office:value-type="string" office:string-value="https://nanjolno.jugem.jp/?eid=146" calcext:value-type="string">
            <text:p>https://nanjolno.jugem.jp/?eid=146</text:p>
          </table:table-cell>
          <table:table-cell/>
          <table:table-cell table:style-name="Default" table:formula="of:=1+[.C244]"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table:formula="of:=COM.MICROSOFT.CONCAT([.B$100];[.C246])" office:value-type="string" office:string-value="https://nanjolno.jugem.jp/?eid=147" calcext:value-type="string">
            <text:p>https://nanjolno.jugem.jp/?eid=147</text:p>
          </table:table-cell>
          <table:table-cell/>
          <table:table-cell table:style-name="Default" table:formula="of:=1+[.C245]"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formula="of:=COM.MICROSOFT.CONCAT([.B$100];[.C247])" office:value-type="string" office:string-value="https://nanjolno.jugem.jp/?eid=148" calcext:value-type="string">
            <text:p>https://nanjolno.jugem.jp/?eid=148</text:p>
          </table:table-cell>
          <table:table-cell/>
          <table:table-cell table:style-name="Default" table:formula="of:=1+[.C246]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table:formula="of:=COM.MICROSOFT.CONCAT([.B$100];[.C248])" office:value-type="string" office:string-value="https://nanjolno.jugem.jp/?eid=149" calcext:value-type="string">
            <text:p>https://nanjolno.jugem.jp/?eid=149</text:p>
          </table:table-cell>
          <table:table-cell/>
          <table:table-cell table:style-name="Default" table:formula="of:=1+[.C247]"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table:formula="of:=COM.MICROSOFT.CONCAT([.B$100];[.C249])" office:value-type="string" office:string-value="https://nanjolno.jugem.jp/?eid=150" calcext:value-type="string">
            <text:p>https://nanjolno.jugem.jp/?eid=150</text:p>
          </table:table-cell>
          <table:table-cell/>
          <table:table-cell table:style-name="Default" table:formula="of:=1+[.C248]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formula="of:=COM.MICROSOFT.CONCAT([.B$100];[.C250])" office:value-type="string" office:string-value="https://nanjolno.jugem.jp/?eid=151" calcext:value-type="string">
            <text:p>https://nanjolno.jugem.jp/?eid=151</text:p>
          </table:table-cell>
          <table:table-cell/>
          <table:table-cell table:style-name="Default" table:formula="of:=1+[.C249]"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table:formula="of:=COM.MICROSOFT.CONCAT([.B$100];[.C251])" office:value-type="string" office:string-value="https://nanjolno.jugem.jp/?eid=152" calcext:value-type="string">
            <text:p>https://nanjolno.jugem.jp/?eid=152</text:p>
          </table:table-cell>
          <table:table-cell/>
          <table:table-cell table:style-name="Default" table:formula="of:=1+[.C250]"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table:formula="of:=COM.MICROSOFT.CONCAT([.B$100];[.C252])" office:value-type="string" office:string-value="https://nanjolno.jugem.jp/?eid=153" calcext:value-type="string">
            <text:p>https://nanjolno.jugem.jp/?eid=153</text:p>
          </table:table-cell>
          <table:table-cell/>
          <table:table-cell table:style-name="Default" table:formula="of:=1+[.C251]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formula="of:=COM.MICROSOFT.CONCAT([.B$100];[.C253])" office:value-type="string" office:string-value="https://nanjolno.jugem.jp/?eid=154" calcext:value-type="string">
            <text:p>https://nanjolno.jugem.jp/?eid=154</text:p>
          </table:table-cell>
          <table:table-cell/>
          <table:table-cell table:style-name="Default" table:formula="of:=1+[.C252]"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table:formula="of:=COM.MICROSOFT.CONCAT([.B$100];[.C254])" office:value-type="string" office:string-value="https://nanjolno.jugem.jp/?eid=155" calcext:value-type="string">
            <text:p>https://nanjolno.jugem.jp/?eid=155</text:p>
          </table:table-cell>
          <table:table-cell/>
          <table:table-cell table:style-name="Default" table:formula="of:=1+[.C253]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formula="of:=COM.MICROSOFT.CONCAT([.B$100];[.C255])" office:value-type="string" office:string-value="https://nanjolno.jugem.jp/?eid=156" calcext:value-type="string">
            <text:p>https://nanjolno.jugem.jp/?eid=156</text:p>
          </table:table-cell>
          <table:table-cell/>
          <table:table-cell table:style-name="Default" table:formula="of:=1+[.C254]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table:formula="of:=COM.MICROSOFT.CONCAT([.B$100];[.C256])" office:value-type="string" office:string-value="https://nanjolno.jugem.jp/?eid=157" calcext:value-type="string">
            <text:p>https://nanjolno.jugem.jp/?eid=157</text:p>
          </table:table-cell>
          <table:table-cell/>
          <table:table-cell table:style-name="Default" table:formula="of:=1+[.C255]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table:formula="of:=COM.MICROSOFT.CONCAT([.B$100];[.C257])" office:value-type="string" office:string-value="https://nanjolno.jugem.jp/?eid=158" calcext:value-type="string">
            <text:p>https://nanjolno.jugem.jp/?eid=158</text:p>
          </table:table-cell>
          <table:table-cell/>
          <table:table-cell table:style-name="Default" table:formula="of:=1+[.C256]"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table:formula="of:=COM.MICROSOFT.CONCAT([.B$100];[.C258])" office:value-type="string" office:string-value="https://nanjolno.jugem.jp/?eid=159" calcext:value-type="string">
            <text:p>https://nanjolno.jugem.jp/?eid=159</text:p>
          </table:table-cell>
          <table:table-cell/>
          <table:table-cell table:style-name="Default" table:formula="of:=1+[.C257]"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table:formula="of:=COM.MICROSOFT.CONCAT([.B$100];[.C259])" office:value-type="string" office:string-value="https://nanjolno.jugem.jp/?eid=160" calcext:value-type="string">
            <text:p>https://nanjolno.jugem.jp/?eid=160</text:p>
          </table:table-cell>
          <table:table-cell/>
          <table:table-cell table:style-name="Default" table:formula="of:=1+[.C258]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formula="of:=COM.MICROSOFT.CONCAT([.B$100];[.C260])" office:value-type="string" office:string-value="https://nanjolno.jugem.jp/?eid=161" calcext:value-type="string">
            <text:p>https://nanjolno.jugem.jp/?eid=161</text:p>
          </table:table-cell>
          <table:table-cell/>
          <table:table-cell table:style-name="Default" table:formula="of:=1+[.C259]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table:formula="of:=COM.MICROSOFT.CONCAT([.B$100];[.C261])" office:value-type="string" office:string-value="https://nanjolno.jugem.jp/?eid=162" calcext:value-type="string">
            <text:p>https://nanjolno.jugem.jp/?eid=162</text:p>
          </table:table-cell>
          <table:table-cell/>
          <table:table-cell table:style-name="Default" table:formula="of:=1+[.C260]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formula="of:=COM.MICROSOFT.CONCAT([.B$100];[.C262])" office:value-type="string" office:string-value="https://nanjolno.jugem.jp/?eid=163" calcext:value-type="string">
            <text:p>https://nanjolno.jugem.jp/?eid=163</text:p>
          </table:table-cell>
          <table:table-cell/>
          <table:table-cell table:style-name="Default" table:formula="of:=1+[.C261]"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table:formula="of:=COM.MICROSOFT.CONCAT([.B$100];[.C263])" office:value-type="string" office:string-value="https://nanjolno.jugem.jp/?eid=164" calcext:value-type="string">
            <text:p>https://nanjolno.jugem.jp/?eid=164</text:p>
          </table:table-cell>
          <table:table-cell/>
          <table:table-cell table:style-name="Default" table:formula="of:=1+[.C262]"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table:formula="of:=COM.MICROSOFT.CONCAT([.B$100];[.C264])" office:value-type="string" office:string-value="https://nanjolno.jugem.jp/?eid=165" calcext:value-type="string">
            <text:p>https://nanjolno.jugem.jp/?eid=165</text:p>
          </table:table-cell>
          <table:table-cell/>
          <table:table-cell table:style-name="Default" table:formula="of:=1+[.C263]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table:formula="of:=COM.MICROSOFT.CONCAT([.B$100];[.C265])" office:value-type="string" office:string-value="https://nanjolno.jugem.jp/?eid=166" calcext:value-type="string">
            <text:p>https://nanjolno.jugem.jp/?eid=166</text:p>
          </table:table-cell>
          <table:table-cell/>
          <table:table-cell table:style-name="Default" table:formula="of:=1+[.C264]"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table:formula="of:=COM.MICROSOFT.CONCAT([.B$100];[.C266])" office:value-type="string" office:string-value="https://nanjolno.jugem.jp/?eid=167" calcext:value-type="string">
            <text:p>https://nanjolno.jugem.jp/?eid=167</text:p>
          </table:table-cell>
          <table:table-cell/>
          <table:table-cell table:style-name="Default" table:formula="of:=1+[.C265]" office:value-type="float" office:value="167" calcext:value-type="float">
            <text:p>167</text:p>
          </table:table-cell>
          <table:table-cell table:number-columns-repeated="2"/>
        </table:table-row>
        <table:table-row table:style-name="ro2">
          <table:table-cell table:formula="of:=COM.MICROSOFT.CONCAT([.B$267];[.C267])" office:value-type="string" office:string-value="https://nanjolno.jugem.jp/?cid=1&amp;page=0" calcext:value-type="string">
            <text:p>https://nanjolno.jugem.jp/?cid=1&amp;page=0</text:p>
          </table:table-cell>
          <table:table-cell office:value-type="string" calcext:value-type="string">
            <text:p><text:a xlink:href="https://nanjolno.jugem.jp/?cid=1&amp;page" xlink:type="simple">https://nanjolno.jugem.jp/?cid=1&amp;page</text:a>=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COM.MICROSOFT.CONCAT([.B$267];[.C268])" office:value-type="string" office:string-value="https://nanjolno.jugem.jp/?cid=1&amp;page=1" calcext:value-type="string">
            <text:p>https://nanjolno.jugem.jp/?cid=1&amp;page=1</text:p>
          </table:table-cell>
          <table:table-cell/>
          <table:table-cell table:style-name="Default" table:formula="of:=1+[.C26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B$267];[.C269])" office:value-type="string" office:string-value="https://nanjolno.jugem.jp/?cid=1&amp;page=2" calcext:value-type="string">
            <text:p>https://nanjolno.jugem.jp/?cid=1&amp;page=2</text:p>
          </table:table-cell>
          <table:table-cell/>
          <table:table-cell table:style-name="Default" table:formula="of:=1+[.C26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B$267];[.C270])" office:value-type="string" office:string-value="https://nanjolno.jugem.jp/?cid=1&amp;page=3" calcext:value-type="string">
            <text:p>https://nanjolno.jugem.jp/?cid=1&amp;page=3</text:p>
          </table:table-cell>
          <table:table-cell/>
          <table:table-cell table:style-name="Default" table:formula="of:=1+[.C26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B$267];[.C271])" office:value-type="string" office:string-value="https://nanjolno.jugem.jp/?cid=1&amp;page=4" calcext:value-type="string">
            <text:p>https://nanjolno.jugem.jp/?cid=1&amp;page=4</text:p>
          </table:table-cell>
          <table:table-cell/>
          <table:table-cell table:style-name="Default" table:formula="of:=1+[.C27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B$267];[.C272])" office:value-type="string" office:string-value="https://nanjolno.jugem.jp/?cid=1&amp;page=5" calcext:value-type="string">
            <text:p>https://nanjolno.jugem.jp/?cid=1&amp;page=5</text:p>
          </table:table-cell>
          <table:table-cell/>
          <table:table-cell table:style-name="Default" table:formula="of:=1+[.C27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B$267];[.C273])" office:value-type="string" office:string-value="https://nanjolno.jugem.jp/?cid=1&amp;page=6" calcext:value-type="string">
            <text:p>https://nanjolno.jugem.jp/?cid=1&amp;page=6</text:p>
          </table:table-cell>
          <table:table-cell/>
          <table:table-cell table:style-name="Default" table:formula="of:=1+[.C27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B$267];[.C274])" office:value-type="string" office:string-value="https://nanjolno.jugem.jp/?cid=1&amp;page=7" calcext:value-type="string">
            <text:p>https://nanjolno.jugem.jp/?cid=1&amp;page=7</text:p>
          </table:table-cell>
          <table:table-cell/>
          <table:table-cell table:style-name="Default" table:formula="of:=1+[.C27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B$267];[.C275])" office:value-type="string" office:string-value="https://nanjolno.jugem.jp/?cid=1&amp;page=8" calcext:value-type="string">
            <text:p>https://nanjolno.jugem.jp/?cid=1&amp;page=8</text:p>
          </table:table-cell>
          <table:table-cell/>
          <table:table-cell table:style-name="Default" table:formula="of:=1+[.C274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COM.MICROSOFT.CONCAT([.B$267];[.C276])" office:value-type="string" office:string-value="https://nanjolno.jugem.jp/?cid=1&amp;page=9" calcext:value-type="string">
            <text:p>https://nanjolno.jugem.jp/?cid=1&amp;page=9</text:p>
          </table:table-cell>
          <table:table-cell/>
          <table:table-cell table:style-name="Default" table:formula="of:=1+[.C275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COM.MICROSOFT.CONCAT([.B$267];[.C277])" office:value-type="string" office:string-value="https://nanjolno.jugem.jp/?cid=1&amp;page=10" calcext:value-type="string">
            <text:p>https://nanjolno.jugem.jp/?cid=1&amp;page=10</text:p>
          </table:table-cell>
          <table:table-cell/>
          <table:table-cell table:style-name="Default" table:formula="of:=1+[.C27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COM.MICROSOFT.CONCAT([.B$267];[.C278])" office:value-type="string" office:string-value="https://nanjolno.jugem.jp/?cid=1&amp;page=11" calcext:value-type="string">
            <text:p>https://nanjolno.jugem.jp/?cid=1&amp;page=11</text:p>
          </table:table-cell>
          <table:table-cell/>
          <table:table-cell table:style-name="Default" table:formula="of:=1+[.C27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COM.MICROSOFT.CONCAT([.B$267];[.C279])" office:value-type="string" office:string-value="https://nanjolno.jugem.jp/?cid=1&amp;page=12" calcext:value-type="string">
            <text:p>https://nanjolno.jugem.jp/?cid=1&amp;page=12</text:p>
          </table:table-cell>
          <table:table-cell/>
          <table:table-cell table:style-name="Default" table:formula="of:=1+[.C27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COM.MICROSOFT.CONCAT([.B$267];[.C280])" office:value-type="string" office:string-value="https://nanjolno.jugem.jp/?cid=1&amp;page=13" calcext:value-type="string">
            <text:p>https://nanjolno.jugem.jp/?cid=1&amp;page=13</text:p>
          </table:table-cell>
          <table:table-cell/>
          <table:table-cell table:style-name="Default" table:formula="of:=1+[.C27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COM.MICROSOFT.CONCAT([.B$267];[.C281])" office:value-type="string" office:string-value="https://nanjolno.jugem.jp/?cid=1&amp;page=14" calcext:value-type="string">
            <text:p>https://nanjolno.jugem.jp/?cid=1&amp;page=14</text:p>
          </table:table-cell>
          <table:table-cell/>
          <table:table-cell table:style-name="Default" table:formula="of:=1+[.C280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COM.MICROSOFT.CONCAT([.B$267];[.C282])" office:value-type="string" office:string-value="https://nanjolno.jugem.jp/?cid=1&amp;page=15" calcext:value-type="string">
            <text:p>https://nanjolno.jugem.jp/?cid=1&amp;page=15</text:p>
          </table:table-cell>
          <table:table-cell/>
          <table:table-cell table:style-name="Default" table:formula="of:=1+[.C28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COM.MICROSOFT.CONCAT([.B$267];[.C283])" office:value-type="string" office:string-value="https://nanjolno.jugem.jp/?cid=1&amp;page=16" calcext:value-type="string">
            <text:p>https://nanjolno.jugem.jp/?cid=1&amp;page=16</text:p>
          </table:table-cell>
          <table:table-cell/>
          <table:table-cell table:style-name="Default" table:formula="of:=1+[.C282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COM.MICROSOFT.CONCAT([.B$267];[.C284])" office:value-type="string" office:string-value="https://nanjolno.jugem.jp/?cid=1&amp;page=17" calcext:value-type="string">
            <text:p>https://nanjolno.jugem.jp/?cid=1&amp;page=17</text:p>
          </table:table-cell>
          <table:table-cell/>
          <table:table-cell table:style-name="Default" table:formula="of:=1+[.C283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COM.MICROSOFT.CONCAT([.B$267];[.C285])" office:value-type="string" office:string-value="https://nanjolno.jugem.jp/?cid=1&amp;page=18" calcext:value-type="string">
            <text:p>https://nanjolno.jugem.jp/?cid=1&amp;page=18</text:p>
          </table:table-cell>
          <table:table-cell/>
          <table:table-cell table:style-name="Default" table:formula="of:=1+[.C284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COM.MICROSOFT.CONCAT([.B$267];[.C286])" office:value-type="string" office:string-value="https://nanjolno.jugem.jp/?cid=1&amp;page=19" calcext:value-type="string">
            <text:p>https://nanjolno.jugem.jp/?cid=1&amp;page=19</text:p>
          </table:table-cell>
          <table:table-cell/>
          <table:table-cell table:style-name="Default" table:formula="of:=1+[.C285]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formula="of:=COM.MICROSOFT.CONCAT([.B$287];[.C287])" office:value-type="string" office:string-value="https://nanjolno.jugem.jp/?cid=2&amp;page=0" calcext:value-type="string">
            <text:p>https://nanjolno.jugem.jp/?cid=2&amp;page=0</text:p>
          </table:table-cell>
          <table:table-cell office:value-type="string" calcext:value-type="string">
            <text:p><text:a xlink:href="https://nanjolno.jugem.jp/?cid=2&amp;" xlink:type="simple">https://nanjolno.jugem.jp/?cid=2&amp;</text:a>page=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COM.MICROSOFT.CONCAT([.B$287];[.C288])" office:value-type="string" office:string-value="https://nanjolno.jugem.jp/?cid=2&amp;page=1" calcext:value-type="string">
            <text:p>https://nanjolno.jugem.jp/?cid=2&amp;page=1</text:p>
          </table:table-cell>
          <table:table-cell/>
          <table:table-cell table:style-name="Default" table:formula="of:=1+[.C28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B$287];[.C289])" office:value-type="string" office:string-value="https://nanjolno.jugem.jp/?cid=2&amp;page=2" calcext:value-type="string">
            <text:p>https://nanjolno.jugem.jp/?cid=2&amp;page=2</text:p>
          </table:table-cell>
          <table:table-cell/>
          <table:table-cell table:style-name="Default" table:formula="of:=1+[.C28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B$287];[.C290])" office:value-type="string" office:string-value="https://nanjolno.jugem.jp/?cid=2&amp;page=3" calcext:value-type="string">
            <text:p>https://nanjolno.jugem.jp/?cid=2&amp;page=3</text:p>
          </table:table-cell>
          <table:table-cell/>
          <table:table-cell table:style-name="Default" table:formula="of:=1+[.C28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B$287];[.C291])" office:value-type="string" office:string-value="https://nanjolno.jugem.jp/?cid=2&amp;page=4" calcext:value-type="string">
            <text:p>https://nanjolno.jugem.jp/?cid=2&amp;page=4</text:p>
          </table:table-cell>
          <table:table-cell/>
          <table:table-cell table:style-name="Default" table:formula="of:=1+[.C29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B$287];[.C292])" office:value-type="string" office:string-value="https://nanjolno.jugem.jp/?cid=2&amp;page=5" calcext:value-type="string">
            <text:p>https://nanjolno.jugem.jp/?cid=2&amp;page=5</text:p>
          </table:table-cell>
          <table:table-cell/>
          <table:table-cell table:style-name="Default" table:formula="of:=1+[.C29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B$287];[.C293])" office:value-type="string" office:string-value="https://nanjolno.jugem.jp/?cid=2&amp;page=6" calcext:value-type="string">
            <text:p>https://nanjolno.jugem.jp/?cid=2&amp;page=6</text:p>
          </table:table-cell>
          <table:table-cell/>
          <table:table-cell table:style-name="Default" table:formula="of:=1+[.C29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B$287];[.C294])" office:value-type="string" office:string-value="https://nanjolno.jugem.jp/?cid=2&amp;page=7" calcext:value-type="string">
            <text:p>https://nanjolno.jugem.jp/?cid=2&amp;page=7</text:p>
          </table:table-cell>
          <table:table-cell/>
          <table:table-cell table:style-name="Default" table:formula="of:=1+[.C29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B$287];[.C295])" office:value-type="string" office:string-value="https://nanjolno.jugem.jp/?cid=2&amp;page=8" calcext:value-type="string">
            <text:p>https://nanjolno.jugem.jp/?cid=2&amp;page=8</text:p>
          </table:table-cell>
          <table:table-cell/>
          <table:table-cell table:style-name="Default" table:formula="of:=1+[.C294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nanjolno.jugem.jp/?cid=3&amp;page=0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http://blog.livedoor.jp/yoshino712/archives/2011-06-20.html" xlink:type="simple">http://blog.livedoor.jp/yoshino712/archives/2011-06-20.html</text:a></text:p>
          </table:table-cell>
          <table:table-cell/>
          <table:table-cell table:style-name="Default" office:value-type="string" calcext:value-type="string">
            <text:p>2011年06月20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blog.livedoor.jp/yoshino712/archives/2011-03-06" xlink:type="simple">http://blog.livedoor.jp/yoshino712/archives/2011-03-06</text:a>.html</text:p>
          </table:table-cell>
          <table:table-cell/>
          <table:table-cell table:style-name="Default" office:value-type="string" calcext:value-type="string">
            <text:p>2011年03月06日</text:p>
          </table:table-cell>
          <table:table-cell table:number-columns-repeated="2"/>
        </table:table-row>
        <table:table-row table:style-name="ro2">
          <table:table-cell table:formula="of:=COM.MICROSOFT.CONCAT([.B$299];YEAR([.C299]);[.E$299];TEXT(MONTH([.C299]);&quot;00&quot;);[.E$299];TEXT(DAY([.C299]);&quot;00&quot;);[.D$299])" office:value-type="string" office:string-value="http://blog.livedoor.jp/yoshino712/archives/2008-07-01.html" calcext:value-type="string">
            <text:p>http://blog.livedoor.jp/yoshino712/archives/2008-07-01.html</text:p>
          </table:table-cell>
          <table:table-cell office:value-type="string" calcext:value-type="string">
            <text:p><text:a xlink:href="http://blog.livedoor.jp/yoshino712/archives/" xlink:type="simple">http://blog.livedoor.jp/yoshino712/archives/</text:a></text:p>
          </table:table-cell>
          <table:table-cell office:value-type="date" office:date-value="2008-07-01" calcext:value-type="date">
            <text:p>07/01/08</text:p>
          </table:table-cell>
          <table:table-cell office:value-type="string" calcext:value-type="string">
            <text:p>.ht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formula="of:=COM.MICROSOFT.CONCAT([.B$299];YEAR([.C300]);[.E$299];TEXT(MONTH([.C300]);&quot;00&quot;);[.E$299];TEXT(DAY([.C300]);&quot;00&quot;);[.D$299])" office:value-type="string" office:string-value="http://blog.livedoor.jp/yoshino712/archives/2008-07-02.html" calcext:value-type="string">
            <text:p>http://blog.livedoor.jp/yoshino712/archives/2008-07-02.html</text:p>
          </table:table-cell>
          <table:table-cell/>
          <table:table-cell table:formula="of:=[.C299]+1" office:value-type="date" office:date-value="2008-07-02" calcext:value-type="date">
            <text:p>07/02/08</text:p>
          </table:table-cell>
          <table:table-cell table:number-columns-repeated="2"/>
        </table:table-row>
        <table:table-row table:style-name="ro1">
          <table:table-cell table:formula="of:=COM.MICROSOFT.CONCAT([.B$299];YEAR([.C301]);[.E$299];TEXT(MONTH([.C301]);&quot;00&quot;);[.E$299];TEXT(DAY([.C301]);&quot;00&quot;);[.D$299])" office:value-type="string" office:string-value="http://blog.livedoor.jp/yoshino712/archives/2008-07-03.html" calcext:value-type="string">
            <text:p>http://blog.livedoor.jp/yoshino712/archives/2008-07-03.html</text:p>
          </table:table-cell>
          <table:table-cell/>
          <table:table-cell table:formula="of:=[.C300]+1" office:value-type="date" office:date-value="2008-07-03" calcext:value-type="date">
            <text:p>07/03/08</text:p>
          </table:table-cell>
          <table:table-cell table:number-columns-repeated="2"/>
        </table:table-row>
        <table:table-row table:style-name="ro1">
          <table:table-cell table:formula="of:=COM.MICROSOFT.CONCAT([.B$299];YEAR([.C302]);[.E$299];TEXT(MONTH([.C302]);&quot;00&quot;);[.E$299];TEXT(DAY([.C302]);&quot;00&quot;);[.D$299])" office:value-type="string" office:string-value="http://blog.livedoor.jp/yoshino712/archives/2008-07-04.html" calcext:value-type="string">
            <text:p>http://blog.livedoor.jp/yoshino712/archives/2008-07-04.html</text:p>
          </table:table-cell>
          <table:table-cell/>
          <table:table-cell table:formula="of:=[.C301]+1" office:value-type="date" office:date-value="2008-07-04" calcext:value-type="date">
            <text:p>07/04/08</text:p>
          </table:table-cell>
          <table:table-cell table:number-columns-repeated="2"/>
        </table:table-row>
        <table:table-row table:style-name="ro1">
          <table:table-cell table:formula="of:=COM.MICROSOFT.CONCAT([.B$299];YEAR([.C303]);[.E$299];TEXT(MONTH([.C303]);&quot;00&quot;);[.E$299];TEXT(DAY([.C303]);&quot;00&quot;);[.D$299])" office:value-type="string" office:string-value="http://blog.livedoor.jp/yoshino712/archives/2008-07-05.html" calcext:value-type="string">
            <text:p>http://blog.livedoor.jp/yoshino712/archives/2008-07-05.html</text:p>
          </table:table-cell>
          <table:table-cell/>
          <table:table-cell table:formula="of:=[.C302]+1" office:value-type="date" office:date-value="2008-07-05" calcext:value-type="date">
            <text:p>07/05/08</text:p>
          </table:table-cell>
          <table:table-cell table:number-columns-repeated="2"/>
        </table:table-row>
        <table:table-row table:style-name="ro1">
          <table:table-cell table:formula="of:=COM.MICROSOFT.CONCAT([.B$299];YEAR([.C304]);[.E$299];TEXT(MONTH([.C304]);&quot;00&quot;);[.E$299];TEXT(DAY([.C304]);&quot;00&quot;);[.D$299])" office:value-type="string" office:string-value="http://blog.livedoor.jp/yoshino712/archives/2008-07-06.html" calcext:value-type="string">
            <text:p>http://blog.livedoor.jp/yoshino712/archives/2008-07-06.html</text:p>
          </table:table-cell>
          <table:table-cell/>
          <table:table-cell table:formula="of:=[.C303]+1" office:value-type="date" office:date-value="2008-07-06" calcext:value-type="date">
            <text:p>07/06/08</text:p>
          </table:table-cell>
          <table:table-cell table:number-columns-repeated="2"/>
        </table:table-row>
        <table:table-row table:style-name="ro1">
          <table:table-cell table:formula="of:=COM.MICROSOFT.CONCAT([.B$299];YEAR([.C305]);[.E$299];TEXT(MONTH([.C305]);&quot;00&quot;);[.E$299];TEXT(DAY([.C305]);&quot;00&quot;);[.D$299])" office:value-type="string" office:string-value="http://blog.livedoor.jp/yoshino712/archives/2008-07-07.html" calcext:value-type="string">
            <text:p>http://blog.livedoor.jp/yoshino712/archives/2008-07-07.html</text:p>
          </table:table-cell>
          <table:table-cell/>
          <table:table-cell table:formula="of:=[.C304]+1" office:value-type="date" office:date-value="2008-07-07" calcext:value-type="date">
            <text:p>07/07/08</text:p>
          </table:table-cell>
          <table:table-cell table:number-columns-repeated="2"/>
        </table:table-row>
        <table:table-row table:style-name="ro1">
          <table:table-cell table:formula="of:=COM.MICROSOFT.CONCAT([.B$299];YEAR([.C306]);[.E$299];TEXT(MONTH([.C306]);&quot;00&quot;);[.E$299];TEXT(DAY([.C306]);&quot;00&quot;);[.D$299])" office:value-type="string" office:string-value="http://blog.livedoor.jp/yoshino712/archives/2008-07-08.html" calcext:value-type="string">
            <text:p>http://blog.livedoor.jp/yoshino712/archives/2008-07-08.html</text:p>
          </table:table-cell>
          <table:table-cell/>
          <table:table-cell table:formula="of:=[.C305]+1" office:value-type="date" office:date-value="2008-07-08" calcext:value-type="date">
            <text:p>07/08/08</text:p>
          </table:table-cell>
          <table:table-cell table:number-columns-repeated="2"/>
        </table:table-row>
        <table:table-row table:style-name="ro1">
          <table:table-cell table:formula="of:=COM.MICROSOFT.CONCAT([.B$299];YEAR([.C307]);[.E$299];TEXT(MONTH([.C307]);&quot;00&quot;);[.E$299];TEXT(DAY([.C307]);&quot;00&quot;);[.D$299])" office:value-type="string" office:string-value="http://blog.livedoor.jp/yoshino712/archives/2008-07-09.html" calcext:value-type="string">
            <text:p>http://blog.livedoor.jp/yoshino712/archives/2008-07-09.html</text:p>
          </table:table-cell>
          <table:table-cell/>
          <table:table-cell table:formula="of:=[.C306]+1" office:value-type="date" office:date-value="2008-07-09" calcext:value-type="date">
            <text:p>07/09/08</text:p>
          </table:table-cell>
          <table:table-cell table:number-columns-repeated="2"/>
        </table:table-row>
        <table:table-row table:style-name="ro1">
          <table:table-cell table:formula="of:=COM.MICROSOFT.CONCAT([.B$299];YEAR([.C308]);[.E$299];TEXT(MONTH([.C308]);&quot;00&quot;);[.E$299];TEXT(DAY([.C308]);&quot;00&quot;);[.D$299])" office:value-type="string" office:string-value="http://blog.livedoor.jp/yoshino712/archives/2008-07-10.html" calcext:value-type="string">
            <text:p>http://blog.livedoor.jp/yoshino712/archives/2008-07-10.html</text:p>
          </table:table-cell>
          <table:table-cell/>
          <table:table-cell table:formula="of:=[.C307]+1" office:value-type="date" office:date-value="2008-07-10" calcext:value-type="date">
            <text:p>07/10/08</text:p>
          </table:table-cell>
          <table:table-cell table:number-columns-repeated="2"/>
        </table:table-row>
        <table:table-row table:style-name="ro1">
          <table:table-cell table:formula="of:=COM.MICROSOFT.CONCAT([.B$299];YEAR([.C309]);[.E$299];TEXT(MONTH([.C309]);&quot;00&quot;);[.E$299];TEXT(DAY([.C309]);&quot;00&quot;);[.D$299])" office:value-type="string" office:string-value="http://blog.livedoor.jp/yoshino712/archives/2008-07-11.html" calcext:value-type="string">
            <text:p>http://blog.livedoor.jp/yoshino712/archives/2008-07-11.html</text:p>
          </table:table-cell>
          <table:table-cell/>
          <table:table-cell table:formula="of:=[.C308]+1" office:value-type="date" office:date-value="2008-07-11" calcext:value-type="date">
            <text:p>07/11/08</text:p>
          </table:table-cell>
          <table:table-cell table:number-columns-repeated="2"/>
        </table:table-row>
        <table:table-row table:style-name="ro1">
          <table:table-cell table:formula="of:=COM.MICROSOFT.CONCAT([.B$299];YEAR([.C310]);[.E$299];TEXT(MONTH([.C310]);&quot;00&quot;);[.E$299];TEXT(DAY([.C310]);&quot;00&quot;);[.D$299])" office:value-type="string" office:string-value="http://blog.livedoor.jp/yoshino712/archives/2008-07-12.html" calcext:value-type="string">
            <text:p>http://blog.livedoor.jp/yoshino712/archives/2008-07-12.html</text:p>
          </table:table-cell>
          <table:table-cell/>
          <table:table-cell table:formula="of:=[.C309]+1" office:value-type="date" office:date-value="2008-07-12" calcext:value-type="date">
            <text:p>07/12/08</text:p>
          </table:table-cell>
          <table:table-cell table:number-columns-repeated="2"/>
        </table:table-row>
        <table:table-row table:style-name="ro1">
          <table:table-cell table:formula="of:=COM.MICROSOFT.CONCAT([.B$299];YEAR([.C311]);[.E$299];TEXT(MONTH([.C311]);&quot;00&quot;);[.E$299];TEXT(DAY([.C311]);&quot;00&quot;);[.D$299])" office:value-type="string" office:string-value="http://blog.livedoor.jp/yoshino712/archives/2008-07-13.html" calcext:value-type="string">
            <text:p>http://blog.livedoor.jp/yoshino712/archives/2008-07-13.html</text:p>
          </table:table-cell>
          <table:table-cell/>
          <table:table-cell table:formula="of:=[.C310]+1" office:value-type="date" office:date-value="2008-07-13" calcext:value-type="date">
            <text:p>07/13/08</text:p>
          </table:table-cell>
          <table:table-cell table:number-columns-repeated="2"/>
        </table:table-row>
        <table:table-row table:style-name="ro1">
          <table:table-cell table:formula="of:=COM.MICROSOFT.CONCAT([.B$299];YEAR([.C312]);[.E$299];TEXT(MONTH([.C312]);&quot;00&quot;);[.E$299];TEXT(DAY([.C312]);&quot;00&quot;);[.D$299])" office:value-type="string" office:string-value="http://blog.livedoor.jp/yoshino712/archives/2008-07-14.html" calcext:value-type="string">
            <text:p>http://blog.livedoor.jp/yoshino712/archives/2008-07-14.html</text:p>
          </table:table-cell>
          <table:table-cell/>
          <table:table-cell table:formula="of:=[.C311]+1" office:value-type="date" office:date-value="2008-07-14" calcext:value-type="date">
            <text:p>07/14/08</text:p>
          </table:table-cell>
          <table:table-cell table:number-columns-repeated="2"/>
        </table:table-row>
        <table:table-row table:style-name="ro1">
          <table:table-cell table:formula="of:=COM.MICROSOFT.CONCAT([.B$299];YEAR([.C313]);[.E$299];TEXT(MONTH([.C313]);&quot;00&quot;);[.E$299];TEXT(DAY([.C313]);&quot;00&quot;);[.D$299])" office:value-type="string" office:string-value="http://blog.livedoor.jp/yoshino712/archives/2008-07-15.html" calcext:value-type="string">
            <text:p>http://blog.livedoor.jp/yoshino712/archives/2008-07-15.html</text:p>
          </table:table-cell>
          <table:table-cell/>
          <table:table-cell table:formula="of:=[.C312]+1" office:value-type="date" office:date-value="2008-07-15" calcext:value-type="date">
            <text:p>07/15/08</text:p>
          </table:table-cell>
          <table:table-cell table:number-columns-repeated="2"/>
        </table:table-row>
        <table:table-row table:style-name="ro1">
          <table:table-cell table:formula="of:=COM.MICROSOFT.CONCAT([.B$299];YEAR([.C314]);[.E$299];TEXT(MONTH([.C314]);&quot;00&quot;);[.E$299];TEXT(DAY([.C314]);&quot;00&quot;);[.D$299])" office:value-type="string" office:string-value="http://blog.livedoor.jp/yoshino712/archives/2008-07-16.html" calcext:value-type="string">
            <text:p>http://blog.livedoor.jp/yoshino712/archives/2008-07-16.html</text:p>
          </table:table-cell>
          <table:table-cell/>
          <table:table-cell table:formula="of:=[.C313]+1" office:value-type="date" office:date-value="2008-07-16" calcext:value-type="date">
            <text:p>07/16/08</text:p>
          </table:table-cell>
          <table:table-cell table:number-columns-repeated="2"/>
        </table:table-row>
        <table:table-row table:style-name="ro1">
          <table:table-cell table:formula="of:=COM.MICROSOFT.CONCAT([.B$299];YEAR([.C315]);[.E$299];TEXT(MONTH([.C315]);&quot;00&quot;);[.E$299];TEXT(DAY([.C315]);&quot;00&quot;);[.D$299])" office:value-type="string" office:string-value="http://blog.livedoor.jp/yoshino712/archives/2008-07-17.html" calcext:value-type="string">
            <text:p>http://blog.livedoor.jp/yoshino712/archives/2008-07-17.html</text:p>
          </table:table-cell>
          <table:table-cell/>
          <table:table-cell table:formula="of:=[.C314]+1" office:value-type="date" office:date-value="2008-07-17" calcext:value-type="date">
            <text:p>07/17/08</text:p>
          </table:table-cell>
          <table:table-cell table:number-columns-repeated="2"/>
        </table:table-row>
        <table:table-row table:style-name="ro1">
          <table:table-cell table:formula="of:=COM.MICROSOFT.CONCAT([.B$299];YEAR([.C316]);[.E$299];TEXT(MONTH([.C316]);&quot;00&quot;);[.E$299];TEXT(DAY([.C316]);&quot;00&quot;);[.D$299])" office:value-type="string" office:string-value="http://blog.livedoor.jp/yoshino712/archives/2008-07-18.html" calcext:value-type="string">
            <text:p>http://blog.livedoor.jp/yoshino712/archives/2008-07-18.html</text:p>
          </table:table-cell>
          <table:table-cell/>
          <table:table-cell table:formula="of:=[.C315]+1" office:value-type="date" office:date-value="2008-07-18" calcext:value-type="date">
            <text:p>07/18/08</text:p>
          </table:table-cell>
          <table:table-cell table:number-columns-repeated="2"/>
        </table:table-row>
        <table:table-row table:style-name="ro1">
          <table:table-cell table:formula="of:=COM.MICROSOFT.CONCAT([.B$299];YEAR([.C317]);[.E$299];TEXT(MONTH([.C317]);&quot;00&quot;);[.E$299];TEXT(DAY([.C317]);&quot;00&quot;);[.D$299])" office:value-type="string" office:string-value="http://blog.livedoor.jp/yoshino712/archives/2008-07-19.html" calcext:value-type="string">
            <text:p>http://blog.livedoor.jp/yoshino712/archives/2008-07-19.html</text:p>
          </table:table-cell>
          <table:table-cell/>
          <table:table-cell table:formula="of:=[.C316]+1" office:value-type="date" office:date-value="2008-07-19" calcext:value-type="date">
            <text:p>07/19/08</text:p>
          </table:table-cell>
          <table:table-cell table:number-columns-repeated="2"/>
        </table:table-row>
        <table:table-row table:style-name="ro1">
          <table:table-cell table:formula="of:=COM.MICROSOFT.CONCAT([.B$299];YEAR([.C318]);[.E$299];TEXT(MONTH([.C318]);&quot;00&quot;);[.E$299];TEXT(DAY([.C318]);&quot;00&quot;);[.D$299])" office:value-type="string" office:string-value="http://blog.livedoor.jp/yoshino712/archives/2008-07-20.html" calcext:value-type="string">
            <text:p>http://blog.livedoor.jp/yoshino712/archives/2008-07-20.html</text:p>
          </table:table-cell>
          <table:table-cell/>
          <table:table-cell table:formula="of:=[.C317]+1" office:value-type="date" office:date-value="2008-07-20" calcext:value-type="date">
            <text:p>07/20/08</text:p>
          </table:table-cell>
          <table:table-cell table:number-columns-repeated="2"/>
        </table:table-row>
        <table:table-row table:style-name="ro1">
          <table:table-cell table:formula="of:=COM.MICROSOFT.CONCAT([.B$299];YEAR([.C319]);[.E$299];TEXT(MONTH([.C319]);&quot;00&quot;);[.E$299];TEXT(DAY([.C319]);&quot;00&quot;);[.D$299])" office:value-type="string" office:string-value="http://blog.livedoor.jp/yoshino712/archives/2008-07-21.html" calcext:value-type="string">
            <text:p>http://blog.livedoor.jp/yoshino712/archives/2008-07-21.html</text:p>
          </table:table-cell>
          <table:table-cell/>
          <table:table-cell table:formula="of:=[.C318]+1" office:value-type="date" office:date-value="2008-07-21" calcext:value-type="date">
            <text:p>07/21/08</text:p>
          </table:table-cell>
          <table:table-cell table:number-columns-repeated="2"/>
        </table:table-row>
        <table:table-row table:style-name="ro1">
          <table:table-cell table:formula="of:=COM.MICROSOFT.CONCAT([.B$299];YEAR([.C320]);[.E$299];TEXT(MONTH([.C320]);&quot;00&quot;);[.E$299];TEXT(DAY([.C320]);&quot;00&quot;);[.D$299])" office:value-type="string" office:string-value="http://blog.livedoor.jp/yoshino712/archives/2008-07-22.html" calcext:value-type="string">
            <text:p>http://blog.livedoor.jp/yoshino712/archives/2008-07-22.html</text:p>
          </table:table-cell>
          <table:table-cell/>
          <table:table-cell table:formula="of:=[.C319]+1" office:value-type="date" office:date-value="2008-07-22" calcext:value-type="date">
            <text:p>07/22/08</text:p>
          </table:table-cell>
          <table:table-cell table:number-columns-repeated="2"/>
        </table:table-row>
        <table:table-row table:style-name="ro1">
          <table:table-cell table:formula="of:=COM.MICROSOFT.CONCAT([.B$299];YEAR([.C321]);[.E$299];TEXT(MONTH([.C321]);&quot;00&quot;);[.E$299];TEXT(DAY([.C321]);&quot;00&quot;);[.D$299])" office:value-type="string" office:string-value="http://blog.livedoor.jp/yoshino712/archives/2008-07-23.html" calcext:value-type="string">
            <text:p>http://blog.livedoor.jp/yoshino712/archives/2008-07-23.html</text:p>
          </table:table-cell>
          <table:table-cell/>
          <table:table-cell table:formula="of:=[.C320]+1" office:value-type="date" office:date-value="2008-07-23" calcext:value-type="date">
            <text:p>07/23/08</text:p>
          </table:table-cell>
          <table:table-cell table:number-columns-repeated="2"/>
        </table:table-row>
        <table:table-row table:style-name="ro1">
          <table:table-cell table:formula="of:=COM.MICROSOFT.CONCAT([.B$299];YEAR([.C322]);[.E$299];TEXT(MONTH([.C322]);&quot;00&quot;);[.E$299];TEXT(DAY([.C322]);&quot;00&quot;);[.D$299])" office:value-type="string" office:string-value="http://blog.livedoor.jp/yoshino712/archives/2008-07-24.html" calcext:value-type="string">
            <text:p>http://blog.livedoor.jp/yoshino712/archives/2008-07-24.html</text:p>
          </table:table-cell>
          <table:table-cell/>
          <table:table-cell table:formula="of:=[.C321]+1" office:value-type="date" office:date-value="2008-07-24" calcext:value-type="date">
            <text:p>07/24/08</text:p>
          </table:table-cell>
          <table:table-cell table:number-columns-repeated="2"/>
        </table:table-row>
        <table:table-row table:style-name="ro1">
          <table:table-cell table:formula="of:=COM.MICROSOFT.CONCAT([.B$299];YEAR([.C323]);[.E$299];TEXT(MONTH([.C323]);&quot;00&quot;);[.E$299];TEXT(DAY([.C323]);&quot;00&quot;);[.D$299])" office:value-type="string" office:string-value="http://blog.livedoor.jp/yoshino712/archives/2008-07-25.html" calcext:value-type="string">
            <text:p>http://blog.livedoor.jp/yoshino712/archives/2008-07-25.html</text:p>
          </table:table-cell>
          <table:table-cell/>
          <table:table-cell table:formula="of:=[.C322]+1" office:value-type="date" office:date-value="2008-07-25" calcext:value-type="date">
            <text:p>07/25/08</text:p>
          </table:table-cell>
          <table:table-cell table:number-columns-repeated="2"/>
        </table:table-row>
        <table:table-row table:style-name="ro1">
          <table:table-cell table:formula="of:=COM.MICROSOFT.CONCAT([.B$299];YEAR([.C324]);[.E$299];TEXT(MONTH([.C324]);&quot;00&quot;);[.E$299];TEXT(DAY([.C324]);&quot;00&quot;);[.D$299])" office:value-type="string" office:string-value="http://blog.livedoor.jp/yoshino712/archives/2008-07-26.html" calcext:value-type="string">
            <text:p>http://blog.livedoor.jp/yoshino712/archives/2008-07-26.html</text:p>
          </table:table-cell>
          <table:table-cell/>
          <table:table-cell table:formula="of:=[.C323]+1" office:value-type="date" office:date-value="2008-07-26" calcext:value-type="date">
            <text:p>07/26/08</text:p>
          </table:table-cell>
          <table:table-cell table:number-columns-repeated="2"/>
        </table:table-row>
        <table:table-row table:style-name="ro1">
          <table:table-cell table:formula="of:=COM.MICROSOFT.CONCAT([.B$299];YEAR([.C325]);[.E$299];TEXT(MONTH([.C325]);&quot;00&quot;);[.E$299];TEXT(DAY([.C325]);&quot;00&quot;);[.D$299])" office:value-type="string" office:string-value="http://blog.livedoor.jp/yoshino712/archives/2008-07-27.html" calcext:value-type="string">
            <text:p>http://blog.livedoor.jp/yoshino712/archives/2008-07-27.html</text:p>
          </table:table-cell>
          <table:table-cell/>
          <table:table-cell table:formula="of:=[.C324]+1" office:value-type="date" office:date-value="2008-07-27" calcext:value-type="date">
            <text:p>07/27/08</text:p>
          </table:table-cell>
          <table:table-cell table:number-columns-repeated="2"/>
        </table:table-row>
        <table:table-row table:style-name="ro1">
          <table:table-cell table:formula="of:=COM.MICROSOFT.CONCAT([.B$299];YEAR([.C326]);[.E$299];TEXT(MONTH([.C326]);&quot;00&quot;);[.E$299];TEXT(DAY([.C326]);&quot;00&quot;);[.D$299])" office:value-type="string" office:string-value="http://blog.livedoor.jp/yoshino712/archives/2008-07-28.html" calcext:value-type="string">
            <text:p>http://blog.livedoor.jp/yoshino712/archives/2008-07-28.html</text:p>
          </table:table-cell>
          <table:table-cell/>
          <table:table-cell table:formula="of:=[.C325]+1" office:value-type="date" office:date-value="2008-07-28" calcext:value-type="date">
            <text:p>07/28/08</text:p>
          </table:table-cell>
          <table:table-cell table:number-columns-repeated="2"/>
        </table:table-row>
        <table:table-row table:style-name="ro1">
          <table:table-cell table:formula="of:=COM.MICROSOFT.CONCAT([.B$299];YEAR([.C327]);[.E$299];TEXT(MONTH([.C327]);&quot;00&quot;);[.E$299];TEXT(DAY([.C327]);&quot;00&quot;);[.D$299])" office:value-type="string" office:string-value="http://blog.livedoor.jp/yoshino712/archives/2008-07-29.html" calcext:value-type="string">
            <text:p>http://blog.livedoor.jp/yoshino712/archives/2008-07-29.html</text:p>
          </table:table-cell>
          <table:table-cell/>
          <table:table-cell table:formula="of:=[.C326]+1" office:value-type="date" office:date-value="2008-07-29" calcext:value-type="date">
            <text:p>07/29/08</text:p>
          </table:table-cell>
          <table:table-cell table:number-columns-repeated="2"/>
        </table:table-row>
        <table:table-row table:style-name="ro1">
          <table:table-cell table:formula="of:=COM.MICROSOFT.CONCAT([.B$299];YEAR([.C328]);[.E$299];TEXT(MONTH([.C328]);&quot;00&quot;);[.E$299];TEXT(DAY([.C328]);&quot;00&quot;);[.D$299])" office:value-type="string" office:string-value="http://blog.livedoor.jp/yoshino712/archives/2008-07-30.html" calcext:value-type="string">
            <text:p>http://blog.livedoor.jp/yoshino712/archives/2008-07-30.html</text:p>
          </table:table-cell>
          <table:table-cell/>
          <table:table-cell table:formula="of:=[.C327]+1" office:value-type="date" office:date-value="2008-07-30" calcext:value-type="date">
            <text:p>07/30/08</text:p>
          </table:table-cell>
          <table:table-cell table:number-columns-repeated="2"/>
        </table:table-row>
        <table:table-row table:style-name="ro1">
          <table:table-cell table:formula="of:=COM.MICROSOFT.CONCAT([.B$299];YEAR([.C329]);[.E$299];TEXT(MONTH([.C329]);&quot;00&quot;);[.E$299];TEXT(DAY([.C329]);&quot;00&quot;);[.D$299])" office:value-type="string" office:string-value="http://blog.livedoor.jp/yoshino712/archives/2008-07-31.html" calcext:value-type="string">
            <text:p>http://blog.livedoor.jp/yoshino712/archives/2008-07-31.html</text:p>
          </table:table-cell>
          <table:table-cell/>
          <table:table-cell table:formula="of:=[.C328]+1" office:value-type="date" office:date-value="2008-07-31" calcext:value-type="date">
            <text:p>07/31/08</text:p>
          </table:table-cell>
          <table:table-cell table:number-columns-repeated="2"/>
        </table:table-row>
        <table:table-row table:style-name="ro1">
          <table:table-cell table:formula="of:=COM.MICROSOFT.CONCAT([.B$299];YEAR([.C330]);[.E$299];TEXT(MONTH([.C330]);&quot;00&quot;);[.E$299];TEXT(DAY([.C330]);&quot;00&quot;);[.D$299])" office:value-type="string" office:string-value="http://blog.livedoor.jp/yoshino712/archives/2008-08-01.html" calcext:value-type="string">
            <text:p>http://blog.livedoor.jp/yoshino712/archives/2008-08-01.html</text:p>
          </table:table-cell>
          <table:table-cell/>
          <table:table-cell table:formula="of:=[.C329]+1" office:value-type="date" office:date-value="2008-08-01" calcext:value-type="date">
            <text:p>08/01/08</text:p>
          </table:table-cell>
          <table:table-cell table:number-columns-repeated="2"/>
        </table:table-row>
        <table:table-row table:style-name="ro1">
          <table:table-cell table:formula="of:=COM.MICROSOFT.CONCAT([.B$299];YEAR([.C331]);[.E$299];TEXT(MONTH([.C331]);&quot;00&quot;);[.E$299];TEXT(DAY([.C331]);&quot;00&quot;);[.D$299])" office:value-type="string" office:string-value="http://blog.livedoor.jp/yoshino712/archives/2008-08-02.html" calcext:value-type="string">
            <text:p>http://blog.livedoor.jp/yoshino712/archives/2008-08-02.html</text:p>
          </table:table-cell>
          <table:table-cell/>
          <table:table-cell table:formula="of:=[.C330]+1" office:value-type="date" office:date-value="2008-08-02" calcext:value-type="date">
            <text:p>08/02/08</text:p>
          </table:table-cell>
          <table:table-cell table:number-columns-repeated="2"/>
        </table:table-row>
        <table:table-row table:style-name="ro1">
          <table:table-cell table:formula="of:=COM.MICROSOFT.CONCAT([.B$299];YEAR([.C332]);[.E$299];TEXT(MONTH([.C332]);&quot;00&quot;);[.E$299];TEXT(DAY([.C332]);&quot;00&quot;);[.D$299])" office:value-type="string" office:string-value="http://blog.livedoor.jp/yoshino712/archives/2008-08-03.html" calcext:value-type="string">
            <text:p>http://blog.livedoor.jp/yoshino712/archives/2008-08-03.html</text:p>
          </table:table-cell>
          <table:table-cell/>
          <table:table-cell table:formula="of:=[.C331]+1" office:value-type="date" office:date-value="2008-08-03" calcext:value-type="date">
            <text:p>08/03/08</text:p>
          </table:table-cell>
          <table:table-cell table:number-columns-repeated="2"/>
        </table:table-row>
        <table:table-row table:style-name="ro1">
          <table:table-cell table:formula="of:=COM.MICROSOFT.CONCAT([.B$299];YEAR([.C333]);[.E$299];TEXT(MONTH([.C333]);&quot;00&quot;);[.E$299];TEXT(DAY([.C333]);&quot;00&quot;);[.D$299])" office:value-type="string" office:string-value="http://blog.livedoor.jp/yoshino712/archives/2008-08-04.html" calcext:value-type="string">
            <text:p>http://blog.livedoor.jp/yoshino712/archives/2008-08-04.html</text:p>
          </table:table-cell>
          <table:table-cell/>
          <table:table-cell table:formula="of:=[.C332]+1" office:value-type="date" office:date-value="2008-08-04" calcext:value-type="date">
            <text:p>08/04/08</text:p>
          </table:table-cell>
          <table:table-cell table:number-columns-repeated="2"/>
        </table:table-row>
        <table:table-row table:style-name="ro1">
          <table:table-cell table:formula="of:=COM.MICROSOFT.CONCAT([.B$299];YEAR([.C334]);[.E$299];TEXT(MONTH([.C334]);&quot;00&quot;);[.E$299];TEXT(DAY([.C334]);&quot;00&quot;);[.D$299])" office:value-type="string" office:string-value="http://blog.livedoor.jp/yoshino712/archives/2008-08-05.html" calcext:value-type="string">
            <text:p>http://blog.livedoor.jp/yoshino712/archives/2008-08-05.html</text:p>
          </table:table-cell>
          <table:table-cell/>
          <table:table-cell table:formula="of:=[.C333]+1" office:value-type="date" office:date-value="2008-08-05" calcext:value-type="date">
            <text:p>08/05/08</text:p>
          </table:table-cell>
          <table:table-cell table:number-columns-repeated="2"/>
        </table:table-row>
        <table:table-row table:style-name="ro1">
          <table:table-cell table:formula="of:=COM.MICROSOFT.CONCAT([.B$299];YEAR([.C335]);[.E$299];TEXT(MONTH([.C335]);&quot;00&quot;);[.E$299];TEXT(DAY([.C335]);&quot;00&quot;);[.D$299])" office:value-type="string" office:string-value="http://blog.livedoor.jp/yoshino712/archives/2008-08-06.html" calcext:value-type="string">
            <text:p>http://blog.livedoor.jp/yoshino712/archives/2008-08-06.html</text:p>
          </table:table-cell>
          <table:table-cell/>
          <table:table-cell table:formula="of:=[.C334]+1" office:value-type="date" office:date-value="2008-08-06" calcext:value-type="date">
            <text:p>08/06/08</text:p>
          </table:table-cell>
          <table:table-cell table:number-columns-repeated="2"/>
        </table:table-row>
        <table:table-row table:style-name="ro1">
          <table:table-cell table:formula="of:=COM.MICROSOFT.CONCAT([.B$299];YEAR([.C336]);[.E$299];TEXT(MONTH([.C336]);&quot;00&quot;);[.E$299];TEXT(DAY([.C336]);&quot;00&quot;);[.D$299])" office:value-type="string" office:string-value="http://blog.livedoor.jp/yoshino712/archives/2008-08-07.html" calcext:value-type="string">
            <text:p>http://blog.livedoor.jp/yoshino712/archives/2008-08-07.html</text:p>
          </table:table-cell>
          <table:table-cell/>
          <table:table-cell table:formula="of:=[.C335]+1" office:value-type="date" office:date-value="2008-08-07" calcext:value-type="date">
            <text:p>08/07/08</text:p>
          </table:table-cell>
          <table:table-cell table:number-columns-repeated="2"/>
        </table:table-row>
        <table:table-row table:style-name="ro1">
          <table:table-cell table:formula="of:=COM.MICROSOFT.CONCAT([.B$299];YEAR([.C337]);[.E$299];TEXT(MONTH([.C337]);&quot;00&quot;);[.E$299];TEXT(DAY([.C337]);&quot;00&quot;);[.D$299])" office:value-type="string" office:string-value="http://blog.livedoor.jp/yoshino712/archives/2008-08-08.html" calcext:value-type="string">
            <text:p>http://blog.livedoor.jp/yoshino712/archives/2008-08-08.html</text:p>
          </table:table-cell>
          <table:table-cell/>
          <table:table-cell table:formula="of:=[.C336]+1" office:value-type="date" office:date-value="2008-08-08" calcext:value-type="date">
            <text:p>08/08/08</text:p>
          </table:table-cell>
          <table:table-cell table:number-columns-repeated="2"/>
        </table:table-row>
        <table:table-row table:style-name="ro1">
          <table:table-cell table:formula="of:=COM.MICROSOFT.CONCAT([.B$299];YEAR([.C338]);[.E$299];TEXT(MONTH([.C338]);&quot;00&quot;);[.E$299];TEXT(DAY([.C338]);&quot;00&quot;);[.D$299])" office:value-type="string" office:string-value="http://blog.livedoor.jp/yoshino712/archives/2008-08-09.html" calcext:value-type="string">
            <text:p>http://blog.livedoor.jp/yoshino712/archives/2008-08-09.html</text:p>
          </table:table-cell>
          <table:table-cell/>
          <table:table-cell table:formula="of:=[.C337]+1" office:value-type="date" office:date-value="2008-08-09" calcext:value-type="date">
            <text:p>08/09/08</text:p>
          </table:table-cell>
          <table:table-cell table:number-columns-repeated="2"/>
        </table:table-row>
        <table:table-row table:style-name="ro1">
          <table:table-cell table:formula="of:=COM.MICROSOFT.CONCAT([.B$299];YEAR([.C339]);[.E$299];TEXT(MONTH([.C339]);&quot;00&quot;);[.E$299];TEXT(DAY([.C339]);&quot;00&quot;);[.D$299])" office:value-type="string" office:string-value="http://blog.livedoor.jp/yoshino712/archives/2008-08-10.html" calcext:value-type="string">
            <text:p>http://blog.livedoor.jp/yoshino712/archives/2008-08-10.html</text:p>
          </table:table-cell>
          <table:table-cell/>
          <table:table-cell table:formula="of:=[.C338]+1" office:value-type="date" office:date-value="2008-08-10" calcext:value-type="date">
            <text:p>08/10/08</text:p>
          </table:table-cell>
          <table:table-cell table:number-columns-repeated="2"/>
        </table:table-row>
        <table:table-row table:style-name="ro1">
          <table:table-cell table:formula="of:=COM.MICROSOFT.CONCAT([.B$299];YEAR([.C340]);[.E$299];TEXT(MONTH([.C340]);&quot;00&quot;);[.E$299];TEXT(DAY([.C340]);&quot;00&quot;);[.D$299])" office:value-type="string" office:string-value="http://blog.livedoor.jp/yoshino712/archives/2008-08-11.html" calcext:value-type="string">
            <text:p>http://blog.livedoor.jp/yoshino712/archives/2008-08-11.html</text:p>
          </table:table-cell>
          <table:table-cell/>
          <table:table-cell table:formula="of:=[.C339]+1" office:value-type="date" office:date-value="2008-08-11" calcext:value-type="date">
            <text:p>08/11/08</text:p>
          </table:table-cell>
          <table:table-cell table:number-columns-repeated="2"/>
        </table:table-row>
        <table:table-row table:style-name="ro1">
          <table:table-cell table:formula="of:=COM.MICROSOFT.CONCAT([.B$299];YEAR([.C341]);[.E$299];TEXT(MONTH([.C341]);&quot;00&quot;);[.E$299];TEXT(DAY([.C341]);&quot;00&quot;);[.D$299])" office:value-type="string" office:string-value="http://blog.livedoor.jp/yoshino712/archives/2008-08-12.html" calcext:value-type="string">
            <text:p>http://blog.livedoor.jp/yoshino712/archives/2008-08-12.html</text:p>
          </table:table-cell>
          <table:table-cell/>
          <table:table-cell table:formula="of:=[.C340]+1" office:value-type="date" office:date-value="2008-08-12" calcext:value-type="date">
            <text:p>08/12/08</text:p>
          </table:table-cell>
          <table:table-cell table:number-columns-repeated="2"/>
        </table:table-row>
        <table:table-row table:style-name="ro1">
          <table:table-cell table:formula="of:=COM.MICROSOFT.CONCAT([.B$299];YEAR([.C342]);[.E$299];TEXT(MONTH([.C342]);&quot;00&quot;);[.E$299];TEXT(DAY([.C342]);&quot;00&quot;);[.D$299])" office:value-type="string" office:string-value="http://blog.livedoor.jp/yoshino712/archives/2008-08-13.html" calcext:value-type="string">
            <text:p>http://blog.livedoor.jp/yoshino712/archives/2008-08-13.html</text:p>
          </table:table-cell>
          <table:table-cell/>
          <table:table-cell table:formula="of:=[.C341]+1" office:value-type="date" office:date-value="2008-08-13" calcext:value-type="date">
            <text:p>08/13/08</text:p>
          </table:table-cell>
          <table:table-cell table:number-columns-repeated="2"/>
        </table:table-row>
        <table:table-row table:style-name="ro1">
          <table:table-cell table:formula="of:=COM.MICROSOFT.CONCAT([.B$299];YEAR([.C343]);[.E$299];TEXT(MONTH([.C343]);&quot;00&quot;);[.E$299];TEXT(DAY([.C343]);&quot;00&quot;);[.D$299])" office:value-type="string" office:string-value="http://blog.livedoor.jp/yoshino712/archives/2008-08-14.html" calcext:value-type="string">
            <text:p>http://blog.livedoor.jp/yoshino712/archives/2008-08-14.html</text:p>
          </table:table-cell>
          <table:table-cell/>
          <table:table-cell table:formula="of:=[.C342]+1" office:value-type="date" office:date-value="2008-08-14" calcext:value-type="date">
            <text:p>08/14/08</text:p>
          </table:table-cell>
          <table:table-cell table:number-columns-repeated="2"/>
        </table:table-row>
        <table:table-row table:style-name="ro1">
          <table:table-cell table:formula="of:=COM.MICROSOFT.CONCAT([.B$299];YEAR([.C344]);[.E$299];TEXT(MONTH([.C344]);&quot;00&quot;);[.E$299];TEXT(DAY([.C344]);&quot;00&quot;);[.D$299])" office:value-type="string" office:string-value="http://blog.livedoor.jp/yoshino712/archives/2008-08-15.html" calcext:value-type="string">
            <text:p>http://blog.livedoor.jp/yoshino712/archives/2008-08-15.html</text:p>
          </table:table-cell>
          <table:table-cell/>
          <table:table-cell table:formula="of:=[.C343]+1" office:value-type="date" office:date-value="2008-08-15" calcext:value-type="date">
            <text:p>08/15/08</text:p>
          </table:table-cell>
          <table:table-cell table:number-columns-repeated="2"/>
        </table:table-row>
        <table:table-row table:style-name="ro1">
          <table:table-cell table:formula="of:=COM.MICROSOFT.CONCAT([.B$299];YEAR([.C345]);[.E$299];TEXT(MONTH([.C345]);&quot;00&quot;);[.E$299];TEXT(DAY([.C345]);&quot;00&quot;);[.D$299])" office:value-type="string" office:string-value="http://blog.livedoor.jp/yoshino712/archives/2008-08-16.html" calcext:value-type="string">
            <text:p>http://blog.livedoor.jp/yoshino712/archives/2008-08-16.html</text:p>
          </table:table-cell>
          <table:table-cell/>
          <table:table-cell table:formula="of:=[.C344]+1" office:value-type="date" office:date-value="2008-08-16" calcext:value-type="date">
            <text:p>08/16/08</text:p>
          </table:table-cell>
          <table:table-cell table:number-columns-repeated="2"/>
        </table:table-row>
        <table:table-row table:style-name="ro1">
          <table:table-cell table:formula="of:=COM.MICROSOFT.CONCAT([.B$299];YEAR([.C346]);[.E$299];TEXT(MONTH([.C346]);&quot;00&quot;);[.E$299];TEXT(DAY([.C346]);&quot;00&quot;);[.D$299])" office:value-type="string" office:string-value="http://blog.livedoor.jp/yoshino712/archives/2008-08-17.html" calcext:value-type="string">
            <text:p>http://blog.livedoor.jp/yoshino712/archives/2008-08-17.html</text:p>
          </table:table-cell>
          <table:table-cell/>
          <table:table-cell table:formula="of:=[.C345]+1" office:value-type="date" office:date-value="2008-08-17" calcext:value-type="date">
            <text:p>08/17/08</text:p>
          </table:table-cell>
          <table:table-cell table:number-columns-repeated="2"/>
        </table:table-row>
        <table:table-row table:style-name="ro1">
          <table:table-cell table:formula="of:=COM.MICROSOFT.CONCAT([.B$299];YEAR([.C347]);[.E$299];TEXT(MONTH([.C347]);&quot;00&quot;);[.E$299];TEXT(DAY([.C347]);&quot;00&quot;);[.D$299])" office:value-type="string" office:string-value="http://blog.livedoor.jp/yoshino712/archives/2008-08-18.html" calcext:value-type="string">
            <text:p>http://blog.livedoor.jp/yoshino712/archives/2008-08-18.html</text:p>
          </table:table-cell>
          <table:table-cell/>
          <table:table-cell table:formula="of:=[.C346]+1" office:value-type="date" office:date-value="2008-08-18" calcext:value-type="date">
            <text:p>08/18/08</text:p>
          </table:table-cell>
          <table:table-cell table:number-columns-repeated="2"/>
        </table:table-row>
        <table:table-row table:style-name="ro1">
          <table:table-cell table:formula="of:=COM.MICROSOFT.CONCAT([.B$299];YEAR([.C348]);[.E$299];TEXT(MONTH([.C348]);&quot;00&quot;);[.E$299];TEXT(DAY([.C348]);&quot;00&quot;);[.D$299])" office:value-type="string" office:string-value="http://blog.livedoor.jp/yoshino712/archives/2008-08-19.html" calcext:value-type="string">
            <text:p>http://blog.livedoor.jp/yoshino712/archives/2008-08-19.html</text:p>
          </table:table-cell>
          <table:table-cell/>
          <table:table-cell table:formula="of:=[.C347]+1" office:value-type="date" office:date-value="2008-08-19" calcext:value-type="date">
            <text:p>08/19/08</text:p>
          </table:table-cell>
          <table:table-cell table:number-columns-repeated="2"/>
        </table:table-row>
        <table:table-row table:style-name="ro1">
          <table:table-cell table:formula="of:=COM.MICROSOFT.CONCAT([.B$299];YEAR([.C349]);[.E$299];TEXT(MONTH([.C349]);&quot;00&quot;);[.E$299];TEXT(DAY([.C349]);&quot;00&quot;);[.D$299])" office:value-type="string" office:string-value="http://blog.livedoor.jp/yoshino712/archives/2008-08-20.html" calcext:value-type="string">
            <text:p>http://blog.livedoor.jp/yoshino712/archives/2008-08-20.html</text:p>
          </table:table-cell>
          <table:table-cell/>
          <table:table-cell table:formula="of:=[.C348]+1" office:value-type="date" office:date-value="2008-08-20" calcext:value-type="date">
            <text:p>08/20/08</text:p>
          </table:table-cell>
          <table:table-cell table:number-columns-repeated="2"/>
        </table:table-row>
        <table:table-row table:style-name="ro1">
          <table:table-cell table:formula="of:=COM.MICROSOFT.CONCAT([.B$299];YEAR([.C350]);[.E$299];TEXT(MONTH([.C350]);&quot;00&quot;);[.E$299];TEXT(DAY([.C350]);&quot;00&quot;);[.D$299])" office:value-type="string" office:string-value="http://blog.livedoor.jp/yoshino712/archives/2008-08-21.html" calcext:value-type="string">
            <text:p>http://blog.livedoor.jp/yoshino712/archives/2008-08-21.html</text:p>
          </table:table-cell>
          <table:table-cell/>
          <table:table-cell table:formula="of:=[.C349]+1" office:value-type="date" office:date-value="2008-08-21" calcext:value-type="date">
            <text:p>08/21/08</text:p>
          </table:table-cell>
          <table:table-cell table:number-columns-repeated="2"/>
        </table:table-row>
        <table:table-row table:style-name="ro1">
          <table:table-cell table:formula="of:=COM.MICROSOFT.CONCAT([.B$299];YEAR([.C351]);[.E$299];TEXT(MONTH([.C351]);&quot;00&quot;);[.E$299];TEXT(DAY([.C351]);&quot;00&quot;);[.D$299])" office:value-type="string" office:string-value="http://blog.livedoor.jp/yoshino712/archives/2008-08-22.html" calcext:value-type="string">
            <text:p>http://blog.livedoor.jp/yoshino712/archives/2008-08-22.html</text:p>
          </table:table-cell>
          <table:table-cell/>
          <table:table-cell table:formula="of:=[.C350]+1" office:value-type="date" office:date-value="2008-08-22" calcext:value-type="date">
            <text:p>08/22/08</text:p>
          </table:table-cell>
          <table:table-cell table:number-columns-repeated="2"/>
        </table:table-row>
        <table:table-row table:style-name="ro1">
          <table:table-cell table:formula="of:=COM.MICROSOFT.CONCAT([.B$299];YEAR([.C352]);[.E$299];TEXT(MONTH([.C352]);&quot;00&quot;);[.E$299];TEXT(DAY([.C352]);&quot;00&quot;);[.D$299])" office:value-type="string" office:string-value="http://blog.livedoor.jp/yoshino712/archives/2008-08-23.html" calcext:value-type="string">
            <text:p>http://blog.livedoor.jp/yoshino712/archives/2008-08-23.html</text:p>
          </table:table-cell>
          <table:table-cell/>
          <table:table-cell table:formula="of:=[.C351]+1" office:value-type="date" office:date-value="2008-08-23" calcext:value-type="date">
            <text:p>08/23/08</text:p>
          </table:table-cell>
          <table:table-cell table:number-columns-repeated="2"/>
        </table:table-row>
        <table:table-row table:style-name="ro1">
          <table:table-cell table:formula="of:=COM.MICROSOFT.CONCAT([.B$299];YEAR([.C353]);[.E$299];TEXT(MONTH([.C353]);&quot;00&quot;);[.E$299];TEXT(DAY([.C353]);&quot;00&quot;);[.D$299])" office:value-type="string" office:string-value="http://blog.livedoor.jp/yoshino712/archives/2008-08-24.html" calcext:value-type="string">
            <text:p>http://blog.livedoor.jp/yoshino712/archives/2008-08-24.html</text:p>
          </table:table-cell>
          <table:table-cell/>
          <table:table-cell table:formula="of:=[.C352]+1" office:value-type="date" office:date-value="2008-08-24" calcext:value-type="date">
            <text:p>08/24/08</text:p>
          </table:table-cell>
          <table:table-cell table:number-columns-repeated="2"/>
        </table:table-row>
        <table:table-row table:style-name="ro1">
          <table:table-cell table:formula="of:=COM.MICROSOFT.CONCAT([.B$299];YEAR([.C354]);[.E$299];TEXT(MONTH([.C354]);&quot;00&quot;);[.E$299];TEXT(DAY([.C354]);&quot;00&quot;);[.D$299])" office:value-type="string" office:string-value="http://blog.livedoor.jp/yoshino712/archives/2008-08-25.html" calcext:value-type="string">
            <text:p>http://blog.livedoor.jp/yoshino712/archives/2008-08-25.html</text:p>
          </table:table-cell>
          <table:table-cell/>
          <table:table-cell table:formula="of:=[.C353]+1" office:value-type="date" office:date-value="2008-08-25" calcext:value-type="date">
            <text:p>08/25/08</text:p>
          </table:table-cell>
          <table:table-cell table:number-columns-repeated="2"/>
        </table:table-row>
        <table:table-row table:style-name="ro1">
          <table:table-cell table:formula="of:=COM.MICROSOFT.CONCAT([.B$299];YEAR([.C355]);[.E$299];TEXT(MONTH([.C355]);&quot;00&quot;);[.E$299];TEXT(DAY([.C355]);&quot;00&quot;);[.D$299])" office:value-type="string" office:string-value="http://blog.livedoor.jp/yoshino712/archives/2008-08-26.html" calcext:value-type="string">
            <text:p>http://blog.livedoor.jp/yoshino712/archives/2008-08-26.html</text:p>
          </table:table-cell>
          <table:table-cell/>
          <table:table-cell table:formula="of:=[.C354]+1" office:value-type="date" office:date-value="2008-08-26" calcext:value-type="date">
            <text:p>08/26/08</text:p>
          </table:table-cell>
          <table:table-cell table:number-columns-repeated="2"/>
        </table:table-row>
        <table:table-row table:style-name="ro1">
          <table:table-cell table:formula="of:=COM.MICROSOFT.CONCAT([.B$299];YEAR([.C356]);[.E$299];TEXT(MONTH([.C356]);&quot;00&quot;);[.E$299];TEXT(DAY([.C356]);&quot;00&quot;);[.D$299])" office:value-type="string" office:string-value="http://blog.livedoor.jp/yoshino712/archives/2008-08-27.html" calcext:value-type="string">
            <text:p>http://blog.livedoor.jp/yoshino712/archives/2008-08-27.html</text:p>
          </table:table-cell>
          <table:table-cell/>
          <table:table-cell table:formula="of:=[.C355]+1" office:value-type="date" office:date-value="2008-08-27" calcext:value-type="date">
            <text:p>08/27/08</text:p>
          </table:table-cell>
          <table:table-cell table:number-columns-repeated="2"/>
        </table:table-row>
        <table:table-row table:style-name="ro1">
          <table:table-cell table:formula="of:=COM.MICROSOFT.CONCAT([.B$299];YEAR([.C357]);[.E$299];TEXT(MONTH([.C357]);&quot;00&quot;);[.E$299];TEXT(DAY([.C357]);&quot;00&quot;);[.D$299])" office:value-type="string" office:string-value="http://blog.livedoor.jp/yoshino712/archives/2008-08-28.html" calcext:value-type="string">
            <text:p>http://blog.livedoor.jp/yoshino712/archives/2008-08-28.html</text:p>
          </table:table-cell>
          <table:table-cell/>
          <table:table-cell table:formula="of:=[.C356]+1" office:value-type="date" office:date-value="2008-08-28" calcext:value-type="date">
            <text:p>08/28/08</text:p>
          </table:table-cell>
          <table:table-cell table:number-columns-repeated="2"/>
        </table:table-row>
        <table:table-row table:style-name="ro1">
          <table:table-cell table:formula="of:=COM.MICROSOFT.CONCAT([.B$299];YEAR([.C358]);[.E$299];TEXT(MONTH([.C358]);&quot;00&quot;);[.E$299];TEXT(DAY([.C358]);&quot;00&quot;);[.D$299])" office:value-type="string" office:string-value="http://blog.livedoor.jp/yoshino712/archives/2008-08-29.html" calcext:value-type="string">
            <text:p>http://blog.livedoor.jp/yoshino712/archives/2008-08-29.html</text:p>
          </table:table-cell>
          <table:table-cell/>
          <table:table-cell table:formula="of:=[.C357]+1" office:value-type="date" office:date-value="2008-08-29" calcext:value-type="date">
            <text:p>08/29/08</text:p>
          </table:table-cell>
          <table:table-cell table:number-columns-repeated="2"/>
        </table:table-row>
        <table:table-row table:style-name="ro1">
          <table:table-cell table:formula="of:=COM.MICROSOFT.CONCAT([.B$299];YEAR([.C359]);[.E$299];TEXT(MONTH([.C359]);&quot;00&quot;);[.E$299];TEXT(DAY([.C359]);&quot;00&quot;);[.D$299])" office:value-type="string" office:string-value="http://blog.livedoor.jp/yoshino712/archives/2008-08-30.html" calcext:value-type="string">
            <text:p>http://blog.livedoor.jp/yoshino712/archives/2008-08-30.html</text:p>
          </table:table-cell>
          <table:table-cell/>
          <table:table-cell table:formula="of:=[.C358]+1" office:value-type="date" office:date-value="2008-08-30" calcext:value-type="date">
            <text:p>08/30/08</text:p>
          </table:table-cell>
          <table:table-cell table:number-columns-repeated="2"/>
        </table:table-row>
        <table:table-row table:style-name="ro1">
          <table:table-cell table:formula="of:=COM.MICROSOFT.CONCAT([.B$299];YEAR([.C360]);[.E$299];TEXT(MONTH([.C360]);&quot;00&quot;);[.E$299];TEXT(DAY([.C360]);&quot;00&quot;);[.D$299])" office:value-type="string" office:string-value="http://blog.livedoor.jp/yoshino712/archives/2008-08-31.html" calcext:value-type="string">
            <text:p>http://blog.livedoor.jp/yoshino712/archives/2008-08-31.html</text:p>
          </table:table-cell>
          <table:table-cell/>
          <table:table-cell table:formula="of:=[.C359]+1" office:value-type="date" office:date-value="2008-08-31" calcext:value-type="date">
            <text:p>08/31/08</text:p>
          </table:table-cell>
          <table:table-cell table:number-columns-repeated="2"/>
        </table:table-row>
        <table:table-row table:style-name="ro1">
          <table:table-cell table:formula="of:=COM.MICROSOFT.CONCAT([.B$299];YEAR([.C361]);[.E$299];TEXT(MONTH([.C361]);&quot;00&quot;);[.E$299];TEXT(DAY([.C361]);&quot;00&quot;);[.D$299])" office:value-type="string" office:string-value="http://blog.livedoor.jp/yoshino712/archives/2008-09-01.html" calcext:value-type="string">
            <text:p>http://blog.livedoor.jp/yoshino712/archives/2008-09-01.html</text:p>
          </table:table-cell>
          <table:table-cell/>
          <table:table-cell table:formula="of:=[.C360]+1" office:value-type="date" office:date-value="2008-09-01" calcext:value-type="date">
            <text:p>09/01/08</text:p>
          </table:table-cell>
          <table:table-cell table:number-columns-repeated="2"/>
        </table:table-row>
        <table:table-row table:style-name="ro1">
          <table:table-cell table:formula="of:=COM.MICROSOFT.CONCAT([.B$299];YEAR([.C362]);[.E$299];TEXT(MONTH([.C362]);&quot;00&quot;);[.E$299];TEXT(DAY([.C362]);&quot;00&quot;);[.D$299])" office:value-type="string" office:string-value="http://blog.livedoor.jp/yoshino712/archives/2008-09-02.html" calcext:value-type="string">
            <text:p>http://blog.livedoor.jp/yoshino712/archives/2008-09-02.html</text:p>
          </table:table-cell>
          <table:table-cell/>
          <table:table-cell table:formula="of:=[.C361]+1" office:value-type="date" office:date-value="2008-09-02" calcext:value-type="date">
            <text:p>09/02/08</text:p>
          </table:table-cell>
          <table:table-cell table:number-columns-repeated="2"/>
        </table:table-row>
        <table:table-row table:style-name="ro1">
          <table:table-cell table:formula="of:=COM.MICROSOFT.CONCAT([.B$299];YEAR([.C363]);[.E$299];TEXT(MONTH([.C363]);&quot;00&quot;);[.E$299];TEXT(DAY([.C363]);&quot;00&quot;);[.D$299])" office:value-type="string" office:string-value="http://blog.livedoor.jp/yoshino712/archives/2008-09-03.html" calcext:value-type="string">
            <text:p>http://blog.livedoor.jp/yoshino712/archives/2008-09-03.html</text:p>
          </table:table-cell>
          <table:table-cell/>
          <table:table-cell table:formula="of:=[.C362]+1" office:value-type="date" office:date-value="2008-09-03" calcext:value-type="date">
            <text:p>09/03/08</text:p>
          </table:table-cell>
          <table:table-cell table:number-columns-repeated="2"/>
        </table:table-row>
        <table:table-row table:style-name="ro1">
          <table:table-cell table:formula="of:=COM.MICROSOFT.CONCAT([.B$299];YEAR([.C364]);[.E$299];TEXT(MONTH([.C364]);&quot;00&quot;);[.E$299];TEXT(DAY([.C364]);&quot;00&quot;);[.D$299])" office:value-type="string" office:string-value="http://blog.livedoor.jp/yoshino712/archives/2008-09-04.html" calcext:value-type="string">
            <text:p>http://blog.livedoor.jp/yoshino712/archives/2008-09-04.html</text:p>
          </table:table-cell>
          <table:table-cell/>
          <table:table-cell table:formula="of:=[.C363]+1" office:value-type="date" office:date-value="2008-09-04" calcext:value-type="date">
            <text:p>09/04/08</text:p>
          </table:table-cell>
          <table:table-cell table:number-columns-repeated="2"/>
        </table:table-row>
        <table:table-row table:style-name="ro1">
          <table:table-cell table:formula="of:=COM.MICROSOFT.CONCAT([.B$299];YEAR([.C365]);[.E$299];TEXT(MONTH([.C365]);&quot;00&quot;);[.E$299];TEXT(DAY([.C365]);&quot;00&quot;);[.D$299])" office:value-type="string" office:string-value="http://blog.livedoor.jp/yoshino712/archives/2008-09-05.html" calcext:value-type="string">
            <text:p>http://blog.livedoor.jp/yoshino712/archives/2008-09-05.html</text:p>
          </table:table-cell>
          <table:table-cell/>
          <table:table-cell table:formula="of:=[.C364]+1" office:value-type="date" office:date-value="2008-09-05" calcext:value-type="date">
            <text:p>09/05/08</text:p>
          </table:table-cell>
          <table:table-cell table:number-columns-repeated="2"/>
        </table:table-row>
        <table:table-row table:style-name="ro1">
          <table:table-cell table:formula="of:=COM.MICROSOFT.CONCAT([.B$299];YEAR([.C366]);[.E$299];TEXT(MONTH([.C366]);&quot;00&quot;);[.E$299];TEXT(DAY([.C366]);&quot;00&quot;);[.D$299])" office:value-type="string" office:string-value="http://blog.livedoor.jp/yoshino712/archives/2008-09-06.html" calcext:value-type="string">
            <text:p>http://blog.livedoor.jp/yoshino712/archives/2008-09-06.html</text:p>
          </table:table-cell>
          <table:table-cell/>
          <table:table-cell table:formula="of:=[.C365]+1" office:value-type="date" office:date-value="2008-09-06" calcext:value-type="date">
            <text:p>09/06/08</text:p>
          </table:table-cell>
          <table:table-cell table:number-columns-repeated="2"/>
        </table:table-row>
        <table:table-row table:style-name="ro1">
          <table:table-cell table:formula="of:=COM.MICROSOFT.CONCAT([.B$299];YEAR([.C367]);[.E$299];TEXT(MONTH([.C367]);&quot;00&quot;);[.E$299];TEXT(DAY([.C367]);&quot;00&quot;);[.D$299])" office:value-type="string" office:string-value="http://blog.livedoor.jp/yoshino712/archives/2008-09-07.html" calcext:value-type="string">
            <text:p>http://blog.livedoor.jp/yoshino712/archives/2008-09-07.html</text:p>
          </table:table-cell>
          <table:table-cell/>
          <table:table-cell table:formula="of:=[.C366]+1" office:value-type="date" office:date-value="2008-09-07" calcext:value-type="date">
            <text:p>09/07/08</text:p>
          </table:table-cell>
          <table:table-cell table:number-columns-repeated="2"/>
        </table:table-row>
        <table:table-row table:style-name="ro1">
          <table:table-cell table:formula="of:=COM.MICROSOFT.CONCAT([.B$299];YEAR([.C368]);[.E$299];TEXT(MONTH([.C368]);&quot;00&quot;);[.E$299];TEXT(DAY([.C368]);&quot;00&quot;);[.D$299])" office:value-type="string" office:string-value="http://blog.livedoor.jp/yoshino712/archives/2008-09-08.html" calcext:value-type="string">
            <text:p>http://blog.livedoor.jp/yoshino712/archives/2008-09-08.html</text:p>
          </table:table-cell>
          <table:table-cell/>
          <table:table-cell table:formula="of:=[.C367]+1" office:value-type="date" office:date-value="2008-09-08" calcext:value-type="date">
            <text:p>09/08/08</text:p>
          </table:table-cell>
          <table:table-cell table:number-columns-repeated="2"/>
        </table:table-row>
        <table:table-row table:style-name="ro1">
          <table:table-cell table:formula="of:=COM.MICROSOFT.CONCAT([.B$299];YEAR([.C369]);[.E$299];TEXT(MONTH([.C369]);&quot;00&quot;);[.E$299];TEXT(DAY([.C369]);&quot;00&quot;);[.D$299])" office:value-type="string" office:string-value="http://blog.livedoor.jp/yoshino712/archives/2008-09-09.html" calcext:value-type="string">
            <text:p>http://blog.livedoor.jp/yoshino712/archives/2008-09-09.html</text:p>
          </table:table-cell>
          <table:table-cell/>
          <table:table-cell table:formula="of:=[.C368]+1" office:value-type="date" office:date-value="2008-09-09" calcext:value-type="date">
            <text:p>09/09/08</text:p>
          </table:table-cell>
          <table:table-cell table:number-columns-repeated="2"/>
        </table:table-row>
        <table:table-row table:style-name="ro1">
          <table:table-cell table:formula="of:=COM.MICROSOFT.CONCAT([.B$299];YEAR([.C370]);[.E$299];TEXT(MONTH([.C370]);&quot;00&quot;);[.E$299];TEXT(DAY([.C370]);&quot;00&quot;);[.D$299])" office:value-type="string" office:string-value="http://blog.livedoor.jp/yoshino712/archives/2008-09-10.html" calcext:value-type="string">
            <text:p>http://blog.livedoor.jp/yoshino712/archives/2008-09-10.html</text:p>
          </table:table-cell>
          <table:table-cell/>
          <table:table-cell table:formula="of:=[.C369]+1" office:value-type="date" office:date-value="2008-09-10" calcext:value-type="date">
            <text:p>09/10/08</text:p>
          </table:table-cell>
          <table:table-cell table:number-columns-repeated="2"/>
        </table:table-row>
        <table:table-row table:style-name="ro1">
          <table:table-cell table:formula="of:=COM.MICROSOFT.CONCAT([.B$299];YEAR([.C371]);[.E$299];TEXT(MONTH([.C371]);&quot;00&quot;);[.E$299];TEXT(DAY([.C371]);&quot;00&quot;);[.D$299])" office:value-type="string" office:string-value="http://blog.livedoor.jp/yoshino712/archives/2008-09-11.html" calcext:value-type="string">
            <text:p>http://blog.livedoor.jp/yoshino712/archives/2008-09-11.html</text:p>
          </table:table-cell>
          <table:table-cell/>
          <table:table-cell table:formula="of:=[.C370]+1" office:value-type="date" office:date-value="2008-09-11" calcext:value-type="date">
            <text:p>09/11/08</text:p>
          </table:table-cell>
          <table:table-cell table:number-columns-repeated="2"/>
        </table:table-row>
        <table:table-row table:style-name="ro1">
          <table:table-cell table:formula="of:=COM.MICROSOFT.CONCAT([.B$299];YEAR([.C372]);[.E$299];TEXT(MONTH([.C372]);&quot;00&quot;);[.E$299];TEXT(DAY([.C372]);&quot;00&quot;);[.D$299])" office:value-type="string" office:string-value="http://blog.livedoor.jp/yoshino712/archives/2008-09-12.html" calcext:value-type="string">
            <text:p>http://blog.livedoor.jp/yoshino712/archives/2008-09-12.html</text:p>
          </table:table-cell>
          <table:table-cell/>
          <table:table-cell table:formula="of:=[.C371]+1" office:value-type="date" office:date-value="2008-09-12" calcext:value-type="date">
            <text:p>09/12/08</text:p>
          </table:table-cell>
          <table:table-cell table:number-columns-repeated="2"/>
        </table:table-row>
        <table:table-row table:style-name="ro1">
          <table:table-cell table:formula="of:=COM.MICROSOFT.CONCAT([.B$299];YEAR([.C373]);[.E$299];TEXT(MONTH([.C373]);&quot;00&quot;);[.E$299];TEXT(DAY([.C373]);&quot;00&quot;);[.D$299])" office:value-type="string" office:string-value="http://blog.livedoor.jp/yoshino712/archives/2008-09-13.html" calcext:value-type="string">
            <text:p>http://blog.livedoor.jp/yoshino712/archives/2008-09-13.html</text:p>
          </table:table-cell>
          <table:table-cell/>
          <table:table-cell table:formula="of:=[.C372]+1" office:value-type="date" office:date-value="2008-09-13" calcext:value-type="date">
            <text:p>09/13/08</text:p>
          </table:table-cell>
          <table:table-cell table:number-columns-repeated="2"/>
        </table:table-row>
        <table:table-row table:style-name="ro1">
          <table:table-cell table:formula="of:=COM.MICROSOFT.CONCAT([.B$299];YEAR([.C374]);[.E$299];TEXT(MONTH([.C374]);&quot;00&quot;);[.E$299];TEXT(DAY([.C374]);&quot;00&quot;);[.D$299])" office:value-type="string" office:string-value="http://blog.livedoor.jp/yoshino712/archives/2008-09-14.html" calcext:value-type="string">
            <text:p>http://blog.livedoor.jp/yoshino712/archives/2008-09-14.html</text:p>
          </table:table-cell>
          <table:table-cell/>
          <table:table-cell table:formula="of:=[.C373]+1" office:value-type="date" office:date-value="2008-09-14" calcext:value-type="date">
            <text:p>09/14/08</text:p>
          </table:table-cell>
          <table:table-cell table:number-columns-repeated="2"/>
        </table:table-row>
        <table:table-row table:style-name="ro1">
          <table:table-cell table:formula="of:=COM.MICROSOFT.CONCAT([.B$299];YEAR([.C375]);[.E$299];TEXT(MONTH([.C375]);&quot;00&quot;);[.E$299];TEXT(DAY([.C375]);&quot;00&quot;);[.D$299])" office:value-type="string" office:string-value="http://blog.livedoor.jp/yoshino712/archives/2008-09-15.html" calcext:value-type="string">
            <text:p>http://blog.livedoor.jp/yoshino712/archives/2008-09-15.html</text:p>
          </table:table-cell>
          <table:table-cell/>
          <table:table-cell table:formula="of:=[.C374]+1" office:value-type="date" office:date-value="2008-09-15" calcext:value-type="date">
            <text:p>09/15/08</text:p>
          </table:table-cell>
          <table:table-cell table:number-columns-repeated="2"/>
        </table:table-row>
        <table:table-row table:style-name="ro1">
          <table:table-cell table:formula="of:=COM.MICROSOFT.CONCAT([.B$299];YEAR([.C376]);[.E$299];TEXT(MONTH([.C376]);&quot;00&quot;);[.E$299];TEXT(DAY([.C376]);&quot;00&quot;);[.D$299])" office:value-type="string" office:string-value="http://blog.livedoor.jp/yoshino712/archives/2008-09-16.html" calcext:value-type="string">
            <text:p>http://blog.livedoor.jp/yoshino712/archives/2008-09-16.html</text:p>
          </table:table-cell>
          <table:table-cell/>
          <table:table-cell table:formula="of:=[.C375]+1" office:value-type="date" office:date-value="2008-09-16" calcext:value-type="date">
            <text:p>09/16/08</text:p>
          </table:table-cell>
          <table:table-cell table:number-columns-repeated="2"/>
        </table:table-row>
        <table:table-row table:style-name="ro1">
          <table:table-cell table:formula="of:=COM.MICROSOFT.CONCAT([.B$299];YEAR([.C377]);[.E$299];TEXT(MONTH([.C377]);&quot;00&quot;);[.E$299];TEXT(DAY([.C377]);&quot;00&quot;);[.D$299])" office:value-type="string" office:string-value="http://blog.livedoor.jp/yoshino712/archives/2008-09-17.html" calcext:value-type="string">
            <text:p>http://blog.livedoor.jp/yoshino712/archives/2008-09-17.html</text:p>
          </table:table-cell>
          <table:table-cell/>
          <table:table-cell table:formula="of:=[.C376]+1" office:value-type="date" office:date-value="2008-09-17" calcext:value-type="date">
            <text:p>09/17/08</text:p>
          </table:table-cell>
          <table:table-cell table:number-columns-repeated="2"/>
        </table:table-row>
        <table:table-row table:style-name="ro1">
          <table:table-cell table:formula="of:=COM.MICROSOFT.CONCAT([.B$299];YEAR([.C378]);[.E$299];TEXT(MONTH([.C378]);&quot;00&quot;);[.E$299];TEXT(DAY([.C378]);&quot;00&quot;);[.D$299])" office:value-type="string" office:string-value="http://blog.livedoor.jp/yoshino712/archives/2008-09-18.html" calcext:value-type="string">
            <text:p>http://blog.livedoor.jp/yoshino712/archives/2008-09-18.html</text:p>
          </table:table-cell>
          <table:table-cell/>
          <table:table-cell table:formula="of:=[.C377]+1" office:value-type="date" office:date-value="2008-09-18" calcext:value-type="date">
            <text:p>09/18/08</text:p>
          </table:table-cell>
          <table:table-cell table:number-columns-repeated="2"/>
        </table:table-row>
        <table:table-row table:style-name="ro1">
          <table:table-cell table:formula="of:=COM.MICROSOFT.CONCAT([.B$299];YEAR([.C379]);[.E$299];TEXT(MONTH([.C379]);&quot;00&quot;);[.E$299];TEXT(DAY([.C379]);&quot;00&quot;);[.D$299])" office:value-type="string" office:string-value="http://blog.livedoor.jp/yoshino712/archives/2008-09-19.html" calcext:value-type="string">
            <text:p>http://blog.livedoor.jp/yoshino712/archives/2008-09-19.html</text:p>
          </table:table-cell>
          <table:table-cell/>
          <table:table-cell table:formula="of:=[.C378]+1" office:value-type="date" office:date-value="2008-09-19" calcext:value-type="date">
            <text:p>09/19/08</text:p>
          </table:table-cell>
          <table:table-cell table:number-columns-repeated="2"/>
        </table:table-row>
        <table:table-row table:style-name="ro1">
          <table:table-cell table:formula="of:=COM.MICROSOFT.CONCAT([.B$299];YEAR([.C380]);[.E$299];TEXT(MONTH([.C380]);&quot;00&quot;);[.E$299];TEXT(DAY([.C380]);&quot;00&quot;);[.D$299])" office:value-type="string" office:string-value="http://blog.livedoor.jp/yoshino712/archives/2008-09-20.html" calcext:value-type="string">
            <text:p>http://blog.livedoor.jp/yoshino712/archives/2008-09-20.html</text:p>
          </table:table-cell>
          <table:table-cell/>
          <table:table-cell table:formula="of:=[.C379]+1" office:value-type="date" office:date-value="2008-09-20" calcext:value-type="date">
            <text:p>09/20/08</text:p>
          </table:table-cell>
          <table:table-cell table:number-columns-repeated="2"/>
        </table:table-row>
        <table:table-row table:style-name="ro1">
          <table:table-cell table:formula="of:=COM.MICROSOFT.CONCAT([.B$299];YEAR([.C381]);[.E$299];TEXT(MONTH([.C381]);&quot;00&quot;);[.E$299];TEXT(DAY([.C381]);&quot;00&quot;);[.D$299])" office:value-type="string" office:string-value="http://blog.livedoor.jp/yoshino712/archives/2008-09-21.html" calcext:value-type="string">
            <text:p>http://blog.livedoor.jp/yoshino712/archives/2008-09-21.html</text:p>
          </table:table-cell>
          <table:table-cell/>
          <table:table-cell table:formula="of:=[.C380]+1" office:value-type="date" office:date-value="2008-09-21" calcext:value-type="date">
            <text:p>09/21/08</text:p>
          </table:table-cell>
          <table:table-cell table:number-columns-repeated="2"/>
        </table:table-row>
        <table:table-row table:style-name="ro1">
          <table:table-cell table:formula="of:=COM.MICROSOFT.CONCAT([.B$299];YEAR([.C382]);[.E$299];TEXT(MONTH([.C382]);&quot;00&quot;);[.E$299];TEXT(DAY([.C382]);&quot;00&quot;);[.D$299])" office:value-type="string" office:string-value="http://blog.livedoor.jp/yoshino712/archives/2008-09-22.html" calcext:value-type="string">
            <text:p>http://blog.livedoor.jp/yoshino712/archives/2008-09-22.html</text:p>
          </table:table-cell>
          <table:table-cell/>
          <table:table-cell table:formula="of:=[.C381]+1" office:value-type="date" office:date-value="2008-09-22" calcext:value-type="date">
            <text:p>09/22/08</text:p>
          </table:table-cell>
          <table:table-cell table:number-columns-repeated="2"/>
        </table:table-row>
        <table:table-row table:style-name="ro1">
          <table:table-cell table:formula="of:=COM.MICROSOFT.CONCAT([.B$299];YEAR([.C383]);[.E$299];TEXT(MONTH([.C383]);&quot;00&quot;);[.E$299];TEXT(DAY([.C383]);&quot;00&quot;);[.D$299])" office:value-type="string" office:string-value="http://blog.livedoor.jp/yoshino712/archives/2008-09-23.html" calcext:value-type="string">
            <text:p>http://blog.livedoor.jp/yoshino712/archives/2008-09-23.html</text:p>
          </table:table-cell>
          <table:table-cell/>
          <table:table-cell table:formula="of:=[.C382]+1" office:value-type="date" office:date-value="2008-09-23" calcext:value-type="date">
            <text:p>09/23/08</text:p>
          </table:table-cell>
          <table:table-cell table:number-columns-repeated="2"/>
        </table:table-row>
        <table:table-row table:style-name="ro1">
          <table:table-cell table:formula="of:=COM.MICROSOFT.CONCAT([.B$299];YEAR([.C384]);[.E$299];TEXT(MONTH([.C384]);&quot;00&quot;);[.E$299];TEXT(DAY([.C384]);&quot;00&quot;);[.D$299])" office:value-type="string" office:string-value="http://blog.livedoor.jp/yoshino712/archives/2008-09-24.html" calcext:value-type="string">
            <text:p>http://blog.livedoor.jp/yoshino712/archives/2008-09-24.html</text:p>
          </table:table-cell>
          <table:table-cell/>
          <table:table-cell table:formula="of:=[.C383]+1" office:value-type="date" office:date-value="2008-09-24" calcext:value-type="date">
            <text:p>09/24/08</text:p>
          </table:table-cell>
          <table:table-cell table:number-columns-repeated="2"/>
        </table:table-row>
        <table:table-row table:style-name="ro1">
          <table:table-cell table:formula="of:=COM.MICROSOFT.CONCAT([.B$299];YEAR([.C385]);[.E$299];TEXT(MONTH([.C385]);&quot;00&quot;);[.E$299];TEXT(DAY([.C385]);&quot;00&quot;);[.D$299])" office:value-type="string" office:string-value="http://blog.livedoor.jp/yoshino712/archives/2008-09-25.html" calcext:value-type="string">
            <text:p>http://blog.livedoor.jp/yoshino712/archives/2008-09-25.html</text:p>
          </table:table-cell>
          <table:table-cell/>
          <table:table-cell table:formula="of:=[.C384]+1" office:value-type="date" office:date-value="2008-09-25" calcext:value-type="date">
            <text:p>09/25/08</text:p>
          </table:table-cell>
          <table:table-cell table:number-columns-repeated="2"/>
        </table:table-row>
        <table:table-row table:style-name="ro1">
          <table:table-cell table:formula="of:=COM.MICROSOFT.CONCAT([.B$299];YEAR([.C386]);[.E$299];TEXT(MONTH([.C386]);&quot;00&quot;);[.E$299];TEXT(DAY([.C386]);&quot;00&quot;);[.D$299])" office:value-type="string" office:string-value="http://blog.livedoor.jp/yoshino712/archives/2008-09-26.html" calcext:value-type="string">
            <text:p>http://blog.livedoor.jp/yoshino712/archives/2008-09-26.html</text:p>
          </table:table-cell>
          <table:table-cell/>
          <table:table-cell table:formula="of:=[.C385]+1" office:value-type="date" office:date-value="2008-09-26" calcext:value-type="date">
            <text:p>09/26/08</text:p>
          </table:table-cell>
          <table:table-cell table:number-columns-repeated="2"/>
        </table:table-row>
        <table:table-row table:style-name="ro1">
          <table:table-cell table:formula="of:=COM.MICROSOFT.CONCAT([.B$299];YEAR([.C387]);[.E$299];TEXT(MONTH([.C387]);&quot;00&quot;);[.E$299];TEXT(DAY([.C387]);&quot;00&quot;);[.D$299])" office:value-type="string" office:string-value="http://blog.livedoor.jp/yoshino712/archives/2008-09-27.html" calcext:value-type="string">
            <text:p>http://blog.livedoor.jp/yoshino712/archives/2008-09-27.html</text:p>
          </table:table-cell>
          <table:table-cell/>
          <table:table-cell table:formula="of:=[.C386]+1" office:value-type="date" office:date-value="2008-09-27" calcext:value-type="date">
            <text:p>09/27/08</text:p>
          </table:table-cell>
          <table:table-cell table:number-columns-repeated="2"/>
        </table:table-row>
        <table:table-row table:style-name="ro1">
          <table:table-cell table:formula="of:=COM.MICROSOFT.CONCAT([.B$299];YEAR([.C388]);[.E$299];TEXT(MONTH([.C388]);&quot;00&quot;);[.E$299];TEXT(DAY([.C388]);&quot;00&quot;);[.D$299])" office:value-type="string" office:string-value="http://blog.livedoor.jp/yoshino712/archives/2008-09-28.html" calcext:value-type="string">
            <text:p>http://blog.livedoor.jp/yoshino712/archives/2008-09-28.html</text:p>
          </table:table-cell>
          <table:table-cell/>
          <table:table-cell table:formula="of:=[.C387]+1" office:value-type="date" office:date-value="2008-09-28" calcext:value-type="date">
            <text:p>09/28/08</text:p>
          </table:table-cell>
          <table:table-cell table:number-columns-repeated="2"/>
        </table:table-row>
        <table:table-row table:style-name="ro1">
          <table:table-cell table:formula="of:=COM.MICROSOFT.CONCAT([.B$299];YEAR([.C389]);[.E$299];TEXT(MONTH([.C389]);&quot;00&quot;);[.E$299];TEXT(DAY([.C389]);&quot;00&quot;);[.D$299])" office:value-type="string" office:string-value="http://blog.livedoor.jp/yoshino712/archives/2008-09-29.html" calcext:value-type="string">
            <text:p>http://blog.livedoor.jp/yoshino712/archives/2008-09-29.html</text:p>
          </table:table-cell>
          <table:table-cell/>
          <table:table-cell table:formula="of:=[.C388]+1" office:value-type="date" office:date-value="2008-09-29" calcext:value-type="date">
            <text:p>09/29/08</text:p>
          </table:table-cell>
          <table:table-cell table:number-columns-repeated="2"/>
        </table:table-row>
        <table:table-row table:style-name="ro1">
          <table:table-cell table:formula="of:=COM.MICROSOFT.CONCAT([.B$299];YEAR([.C390]);[.E$299];TEXT(MONTH([.C390]);&quot;00&quot;);[.E$299];TEXT(DAY([.C390]);&quot;00&quot;);[.D$299])" office:value-type="string" office:string-value="http://blog.livedoor.jp/yoshino712/archives/2008-09-30.html" calcext:value-type="string">
            <text:p>http://blog.livedoor.jp/yoshino712/archives/2008-09-30.html</text:p>
          </table:table-cell>
          <table:table-cell/>
          <table:table-cell table:formula="of:=[.C389]+1" office:value-type="date" office:date-value="2008-09-30" calcext:value-type="date">
            <text:p>09/30/08</text:p>
          </table:table-cell>
          <table:table-cell table:number-columns-repeated="2"/>
        </table:table-row>
        <table:table-row table:style-name="ro1">
          <table:table-cell table:formula="of:=COM.MICROSOFT.CONCAT([.B$299];YEAR([.C391]);[.E$299];TEXT(MONTH([.C391]);&quot;00&quot;);[.E$299];TEXT(DAY([.C391]);&quot;00&quot;);[.D$299])" office:value-type="string" office:string-value="http://blog.livedoor.jp/yoshino712/archives/2008-10-01.html" calcext:value-type="string">
            <text:p>http://blog.livedoor.jp/yoshino712/archives/2008-10-01.html</text:p>
          </table:table-cell>
          <table:table-cell/>
          <table:table-cell table:formula="of:=[.C390]+1" office:value-type="date" office:date-value="2008-10-01" calcext:value-type="date">
            <text:p>10/01/08</text:p>
          </table:table-cell>
          <table:table-cell table:number-columns-repeated="2"/>
        </table:table-row>
        <table:table-row table:style-name="ro1">
          <table:table-cell table:formula="of:=COM.MICROSOFT.CONCAT([.B$299];YEAR([.C392]);[.E$299];TEXT(MONTH([.C392]);&quot;00&quot;);[.E$299];TEXT(DAY([.C392]);&quot;00&quot;);[.D$299])" office:value-type="string" office:string-value="http://blog.livedoor.jp/yoshino712/archives/2008-10-02.html" calcext:value-type="string">
            <text:p>http://blog.livedoor.jp/yoshino712/archives/2008-10-02.html</text:p>
          </table:table-cell>
          <table:table-cell/>
          <table:table-cell table:formula="of:=[.C391]+1" office:value-type="date" office:date-value="2008-10-02" calcext:value-type="date">
            <text:p>10/02/08</text:p>
          </table:table-cell>
          <table:table-cell table:number-columns-repeated="2"/>
        </table:table-row>
        <table:table-row table:style-name="ro1">
          <table:table-cell table:formula="of:=COM.MICROSOFT.CONCAT([.B$299];YEAR([.C393]);[.E$299];TEXT(MONTH([.C393]);&quot;00&quot;);[.E$299];TEXT(DAY([.C393]);&quot;00&quot;);[.D$299])" office:value-type="string" office:string-value="http://blog.livedoor.jp/yoshino712/archives/2008-10-03.html" calcext:value-type="string">
            <text:p>http://blog.livedoor.jp/yoshino712/archives/2008-10-03.html</text:p>
          </table:table-cell>
          <table:table-cell/>
          <table:table-cell table:formula="of:=[.C392]+1" office:value-type="date" office:date-value="2008-10-03" calcext:value-type="date">
            <text:p>10/03/08</text:p>
          </table:table-cell>
          <table:table-cell table:number-columns-repeated="2"/>
        </table:table-row>
        <table:table-row table:style-name="ro1">
          <table:table-cell table:formula="of:=COM.MICROSOFT.CONCAT([.B$299];YEAR([.C394]);[.E$299];TEXT(MONTH([.C394]);&quot;00&quot;);[.E$299];TEXT(DAY([.C394]);&quot;00&quot;);[.D$299])" office:value-type="string" office:string-value="http://blog.livedoor.jp/yoshino712/archives/2008-10-04.html" calcext:value-type="string">
            <text:p>http://blog.livedoor.jp/yoshino712/archives/2008-10-04.html</text:p>
          </table:table-cell>
          <table:table-cell/>
          <table:table-cell table:formula="of:=[.C393]+1" office:value-type="date" office:date-value="2008-10-04" calcext:value-type="date">
            <text:p>10/04/08</text:p>
          </table:table-cell>
          <table:table-cell table:number-columns-repeated="2"/>
        </table:table-row>
        <table:table-row table:style-name="ro1">
          <table:table-cell table:formula="of:=COM.MICROSOFT.CONCAT([.B$299];YEAR([.C395]);[.E$299];TEXT(MONTH([.C395]);&quot;00&quot;);[.E$299];TEXT(DAY([.C395]);&quot;00&quot;);[.D$299])" office:value-type="string" office:string-value="http://blog.livedoor.jp/yoshino712/archives/2008-10-05.html" calcext:value-type="string">
            <text:p>http://blog.livedoor.jp/yoshino712/archives/2008-10-05.html</text:p>
          </table:table-cell>
          <table:table-cell/>
          <table:table-cell table:formula="of:=[.C394]+1" office:value-type="date" office:date-value="2008-10-05" calcext:value-type="date">
            <text:p>10/05/08</text:p>
          </table:table-cell>
          <table:table-cell table:number-columns-repeated="2"/>
        </table:table-row>
        <table:table-row table:style-name="ro1">
          <table:table-cell table:formula="of:=COM.MICROSOFT.CONCAT([.B$299];YEAR([.C396]);[.E$299];TEXT(MONTH([.C396]);&quot;00&quot;);[.E$299];TEXT(DAY([.C396]);&quot;00&quot;);[.D$299])" office:value-type="string" office:string-value="http://blog.livedoor.jp/yoshino712/archives/2008-10-06.html" calcext:value-type="string">
            <text:p>http://blog.livedoor.jp/yoshino712/archives/2008-10-06.html</text:p>
          </table:table-cell>
          <table:table-cell/>
          <table:table-cell table:formula="of:=[.C395]+1" office:value-type="date" office:date-value="2008-10-06" calcext:value-type="date">
            <text:p>10/06/08</text:p>
          </table:table-cell>
          <table:table-cell table:number-columns-repeated="2"/>
        </table:table-row>
        <table:table-row table:style-name="ro1">
          <table:table-cell table:formula="of:=COM.MICROSOFT.CONCAT([.B$299];YEAR([.C397]);[.E$299];TEXT(MONTH([.C397]);&quot;00&quot;);[.E$299];TEXT(DAY([.C397]);&quot;00&quot;);[.D$299])" office:value-type="string" office:string-value="http://blog.livedoor.jp/yoshino712/archives/2008-10-07.html" calcext:value-type="string">
            <text:p>http://blog.livedoor.jp/yoshino712/archives/2008-10-07.html</text:p>
          </table:table-cell>
          <table:table-cell/>
          <table:table-cell table:formula="of:=[.C396]+1" office:value-type="date" office:date-value="2008-10-07" calcext:value-type="date">
            <text:p>10/07/08</text:p>
          </table:table-cell>
          <table:table-cell table:number-columns-repeated="2"/>
        </table:table-row>
        <table:table-row table:style-name="ro1">
          <table:table-cell table:formula="of:=COM.MICROSOFT.CONCAT([.B$299];YEAR([.C398]);[.E$299];TEXT(MONTH([.C398]);&quot;00&quot;);[.E$299];TEXT(DAY([.C398]);&quot;00&quot;);[.D$299])" office:value-type="string" office:string-value="http://blog.livedoor.jp/yoshino712/archives/2008-10-08.html" calcext:value-type="string">
            <text:p>http://blog.livedoor.jp/yoshino712/archives/2008-10-08.html</text:p>
          </table:table-cell>
          <table:table-cell/>
          <table:table-cell table:formula="of:=[.C397]+1" office:value-type="date" office:date-value="2008-10-08" calcext:value-type="date">
            <text:p>10/08/08</text:p>
          </table:table-cell>
          <table:table-cell table:number-columns-repeated="2"/>
        </table:table-row>
        <table:table-row table:style-name="ro1">
          <table:table-cell table:formula="of:=COM.MICROSOFT.CONCAT([.B$299];YEAR([.C399]);[.E$299];TEXT(MONTH([.C399]);&quot;00&quot;);[.E$299];TEXT(DAY([.C399]);&quot;00&quot;);[.D$299])" office:value-type="string" office:string-value="http://blog.livedoor.jp/yoshino712/archives/2008-10-09.html" calcext:value-type="string">
            <text:p>http://blog.livedoor.jp/yoshino712/archives/2008-10-09.html</text:p>
          </table:table-cell>
          <table:table-cell/>
          <table:table-cell table:formula="of:=[.C398]+1" office:value-type="date" office:date-value="2008-10-09" calcext:value-type="date">
            <text:p>10/09/08</text:p>
          </table:table-cell>
          <table:table-cell table:number-columns-repeated="2"/>
        </table:table-row>
        <table:table-row table:style-name="ro1">
          <table:table-cell table:formula="of:=COM.MICROSOFT.CONCAT([.B$299];YEAR([.C400]);[.E$299];TEXT(MONTH([.C400]);&quot;00&quot;);[.E$299];TEXT(DAY([.C400]);&quot;00&quot;);[.D$299])" office:value-type="string" office:string-value="http://blog.livedoor.jp/yoshino712/archives/2008-10-10.html" calcext:value-type="string">
            <text:p>http://blog.livedoor.jp/yoshino712/archives/2008-10-10.html</text:p>
          </table:table-cell>
          <table:table-cell/>
          <table:table-cell table:formula="of:=[.C399]+1" office:value-type="date" office:date-value="2008-10-10" calcext:value-type="date">
            <text:p>10/10/08</text:p>
          </table:table-cell>
          <table:table-cell table:number-columns-repeated="2"/>
        </table:table-row>
        <table:table-row table:style-name="ro1">
          <table:table-cell table:formula="of:=COM.MICROSOFT.CONCAT([.B$299];YEAR([.C401]);[.E$299];TEXT(MONTH([.C401]);&quot;00&quot;);[.E$299];TEXT(DAY([.C401]);&quot;00&quot;);[.D$299])" office:value-type="string" office:string-value="http://blog.livedoor.jp/yoshino712/archives/2008-10-11.html" calcext:value-type="string">
            <text:p>http://blog.livedoor.jp/yoshino712/archives/2008-10-11.html</text:p>
          </table:table-cell>
          <table:table-cell/>
          <table:table-cell table:formula="of:=[.C400]+1" office:value-type="date" office:date-value="2008-10-11" calcext:value-type="date">
            <text:p>10/11/08</text:p>
          </table:table-cell>
          <table:table-cell table:number-columns-repeated="2"/>
        </table:table-row>
        <table:table-row table:style-name="ro1">
          <table:table-cell table:formula="of:=COM.MICROSOFT.CONCAT([.B$299];YEAR([.C402]);[.E$299];TEXT(MONTH([.C402]);&quot;00&quot;);[.E$299];TEXT(DAY([.C402]);&quot;00&quot;);[.D$299])" office:value-type="string" office:string-value="http://blog.livedoor.jp/yoshino712/archives/2008-10-12.html" calcext:value-type="string">
            <text:p>http://blog.livedoor.jp/yoshino712/archives/2008-10-12.html</text:p>
          </table:table-cell>
          <table:table-cell/>
          <table:table-cell table:formula="of:=[.C401]+1" office:value-type="date" office:date-value="2008-10-12" calcext:value-type="date">
            <text:p>10/12/08</text:p>
          </table:table-cell>
          <table:table-cell table:number-columns-repeated="2"/>
        </table:table-row>
        <table:table-row table:style-name="ro1">
          <table:table-cell table:formula="of:=COM.MICROSOFT.CONCAT([.B$299];YEAR([.C403]);[.E$299];TEXT(MONTH([.C403]);&quot;00&quot;);[.E$299];TEXT(DAY([.C403]);&quot;00&quot;);[.D$299])" office:value-type="string" office:string-value="http://blog.livedoor.jp/yoshino712/archives/2008-10-13.html" calcext:value-type="string">
            <text:p>http://blog.livedoor.jp/yoshino712/archives/2008-10-13.html</text:p>
          </table:table-cell>
          <table:table-cell/>
          <table:table-cell table:formula="of:=[.C402]+1" office:value-type="date" office:date-value="2008-10-13" calcext:value-type="date">
            <text:p>10/13/08</text:p>
          </table:table-cell>
          <table:table-cell table:number-columns-repeated="2"/>
        </table:table-row>
        <table:table-row table:style-name="ro1">
          <table:table-cell table:formula="of:=COM.MICROSOFT.CONCAT([.B$299];YEAR([.C404]);[.E$299];TEXT(MONTH([.C404]);&quot;00&quot;);[.E$299];TEXT(DAY([.C404]);&quot;00&quot;);[.D$299])" office:value-type="string" office:string-value="http://blog.livedoor.jp/yoshino712/archives/2008-10-14.html" calcext:value-type="string">
            <text:p>http://blog.livedoor.jp/yoshino712/archives/2008-10-14.html</text:p>
          </table:table-cell>
          <table:table-cell/>
          <table:table-cell table:formula="of:=[.C403]+1" office:value-type="date" office:date-value="2008-10-14" calcext:value-type="date">
            <text:p>10/14/08</text:p>
          </table:table-cell>
          <table:table-cell table:number-columns-repeated="2"/>
        </table:table-row>
        <table:table-row table:style-name="ro1">
          <table:table-cell table:formula="of:=COM.MICROSOFT.CONCAT([.B$299];YEAR([.C405]);[.E$299];TEXT(MONTH([.C405]);&quot;00&quot;);[.E$299];TEXT(DAY([.C405]);&quot;00&quot;);[.D$299])" office:value-type="string" office:string-value="http://blog.livedoor.jp/yoshino712/archives/2008-10-15.html" calcext:value-type="string">
            <text:p>http://blog.livedoor.jp/yoshino712/archives/2008-10-15.html</text:p>
          </table:table-cell>
          <table:table-cell/>
          <table:table-cell table:formula="of:=[.C404]+1" office:value-type="date" office:date-value="2008-10-15" calcext:value-type="date">
            <text:p>10/15/08</text:p>
          </table:table-cell>
          <table:table-cell table:number-columns-repeated="2"/>
        </table:table-row>
        <table:table-row table:style-name="ro1">
          <table:table-cell table:formula="of:=COM.MICROSOFT.CONCAT([.B$299];YEAR([.C406]);[.E$299];TEXT(MONTH([.C406]);&quot;00&quot;);[.E$299];TEXT(DAY([.C406]);&quot;00&quot;);[.D$299])" office:value-type="string" office:string-value="http://blog.livedoor.jp/yoshino712/archives/2008-10-16.html" calcext:value-type="string">
            <text:p>http://blog.livedoor.jp/yoshino712/archives/2008-10-16.html</text:p>
          </table:table-cell>
          <table:table-cell/>
          <table:table-cell table:formula="of:=[.C405]+1" office:value-type="date" office:date-value="2008-10-16" calcext:value-type="date">
            <text:p>10/16/08</text:p>
          </table:table-cell>
          <table:table-cell table:number-columns-repeated="2"/>
        </table:table-row>
        <table:table-row table:style-name="ro1">
          <table:table-cell table:formula="of:=COM.MICROSOFT.CONCAT([.B$299];YEAR([.C407]);[.E$299];TEXT(MONTH([.C407]);&quot;00&quot;);[.E$299];TEXT(DAY([.C407]);&quot;00&quot;);[.D$299])" office:value-type="string" office:string-value="http://blog.livedoor.jp/yoshino712/archives/2008-10-17.html" calcext:value-type="string">
            <text:p>http://blog.livedoor.jp/yoshino712/archives/2008-10-17.html</text:p>
          </table:table-cell>
          <table:table-cell/>
          <table:table-cell table:formula="of:=[.C406]+1" office:value-type="date" office:date-value="2008-10-17" calcext:value-type="date">
            <text:p>10/17/08</text:p>
          </table:table-cell>
          <table:table-cell table:number-columns-repeated="2"/>
        </table:table-row>
        <table:table-row table:style-name="ro1">
          <table:table-cell table:formula="of:=COM.MICROSOFT.CONCAT([.B$299];YEAR([.C408]);[.E$299];TEXT(MONTH([.C408]);&quot;00&quot;);[.E$299];TEXT(DAY([.C408]);&quot;00&quot;);[.D$299])" office:value-type="string" office:string-value="http://blog.livedoor.jp/yoshino712/archives/2008-10-18.html" calcext:value-type="string">
            <text:p>http://blog.livedoor.jp/yoshino712/archives/2008-10-18.html</text:p>
          </table:table-cell>
          <table:table-cell/>
          <table:table-cell table:formula="of:=[.C407]+1" office:value-type="date" office:date-value="2008-10-18" calcext:value-type="date">
            <text:p>10/18/08</text:p>
          </table:table-cell>
          <table:table-cell table:number-columns-repeated="2"/>
        </table:table-row>
        <table:table-row table:style-name="ro1">
          <table:table-cell table:formula="of:=COM.MICROSOFT.CONCAT([.B$299];YEAR([.C409]);[.E$299];TEXT(MONTH([.C409]);&quot;00&quot;);[.E$299];TEXT(DAY([.C409]);&quot;00&quot;);[.D$299])" office:value-type="string" office:string-value="http://blog.livedoor.jp/yoshino712/archives/2008-10-19.html" calcext:value-type="string">
            <text:p>http://blog.livedoor.jp/yoshino712/archives/2008-10-19.html</text:p>
          </table:table-cell>
          <table:table-cell/>
          <table:table-cell table:formula="of:=[.C408]+1" office:value-type="date" office:date-value="2008-10-19" calcext:value-type="date">
            <text:p>10/19/08</text:p>
          </table:table-cell>
          <table:table-cell table:number-columns-repeated="2"/>
        </table:table-row>
        <table:table-row table:style-name="ro1">
          <table:table-cell table:formula="of:=COM.MICROSOFT.CONCAT([.B$299];YEAR([.C410]);[.E$299];TEXT(MONTH([.C410]);&quot;00&quot;);[.E$299];TEXT(DAY([.C410]);&quot;00&quot;);[.D$299])" office:value-type="string" office:string-value="http://blog.livedoor.jp/yoshino712/archives/2008-10-20.html" calcext:value-type="string">
            <text:p>http://blog.livedoor.jp/yoshino712/archives/2008-10-20.html</text:p>
          </table:table-cell>
          <table:table-cell/>
          <table:table-cell table:formula="of:=[.C409]+1" office:value-type="date" office:date-value="2008-10-20" calcext:value-type="date">
            <text:p>10/20/08</text:p>
          </table:table-cell>
          <table:table-cell table:number-columns-repeated="2"/>
        </table:table-row>
        <table:table-row table:style-name="ro1">
          <table:table-cell table:formula="of:=COM.MICROSOFT.CONCAT([.B$299];YEAR([.C411]);[.E$299];TEXT(MONTH([.C411]);&quot;00&quot;);[.E$299];TEXT(DAY([.C411]);&quot;00&quot;);[.D$299])" office:value-type="string" office:string-value="http://blog.livedoor.jp/yoshino712/archives/2008-10-21.html" calcext:value-type="string">
            <text:p>http://blog.livedoor.jp/yoshino712/archives/2008-10-21.html</text:p>
          </table:table-cell>
          <table:table-cell/>
          <table:table-cell table:formula="of:=[.C410]+1" office:value-type="date" office:date-value="2008-10-21" calcext:value-type="date">
            <text:p>10/21/08</text:p>
          </table:table-cell>
          <table:table-cell table:number-columns-repeated="2"/>
        </table:table-row>
        <table:table-row table:style-name="ro1">
          <table:table-cell table:formula="of:=COM.MICROSOFT.CONCAT([.B$299];YEAR([.C412]);[.E$299];TEXT(MONTH([.C412]);&quot;00&quot;);[.E$299];TEXT(DAY([.C412]);&quot;00&quot;);[.D$299])" office:value-type="string" office:string-value="http://blog.livedoor.jp/yoshino712/archives/2008-10-22.html" calcext:value-type="string">
            <text:p>http://blog.livedoor.jp/yoshino712/archives/2008-10-22.html</text:p>
          </table:table-cell>
          <table:table-cell/>
          <table:table-cell table:formula="of:=[.C411]+1" office:value-type="date" office:date-value="2008-10-22" calcext:value-type="date">
            <text:p>10/22/08</text:p>
          </table:table-cell>
          <table:table-cell table:number-columns-repeated="2"/>
        </table:table-row>
        <table:table-row table:style-name="ro1">
          <table:table-cell table:formula="of:=COM.MICROSOFT.CONCAT([.B$299];YEAR([.C413]);[.E$299];TEXT(MONTH([.C413]);&quot;00&quot;);[.E$299];TEXT(DAY([.C413]);&quot;00&quot;);[.D$299])" office:value-type="string" office:string-value="http://blog.livedoor.jp/yoshino712/archives/2008-10-23.html" calcext:value-type="string">
            <text:p>http://blog.livedoor.jp/yoshino712/archives/2008-10-23.html</text:p>
          </table:table-cell>
          <table:table-cell/>
          <table:table-cell table:formula="of:=[.C412]+1" office:value-type="date" office:date-value="2008-10-23" calcext:value-type="date">
            <text:p>10/23/08</text:p>
          </table:table-cell>
          <table:table-cell table:number-columns-repeated="2"/>
        </table:table-row>
        <table:table-row table:style-name="ro1">
          <table:table-cell table:formula="of:=COM.MICROSOFT.CONCAT([.B$299];YEAR([.C414]);[.E$299];TEXT(MONTH([.C414]);&quot;00&quot;);[.E$299];TEXT(DAY([.C414]);&quot;00&quot;);[.D$299])" office:value-type="string" office:string-value="http://blog.livedoor.jp/yoshino712/archives/2008-10-24.html" calcext:value-type="string">
            <text:p>http://blog.livedoor.jp/yoshino712/archives/2008-10-24.html</text:p>
          </table:table-cell>
          <table:table-cell/>
          <table:table-cell table:formula="of:=[.C413]+1" office:value-type="date" office:date-value="2008-10-24" calcext:value-type="date">
            <text:p>10/24/08</text:p>
          </table:table-cell>
          <table:table-cell table:number-columns-repeated="2"/>
        </table:table-row>
        <table:table-row table:style-name="ro1">
          <table:table-cell table:formula="of:=COM.MICROSOFT.CONCAT([.B$299];YEAR([.C415]);[.E$299];TEXT(MONTH([.C415]);&quot;00&quot;);[.E$299];TEXT(DAY([.C415]);&quot;00&quot;);[.D$299])" office:value-type="string" office:string-value="http://blog.livedoor.jp/yoshino712/archives/2008-10-25.html" calcext:value-type="string">
            <text:p>http://blog.livedoor.jp/yoshino712/archives/2008-10-25.html</text:p>
          </table:table-cell>
          <table:table-cell/>
          <table:table-cell table:formula="of:=[.C414]+1" office:value-type="date" office:date-value="2008-10-25" calcext:value-type="date">
            <text:p>10/25/08</text:p>
          </table:table-cell>
          <table:table-cell table:number-columns-repeated="2"/>
        </table:table-row>
        <table:table-row table:style-name="ro1">
          <table:table-cell table:formula="of:=COM.MICROSOFT.CONCAT([.B$299];YEAR([.C416]);[.E$299];TEXT(MONTH([.C416]);&quot;00&quot;);[.E$299];TEXT(DAY([.C416]);&quot;00&quot;);[.D$299])" office:value-type="string" office:string-value="http://blog.livedoor.jp/yoshino712/archives/2008-10-26.html" calcext:value-type="string">
            <text:p>http://blog.livedoor.jp/yoshino712/archives/2008-10-26.html</text:p>
          </table:table-cell>
          <table:table-cell/>
          <table:table-cell table:formula="of:=[.C415]+1" office:value-type="date" office:date-value="2008-10-26" calcext:value-type="date">
            <text:p>10/26/08</text:p>
          </table:table-cell>
          <table:table-cell table:number-columns-repeated="2"/>
        </table:table-row>
        <table:table-row table:style-name="ro1">
          <table:table-cell table:formula="of:=COM.MICROSOFT.CONCAT([.B$299];YEAR([.C417]);[.E$299];TEXT(MONTH([.C417]);&quot;00&quot;);[.E$299];TEXT(DAY([.C417]);&quot;00&quot;);[.D$299])" office:value-type="string" office:string-value="http://blog.livedoor.jp/yoshino712/archives/2008-10-27.html" calcext:value-type="string">
            <text:p>http://blog.livedoor.jp/yoshino712/archives/2008-10-27.html</text:p>
          </table:table-cell>
          <table:table-cell/>
          <table:table-cell table:formula="of:=[.C416]+1" office:value-type="date" office:date-value="2008-10-27" calcext:value-type="date">
            <text:p>10/27/08</text:p>
          </table:table-cell>
          <table:table-cell table:number-columns-repeated="2"/>
        </table:table-row>
        <table:table-row table:style-name="ro1">
          <table:table-cell table:formula="of:=COM.MICROSOFT.CONCAT([.B$299];YEAR([.C418]);[.E$299];TEXT(MONTH([.C418]);&quot;00&quot;);[.E$299];TEXT(DAY([.C418]);&quot;00&quot;);[.D$299])" office:value-type="string" office:string-value="http://blog.livedoor.jp/yoshino712/archives/2008-10-28.html" calcext:value-type="string">
            <text:p>http://blog.livedoor.jp/yoshino712/archives/2008-10-28.html</text:p>
          </table:table-cell>
          <table:table-cell/>
          <table:table-cell table:formula="of:=[.C417]+1" office:value-type="date" office:date-value="2008-10-28" calcext:value-type="date">
            <text:p>10/28/08</text:p>
          </table:table-cell>
          <table:table-cell table:number-columns-repeated="2"/>
        </table:table-row>
        <table:table-row table:style-name="ro1">
          <table:table-cell table:formula="of:=COM.MICROSOFT.CONCAT([.B$299];YEAR([.C419]);[.E$299];TEXT(MONTH([.C419]);&quot;00&quot;);[.E$299];TEXT(DAY([.C419]);&quot;00&quot;);[.D$299])" office:value-type="string" office:string-value="http://blog.livedoor.jp/yoshino712/archives/2008-10-29.html" calcext:value-type="string">
            <text:p>http://blog.livedoor.jp/yoshino712/archives/2008-10-29.html</text:p>
          </table:table-cell>
          <table:table-cell/>
          <table:table-cell table:formula="of:=[.C418]+1" office:value-type="date" office:date-value="2008-10-29" calcext:value-type="date">
            <text:p>10/29/08</text:p>
          </table:table-cell>
          <table:table-cell table:number-columns-repeated="2"/>
        </table:table-row>
        <table:table-row table:style-name="ro1">
          <table:table-cell table:formula="of:=COM.MICROSOFT.CONCAT([.B$299];YEAR([.C420]);[.E$299];TEXT(MONTH([.C420]);&quot;00&quot;);[.E$299];TEXT(DAY([.C420]);&quot;00&quot;);[.D$299])" office:value-type="string" office:string-value="http://blog.livedoor.jp/yoshino712/archives/2008-10-30.html" calcext:value-type="string">
            <text:p>http://blog.livedoor.jp/yoshino712/archives/2008-10-30.html</text:p>
          </table:table-cell>
          <table:table-cell/>
          <table:table-cell table:formula="of:=[.C419]+1" office:value-type="date" office:date-value="2008-10-30" calcext:value-type="date">
            <text:p>10/30/08</text:p>
          </table:table-cell>
          <table:table-cell table:number-columns-repeated="2"/>
        </table:table-row>
        <table:table-row table:style-name="ro1">
          <table:table-cell table:formula="of:=COM.MICROSOFT.CONCAT([.B$299];YEAR([.C421]);[.E$299];TEXT(MONTH([.C421]);&quot;00&quot;);[.E$299];TEXT(DAY([.C421]);&quot;00&quot;);[.D$299])" office:value-type="string" office:string-value="http://blog.livedoor.jp/yoshino712/archives/2008-10-31.html" calcext:value-type="string">
            <text:p>http://blog.livedoor.jp/yoshino712/archives/2008-10-31.html</text:p>
          </table:table-cell>
          <table:table-cell/>
          <table:table-cell table:formula="of:=[.C420]+1" office:value-type="date" office:date-value="2008-10-31" calcext:value-type="date">
            <text:p>10/31/08</text:p>
          </table:table-cell>
          <table:table-cell table:number-columns-repeated="2"/>
        </table:table-row>
        <table:table-row table:style-name="ro1">
          <table:table-cell table:formula="of:=COM.MICROSOFT.CONCAT([.B$299];YEAR([.C422]);[.E$299];TEXT(MONTH([.C422]);&quot;00&quot;);[.E$299];TEXT(DAY([.C422]);&quot;00&quot;);[.D$299])" office:value-type="string" office:string-value="http://blog.livedoor.jp/yoshino712/archives/2008-11-01.html" calcext:value-type="string">
            <text:p>http://blog.livedoor.jp/yoshino712/archives/2008-11-01.html</text:p>
          </table:table-cell>
          <table:table-cell/>
          <table:table-cell table:formula="of:=[.C421]+1" office:value-type="date" office:date-value="2008-11-01" calcext:value-type="date">
            <text:p>11/01/08</text:p>
          </table:table-cell>
          <table:table-cell table:number-columns-repeated="2"/>
        </table:table-row>
        <table:table-row table:style-name="ro1">
          <table:table-cell table:formula="of:=COM.MICROSOFT.CONCAT([.B$299];YEAR([.C423]);[.E$299];TEXT(MONTH([.C423]);&quot;00&quot;);[.E$299];TEXT(DAY([.C423]);&quot;00&quot;);[.D$299])" office:value-type="string" office:string-value="http://blog.livedoor.jp/yoshino712/archives/2008-11-02.html" calcext:value-type="string">
            <text:p>http://blog.livedoor.jp/yoshino712/archives/2008-11-02.html</text:p>
          </table:table-cell>
          <table:table-cell/>
          <table:table-cell table:formula="of:=[.C422]+1" office:value-type="date" office:date-value="2008-11-02" calcext:value-type="date">
            <text:p>11/02/08</text:p>
          </table:table-cell>
          <table:table-cell table:number-columns-repeated="2"/>
        </table:table-row>
        <table:table-row table:style-name="ro1">
          <table:table-cell table:formula="of:=COM.MICROSOFT.CONCAT([.B$299];YEAR([.C424]);[.E$299];TEXT(MONTH([.C424]);&quot;00&quot;);[.E$299];TEXT(DAY([.C424]);&quot;00&quot;);[.D$299])" office:value-type="string" office:string-value="http://blog.livedoor.jp/yoshino712/archives/2008-11-03.html" calcext:value-type="string">
            <text:p>http://blog.livedoor.jp/yoshino712/archives/2008-11-03.html</text:p>
          </table:table-cell>
          <table:table-cell/>
          <table:table-cell table:formula="of:=[.C423]+1" office:value-type="date" office:date-value="2008-11-03" calcext:value-type="date">
            <text:p>11/03/08</text:p>
          </table:table-cell>
          <table:table-cell table:number-columns-repeated="2"/>
        </table:table-row>
        <table:table-row table:style-name="ro1">
          <table:table-cell table:formula="of:=COM.MICROSOFT.CONCAT([.B$299];YEAR([.C425]);[.E$299];TEXT(MONTH([.C425]);&quot;00&quot;);[.E$299];TEXT(DAY([.C425]);&quot;00&quot;);[.D$299])" office:value-type="string" office:string-value="http://blog.livedoor.jp/yoshino712/archives/2008-11-04.html" calcext:value-type="string">
            <text:p>http://blog.livedoor.jp/yoshino712/archives/2008-11-04.html</text:p>
          </table:table-cell>
          <table:table-cell/>
          <table:table-cell table:formula="of:=[.C424]+1" office:value-type="date" office:date-value="2008-11-04" calcext:value-type="date">
            <text:p>11/04/08</text:p>
          </table:table-cell>
          <table:table-cell table:number-columns-repeated="2"/>
        </table:table-row>
        <table:table-row table:style-name="ro1">
          <table:table-cell table:formula="of:=COM.MICROSOFT.CONCAT([.B$299];YEAR([.C426]);[.E$299];TEXT(MONTH([.C426]);&quot;00&quot;);[.E$299];TEXT(DAY([.C426]);&quot;00&quot;);[.D$299])" office:value-type="string" office:string-value="http://blog.livedoor.jp/yoshino712/archives/2008-11-05.html" calcext:value-type="string">
            <text:p>http://blog.livedoor.jp/yoshino712/archives/2008-11-05.html</text:p>
          </table:table-cell>
          <table:table-cell/>
          <table:table-cell table:formula="of:=[.C425]+1" office:value-type="date" office:date-value="2008-11-05" calcext:value-type="date">
            <text:p>11/05/08</text:p>
          </table:table-cell>
          <table:table-cell table:number-columns-repeated="2"/>
        </table:table-row>
        <table:table-row table:style-name="ro1">
          <table:table-cell table:formula="of:=COM.MICROSOFT.CONCAT([.B$299];YEAR([.C427]);[.E$299];TEXT(MONTH([.C427]);&quot;00&quot;);[.E$299];TEXT(DAY([.C427]);&quot;00&quot;);[.D$299])" office:value-type="string" office:string-value="http://blog.livedoor.jp/yoshino712/archives/2008-11-06.html" calcext:value-type="string">
            <text:p>http://blog.livedoor.jp/yoshino712/archives/2008-11-06.html</text:p>
          </table:table-cell>
          <table:table-cell/>
          <table:table-cell table:formula="of:=[.C426]+1" office:value-type="date" office:date-value="2008-11-06" calcext:value-type="date">
            <text:p>11/06/08</text:p>
          </table:table-cell>
          <table:table-cell table:number-columns-repeated="2"/>
        </table:table-row>
        <table:table-row table:style-name="ro1">
          <table:table-cell table:formula="of:=COM.MICROSOFT.CONCAT([.B$299];YEAR([.C428]);[.E$299];TEXT(MONTH([.C428]);&quot;00&quot;);[.E$299];TEXT(DAY([.C428]);&quot;00&quot;);[.D$299])" office:value-type="string" office:string-value="http://blog.livedoor.jp/yoshino712/archives/2008-11-07.html" calcext:value-type="string">
            <text:p>http://blog.livedoor.jp/yoshino712/archives/2008-11-07.html</text:p>
          </table:table-cell>
          <table:table-cell/>
          <table:table-cell table:formula="of:=[.C427]+1" office:value-type="date" office:date-value="2008-11-07" calcext:value-type="date">
            <text:p>11/07/08</text:p>
          </table:table-cell>
          <table:table-cell table:number-columns-repeated="2"/>
        </table:table-row>
        <table:table-row table:style-name="ro1">
          <table:table-cell table:formula="of:=COM.MICROSOFT.CONCAT([.B$299];YEAR([.C429]);[.E$299];TEXT(MONTH([.C429]);&quot;00&quot;);[.E$299];TEXT(DAY([.C429]);&quot;00&quot;);[.D$299])" office:value-type="string" office:string-value="http://blog.livedoor.jp/yoshino712/archives/2008-11-08.html" calcext:value-type="string">
            <text:p>http://blog.livedoor.jp/yoshino712/archives/2008-11-08.html</text:p>
          </table:table-cell>
          <table:table-cell/>
          <table:table-cell table:formula="of:=[.C428]+1" office:value-type="date" office:date-value="2008-11-08" calcext:value-type="date">
            <text:p>11/08/08</text:p>
          </table:table-cell>
          <table:table-cell table:number-columns-repeated="2"/>
        </table:table-row>
        <table:table-row table:style-name="ro1">
          <table:table-cell table:formula="of:=COM.MICROSOFT.CONCAT([.B$299];YEAR([.C430]);[.E$299];TEXT(MONTH([.C430]);&quot;00&quot;);[.E$299];TEXT(DAY([.C430]);&quot;00&quot;);[.D$299])" office:value-type="string" office:string-value="http://blog.livedoor.jp/yoshino712/archives/2008-11-09.html" calcext:value-type="string">
            <text:p>http://blog.livedoor.jp/yoshino712/archives/2008-11-09.html</text:p>
          </table:table-cell>
          <table:table-cell/>
          <table:table-cell table:formula="of:=[.C429]+1" office:value-type="date" office:date-value="2008-11-09" calcext:value-type="date">
            <text:p>11/09/08</text:p>
          </table:table-cell>
          <table:table-cell table:number-columns-repeated="2"/>
        </table:table-row>
        <table:table-row table:style-name="ro1">
          <table:table-cell table:formula="of:=COM.MICROSOFT.CONCAT([.B$299];YEAR([.C431]);[.E$299];TEXT(MONTH([.C431]);&quot;00&quot;);[.E$299];TEXT(DAY([.C431]);&quot;00&quot;);[.D$299])" office:value-type="string" office:string-value="http://blog.livedoor.jp/yoshino712/archives/2008-11-10.html" calcext:value-type="string">
            <text:p>http://blog.livedoor.jp/yoshino712/archives/2008-11-10.html</text:p>
          </table:table-cell>
          <table:table-cell/>
          <table:table-cell table:formula="of:=[.C430]+1" office:value-type="date" office:date-value="2008-11-10" calcext:value-type="date">
            <text:p>11/10/08</text:p>
          </table:table-cell>
          <table:table-cell table:number-columns-repeated="2"/>
        </table:table-row>
        <table:table-row table:style-name="ro1">
          <table:table-cell table:formula="of:=COM.MICROSOFT.CONCAT([.B$299];YEAR([.C432]);[.E$299];TEXT(MONTH([.C432]);&quot;00&quot;);[.E$299];TEXT(DAY([.C432]);&quot;00&quot;);[.D$299])" office:value-type="string" office:string-value="http://blog.livedoor.jp/yoshino712/archives/2008-11-11.html" calcext:value-type="string">
            <text:p>http://blog.livedoor.jp/yoshino712/archives/2008-11-11.html</text:p>
          </table:table-cell>
          <table:table-cell/>
          <table:table-cell table:formula="of:=[.C431]+1" office:value-type="date" office:date-value="2008-11-11" calcext:value-type="date">
            <text:p>11/11/08</text:p>
          </table:table-cell>
          <table:table-cell table:number-columns-repeated="2"/>
        </table:table-row>
        <table:table-row table:style-name="ro1">
          <table:table-cell table:formula="of:=COM.MICROSOFT.CONCAT([.B$299];YEAR([.C433]);[.E$299];TEXT(MONTH([.C433]);&quot;00&quot;);[.E$299];TEXT(DAY([.C433]);&quot;00&quot;);[.D$299])" office:value-type="string" office:string-value="http://blog.livedoor.jp/yoshino712/archives/2008-11-12.html" calcext:value-type="string">
            <text:p>http://blog.livedoor.jp/yoshino712/archives/2008-11-12.html</text:p>
          </table:table-cell>
          <table:table-cell/>
          <table:table-cell table:formula="of:=[.C432]+1" office:value-type="date" office:date-value="2008-11-12" calcext:value-type="date">
            <text:p>11/12/08</text:p>
          </table:table-cell>
          <table:table-cell table:number-columns-repeated="2"/>
        </table:table-row>
        <table:table-row table:style-name="ro1">
          <table:table-cell table:formula="of:=COM.MICROSOFT.CONCAT([.B$299];YEAR([.C434]);[.E$299];TEXT(MONTH([.C434]);&quot;00&quot;);[.E$299];TEXT(DAY([.C434]);&quot;00&quot;);[.D$299])" office:value-type="string" office:string-value="http://blog.livedoor.jp/yoshino712/archives/2008-11-13.html" calcext:value-type="string">
            <text:p>http://blog.livedoor.jp/yoshino712/archives/2008-11-13.html</text:p>
          </table:table-cell>
          <table:table-cell/>
          <table:table-cell table:formula="of:=[.C433]+1" office:value-type="date" office:date-value="2008-11-13" calcext:value-type="date">
            <text:p>11/13/08</text:p>
          </table:table-cell>
          <table:table-cell table:number-columns-repeated="2"/>
        </table:table-row>
        <table:table-row table:style-name="ro1">
          <table:table-cell table:formula="of:=COM.MICROSOFT.CONCAT([.B$299];YEAR([.C435]);[.E$299];TEXT(MONTH([.C435]);&quot;00&quot;);[.E$299];TEXT(DAY([.C435]);&quot;00&quot;);[.D$299])" office:value-type="string" office:string-value="http://blog.livedoor.jp/yoshino712/archives/2008-11-14.html" calcext:value-type="string">
            <text:p>http://blog.livedoor.jp/yoshino712/archives/2008-11-14.html</text:p>
          </table:table-cell>
          <table:table-cell/>
          <table:table-cell table:formula="of:=[.C434]+1" office:value-type="date" office:date-value="2008-11-14" calcext:value-type="date">
            <text:p>11/14/08</text:p>
          </table:table-cell>
          <table:table-cell table:number-columns-repeated="2"/>
        </table:table-row>
        <table:table-row table:style-name="ro1">
          <table:table-cell table:formula="of:=COM.MICROSOFT.CONCAT([.B$299];YEAR([.C436]);[.E$299];TEXT(MONTH([.C436]);&quot;00&quot;);[.E$299];TEXT(DAY([.C436]);&quot;00&quot;);[.D$299])" office:value-type="string" office:string-value="http://blog.livedoor.jp/yoshino712/archives/2008-11-15.html" calcext:value-type="string">
            <text:p>http://blog.livedoor.jp/yoshino712/archives/2008-11-15.html</text:p>
          </table:table-cell>
          <table:table-cell/>
          <table:table-cell table:formula="of:=[.C435]+1" office:value-type="date" office:date-value="2008-11-15" calcext:value-type="date">
            <text:p>11/15/08</text:p>
          </table:table-cell>
          <table:table-cell table:number-columns-repeated="2"/>
        </table:table-row>
        <table:table-row table:style-name="ro1">
          <table:table-cell table:formula="of:=COM.MICROSOFT.CONCAT([.B$299];YEAR([.C437]);[.E$299];TEXT(MONTH([.C437]);&quot;00&quot;);[.E$299];TEXT(DAY([.C437]);&quot;00&quot;);[.D$299])" office:value-type="string" office:string-value="http://blog.livedoor.jp/yoshino712/archives/2008-11-16.html" calcext:value-type="string">
            <text:p>http://blog.livedoor.jp/yoshino712/archives/2008-11-16.html</text:p>
          </table:table-cell>
          <table:table-cell/>
          <table:table-cell table:formula="of:=[.C436]+1" office:value-type="date" office:date-value="2008-11-16" calcext:value-type="date">
            <text:p>11/16/08</text:p>
          </table:table-cell>
          <table:table-cell table:number-columns-repeated="2"/>
        </table:table-row>
        <table:table-row table:style-name="ro1">
          <table:table-cell table:formula="of:=COM.MICROSOFT.CONCAT([.B$299];YEAR([.C438]);[.E$299];TEXT(MONTH([.C438]);&quot;00&quot;);[.E$299];TEXT(DAY([.C438]);&quot;00&quot;);[.D$299])" office:value-type="string" office:string-value="http://blog.livedoor.jp/yoshino712/archives/2008-11-17.html" calcext:value-type="string">
            <text:p>http://blog.livedoor.jp/yoshino712/archives/2008-11-17.html</text:p>
          </table:table-cell>
          <table:table-cell/>
          <table:table-cell table:formula="of:=[.C437]+1" office:value-type="date" office:date-value="2008-11-17" calcext:value-type="date">
            <text:p>11/17/08</text:p>
          </table:table-cell>
          <table:table-cell table:number-columns-repeated="2"/>
        </table:table-row>
        <table:table-row table:style-name="ro1">
          <table:table-cell table:formula="of:=COM.MICROSOFT.CONCAT([.B$299];YEAR([.C439]);[.E$299];TEXT(MONTH([.C439]);&quot;00&quot;);[.E$299];TEXT(DAY([.C439]);&quot;00&quot;);[.D$299])" office:value-type="string" office:string-value="http://blog.livedoor.jp/yoshino712/archives/2008-11-18.html" calcext:value-type="string">
            <text:p>http://blog.livedoor.jp/yoshino712/archives/2008-11-18.html</text:p>
          </table:table-cell>
          <table:table-cell/>
          <table:table-cell table:formula="of:=[.C438]+1" office:value-type="date" office:date-value="2008-11-18" calcext:value-type="date">
            <text:p>11/18/08</text:p>
          </table:table-cell>
          <table:table-cell table:number-columns-repeated="2"/>
        </table:table-row>
        <table:table-row table:style-name="ro1">
          <table:table-cell table:formula="of:=COM.MICROSOFT.CONCAT([.B$299];YEAR([.C440]);[.E$299];TEXT(MONTH([.C440]);&quot;00&quot;);[.E$299];TEXT(DAY([.C440]);&quot;00&quot;);[.D$299])" office:value-type="string" office:string-value="http://blog.livedoor.jp/yoshino712/archives/2008-11-19.html" calcext:value-type="string">
            <text:p>http://blog.livedoor.jp/yoshino712/archives/2008-11-19.html</text:p>
          </table:table-cell>
          <table:table-cell/>
          <table:table-cell table:formula="of:=[.C439]+1" office:value-type="date" office:date-value="2008-11-19" calcext:value-type="date">
            <text:p>11/19/08</text:p>
          </table:table-cell>
          <table:table-cell table:number-columns-repeated="2"/>
        </table:table-row>
        <table:table-row table:style-name="ro1">
          <table:table-cell table:formula="of:=COM.MICROSOFT.CONCAT([.B$299];YEAR([.C441]);[.E$299];TEXT(MONTH([.C441]);&quot;00&quot;);[.E$299];TEXT(DAY([.C441]);&quot;00&quot;);[.D$299])" office:value-type="string" office:string-value="http://blog.livedoor.jp/yoshino712/archives/2008-11-20.html" calcext:value-type="string">
            <text:p>http://blog.livedoor.jp/yoshino712/archives/2008-11-20.html</text:p>
          </table:table-cell>
          <table:table-cell/>
          <table:table-cell table:formula="of:=[.C440]+1" office:value-type="date" office:date-value="2008-11-20" calcext:value-type="date">
            <text:p>11/20/08</text:p>
          </table:table-cell>
          <table:table-cell table:number-columns-repeated="2"/>
        </table:table-row>
        <table:table-row table:style-name="ro1">
          <table:table-cell table:formula="of:=COM.MICROSOFT.CONCAT([.B$299];YEAR([.C442]);[.E$299];TEXT(MONTH([.C442]);&quot;00&quot;);[.E$299];TEXT(DAY([.C442]);&quot;00&quot;);[.D$299])" office:value-type="string" office:string-value="http://blog.livedoor.jp/yoshino712/archives/2008-11-21.html" calcext:value-type="string">
            <text:p>http://blog.livedoor.jp/yoshino712/archives/2008-11-21.html</text:p>
          </table:table-cell>
          <table:table-cell/>
          <table:table-cell table:formula="of:=[.C441]+1" office:value-type="date" office:date-value="2008-11-21" calcext:value-type="date">
            <text:p>11/21/08</text:p>
          </table:table-cell>
          <table:table-cell table:number-columns-repeated="2"/>
        </table:table-row>
        <table:table-row table:style-name="ro1">
          <table:table-cell table:formula="of:=COM.MICROSOFT.CONCAT([.B$299];YEAR([.C443]);[.E$299];TEXT(MONTH([.C443]);&quot;00&quot;);[.E$299];TEXT(DAY([.C443]);&quot;00&quot;);[.D$299])" office:value-type="string" office:string-value="http://blog.livedoor.jp/yoshino712/archives/2008-11-22.html" calcext:value-type="string">
            <text:p>http://blog.livedoor.jp/yoshino712/archives/2008-11-22.html</text:p>
          </table:table-cell>
          <table:table-cell/>
          <table:table-cell table:formula="of:=[.C442]+1" office:value-type="date" office:date-value="2008-11-22" calcext:value-type="date">
            <text:p>11/22/08</text:p>
          </table:table-cell>
          <table:table-cell table:number-columns-repeated="2"/>
        </table:table-row>
        <table:table-row table:style-name="ro1">
          <table:table-cell table:formula="of:=COM.MICROSOFT.CONCAT([.B$299];YEAR([.C444]);[.E$299];TEXT(MONTH([.C444]);&quot;00&quot;);[.E$299];TEXT(DAY([.C444]);&quot;00&quot;);[.D$299])" office:value-type="string" office:string-value="http://blog.livedoor.jp/yoshino712/archives/2008-11-23.html" calcext:value-type="string">
            <text:p>http://blog.livedoor.jp/yoshino712/archives/2008-11-23.html</text:p>
          </table:table-cell>
          <table:table-cell/>
          <table:table-cell table:formula="of:=[.C443]+1" office:value-type="date" office:date-value="2008-11-23" calcext:value-type="date">
            <text:p>11/23/08</text:p>
          </table:table-cell>
          <table:table-cell table:number-columns-repeated="2"/>
        </table:table-row>
        <table:table-row table:style-name="ro1">
          <table:table-cell table:formula="of:=COM.MICROSOFT.CONCAT([.B$299];YEAR([.C445]);[.E$299];TEXT(MONTH([.C445]);&quot;00&quot;);[.E$299];TEXT(DAY([.C445]);&quot;00&quot;);[.D$299])" office:value-type="string" office:string-value="http://blog.livedoor.jp/yoshino712/archives/2008-11-24.html" calcext:value-type="string">
            <text:p>http://blog.livedoor.jp/yoshino712/archives/2008-11-24.html</text:p>
          </table:table-cell>
          <table:table-cell/>
          <table:table-cell table:formula="of:=[.C444]+1" office:value-type="date" office:date-value="2008-11-24" calcext:value-type="date">
            <text:p>11/24/08</text:p>
          </table:table-cell>
          <table:table-cell table:number-columns-repeated="2"/>
        </table:table-row>
        <table:table-row table:style-name="ro1">
          <table:table-cell table:formula="of:=COM.MICROSOFT.CONCAT([.B$299];YEAR([.C446]);[.E$299];TEXT(MONTH([.C446]);&quot;00&quot;);[.E$299];TEXT(DAY([.C446]);&quot;00&quot;);[.D$299])" office:value-type="string" office:string-value="http://blog.livedoor.jp/yoshino712/archives/2008-11-25.html" calcext:value-type="string">
            <text:p>http://blog.livedoor.jp/yoshino712/archives/2008-11-25.html</text:p>
          </table:table-cell>
          <table:table-cell/>
          <table:table-cell table:formula="of:=[.C445]+1" office:value-type="date" office:date-value="2008-11-25" calcext:value-type="date">
            <text:p>11/25/08</text:p>
          </table:table-cell>
          <table:table-cell table:number-columns-repeated="2"/>
        </table:table-row>
        <table:table-row table:style-name="ro1">
          <table:table-cell table:formula="of:=COM.MICROSOFT.CONCAT([.B$299];YEAR([.C447]);[.E$299];TEXT(MONTH([.C447]);&quot;00&quot;);[.E$299];TEXT(DAY([.C447]);&quot;00&quot;);[.D$299])" office:value-type="string" office:string-value="http://blog.livedoor.jp/yoshino712/archives/2008-11-26.html" calcext:value-type="string">
            <text:p>http://blog.livedoor.jp/yoshino712/archives/2008-11-26.html</text:p>
          </table:table-cell>
          <table:table-cell/>
          <table:table-cell table:formula="of:=[.C446]+1" office:value-type="date" office:date-value="2008-11-26" calcext:value-type="date">
            <text:p>11/26/08</text:p>
          </table:table-cell>
          <table:table-cell table:number-columns-repeated="2"/>
        </table:table-row>
        <table:table-row table:style-name="ro1">
          <table:table-cell table:formula="of:=COM.MICROSOFT.CONCAT([.B$299];YEAR([.C448]);[.E$299];TEXT(MONTH([.C448]);&quot;00&quot;);[.E$299];TEXT(DAY([.C448]);&quot;00&quot;);[.D$299])" office:value-type="string" office:string-value="http://blog.livedoor.jp/yoshino712/archives/2008-11-27.html" calcext:value-type="string">
            <text:p>http://blog.livedoor.jp/yoshino712/archives/2008-11-27.html</text:p>
          </table:table-cell>
          <table:table-cell/>
          <table:table-cell table:formula="of:=[.C447]+1" office:value-type="date" office:date-value="2008-11-27" calcext:value-type="date">
            <text:p>11/27/08</text:p>
          </table:table-cell>
          <table:table-cell table:number-columns-repeated="2"/>
        </table:table-row>
        <table:table-row table:style-name="ro1">
          <table:table-cell table:formula="of:=COM.MICROSOFT.CONCAT([.B$299];YEAR([.C449]);[.E$299];TEXT(MONTH([.C449]);&quot;00&quot;);[.E$299];TEXT(DAY([.C449]);&quot;00&quot;);[.D$299])" office:value-type="string" office:string-value="http://blog.livedoor.jp/yoshino712/archives/2008-11-28.html" calcext:value-type="string">
            <text:p>http://blog.livedoor.jp/yoshino712/archives/2008-11-28.html</text:p>
          </table:table-cell>
          <table:table-cell/>
          <table:table-cell table:formula="of:=[.C448]+1" office:value-type="date" office:date-value="2008-11-28" calcext:value-type="date">
            <text:p>11/28/08</text:p>
          </table:table-cell>
          <table:table-cell table:number-columns-repeated="2"/>
        </table:table-row>
        <table:table-row table:style-name="ro1">
          <table:table-cell table:formula="of:=COM.MICROSOFT.CONCAT([.B$299];YEAR([.C450]);[.E$299];TEXT(MONTH([.C450]);&quot;00&quot;);[.E$299];TEXT(DAY([.C450]);&quot;00&quot;);[.D$299])" office:value-type="string" office:string-value="http://blog.livedoor.jp/yoshino712/archives/2008-11-29.html" calcext:value-type="string">
            <text:p>http://blog.livedoor.jp/yoshino712/archives/2008-11-29.html</text:p>
          </table:table-cell>
          <table:table-cell/>
          <table:table-cell table:formula="of:=[.C449]+1" office:value-type="date" office:date-value="2008-11-29" calcext:value-type="date">
            <text:p>11/29/08</text:p>
          </table:table-cell>
          <table:table-cell table:number-columns-repeated="2"/>
        </table:table-row>
        <table:table-row table:style-name="ro1">
          <table:table-cell table:formula="of:=COM.MICROSOFT.CONCAT([.B$299];YEAR([.C451]);[.E$299];TEXT(MONTH([.C451]);&quot;00&quot;);[.E$299];TEXT(DAY([.C451]);&quot;00&quot;);[.D$299])" office:value-type="string" office:string-value="http://blog.livedoor.jp/yoshino712/archives/2008-11-30.html" calcext:value-type="string">
            <text:p>http://blog.livedoor.jp/yoshino712/archives/2008-11-30.html</text:p>
          </table:table-cell>
          <table:table-cell/>
          <table:table-cell table:formula="of:=[.C450]+1" office:value-type="date" office:date-value="2008-11-30" calcext:value-type="date">
            <text:p>11/30/08</text:p>
          </table:table-cell>
          <table:table-cell table:number-columns-repeated="2"/>
        </table:table-row>
        <table:table-row table:style-name="ro1">
          <table:table-cell table:formula="of:=COM.MICROSOFT.CONCAT([.B$299];YEAR([.C452]);[.E$299];TEXT(MONTH([.C452]);&quot;00&quot;);[.E$299];TEXT(DAY([.C452]);&quot;00&quot;);[.D$299])" office:value-type="string" office:string-value="http://blog.livedoor.jp/yoshino712/archives/2008-12-01.html" calcext:value-type="string">
            <text:p>http://blog.livedoor.jp/yoshino712/archives/2008-12-01.html</text:p>
          </table:table-cell>
          <table:table-cell/>
          <table:table-cell table:formula="of:=[.C451]+1" office:value-type="date" office:date-value="2008-12-01" calcext:value-type="date">
            <text:p>12/01/08</text:p>
          </table:table-cell>
          <table:table-cell table:number-columns-repeated="2"/>
        </table:table-row>
        <table:table-row table:style-name="ro1">
          <table:table-cell table:formula="of:=COM.MICROSOFT.CONCAT([.B$299];YEAR([.C453]);[.E$299];TEXT(MONTH([.C453]);&quot;00&quot;);[.E$299];TEXT(DAY([.C453]);&quot;00&quot;);[.D$299])" office:value-type="string" office:string-value="http://blog.livedoor.jp/yoshino712/archives/2008-12-02.html" calcext:value-type="string">
            <text:p>http://blog.livedoor.jp/yoshino712/archives/2008-12-02.html</text:p>
          </table:table-cell>
          <table:table-cell/>
          <table:table-cell table:formula="of:=[.C452]+1" office:value-type="date" office:date-value="2008-12-02" calcext:value-type="date">
            <text:p>12/02/08</text:p>
          </table:table-cell>
          <table:table-cell table:number-columns-repeated="2"/>
        </table:table-row>
        <table:table-row table:style-name="ro1">
          <table:table-cell table:formula="of:=COM.MICROSOFT.CONCAT([.B$299];YEAR([.C454]);[.E$299];TEXT(MONTH([.C454]);&quot;00&quot;);[.E$299];TEXT(DAY([.C454]);&quot;00&quot;);[.D$299])" office:value-type="string" office:string-value="http://blog.livedoor.jp/yoshino712/archives/2008-12-03.html" calcext:value-type="string">
            <text:p>http://blog.livedoor.jp/yoshino712/archives/2008-12-03.html</text:p>
          </table:table-cell>
          <table:table-cell/>
          <table:table-cell table:formula="of:=[.C453]+1" office:value-type="date" office:date-value="2008-12-03" calcext:value-type="date">
            <text:p>12/03/08</text:p>
          </table:table-cell>
          <table:table-cell table:number-columns-repeated="2"/>
        </table:table-row>
        <table:table-row table:style-name="ro1">
          <table:table-cell table:formula="of:=COM.MICROSOFT.CONCAT([.B$299];YEAR([.C455]);[.E$299];TEXT(MONTH([.C455]);&quot;00&quot;);[.E$299];TEXT(DAY([.C455]);&quot;00&quot;);[.D$299])" office:value-type="string" office:string-value="http://blog.livedoor.jp/yoshino712/archives/2008-12-04.html" calcext:value-type="string">
            <text:p>http://blog.livedoor.jp/yoshino712/archives/2008-12-04.html</text:p>
          </table:table-cell>
          <table:table-cell/>
          <table:table-cell table:formula="of:=[.C454]+1" office:value-type="date" office:date-value="2008-12-04" calcext:value-type="date">
            <text:p>12/04/08</text:p>
          </table:table-cell>
          <table:table-cell table:number-columns-repeated="2"/>
        </table:table-row>
        <table:table-row table:style-name="ro1">
          <table:table-cell table:formula="of:=COM.MICROSOFT.CONCAT([.B$299];YEAR([.C456]);[.E$299];TEXT(MONTH([.C456]);&quot;00&quot;);[.E$299];TEXT(DAY([.C456]);&quot;00&quot;);[.D$299])" office:value-type="string" office:string-value="http://blog.livedoor.jp/yoshino712/archives/2008-12-05.html" calcext:value-type="string">
            <text:p>http://blog.livedoor.jp/yoshino712/archives/2008-12-05.html</text:p>
          </table:table-cell>
          <table:table-cell/>
          <table:table-cell table:formula="of:=[.C455]+1" office:value-type="date" office:date-value="2008-12-05" calcext:value-type="date">
            <text:p>12/05/08</text:p>
          </table:table-cell>
          <table:table-cell table:number-columns-repeated="2"/>
        </table:table-row>
        <table:table-row table:style-name="ro1">
          <table:table-cell table:formula="of:=COM.MICROSOFT.CONCAT([.B$299];YEAR([.C457]);[.E$299];TEXT(MONTH([.C457]);&quot;00&quot;);[.E$299];TEXT(DAY([.C457]);&quot;00&quot;);[.D$299])" office:value-type="string" office:string-value="http://blog.livedoor.jp/yoshino712/archives/2008-12-06.html" calcext:value-type="string">
            <text:p>http://blog.livedoor.jp/yoshino712/archives/2008-12-06.html</text:p>
          </table:table-cell>
          <table:table-cell/>
          <table:table-cell table:formula="of:=[.C456]+1" office:value-type="date" office:date-value="2008-12-06" calcext:value-type="date">
            <text:p>12/06/08</text:p>
          </table:table-cell>
          <table:table-cell table:number-columns-repeated="2"/>
        </table:table-row>
        <table:table-row table:style-name="ro1">
          <table:table-cell table:formula="of:=COM.MICROSOFT.CONCAT([.B$299];YEAR([.C458]);[.E$299];TEXT(MONTH([.C458]);&quot;00&quot;);[.E$299];TEXT(DAY([.C458]);&quot;00&quot;);[.D$299])" office:value-type="string" office:string-value="http://blog.livedoor.jp/yoshino712/archives/2008-12-07.html" calcext:value-type="string">
            <text:p>http://blog.livedoor.jp/yoshino712/archives/2008-12-07.html</text:p>
          </table:table-cell>
          <table:table-cell/>
          <table:table-cell table:formula="of:=[.C457]+1" office:value-type="date" office:date-value="2008-12-07" calcext:value-type="date">
            <text:p>12/07/08</text:p>
          </table:table-cell>
          <table:table-cell table:number-columns-repeated="2"/>
        </table:table-row>
        <table:table-row table:style-name="ro1">
          <table:table-cell table:formula="of:=COM.MICROSOFT.CONCAT([.B$299];YEAR([.C459]);[.E$299];TEXT(MONTH([.C459]);&quot;00&quot;);[.E$299];TEXT(DAY([.C459]);&quot;00&quot;);[.D$299])" office:value-type="string" office:string-value="http://blog.livedoor.jp/yoshino712/archives/2008-12-08.html" calcext:value-type="string">
            <text:p>http://blog.livedoor.jp/yoshino712/archives/2008-12-08.html</text:p>
          </table:table-cell>
          <table:table-cell/>
          <table:table-cell table:formula="of:=[.C458]+1" office:value-type="date" office:date-value="2008-12-08" calcext:value-type="date">
            <text:p>12/08/08</text:p>
          </table:table-cell>
          <table:table-cell table:number-columns-repeated="2"/>
        </table:table-row>
        <table:table-row table:style-name="ro1">
          <table:table-cell table:formula="of:=COM.MICROSOFT.CONCAT([.B$299];YEAR([.C460]);[.E$299];TEXT(MONTH([.C460]);&quot;00&quot;);[.E$299];TEXT(DAY([.C460]);&quot;00&quot;);[.D$299])" office:value-type="string" office:string-value="http://blog.livedoor.jp/yoshino712/archives/2008-12-09.html" calcext:value-type="string">
            <text:p>http://blog.livedoor.jp/yoshino712/archives/2008-12-09.html</text:p>
          </table:table-cell>
          <table:table-cell/>
          <table:table-cell table:formula="of:=[.C459]+1" office:value-type="date" office:date-value="2008-12-09" calcext:value-type="date">
            <text:p>12/09/08</text:p>
          </table:table-cell>
          <table:table-cell table:number-columns-repeated="2"/>
        </table:table-row>
        <table:table-row table:style-name="ro1">
          <table:table-cell table:formula="of:=COM.MICROSOFT.CONCAT([.B$299];YEAR([.C461]);[.E$299];TEXT(MONTH([.C461]);&quot;00&quot;);[.E$299];TEXT(DAY([.C461]);&quot;00&quot;);[.D$299])" office:value-type="string" office:string-value="http://blog.livedoor.jp/yoshino712/archives/2008-12-10.html" calcext:value-type="string">
            <text:p>http://blog.livedoor.jp/yoshino712/archives/2008-12-10.html</text:p>
          </table:table-cell>
          <table:table-cell/>
          <table:table-cell table:formula="of:=[.C460]+1" office:value-type="date" office:date-value="2008-12-10" calcext:value-type="date">
            <text:p>12/10/08</text:p>
          </table:table-cell>
          <table:table-cell table:number-columns-repeated="2"/>
        </table:table-row>
        <table:table-row table:style-name="ro1">
          <table:table-cell table:formula="of:=COM.MICROSOFT.CONCAT([.B$299];YEAR([.C462]);[.E$299];TEXT(MONTH([.C462]);&quot;00&quot;);[.E$299];TEXT(DAY([.C462]);&quot;00&quot;);[.D$299])" office:value-type="string" office:string-value="http://blog.livedoor.jp/yoshino712/archives/2008-12-11.html" calcext:value-type="string">
            <text:p>http://blog.livedoor.jp/yoshino712/archives/2008-12-11.html</text:p>
          </table:table-cell>
          <table:table-cell/>
          <table:table-cell table:formula="of:=[.C461]+1" office:value-type="date" office:date-value="2008-12-11" calcext:value-type="date">
            <text:p>12/11/08</text:p>
          </table:table-cell>
          <table:table-cell table:number-columns-repeated="2"/>
        </table:table-row>
        <table:table-row table:style-name="ro1">
          <table:table-cell table:formula="of:=COM.MICROSOFT.CONCAT([.B$299];YEAR([.C463]);[.E$299];TEXT(MONTH([.C463]);&quot;00&quot;);[.E$299];TEXT(DAY([.C463]);&quot;00&quot;);[.D$299])" office:value-type="string" office:string-value="http://blog.livedoor.jp/yoshino712/archives/2008-12-12.html" calcext:value-type="string">
            <text:p>http://blog.livedoor.jp/yoshino712/archives/2008-12-12.html</text:p>
          </table:table-cell>
          <table:table-cell/>
          <table:table-cell table:formula="of:=[.C462]+1" office:value-type="date" office:date-value="2008-12-12" calcext:value-type="date">
            <text:p>12/12/08</text:p>
          </table:table-cell>
          <table:table-cell table:number-columns-repeated="2"/>
        </table:table-row>
        <table:table-row table:style-name="ro1">
          <table:table-cell table:formula="of:=COM.MICROSOFT.CONCAT([.B$299];YEAR([.C464]);[.E$299];TEXT(MONTH([.C464]);&quot;00&quot;);[.E$299];TEXT(DAY([.C464]);&quot;00&quot;);[.D$299])" office:value-type="string" office:string-value="http://blog.livedoor.jp/yoshino712/archives/2008-12-13.html" calcext:value-type="string">
            <text:p>http://blog.livedoor.jp/yoshino712/archives/2008-12-13.html</text:p>
          </table:table-cell>
          <table:table-cell/>
          <table:table-cell table:formula="of:=[.C463]+1" office:value-type="date" office:date-value="2008-12-13" calcext:value-type="date">
            <text:p>12/13/08</text:p>
          </table:table-cell>
          <table:table-cell table:number-columns-repeated="2"/>
        </table:table-row>
        <table:table-row table:style-name="ro1">
          <table:table-cell table:formula="of:=COM.MICROSOFT.CONCAT([.B$299];YEAR([.C465]);[.E$299];TEXT(MONTH([.C465]);&quot;00&quot;);[.E$299];TEXT(DAY([.C465]);&quot;00&quot;);[.D$299])" office:value-type="string" office:string-value="http://blog.livedoor.jp/yoshino712/archives/2008-12-14.html" calcext:value-type="string">
            <text:p>http://blog.livedoor.jp/yoshino712/archives/2008-12-14.html</text:p>
          </table:table-cell>
          <table:table-cell/>
          <table:table-cell table:formula="of:=[.C464]+1" office:value-type="date" office:date-value="2008-12-14" calcext:value-type="date">
            <text:p>12/14/08</text:p>
          </table:table-cell>
          <table:table-cell table:number-columns-repeated="2"/>
        </table:table-row>
        <table:table-row table:style-name="ro1">
          <table:table-cell table:formula="of:=COM.MICROSOFT.CONCAT([.B$299];YEAR([.C466]);[.E$299];TEXT(MONTH([.C466]);&quot;00&quot;);[.E$299];TEXT(DAY([.C466]);&quot;00&quot;);[.D$299])" office:value-type="string" office:string-value="http://blog.livedoor.jp/yoshino712/archives/2008-12-15.html" calcext:value-type="string">
            <text:p>http://blog.livedoor.jp/yoshino712/archives/2008-12-15.html</text:p>
          </table:table-cell>
          <table:table-cell/>
          <table:table-cell table:formula="of:=[.C465]+1" office:value-type="date" office:date-value="2008-12-15" calcext:value-type="date">
            <text:p>12/15/08</text:p>
          </table:table-cell>
          <table:table-cell table:number-columns-repeated="2"/>
        </table:table-row>
        <table:table-row table:style-name="ro1">
          <table:table-cell table:formula="of:=COM.MICROSOFT.CONCAT([.B$299];YEAR([.C467]);[.E$299];TEXT(MONTH([.C467]);&quot;00&quot;);[.E$299];TEXT(DAY([.C467]);&quot;00&quot;);[.D$299])" office:value-type="string" office:string-value="http://blog.livedoor.jp/yoshino712/archives/2008-12-16.html" calcext:value-type="string">
            <text:p>http://blog.livedoor.jp/yoshino712/archives/2008-12-16.html</text:p>
          </table:table-cell>
          <table:table-cell/>
          <table:table-cell table:formula="of:=[.C466]+1" office:value-type="date" office:date-value="2008-12-16" calcext:value-type="date">
            <text:p>12/16/08</text:p>
          </table:table-cell>
          <table:table-cell table:number-columns-repeated="2"/>
        </table:table-row>
        <table:table-row table:style-name="ro1">
          <table:table-cell table:formula="of:=COM.MICROSOFT.CONCAT([.B$299];YEAR([.C468]);[.E$299];TEXT(MONTH([.C468]);&quot;00&quot;);[.E$299];TEXT(DAY([.C468]);&quot;00&quot;);[.D$299])" office:value-type="string" office:string-value="http://blog.livedoor.jp/yoshino712/archives/2008-12-17.html" calcext:value-type="string">
            <text:p>http://blog.livedoor.jp/yoshino712/archives/2008-12-17.html</text:p>
          </table:table-cell>
          <table:table-cell/>
          <table:table-cell table:formula="of:=[.C467]+1" office:value-type="date" office:date-value="2008-12-17" calcext:value-type="date">
            <text:p>12/17/08</text:p>
          </table:table-cell>
          <table:table-cell table:number-columns-repeated="2"/>
        </table:table-row>
        <table:table-row table:style-name="ro1">
          <table:table-cell table:formula="of:=COM.MICROSOFT.CONCAT([.B$299];YEAR([.C469]);[.E$299];TEXT(MONTH([.C469]);&quot;00&quot;);[.E$299];TEXT(DAY([.C469]);&quot;00&quot;);[.D$299])" office:value-type="string" office:string-value="http://blog.livedoor.jp/yoshino712/archives/2008-12-18.html" calcext:value-type="string">
            <text:p>http://blog.livedoor.jp/yoshino712/archives/2008-12-18.html</text:p>
          </table:table-cell>
          <table:table-cell/>
          <table:table-cell table:formula="of:=[.C468]+1" office:value-type="date" office:date-value="2008-12-18" calcext:value-type="date">
            <text:p>12/18/08</text:p>
          </table:table-cell>
          <table:table-cell table:number-columns-repeated="2"/>
        </table:table-row>
        <table:table-row table:style-name="ro1">
          <table:table-cell table:formula="of:=COM.MICROSOFT.CONCAT([.B$299];YEAR([.C470]);[.E$299];TEXT(MONTH([.C470]);&quot;00&quot;);[.E$299];TEXT(DAY([.C470]);&quot;00&quot;);[.D$299])" office:value-type="string" office:string-value="http://blog.livedoor.jp/yoshino712/archives/2008-12-19.html" calcext:value-type="string">
            <text:p>http://blog.livedoor.jp/yoshino712/archives/2008-12-19.html</text:p>
          </table:table-cell>
          <table:table-cell/>
          <table:table-cell table:formula="of:=[.C469]+1" office:value-type="date" office:date-value="2008-12-19" calcext:value-type="date">
            <text:p>12/19/08</text:p>
          </table:table-cell>
          <table:table-cell table:number-columns-repeated="2"/>
        </table:table-row>
        <table:table-row table:style-name="ro1">
          <table:table-cell table:formula="of:=COM.MICROSOFT.CONCAT([.B$299];YEAR([.C471]);[.E$299];TEXT(MONTH([.C471]);&quot;00&quot;);[.E$299];TEXT(DAY([.C471]);&quot;00&quot;);[.D$299])" office:value-type="string" office:string-value="http://blog.livedoor.jp/yoshino712/archives/2008-12-20.html" calcext:value-type="string">
            <text:p>http://blog.livedoor.jp/yoshino712/archives/2008-12-20.html</text:p>
          </table:table-cell>
          <table:table-cell/>
          <table:table-cell table:formula="of:=[.C470]+1" office:value-type="date" office:date-value="2008-12-20" calcext:value-type="date">
            <text:p>12/20/08</text:p>
          </table:table-cell>
          <table:table-cell table:number-columns-repeated="2"/>
        </table:table-row>
        <table:table-row table:style-name="ro1">
          <table:table-cell table:formula="of:=COM.MICROSOFT.CONCAT([.B$299];YEAR([.C472]);[.E$299];TEXT(MONTH([.C472]);&quot;00&quot;);[.E$299];TEXT(DAY([.C472]);&quot;00&quot;);[.D$299])" office:value-type="string" office:string-value="http://blog.livedoor.jp/yoshino712/archives/2008-12-21.html" calcext:value-type="string">
            <text:p>http://blog.livedoor.jp/yoshino712/archives/2008-12-21.html</text:p>
          </table:table-cell>
          <table:table-cell/>
          <table:table-cell table:formula="of:=[.C471]+1" office:value-type="date" office:date-value="2008-12-21" calcext:value-type="date">
            <text:p>12/21/08</text:p>
          </table:table-cell>
          <table:table-cell table:number-columns-repeated="2"/>
        </table:table-row>
        <table:table-row table:style-name="ro1">
          <table:table-cell table:formula="of:=COM.MICROSOFT.CONCAT([.B$299];YEAR([.C473]);[.E$299];TEXT(MONTH([.C473]);&quot;00&quot;);[.E$299];TEXT(DAY([.C473]);&quot;00&quot;);[.D$299])" office:value-type="string" office:string-value="http://blog.livedoor.jp/yoshino712/archives/2008-12-22.html" calcext:value-type="string">
            <text:p>http://blog.livedoor.jp/yoshino712/archives/2008-12-22.html</text:p>
          </table:table-cell>
          <table:table-cell/>
          <table:table-cell table:formula="of:=[.C472]+1" office:value-type="date" office:date-value="2008-12-22" calcext:value-type="date">
            <text:p>12/22/08</text:p>
          </table:table-cell>
          <table:table-cell table:number-columns-repeated="2"/>
        </table:table-row>
        <table:table-row table:style-name="ro1">
          <table:table-cell table:formula="of:=COM.MICROSOFT.CONCAT([.B$299];YEAR([.C474]);[.E$299];TEXT(MONTH([.C474]);&quot;00&quot;);[.E$299];TEXT(DAY([.C474]);&quot;00&quot;);[.D$299])" office:value-type="string" office:string-value="http://blog.livedoor.jp/yoshino712/archives/2008-12-23.html" calcext:value-type="string">
            <text:p>http://blog.livedoor.jp/yoshino712/archives/2008-12-23.html</text:p>
          </table:table-cell>
          <table:table-cell/>
          <table:table-cell table:formula="of:=[.C473]+1" office:value-type="date" office:date-value="2008-12-23" calcext:value-type="date">
            <text:p>12/23/08</text:p>
          </table:table-cell>
          <table:table-cell table:number-columns-repeated="2"/>
        </table:table-row>
        <table:table-row table:style-name="ro1">
          <table:table-cell table:formula="of:=COM.MICROSOFT.CONCAT([.B$299];YEAR([.C475]);[.E$299];TEXT(MONTH([.C475]);&quot;00&quot;);[.E$299];TEXT(DAY([.C475]);&quot;00&quot;);[.D$299])" office:value-type="string" office:string-value="http://blog.livedoor.jp/yoshino712/archives/2008-12-24.html" calcext:value-type="string">
            <text:p>http://blog.livedoor.jp/yoshino712/archives/2008-12-24.html</text:p>
          </table:table-cell>
          <table:table-cell/>
          <table:table-cell table:formula="of:=[.C474]+1" office:value-type="date" office:date-value="2008-12-24" calcext:value-type="date">
            <text:p>12/24/08</text:p>
          </table:table-cell>
          <table:table-cell table:number-columns-repeated="2"/>
        </table:table-row>
        <table:table-row table:style-name="ro1">
          <table:table-cell table:formula="of:=COM.MICROSOFT.CONCAT([.B$299];YEAR([.C476]);[.E$299];TEXT(MONTH([.C476]);&quot;00&quot;);[.E$299];TEXT(DAY([.C476]);&quot;00&quot;);[.D$299])" office:value-type="string" office:string-value="http://blog.livedoor.jp/yoshino712/archives/2008-12-25.html" calcext:value-type="string">
            <text:p>http://blog.livedoor.jp/yoshino712/archives/2008-12-25.html</text:p>
          </table:table-cell>
          <table:table-cell/>
          <table:table-cell table:formula="of:=[.C475]+1" office:value-type="date" office:date-value="2008-12-25" calcext:value-type="date">
            <text:p>12/25/08</text:p>
          </table:table-cell>
          <table:table-cell table:number-columns-repeated="2"/>
        </table:table-row>
        <table:table-row table:style-name="ro1">
          <table:table-cell table:formula="of:=COM.MICROSOFT.CONCAT([.B$299];YEAR([.C477]);[.E$299];TEXT(MONTH([.C477]);&quot;00&quot;);[.E$299];TEXT(DAY([.C477]);&quot;00&quot;);[.D$299])" office:value-type="string" office:string-value="http://blog.livedoor.jp/yoshino712/archives/2008-12-26.html" calcext:value-type="string">
            <text:p>http://blog.livedoor.jp/yoshino712/archives/2008-12-26.html</text:p>
          </table:table-cell>
          <table:table-cell/>
          <table:table-cell table:formula="of:=[.C476]+1" office:value-type="date" office:date-value="2008-12-26" calcext:value-type="date">
            <text:p>12/26/08</text:p>
          </table:table-cell>
          <table:table-cell table:number-columns-repeated="2"/>
        </table:table-row>
        <table:table-row table:style-name="ro1">
          <table:table-cell table:formula="of:=COM.MICROSOFT.CONCAT([.B$299];YEAR([.C478]);[.E$299];TEXT(MONTH([.C478]);&quot;00&quot;);[.E$299];TEXT(DAY([.C478]);&quot;00&quot;);[.D$299])" office:value-type="string" office:string-value="http://blog.livedoor.jp/yoshino712/archives/2008-12-27.html" calcext:value-type="string">
            <text:p>http://blog.livedoor.jp/yoshino712/archives/2008-12-27.html</text:p>
          </table:table-cell>
          <table:table-cell/>
          <table:table-cell table:formula="of:=[.C477]+1" office:value-type="date" office:date-value="2008-12-27" calcext:value-type="date">
            <text:p>12/27/08</text:p>
          </table:table-cell>
          <table:table-cell table:number-columns-repeated="2"/>
        </table:table-row>
        <table:table-row table:style-name="ro1">
          <table:table-cell table:formula="of:=COM.MICROSOFT.CONCAT([.B$299];YEAR([.C479]);[.E$299];TEXT(MONTH([.C479]);&quot;00&quot;);[.E$299];TEXT(DAY([.C479]);&quot;00&quot;);[.D$299])" office:value-type="string" office:string-value="http://blog.livedoor.jp/yoshino712/archives/2008-12-28.html" calcext:value-type="string">
            <text:p>http://blog.livedoor.jp/yoshino712/archives/2008-12-28.html</text:p>
          </table:table-cell>
          <table:table-cell/>
          <table:table-cell table:formula="of:=[.C478]+1" office:value-type="date" office:date-value="2008-12-28" calcext:value-type="date">
            <text:p>12/28/08</text:p>
          </table:table-cell>
          <table:table-cell table:number-columns-repeated="2"/>
        </table:table-row>
        <table:table-row table:style-name="ro1">
          <table:table-cell table:formula="of:=COM.MICROSOFT.CONCAT([.B$299];YEAR([.C480]);[.E$299];TEXT(MONTH([.C480]);&quot;00&quot;);[.E$299];TEXT(DAY([.C480]);&quot;00&quot;);[.D$299])" office:value-type="string" office:string-value="http://blog.livedoor.jp/yoshino712/archives/2008-12-29.html" calcext:value-type="string">
            <text:p>http://blog.livedoor.jp/yoshino712/archives/2008-12-29.html</text:p>
          </table:table-cell>
          <table:table-cell/>
          <table:table-cell table:formula="of:=[.C479]+1" office:value-type="date" office:date-value="2008-12-29" calcext:value-type="date">
            <text:p>12/29/08</text:p>
          </table:table-cell>
          <table:table-cell table:number-columns-repeated="2"/>
        </table:table-row>
        <table:table-row table:style-name="ro1">
          <table:table-cell table:formula="of:=COM.MICROSOFT.CONCAT([.B$299];YEAR([.C481]);[.E$299];TEXT(MONTH([.C481]);&quot;00&quot;);[.E$299];TEXT(DAY([.C481]);&quot;00&quot;);[.D$299])" office:value-type="string" office:string-value="http://blog.livedoor.jp/yoshino712/archives/2008-12-30.html" calcext:value-type="string">
            <text:p>http://blog.livedoor.jp/yoshino712/archives/2008-12-30.html</text:p>
          </table:table-cell>
          <table:table-cell/>
          <table:table-cell table:formula="of:=[.C480]+1" office:value-type="date" office:date-value="2008-12-30" calcext:value-type="date">
            <text:p>12/30/08</text:p>
          </table:table-cell>
          <table:table-cell table:number-columns-repeated="2"/>
        </table:table-row>
        <table:table-row table:style-name="ro1">
          <table:table-cell table:formula="of:=COM.MICROSOFT.CONCAT([.B$299];YEAR([.C482]);[.E$299];TEXT(MONTH([.C482]);&quot;00&quot;);[.E$299];TEXT(DAY([.C482]);&quot;00&quot;);[.D$299])" office:value-type="string" office:string-value="http://blog.livedoor.jp/yoshino712/archives/2008-12-31.html" calcext:value-type="string">
            <text:p>http://blog.livedoor.jp/yoshino712/archives/2008-12-31.html</text:p>
          </table:table-cell>
          <table:table-cell/>
          <table:table-cell table:formula="of:=[.C481]+1" office:value-type="date" office:date-value="2008-12-31" calcext:value-type="date">
            <text:p>12/31/08</text:p>
          </table:table-cell>
          <table:table-cell table:number-columns-repeated="2"/>
        </table:table-row>
        <table:table-row table:style-name="ro1">
          <table:table-cell table:formula="of:=COM.MICROSOFT.CONCAT([.B$299];YEAR([.C483]);[.E$299];TEXT(MONTH([.C483]);&quot;00&quot;);[.E$299];TEXT(DAY([.C483]);&quot;00&quot;);[.D$299])" office:value-type="string" office:string-value="http://blog.livedoor.jp/yoshino712/archives/2009-01-01.html" calcext:value-type="string">
            <text:p>http://blog.livedoor.jp/yoshino712/archives/2009-01-01.html</text:p>
          </table:table-cell>
          <table:table-cell/>
          <table:table-cell table:formula="of:=[.C482]+1" office:value-type="date" office:date-value="2009-01-01" calcext:value-type="date">
            <text:p>01/01/09</text:p>
          </table:table-cell>
          <table:table-cell table:number-columns-repeated="2"/>
        </table:table-row>
        <table:table-row table:style-name="ro1">
          <table:table-cell table:formula="of:=COM.MICROSOFT.CONCAT([.B$299];YEAR([.C484]);[.E$299];TEXT(MONTH([.C484]);&quot;00&quot;);[.E$299];TEXT(DAY([.C484]);&quot;00&quot;);[.D$299])" office:value-type="string" office:string-value="http://blog.livedoor.jp/yoshino712/archives/2009-01-02.html" calcext:value-type="string">
            <text:p>http://blog.livedoor.jp/yoshino712/archives/2009-01-02.html</text:p>
          </table:table-cell>
          <table:table-cell/>
          <table:table-cell table:formula="of:=[.C483]+1" office:value-type="date" office:date-value="2009-01-02" calcext:value-type="date">
            <text:p>01/02/09</text:p>
          </table:table-cell>
          <table:table-cell table:number-columns-repeated="2"/>
        </table:table-row>
        <table:table-row table:style-name="ro1">
          <table:table-cell table:formula="of:=COM.MICROSOFT.CONCAT([.B$299];YEAR([.C485]);[.E$299];TEXT(MONTH([.C485]);&quot;00&quot;);[.E$299];TEXT(DAY([.C485]);&quot;00&quot;);[.D$299])" office:value-type="string" office:string-value="http://blog.livedoor.jp/yoshino712/archives/2009-01-03.html" calcext:value-type="string">
            <text:p>http://blog.livedoor.jp/yoshino712/archives/2009-01-03.html</text:p>
          </table:table-cell>
          <table:table-cell/>
          <table:table-cell table:formula="of:=[.C484]+1" office:value-type="date" office:date-value="2009-01-03" calcext:value-type="date">
            <text:p>01/03/09</text:p>
          </table:table-cell>
          <table:table-cell table:number-columns-repeated="2"/>
        </table:table-row>
        <table:table-row table:style-name="ro1">
          <table:table-cell table:formula="of:=COM.MICROSOFT.CONCAT([.B$299];YEAR([.C486]);[.E$299];TEXT(MONTH([.C486]);&quot;00&quot;);[.E$299];TEXT(DAY([.C486]);&quot;00&quot;);[.D$299])" office:value-type="string" office:string-value="http://blog.livedoor.jp/yoshino712/archives/2009-01-04.html" calcext:value-type="string">
            <text:p>http://blog.livedoor.jp/yoshino712/archives/2009-01-04.html</text:p>
          </table:table-cell>
          <table:table-cell/>
          <table:table-cell table:formula="of:=[.C485]+1" office:value-type="date" office:date-value="2009-01-04" calcext:value-type="date">
            <text:p>01/04/09</text:p>
          </table:table-cell>
          <table:table-cell table:number-columns-repeated="2"/>
        </table:table-row>
        <table:table-row table:style-name="ro1">
          <table:table-cell table:formula="of:=COM.MICROSOFT.CONCAT([.B$299];YEAR([.C487]);[.E$299];TEXT(MONTH([.C487]);&quot;00&quot;);[.E$299];TEXT(DAY([.C487]);&quot;00&quot;);[.D$299])" office:value-type="string" office:string-value="http://blog.livedoor.jp/yoshino712/archives/2009-01-05.html" calcext:value-type="string">
            <text:p>http://blog.livedoor.jp/yoshino712/archives/2009-01-05.html</text:p>
          </table:table-cell>
          <table:table-cell/>
          <table:table-cell table:formula="of:=[.C486]+1" office:value-type="date" office:date-value="2009-01-05" calcext:value-type="date">
            <text:p>01/05/09</text:p>
          </table:table-cell>
          <table:table-cell table:number-columns-repeated="2"/>
        </table:table-row>
        <table:table-row table:style-name="ro1">
          <table:table-cell table:formula="of:=COM.MICROSOFT.CONCAT([.B$299];YEAR([.C488]);[.E$299];TEXT(MONTH([.C488]);&quot;00&quot;);[.E$299];TEXT(DAY([.C488]);&quot;00&quot;);[.D$299])" office:value-type="string" office:string-value="http://blog.livedoor.jp/yoshino712/archives/2009-01-06.html" calcext:value-type="string">
            <text:p>http://blog.livedoor.jp/yoshino712/archives/2009-01-06.html</text:p>
          </table:table-cell>
          <table:table-cell/>
          <table:table-cell table:formula="of:=[.C487]+1" office:value-type="date" office:date-value="2009-01-06" calcext:value-type="date">
            <text:p>01/06/09</text:p>
          </table:table-cell>
          <table:table-cell table:number-columns-repeated="2"/>
        </table:table-row>
        <table:table-row table:style-name="ro1">
          <table:table-cell table:formula="of:=COM.MICROSOFT.CONCAT([.B$299];YEAR([.C489]);[.E$299];TEXT(MONTH([.C489]);&quot;00&quot;);[.E$299];TEXT(DAY([.C489]);&quot;00&quot;);[.D$299])" office:value-type="string" office:string-value="http://blog.livedoor.jp/yoshino712/archives/2009-01-07.html" calcext:value-type="string">
            <text:p>http://blog.livedoor.jp/yoshino712/archives/2009-01-07.html</text:p>
          </table:table-cell>
          <table:table-cell/>
          <table:table-cell table:formula="of:=[.C488]+1" office:value-type="date" office:date-value="2009-01-07" calcext:value-type="date">
            <text:p>01/07/09</text:p>
          </table:table-cell>
          <table:table-cell table:number-columns-repeated="2"/>
        </table:table-row>
        <table:table-row table:style-name="ro1">
          <table:table-cell table:formula="of:=COM.MICROSOFT.CONCAT([.B$299];YEAR([.C490]);[.E$299];TEXT(MONTH([.C490]);&quot;00&quot;);[.E$299];TEXT(DAY([.C490]);&quot;00&quot;);[.D$299])" office:value-type="string" office:string-value="http://blog.livedoor.jp/yoshino712/archives/2009-01-08.html" calcext:value-type="string">
            <text:p>http://blog.livedoor.jp/yoshino712/archives/2009-01-08.html</text:p>
          </table:table-cell>
          <table:table-cell/>
          <table:table-cell table:formula="of:=[.C489]+1" office:value-type="date" office:date-value="2009-01-08" calcext:value-type="date">
            <text:p>01/08/09</text:p>
          </table:table-cell>
          <table:table-cell table:number-columns-repeated="2"/>
        </table:table-row>
        <table:table-row table:style-name="ro1">
          <table:table-cell table:formula="of:=COM.MICROSOFT.CONCAT([.B$299];YEAR([.C491]);[.E$299];TEXT(MONTH([.C491]);&quot;00&quot;);[.E$299];TEXT(DAY([.C491]);&quot;00&quot;);[.D$299])" office:value-type="string" office:string-value="http://blog.livedoor.jp/yoshino712/archives/2009-01-09.html" calcext:value-type="string">
            <text:p>http://blog.livedoor.jp/yoshino712/archives/2009-01-09.html</text:p>
          </table:table-cell>
          <table:table-cell/>
          <table:table-cell table:formula="of:=[.C490]+1" office:value-type="date" office:date-value="2009-01-09" calcext:value-type="date">
            <text:p>01/09/09</text:p>
          </table:table-cell>
          <table:table-cell table:number-columns-repeated="2"/>
        </table:table-row>
        <table:table-row table:style-name="ro1">
          <table:table-cell table:formula="of:=COM.MICROSOFT.CONCAT([.B$299];YEAR([.C492]);[.E$299];TEXT(MONTH([.C492]);&quot;00&quot;);[.E$299];TEXT(DAY([.C492]);&quot;00&quot;);[.D$299])" office:value-type="string" office:string-value="http://blog.livedoor.jp/yoshino712/archives/2009-01-10.html" calcext:value-type="string">
            <text:p>http://blog.livedoor.jp/yoshino712/archives/2009-01-10.html</text:p>
          </table:table-cell>
          <table:table-cell/>
          <table:table-cell table:formula="of:=[.C491]+1" office:value-type="date" office:date-value="2009-01-10" calcext:value-type="date">
            <text:p>01/10/09</text:p>
          </table:table-cell>
          <table:table-cell table:number-columns-repeated="2"/>
        </table:table-row>
        <table:table-row table:style-name="ro1">
          <table:table-cell table:formula="of:=COM.MICROSOFT.CONCAT([.B$299];YEAR([.C493]);[.E$299];TEXT(MONTH([.C493]);&quot;00&quot;);[.E$299];TEXT(DAY([.C493]);&quot;00&quot;);[.D$299])" office:value-type="string" office:string-value="http://blog.livedoor.jp/yoshino712/archives/2009-01-11.html" calcext:value-type="string">
            <text:p>http://blog.livedoor.jp/yoshino712/archives/2009-01-11.html</text:p>
          </table:table-cell>
          <table:table-cell/>
          <table:table-cell table:formula="of:=[.C492]+1" office:value-type="date" office:date-value="2009-01-11" calcext:value-type="date">
            <text:p>01/11/09</text:p>
          </table:table-cell>
          <table:table-cell table:number-columns-repeated="2"/>
        </table:table-row>
        <table:table-row table:style-name="ro1">
          <table:table-cell table:formula="of:=COM.MICROSOFT.CONCAT([.B$299];YEAR([.C494]);[.E$299];TEXT(MONTH([.C494]);&quot;00&quot;);[.E$299];TEXT(DAY([.C494]);&quot;00&quot;);[.D$299])" office:value-type="string" office:string-value="http://blog.livedoor.jp/yoshino712/archives/2009-01-12.html" calcext:value-type="string">
            <text:p>http://blog.livedoor.jp/yoshino712/archives/2009-01-12.html</text:p>
          </table:table-cell>
          <table:table-cell/>
          <table:table-cell table:formula="of:=[.C493]+1" office:value-type="date" office:date-value="2009-01-12" calcext:value-type="date">
            <text:p>01/12/09</text:p>
          </table:table-cell>
          <table:table-cell table:number-columns-repeated="2"/>
        </table:table-row>
        <table:table-row table:style-name="ro1">
          <table:table-cell table:formula="of:=COM.MICROSOFT.CONCAT([.B$299];YEAR([.C495]);[.E$299];TEXT(MONTH([.C495]);&quot;00&quot;);[.E$299];TEXT(DAY([.C495]);&quot;00&quot;);[.D$299])" office:value-type="string" office:string-value="http://blog.livedoor.jp/yoshino712/archives/2009-01-13.html" calcext:value-type="string">
            <text:p>http://blog.livedoor.jp/yoshino712/archives/2009-01-13.html</text:p>
          </table:table-cell>
          <table:table-cell/>
          <table:table-cell table:formula="of:=[.C494]+1" office:value-type="date" office:date-value="2009-01-13" calcext:value-type="date">
            <text:p>01/13/09</text:p>
          </table:table-cell>
          <table:table-cell table:number-columns-repeated="2"/>
        </table:table-row>
        <table:table-row table:style-name="ro1">
          <table:table-cell table:formula="of:=COM.MICROSOFT.CONCAT([.B$299];YEAR([.C496]);[.E$299];TEXT(MONTH([.C496]);&quot;00&quot;);[.E$299];TEXT(DAY([.C496]);&quot;00&quot;);[.D$299])" office:value-type="string" office:string-value="http://blog.livedoor.jp/yoshino712/archives/2009-01-14.html" calcext:value-type="string">
            <text:p>http://blog.livedoor.jp/yoshino712/archives/2009-01-14.html</text:p>
          </table:table-cell>
          <table:table-cell/>
          <table:table-cell table:formula="of:=[.C495]+1" office:value-type="date" office:date-value="2009-01-14" calcext:value-type="date">
            <text:p>01/14/09</text:p>
          </table:table-cell>
          <table:table-cell table:number-columns-repeated="2"/>
        </table:table-row>
        <table:table-row table:style-name="ro1">
          <table:table-cell table:formula="of:=COM.MICROSOFT.CONCAT([.B$299];YEAR([.C497]);[.E$299];TEXT(MONTH([.C497]);&quot;00&quot;);[.E$299];TEXT(DAY([.C497]);&quot;00&quot;);[.D$299])" office:value-type="string" office:string-value="http://blog.livedoor.jp/yoshino712/archives/2009-01-15.html" calcext:value-type="string">
            <text:p>http://blog.livedoor.jp/yoshino712/archives/2009-01-15.html</text:p>
          </table:table-cell>
          <table:table-cell/>
          <table:table-cell table:formula="of:=[.C496]+1" office:value-type="date" office:date-value="2009-01-15" calcext:value-type="date">
            <text:p>01/15/09</text:p>
          </table:table-cell>
          <table:table-cell table:number-columns-repeated="2"/>
        </table:table-row>
        <table:table-row table:style-name="ro1">
          <table:table-cell table:formula="of:=COM.MICROSOFT.CONCAT([.B$299];YEAR([.C498]);[.E$299];TEXT(MONTH([.C498]);&quot;00&quot;);[.E$299];TEXT(DAY([.C498]);&quot;00&quot;);[.D$299])" office:value-type="string" office:string-value="http://blog.livedoor.jp/yoshino712/archives/2009-01-16.html" calcext:value-type="string">
            <text:p>http://blog.livedoor.jp/yoshino712/archives/2009-01-16.html</text:p>
          </table:table-cell>
          <table:table-cell/>
          <table:table-cell table:formula="of:=[.C497]+1" office:value-type="date" office:date-value="2009-01-16" calcext:value-type="date">
            <text:p>01/16/09</text:p>
          </table:table-cell>
          <table:table-cell table:number-columns-repeated="2"/>
        </table:table-row>
        <table:table-row table:style-name="ro1">
          <table:table-cell table:formula="of:=COM.MICROSOFT.CONCAT([.B$299];YEAR([.C499]);[.E$299];TEXT(MONTH([.C499]);&quot;00&quot;);[.E$299];TEXT(DAY([.C499]);&quot;00&quot;);[.D$299])" office:value-type="string" office:string-value="http://blog.livedoor.jp/yoshino712/archives/2009-01-17.html" calcext:value-type="string">
            <text:p>http://blog.livedoor.jp/yoshino712/archives/2009-01-17.html</text:p>
          </table:table-cell>
          <table:table-cell/>
          <table:table-cell table:formula="of:=[.C498]+1" office:value-type="date" office:date-value="2009-01-17" calcext:value-type="date">
            <text:p>01/17/09</text:p>
          </table:table-cell>
          <table:table-cell table:number-columns-repeated="2"/>
        </table:table-row>
        <table:table-row table:style-name="ro1">
          <table:table-cell table:formula="of:=COM.MICROSOFT.CONCAT([.B$299];YEAR([.C500]);[.E$299];TEXT(MONTH([.C500]);&quot;00&quot;);[.E$299];TEXT(DAY([.C500]);&quot;00&quot;);[.D$299])" office:value-type="string" office:string-value="http://blog.livedoor.jp/yoshino712/archives/2009-01-18.html" calcext:value-type="string">
            <text:p>http://blog.livedoor.jp/yoshino712/archives/2009-01-18.html</text:p>
          </table:table-cell>
          <table:table-cell/>
          <table:table-cell table:formula="of:=[.C499]+1" office:value-type="date" office:date-value="2009-01-18" calcext:value-type="date">
            <text:p>01/18/09</text:p>
          </table:table-cell>
          <table:table-cell table:number-columns-repeated="2"/>
        </table:table-row>
        <table:table-row table:style-name="ro1">
          <table:table-cell table:formula="of:=COM.MICROSOFT.CONCAT([.B$299];YEAR([.C501]);[.E$299];TEXT(MONTH([.C501]);&quot;00&quot;);[.E$299];TEXT(DAY([.C501]);&quot;00&quot;);[.D$299])" office:value-type="string" office:string-value="http://blog.livedoor.jp/yoshino712/archives/2009-01-19.html" calcext:value-type="string">
            <text:p>http://blog.livedoor.jp/yoshino712/archives/2009-01-19.html</text:p>
          </table:table-cell>
          <table:table-cell/>
          <table:table-cell table:formula="of:=[.C500]+1" office:value-type="date" office:date-value="2009-01-19" calcext:value-type="date">
            <text:p>01/19/09</text:p>
          </table:table-cell>
          <table:table-cell table:number-columns-repeated="2"/>
        </table:table-row>
        <table:table-row table:style-name="ro1">
          <table:table-cell table:formula="of:=COM.MICROSOFT.CONCAT([.B$299];YEAR([.C502]);[.E$299];TEXT(MONTH([.C502]);&quot;00&quot;);[.E$299];TEXT(DAY([.C502]);&quot;00&quot;);[.D$299])" office:value-type="string" office:string-value="http://blog.livedoor.jp/yoshino712/archives/2009-01-20.html" calcext:value-type="string">
            <text:p>http://blog.livedoor.jp/yoshino712/archives/2009-01-20.html</text:p>
          </table:table-cell>
          <table:table-cell/>
          <table:table-cell table:formula="of:=[.C501]+1" office:value-type="date" office:date-value="2009-01-20" calcext:value-type="date">
            <text:p>01/20/09</text:p>
          </table:table-cell>
          <table:table-cell table:number-columns-repeated="2"/>
        </table:table-row>
        <table:table-row table:style-name="ro1">
          <table:table-cell table:formula="of:=COM.MICROSOFT.CONCAT([.B$299];YEAR([.C503]);[.E$299];TEXT(MONTH([.C503]);&quot;00&quot;);[.E$299];TEXT(DAY([.C503]);&quot;00&quot;);[.D$299])" office:value-type="string" office:string-value="http://blog.livedoor.jp/yoshino712/archives/2009-01-21.html" calcext:value-type="string">
            <text:p>http://blog.livedoor.jp/yoshino712/archives/2009-01-21.html</text:p>
          </table:table-cell>
          <table:table-cell/>
          <table:table-cell table:formula="of:=[.C502]+1" office:value-type="date" office:date-value="2009-01-21" calcext:value-type="date">
            <text:p>01/21/09</text:p>
          </table:table-cell>
          <table:table-cell table:number-columns-repeated="2"/>
        </table:table-row>
        <table:table-row table:style-name="ro1">
          <table:table-cell table:formula="of:=COM.MICROSOFT.CONCAT([.B$299];YEAR([.C504]);[.E$299];TEXT(MONTH([.C504]);&quot;00&quot;);[.E$299];TEXT(DAY([.C504]);&quot;00&quot;);[.D$299])" office:value-type="string" office:string-value="http://blog.livedoor.jp/yoshino712/archives/2009-01-22.html" calcext:value-type="string">
            <text:p>http://blog.livedoor.jp/yoshino712/archives/2009-01-22.html</text:p>
          </table:table-cell>
          <table:table-cell/>
          <table:table-cell table:formula="of:=[.C503]+1" office:value-type="date" office:date-value="2009-01-22" calcext:value-type="date">
            <text:p>01/22/09</text:p>
          </table:table-cell>
          <table:table-cell table:number-columns-repeated="2"/>
        </table:table-row>
        <table:table-row table:style-name="ro1">
          <table:table-cell table:formula="of:=COM.MICROSOFT.CONCAT([.B$299];YEAR([.C505]);[.E$299];TEXT(MONTH([.C505]);&quot;00&quot;);[.E$299];TEXT(DAY([.C505]);&quot;00&quot;);[.D$299])" office:value-type="string" office:string-value="http://blog.livedoor.jp/yoshino712/archives/2009-01-23.html" calcext:value-type="string">
            <text:p>http://blog.livedoor.jp/yoshino712/archives/2009-01-23.html</text:p>
          </table:table-cell>
          <table:table-cell/>
          <table:table-cell table:formula="of:=[.C504]+1" office:value-type="date" office:date-value="2009-01-23" calcext:value-type="date">
            <text:p>01/23/09</text:p>
          </table:table-cell>
          <table:table-cell table:number-columns-repeated="2"/>
        </table:table-row>
        <table:table-row table:style-name="ro1">
          <table:table-cell table:formula="of:=COM.MICROSOFT.CONCAT([.B$299];YEAR([.C506]);[.E$299];TEXT(MONTH([.C506]);&quot;00&quot;);[.E$299];TEXT(DAY([.C506]);&quot;00&quot;);[.D$299])" office:value-type="string" office:string-value="http://blog.livedoor.jp/yoshino712/archives/2009-01-24.html" calcext:value-type="string">
            <text:p>http://blog.livedoor.jp/yoshino712/archives/2009-01-24.html</text:p>
          </table:table-cell>
          <table:table-cell/>
          <table:table-cell table:formula="of:=[.C505]+1" office:value-type="date" office:date-value="2009-01-24" calcext:value-type="date">
            <text:p>01/24/09</text:p>
          </table:table-cell>
          <table:table-cell table:number-columns-repeated="2"/>
        </table:table-row>
        <table:table-row table:style-name="ro1">
          <table:table-cell table:formula="of:=COM.MICROSOFT.CONCAT([.B$299];YEAR([.C507]);[.E$299];TEXT(MONTH([.C507]);&quot;00&quot;);[.E$299];TEXT(DAY([.C507]);&quot;00&quot;);[.D$299])" office:value-type="string" office:string-value="http://blog.livedoor.jp/yoshino712/archives/2009-01-25.html" calcext:value-type="string">
            <text:p>http://blog.livedoor.jp/yoshino712/archives/2009-01-25.html</text:p>
          </table:table-cell>
          <table:table-cell/>
          <table:table-cell table:formula="of:=[.C506]+1" office:value-type="date" office:date-value="2009-01-25" calcext:value-type="date">
            <text:p>01/25/09</text:p>
          </table:table-cell>
          <table:table-cell table:number-columns-repeated="2"/>
        </table:table-row>
        <table:table-row table:style-name="ro1">
          <table:table-cell table:formula="of:=COM.MICROSOFT.CONCAT([.B$299];YEAR([.C508]);[.E$299];TEXT(MONTH([.C508]);&quot;00&quot;);[.E$299];TEXT(DAY([.C508]);&quot;00&quot;);[.D$299])" office:value-type="string" office:string-value="http://blog.livedoor.jp/yoshino712/archives/2009-01-26.html" calcext:value-type="string">
            <text:p>http://blog.livedoor.jp/yoshino712/archives/2009-01-26.html</text:p>
          </table:table-cell>
          <table:table-cell/>
          <table:table-cell table:formula="of:=[.C507]+1" office:value-type="date" office:date-value="2009-01-26" calcext:value-type="date">
            <text:p>01/26/09</text:p>
          </table:table-cell>
          <table:table-cell table:number-columns-repeated="2"/>
        </table:table-row>
        <table:table-row table:style-name="ro1">
          <table:table-cell table:formula="of:=COM.MICROSOFT.CONCAT([.B$299];YEAR([.C509]);[.E$299];TEXT(MONTH([.C509]);&quot;00&quot;);[.E$299];TEXT(DAY([.C509]);&quot;00&quot;);[.D$299])" office:value-type="string" office:string-value="http://blog.livedoor.jp/yoshino712/archives/2009-01-27.html" calcext:value-type="string">
            <text:p>http://blog.livedoor.jp/yoshino712/archives/2009-01-27.html</text:p>
          </table:table-cell>
          <table:table-cell/>
          <table:table-cell table:formula="of:=[.C508]+1" office:value-type="date" office:date-value="2009-01-27" calcext:value-type="date">
            <text:p>01/27/09</text:p>
          </table:table-cell>
          <table:table-cell table:number-columns-repeated="2"/>
        </table:table-row>
        <table:table-row table:style-name="ro1">
          <table:table-cell table:formula="of:=COM.MICROSOFT.CONCAT([.B$299];YEAR([.C510]);[.E$299];TEXT(MONTH([.C510]);&quot;00&quot;);[.E$299];TEXT(DAY([.C510]);&quot;00&quot;);[.D$299])" office:value-type="string" office:string-value="http://blog.livedoor.jp/yoshino712/archives/2009-01-28.html" calcext:value-type="string">
            <text:p>http://blog.livedoor.jp/yoshino712/archives/2009-01-28.html</text:p>
          </table:table-cell>
          <table:table-cell/>
          <table:table-cell table:formula="of:=[.C509]+1" office:value-type="date" office:date-value="2009-01-28" calcext:value-type="date">
            <text:p>01/28/09</text:p>
          </table:table-cell>
          <table:table-cell table:number-columns-repeated="2"/>
        </table:table-row>
        <table:table-row table:style-name="ro1">
          <table:table-cell table:formula="of:=COM.MICROSOFT.CONCAT([.B$299];YEAR([.C511]);[.E$299];TEXT(MONTH([.C511]);&quot;00&quot;);[.E$299];TEXT(DAY([.C511]);&quot;00&quot;);[.D$299])" office:value-type="string" office:string-value="http://blog.livedoor.jp/yoshino712/archives/2009-01-29.html" calcext:value-type="string">
            <text:p>http://blog.livedoor.jp/yoshino712/archives/2009-01-29.html</text:p>
          </table:table-cell>
          <table:table-cell/>
          <table:table-cell table:formula="of:=[.C510]+1" office:value-type="date" office:date-value="2009-01-29" calcext:value-type="date">
            <text:p>01/29/09</text:p>
          </table:table-cell>
          <table:table-cell table:number-columns-repeated="2"/>
        </table:table-row>
        <table:table-row table:style-name="ro1">
          <table:table-cell table:formula="of:=COM.MICROSOFT.CONCAT([.B$299];YEAR([.C512]);[.E$299];TEXT(MONTH([.C512]);&quot;00&quot;);[.E$299];TEXT(DAY([.C512]);&quot;00&quot;);[.D$299])" office:value-type="string" office:string-value="http://blog.livedoor.jp/yoshino712/archives/2009-01-30.html" calcext:value-type="string">
            <text:p>http://blog.livedoor.jp/yoshino712/archives/2009-01-30.html</text:p>
          </table:table-cell>
          <table:table-cell/>
          <table:table-cell table:formula="of:=[.C511]+1" office:value-type="date" office:date-value="2009-01-30" calcext:value-type="date">
            <text:p>01/30/09</text:p>
          </table:table-cell>
          <table:table-cell table:number-columns-repeated="2"/>
        </table:table-row>
        <table:table-row table:style-name="ro1">
          <table:table-cell table:formula="of:=COM.MICROSOFT.CONCAT([.B$299];YEAR([.C513]);[.E$299];TEXT(MONTH([.C513]);&quot;00&quot;);[.E$299];TEXT(DAY([.C513]);&quot;00&quot;);[.D$299])" office:value-type="string" office:string-value="http://blog.livedoor.jp/yoshino712/archives/2009-01-31.html" calcext:value-type="string">
            <text:p>http://blog.livedoor.jp/yoshino712/archives/2009-01-31.html</text:p>
          </table:table-cell>
          <table:table-cell/>
          <table:table-cell table:formula="of:=[.C512]+1" office:value-type="date" office:date-value="2009-01-31" calcext:value-type="date">
            <text:p>01/31/09</text:p>
          </table:table-cell>
          <table:table-cell table:number-columns-repeated="2"/>
        </table:table-row>
        <table:table-row table:style-name="ro1">
          <table:table-cell table:formula="of:=COM.MICROSOFT.CONCAT([.B$299];YEAR([.C514]);[.E$299];TEXT(MONTH([.C514]);&quot;00&quot;);[.E$299];TEXT(DAY([.C514]);&quot;00&quot;);[.D$299])" office:value-type="string" office:string-value="http://blog.livedoor.jp/yoshino712/archives/2009-02-01.html" calcext:value-type="string">
            <text:p>http://blog.livedoor.jp/yoshino712/archives/2009-02-01.html</text:p>
          </table:table-cell>
          <table:table-cell/>
          <table:table-cell table:formula="of:=[.C513]+1" office:value-type="date" office:date-value="2009-02-01" calcext:value-type="date">
            <text:p>02/01/09</text:p>
          </table:table-cell>
          <table:table-cell table:number-columns-repeated="2"/>
        </table:table-row>
        <table:table-row table:style-name="ro1">
          <table:table-cell table:formula="of:=COM.MICROSOFT.CONCAT([.B$299];YEAR([.C515]);[.E$299];TEXT(MONTH([.C515]);&quot;00&quot;);[.E$299];TEXT(DAY([.C515]);&quot;00&quot;);[.D$299])" office:value-type="string" office:string-value="http://blog.livedoor.jp/yoshino712/archives/2009-02-02.html" calcext:value-type="string">
            <text:p>http://blog.livedoor.jp/yoshino712/archives/2009-02-02.html</text:p>
          </table:table-cell>
          <table:table-cell/>
          <table:table-cell table:formula="of:=[.C514]+1" office:value-type="date" office:date-value="2009-02-02" calcext:value-type="date">
            <text:p>02/02/09</text:p>
          </table:table-cell>
          <table:table-cell table:number-columns-repeated="2"/>
        </table:table-row>
        <table:table-row table:style-name="ro1">
          <table:table-cell table:formula="of:=COM.MICROSOFT.CONCAT([.B$299];YEAR([.C516]);[.E$299];TEXT(MONTH([.C516]);&quot;00&quot;);[.E$299];TEXT(DAY([.C516]);&quot;00&quot;);[.D$299])" office:value-type="string" office:string-value="http://blog.livedoor.jp/yoshino712/archives/2009-02-03.html" calcext:value-type="string">
            <text:p>http://blog.livedoor.jp/yoshino712/archives/2009-02-03.html</text:p>
          </table:table-cell>
          <table:table-cell/>
          <table:table-cell table:formula="of:=[.C515]+1" office:value-type="date" office:date-value="2009-02-03" calcext:value-type="date">
            <text:p>02/03/09</text:p>
          </table:table-cell>
          <table:table-cell table:number-columns-repeated="2"/>
        </table:table-row>
        <table:table-row table:style-name="ro1">
          <table:table-cell table:formula="of:=COM.MICROSOFT.CONCAT([.B$299];YEAR([.C517]);[.E$299];TEXT(MONTH([.C517]);&quot;00&quot;);[.E$299];TEXT(DAY([.C517]);&quot;00&quot;);[.D$299])" office:value-type="string" office:string-value="http://blog.livedoor.jp/yoshino712/archives/2009-02-04.html" calcext:value-type="string">
            <text:p>http://blog.livedoor.jp/yoshino712/archives/2009-02-04.html</text:p>
          </table:table-cell>
          <table:table-cell/>
          <table:table-cell table:formula="of:=[.C516]+1" office:value-type="date" office:date-value="2009-02-04" calcext:value-type="date">
            <text:p>02/04/09</text:p>
          </table:table-cell>
          <table:table-cell table:number-columns-repeated="2"/>
        </table:table-row>
        <table:table-row table:style-name="ro1">
          <table:table-cell table:formula="of:=COM.MICROSOFT.CONCAT([.B$299];YEAR([.C518]);[.E$299];TEXT(MONTH([.C518]);&quot;00&quot;);[.E$299];TEXT(DAY([.C518]);&quot;00&quot;);[.D$299])" office:value-type="string" office:string-value="http://blog.livedoor.jp/yoshino712/archives/2009-02-05.html" calcext:value-type="string">
            <text:p>http://blog.livedoor.jp/yoshino712/archives/2009-02-05.html</text:p>
          </table:table-cell>
          <table:table-cell/>
          <table:table-cell table:formula="of:=[.C517]+1" office:value-type="date" office:date-value="2009-02-05" calcext:value-type="date">
            <text:p>02/05/09</text:p>
          </table:table-cell>
          <table:table-cell table:number-columns-repeated="2"/>
        </table:table-row>
        <table:table-row table:style-name="ro1">
          <table:table-cell table:formula="of:=COM.MICROSOFT.CONCAT([.B$299];YEAR([.C519]);[.E$299];TEXT(MONTH([.C519]);&quot;00&quot;);[.E$299];TEXT(DAY([.C519]);&quot;00&quot;);[.D$299])" office:value-type="string" office:string-value="http://blog.livedoor.jp/yoshino712/archives/2009-02-06.html" calcext:value-type="string">
            <text:p>http://blog.livedoor.jp/yoshino712/archives/2009-02-06.html</text:p>
          </table:table-cell>
          <table:table-cell/>
          <table:table-cell table:formula="of:=[.C518]+1" office:value-type="date" office:date-value="2009-02-06" calcext:value-type="date">
            <text:p>02/06/09</text:p>
          </table:table-cell>
          <table:table-cell table:number-columns-repeated="2"/>
        </table:table-row>
        <table:table-row table:style-name="ro1">
          <table:table-cell table:formula="of:=COM.MICROSOFT.CONCAT([.B$299];YEAR([.C520]);[.E$299];TEXT(MONTH([.C520]);&quot;00&quot;);[.E$299];TEXT(DAY([.C520]);&quot;00&quot;);[.D$299])" office:value-type="string" office:string-value="http://blog.livedoor.jp/yoshino712/archives/2009-02-07.html" calcext:value-type="string">
            <text:p>http://blog.livedoor.jp/yoshino712/archives/2009-02-07.html</text:p>
          </table:table-cell>
          <table:table-cell/>
          <table:table-cell table:formula="of:=[.C519]+1" office:value-type="date" office:date-value="2009-02-07" calcext:value-type="date">
            <text:p>02/07/09</text:p>
          </table:table-cell>
          <table:table-cell table:number-columns-repeated="2"/>
        </table:table-row>
        <table:table-row table:style-name="ro1">
          <table:table-cell table:formula="of:=COM.MICROSOFT.CONCAT([.B$299];YEAR([.C521]);[.E$299];TEXT(MONTH([.C521]);&quot;00&quot;);[.E$299];TEXT(DAY([.C521]);&quot;00&quot;);[.D$299])" office:value-type="string" office:string-value="http://blog.livedoor.jp/yoshino712/archives/2009-02-08.html" calcext:value-type="string">
            <text:p>http://blog.livedoor.jp/yoshino712/archives/2009-02-08.html</text:p>
          </table:table-cell>
          <table:table-cell/>
          <table:table-cell table:formula="of:=[.C520]+1" office:value-type="date" office:date-value="2009-02-08" calcext:value-type="date">
            <text:p>02/08/09</text:p>
          </table:table-cell>
          <table:table-cell table:number-columns-repeated="2"/>
        </table:table-row>
        <table:table-row table:style-name="ro1">
          <table:table-cell table:formula="of:=COM.MICROSOFT.CONCAT([.B$299];YEAR([.C522]);[.E$299];TEXT(MONTH([.C522]);&quot;00&quot;);[.E$299];TEXT(DAY([.C522]);&quot;00&quot;);[.D$299])" office:value-type="string" office:string-value="http://blog.livedoor.jp/yoshino712/archives/2009-02-09.html" calcext:value-type="string">
            <text:p>http://blog.livedoor.jp/yoshino712/archives/2009-02-09.html</text:p>
          </table:table-cell>
          <table:table-cell/>
          <table:table-cell table:formula="of:=[.C521]+1" office:value-type="date" office:date-value="2009-02-09" calcext:value-type="date">
            <text:p>02/09/09</text:p>
          </table:table-cell>
          <table:table-cell table:number-columns-repeated="2"/>
        </table:table-row>
        <table:table-row table:style-name="ro1">
          <table:table-cell table:formula="of:=COM.MICROSOFT.CONCAT([.B$299];YEAR([.C523]);[.E$299];TEXT(MONTH([.C523]);&quot;00&quot;);[.E$299];TEXT(DAY([.C523]);&quot;00&quot;);[.D$299])" office:value-type="string" office:string-value="http://blog.livedoor.jp/yoshino712/archives/2009-02-10.html" calcext:value-type="string">
            <text:p>http://blog.livedoor.jp/yoshino712/archives/2009-02-10.html</text:p>
          </table:table-cell>
          <table:table-cell/>
          <table:table-cell table:formula="of:=[.C522]+1" office:value-type="date" office:date-value="2009-02-10" calcext:value-type="date">
            <text:p>02/10/09</text:p>
          </table:table-cell>
          <table:table-cell table:number-columns-repeated="2"/>
        </table:table-row>
        <table:table-row table:style-name="ro1">
          <table:table-cell table:formula="of:=COM.MICROSOFT.CONCAT([.B$299];YEAR([.C524]);[.E$299];TEXT(MONTH([.C524]);&quot;00&quot;);[.E$299];TEXT(DAY([.C524]);&quot;00&quot;);[.D$299])" office:value-type="string" office:string-value="http://blog.livedoor.jp/yoshino712/archives/2009-02-11.html" calcext:value-type="string">
            <text:p>http://blog.livedoor.jp/yoshino712/archives/2009-02-11.html</text:p>
          </table:table-cell>
          <table:table-cell/>
          <table:table-cell table:formula="of:=[.C523]+1" office:value-type="date" office:date-value="2009-02-11" calcext:value-type="date">
            <text:p>02/11/09</text:p>
          </table:table-cell>
          <table:table-cell table:number-columns-repeated="2"/>
        </table:table-row>
        <table:table-row table:style-name="ro1">
          <table:table-cell table:formula="of:=COM.MICROSOFT.CONCAT([.B$299];YEAR([.C525]);[.E$299];TEXT(MONTH([.C525]);&quot;00&quot;);[.E$299];TEXT(DAY([.C525]);&quot;00&quot;);[.D$299])" office:value-type="string" office:string-value="http://blog.livedoor.jp/yoshino712/archives/2009-02-12.html" calcext:value-type="string">
            <text:p>http://blog.livedoor.jp/yoshino712/archives/2009-02-12.html</text:p>
          </table:table-cell>
          <table:table-cell/>
          <table:table-cell table:formula="of:=[.C524]+1" office:value-type="date" office:date-value="2009-02-12" calcext:value-type="date">
            <text:p>02/12/09</text:p>
          </table:table-cell>
          <table:table-cell table:number-columns-repeated="2"/>
        </table:table-row>
        <table:table-row table:style-name="ro1">
          <table:table-cell table:formula="of:=COM.MICROSOFT.CONCAT([.B$299];YEAR([.C526]);[.E$299];TEXT(MONTH([.C526]);&quot;00&quot;);[.E$299];TEXT(DAY([.C526]);&quot;00&quot;);[.D$299])" office:value-type="string" office:string-value="http://blog.livedoor.jp/yoshino712/archives/2009-02-13.html" calcext:value-type="string">
            <text:p>http://blog.livedoor.jp/yoshino712/archives/2009-02-13.html</text:p>
          </table:table-cell>
          <table:table-cell/>
          <table:table-cell table:formula="of:=[.C525]+1" office:value-type="date" office:date-value="2009-02-13" calcext:value-type="date">
            <text:p>02/13/09</text:p>
          </table:table-cell>
          <table:table-cell table:number-columns-repeated="2"/>
        </table:table-row>
        <table:table-row table:style-name="ro1">
          <table:table-cell table:formula="of:=COM.MICROSOFT.CONCAT([.B$299];YEAR([.C527]);[.E$299];TEXT(MONTH([.C527]);&quot;00&quot;);[.E$299];TEXT(DAY([.C527]);&quot;00&quot;);[.D$299])" office:value-type="string" office:string-value="http://blog.livedoor.jp/yoshino712/archives/2009-02-14.html" calcext:value-type="string">
            <text:p>http://blog.livedoor.jp/yoshino712/archives/2009-02-14.html</text:p>
          </table:table-cell>
          <table:table-cell/>
          <table:table-cell table:formula="of:=[.C526]+1" office:value-type="date" office:date-value="2009-02-14" calcext:value-type="date">
            <text:p>02/14/09</text:p>
          </table:table-cell>
          <table:table-cell table:number-columns-repeated="2"/>
        </table:table-row>
        <table:table-row table:style-name="ro1">
          <table:table-cell table:formula="of:=COM.MICROSOFT.CONCAT([.B$299];YEAR([.C528]);[.E$299];TEXT(MONTH([.C528]);&quot;00&quot;);[.E$299];TEXT(DAY([.C528]);&quot;00&quot;);[.D$299])" office:value-type="string" office:string-value="http://blog.livedoor.jp/yoshino712/archives/2009-02-15.html" calcext:value-type="string">
            <text:p>http://blog.livedoor.jp/yoshino712/archives/2009-02-15.html</text:p>
          </table:table-cell>
          <table:table-cell/>
          <table:table-cell table:formula="of:=[.C527]+1" office:value-type="date" office:date-value="2009-02-15" calcext:value-type="date">
            <text:p>02/15/09</text:p>
          </table:table-cell>
          <table:table-cell table:number-columns-repeated="2"/>
        </table:table-row>
        <table:table-row table:style-name="ro1">
          <table:table-cell table:formula="of:=COM.MICROSOFT.CONCAT([.B$299];YEAR([.C529]);[.E$299];TEXT(MONTH([.C529]);&quot;00&quot;);[.E$299];TEXT(DAY([.C529]);&quot;00&quot;);[.D$299])" office:value-type="string" office:string-value="http://blog.livedoor.jp/yoshino712/archives/2009-02-16.html" calcext:value-type="string">
            <text:p>http://blog.livedoor.jp/yoshino712/archives/2009-02-16.html</text:p>
          </table:table-cell>
          <table:table-cell/>
          <table:table-cell table:formula="of:=[.C528]+1" office:value-type="date" office:date-value="2009-02-16" calcext:value-type="date">
            <text:p>02/16/09</text:p>
          </table:table-cell>
          <table:table-cell table:number-columns-repeated="2"/>
        </table:table-row>
        <table:table-row table:style-name="ro1">
          <table:table-cell table:formula="of:=COM.MICROSOFT.CONCAT([.B$299];YEAR([.C530]);[.E$299];TEXT(MONTH([.C530]);&quot;00&quot;);[.E$299];TEXT(DAY([.C530]);&quot;00&quot;);[.D$299])" office:value-type="string" office:string-value="http://blog.livedoor.jp/yoshino712/archives/2009-02-17.html" calcext:value-type="string">
            <text:p>http://blog.livedoor.jp/yoshino712/archives/2009-02-17.html</text:p>
          </table:table-cell>
          <table:table-cell/>
          <table:table-cell table:formula="of:=[.C529]+1" office:value-type="date" office:date-value="2009-02-17" calcext:value-type="date">
            <text:p>02/17/09</text:p>
          </table:table-cell>
          <table:table-cell table:number-columns-repeated="2"/>
        </table:table-row>
        <table:table-row table:style-name="ro1">
          <table:table-cell table:formula="of:=COM.MICROSOFT.CONCAT([.B$299];YEAR([.C531]);[.E$299];TEXT(MONTH([.C531]);&quot;00&quot;);[.E$299];TEXT(DAY([.C531]);&quot;00&quot;);[.D$299])" office:value-type="string" office:string-value="http://blog.livedoor.jp/yoshino712/archives/2009-02-18.html" calcext:value-type="string">
            <text:p>http://blog.livedoor.jp/yoshino712/archives/2009-02-18.html</text:p>
          </table:table-cell>
          <table:table-cell/>
          <table:table-cell table:formula="of:=[.C530]+1" office:value-type="date" office:date-value="2009-02-18" calcext:value-type="date">
            <text:p>02/18/09</text:p>
          </table:table-cell>
          <table:table-cell table:number-columns-repeated="2"/>
        </table:table-row>
        <table:table-row table:style-name="ro1">
          <table:table-cell table:formula="of:=COM.MICROSOFT.CONCAT([.B$299];YEAR([.C532]);[.E$299];TEXT(MONTH([.C532]);&quot;00&quot;);[.E$299];TEXT(DAY([.C532]);&quot;00&quot;);[.D$299])" office:value-type="string" office:string-value="http://blog.livedoor.jp/yoshino712/archives/2009-02-19.html" calcext:value-type="string">
            <text:p>http://blog.livedoor.jp/yoshino712/archives/2009-02-19.html</text:p>
          </table:table-cell>
          <table:table-cell/>
          <table:table-cell table:formula="of:=[.C531]+1" office:value-type="date" office:date-value="2009-02-19" calcext:value-type="date">
            <text:p>02/19/09</text:p>
          </table:table-cell>
          <table:table-cell table:number-columns-repeated="2"/>
        </table:table-row>
        <table:table-row table:style-name="ro1">
          <table:table-cell table:formula="of:=COM.MICROSOFT.CONCAT([.B$299];YEAR([.C533]);[.E$299];TEXT(MONTH([.C533]);&quot;00&quot;);[.E$299];TEXT(DAY([.C533]);&quot;00&quot;);[.D$299])" office:value-type="string" office:string-value="http://blog.livedoor.jp/yoshino712/archives/2009-02-20.html" calcext:value-type="string">
            <text:p>http://blog.livedoor.jp/yoshino712/archives/2009-02-20.html</text:p>
          </table:table-cell>
          <table:table-cell/>
          <table:table-cell table:formula="of:=[.C532]+1" office:value-type="date" office:date-value="2009-02-20" calcext:value-type="date">
            <text:p>02/20/09</text:p>
          </table:table-cell>
          <table:table-cell table:number-columns-repeated="2"/>
        </table:table-row>
        <table:table-row table:style-name="ro1">
          <table:table-cell table:formula="of:=COM.MICROSOFT.CONCAT([.B$299];YEAR([.C534]);[.E$299];TEXT(MONTH([.C534]);&quot;00&quot;);[.E$299];TEXT(DAY([.C534]);&quot;00&quot;);[.D$299])" office:value-type="string" office:string-value="http://blog.livedoor.jp/yoshino712/archives/2009-02-21.html" calcext:value-type="string">
            <text:p>http://blog.livedoor.jp/yoshino712/archives/2009-02-21.html</text:p>
          </table:table-cell>
          <table:table-cell/>
          <table:table-cell table:formula="of:=[.C533]+1" office:value-type="date" office:date-value="2009-02-21" calcext:value-type="date">
            <text:p>02/21/09</text:p>
          </table:table-cell>
          <table:table-cell table:number-columns-repeated="2"/>
        </table:table-row>
        <table:table-row table:style-name="ro1">
          <table:table-cell table:formula="of:=COM.MICROSOFT.CONCAT([.B$299];YEAR([.C535]);[.E$299];TEXT(MONTH([.C535]);&quot;00&quot;);[.E$299];TEXT(DAY([.C535]);&quot;00&quot;);[.D$299])" office:value-type="string" office:string-value="http://blog.livedoor.jp/yoshino712/archives/2009-02-22.html" calcext:value-type="string">
            <text:p>http://blog.livedoor.jp/yoshino712/archives/2009-02-22.html</text:p>
          </table:table-cell>
          <table:table-cell/>
          <table:table-cell table:formula="of:=[.C534]+1" office:value-type="date" office:date-value="2009-02-22" calcext:value-type="date">
            <text:p>02/22/09</text:p>
          </table:table-cell>
          <table:table-cell table:number-columns-repeated="2"/>
        </table:table-row>
        <table:table-row table:style-name="ro1">
          <table:table-cell table:formula="of:=COM.MICROSOFT.CONCAT([.B$299];YEAR([.C536]);[.E$299];TEXT(MONTH([.C536]);&quot;00&quot;);[.E$299];TEXT(DAY([.C536]);&quot;00&quot;);[.D$299])" office:value-type="string" office:string-value="http://blog.livedoor.jp/yoshino712/archives/2009-02-23.html" calcext:value-type="string">
            <text:p>http://blog.livedoor.jp/yoshino712/archives/2009-02-23.html</text:p>
          </table:table-cell>
          <table:table-cell/>
          <table:table-cell table:formula="of:=[.C535]+1" office:value-type="date" office:date-value="2009-02-23" calcext:value-type="date">
            <text:p>02/23/09</text:p>
          </table:table-cell>
          <table:table-cell table:number-columns-repeated="2"/>
        </table:table-row>
        <table:table-row table:style-name="ro1">
          <table:table-cell table:formula="of:=COM.MICROSOFT.CONCAT([.B$299];YEAR([.C537]);[.E$299];TEXT(MONTH([.C537]);&quot;00&quot;);[.E$299];TEXT(DAY([.C537]);&quot;00&quot;);[.D$299])" office:value-type="string" office:string-value="http://blog.livedoor.jp/yoshino712/archives/2009-02-24.html" calcext:value-type="string">
            <text:p>http://blog.livedoor.jp/yoshino712/archives/2009-02-24.html</text:p>
          </table:table-cell>
          <table:table-cell/>
          <table:table-cell table:formula="of:=[.C536]+1" office:value-type="date" office:date-value="2009-02-24" calcext:value-type="date">
            <text:p>02/24/09</text:p>
          </table:table-cell>
          <table:table-cell table:number-columns-repeated="2"/>
        </table:table-row>
        <table:table-row table:style-name="ro1">
          <table:table-cell table:formula="of:=COM.MICROSOFT.CONCAT([.B$299];YEAR([.C538]);[.E$299];TEXT(MONTH([.C538]);&quot;00&quot;);[.E$299];TEXT(DAY([.C538]);&quot;00&quot;);[.D$299])" office:value-type="string" office:string-value="http://blog.livedoor.jp/yoshino712/archives/2009-02-25.html" calcext:value-type="string">
            <text:p>http://blog.livedoor.jp/yoshino712/archives/2009-02-25.html</text:p>
          </table:table-cell>
          <table:table-cell/>
          <table:table-cell table:formula="of:=[.C537]+1" office:value-type="date" office:date-value="2009-02-25" calcext:value-type="date">
            <text:p>02/25/09</text:p>
          </table:table-cell>
          <table:table-cell table:number-columns-repeated="2"/>
        </table:table-row>
        <table:table-row table:style-name="ro1">
          <table:table-cell table:formula="of:=COM.MICROSOFT.CONCAT([.B$299];YEAR([.C539]);[.E$299];TEXT(MONTH([.C539]);&quot;00&quot;);[.E$299];TEXT(DAY([.C539]);&quot;00&quot;);[.D$299])" office:value-type="string" office:string-value="http://blog.livedoor.jp/yoshino712/archives/2009-02-26.html" calcext:value-type="string">
            <text:p>http://blog.livedoor.jp/yoshino712/archives/2009-02-26.html</text:p>
          </table:table-cell>
          <table:table-cell/>
          <table:table-cell table:formula="of:=[.C538]+1" office:value-type="date" office:date-value="2009-02-26" calcext:value-type="date">
            <text:p>02/26/09</text:p>
          </table:table-cell>
          <table:table-cell table:number-columns-repeated="2"/>
        </table:table-row>
        <table:table-row table:style-name="ro1">
          <table:table-cell table:formula="of:=COM.MICROSOFT.CONCAT([.B$299];YEAR([.C540]);[.E$299];TEXT(MONTH([.C540]);&quot;00&quot;);[.E$299];TEXT(DAY([.C540]);&quot;00&quot;);[.D$299])" office:value-type="string" office:string-value="http://blog.livedoor.jp/yoshino712/archives/2009-02-27.html" calcext:value-type="string">
            <text:p>http://blog.livedoor.jp/yoshino712/archives/2009-02-27.html</text:p>
          </table:table-cell>
          <table:table-cell/>
          <table:table-cell table:formula="of:=[.C539]+1" office:value-type="date" office:date-value="2009-02-27" calcext:value-type="date">
            <text:p>02/27/09</text:p>
          </table:table-cell>
          <table:table-cell table:number-columns-repeated="2"/>
        </table:table-row>
        <table:table-row table:style-name="ro1">
          <table:table-cell table:formula="of:=COM.MICROSOFT.CONCAT([.B$299];YEAR([.C541]);[.E$299];TEXT(MONTH([.C541]);&quot;00&quot;);[.E$299];TEXT(DAY([.C541]);&quot;00&quot;);[.D$299])" office:value-type="string" office:string-value="http://blog.livedoor.jp/yoshino712/archives/2009-02-28.html" calcext:value-type="string">
            <text:p>http://blog.livedoor.jp/yoshino712/archives/2009-02-28.html</text:p>
          </table:table-cell>
          <table:table-cell/>
          <table:table-cell table:formula="of:=[.C540]+1" office:value-type="date" office:date-value="2009-02-28" calcext:value-type="date">
            <text:p>02/28/09</text:p>
          </table:table-cell>
          <table:table-cell table:number-columns-repeated="2"/>
        </table:table-row>
        <table:table-row table:style-name="ro1">
          <table:table-cell table:formula="of:=COM.MICROSOFT.CONCAT([.B$299];YEAR([.C542]);[.E$299];TEXT(MONTH([.C542]);&quot;00&quot;);[.E$299];TEXT(DAY([.C542]);&quot;00&quot;);[.D$299])" office:value-type="string" office:string-value="http://blog.livedoor.jp/yoshino712/archives/2009-03-01.html" calcext:value-type="string">
            <text:p>http://blog.livedoor.jp/yoshino712/archives/2009-03-01.html</text:p>
          </table:table-cell>
          <table:table-cell/>
          <table:table-cell table:formula="of:=[.C541]+1" office:value-type="date" office:date-value="2009-03-01" calcext:value-type="date">
            <text:p>03/01/09</text:p>
          </table:table-cell>
          <table:table-cell table:number-columns-repeated="2"/>
        </table:table-row>
        <table:table-row table:style-name="ro1">
          <table:table-cell table:formula="of:=COM.MICROSOFT.CONCAT([.B$299];YEAR([.C543]);[.E$299];TEXT(MONTH([.C543]);&quot;00&quot;);[.E$299];TEXT(DAY([.C543]);&quot;00&quot;);[.D$299])" office:value-type="string" office:string-value="http://blog.livedoor.jp/yoshino712/archives/2009-03-02.html" calcext:value-type="string">
            <text:p>http://blog.livedoor.jp/yoshino712/archives/2009-03-02.html</text:p>
          </table:table-cell>
          <table:table-cell/>
          <table:table-cell table:formula="of:=[.C542]+1" office:value-type="date" office:date-value="2009-03-02" calcext:value-type="date">
            <text:p>03/02/09</text:p>
          </table:table-cell>
          <table:table-cell table:number-columns-repeated="2"/>
        </table:table-row>
        <table:table-row table:style-name="ro1">
          <table:table-cell table:formula="of:=COM.MICROSOFT.CONCAT([.B$299];YEAR([.C544]);[.E$299];TEXT(MONTH([.C544]);&quot;00&quot;);[.E$299];TEXT(DAY([.C544]);&quot;00&quot;);[.D$299])" office:value-type="string" office:string-value="http://blog.livedoor.jp/yoshino712/archives/2009-03-03.html" calcext:value-type="string">
            <text:p>http://blog.livedoor.jp/yoshino712/archives/2009-03-03.html</text:p>
          </table:table-cell>
          <table:table-cell/>
          <table:table-cell table:formula="of:=[.C543]+1" office:value-type="date" office:date-value="2009-03-03" calcext:value-type="date">
            <text:p>03/03/09</text:p>
          </table:table-cell>
          <table:table-cell table:number-columns-repeated="2"/>
        </table:table-row>
        <table:table-row table:style-name="ro1">
          <table:table-cell table:formula="of:=COM.MICROSOFT.CONCAT([.B$299];YEAR([.C545]);[.E$299];TEXT(MONTH([.C545]);&quot;00&quot;);[.E$299];TEXT(DAY([.C545]);&quot;00&quot;);[.D$299])" office:value-type="string" office:string-value="http://blog.livedoor.jp/yoshino712/archives/2009-03-04.html" calcext:value-type="string">
            <text:p>http://blog.livedoor.jp/yoshino712/archives/2009-03-04.html</text:p>
          </table:table-cell>
          <table:table-cell/>
          <table:table-cell table:formula="of:=[.C544]+1" office:value-type="date" office:date-value="2009-03-04" calcext:value-type="date">
            <text:p>03/04/09</text:p>
          </table:table-cell>
          <table:table-cell table:number-columns-repeated="2"/>
        </table:table-row>
        <table:table-row table:style-name="ro1">
          <table:table-cell table:formula="of:=COM.MICROSOFT.CONCAT([.B$299];YEAR([.C546]);[.E$299];TEXT(MONTH([.C546]);&quot;00&quot;);[.E$299];TEXT(DAY([.C546]);&quot;00&quot;);[.D$299])" office:value-type="string" office:string-value="http://blog.livedoor.jp/yoshino712/archives/2009-03-05.html" calcext:value-type="string">
            <text:p>http://blog.livedoor.jp/yoshino712/archives/2009-03-05.html</text:p>
          </table:table-cell>
          <table:table-cell/>
          <table:table-cell table:formula="of:=[.C545]+1" office:value-type="date" office:date-value="2009-03-05" calcext:value-type="date">
            <text:p>03/05/09</text:p>
          </table:table-cell>
          <table:table-cell table:number-columns-repeated="2"/>
        </table:table-row>
        <table:table-row table:style-name="ro1">
          <table:table-cell table:formula="of:=COM.MICROSOFT.CONCAT([.B$299];YEAR([.C547]);[.E$299];TEXT(MONTH([.C547]);&quot;00&quot;);[.E$299];TEXT(DAY([.C547]);&quot;00&quot;);[.D$299])" office:value-type="string" office:string-value="http://blog.livedoor.jp/yoshino712/archives/2009-03-06.html" calcext:value-type="string">
            <text:p>http://blog.livedoor.jp/yoshino712/archives/2009-03-06.html</text:p>
          </table:table-cell>
          <table:table-cell/>
          <table:table-cell table:formula="of:=[.C546]+1" office:value-type="date" office:date-value="2009-03-06" calcext:value-type="date">
            <text:p>03/06/09</text:p>
          </table:table-cell>
          <table:table-cell table:number-columns-repeated="2"/>
        </table:table-row>
        <table:table-row table:style-name="ro1">
          <table:table-cell table:formula="of:=COM.MICROSOFT.CONCAT([.B$299];YEAR([.C548]);[.E$299];TEXT(MONTH([.C548]);&quot;00&quot;);[.E$299];TEXT(DAY([.C548]);&quot;00&quot;);[.D$299])" office:value-type="string" office:string-value="http://blog.livedoor.jp/yoshino712/archives/2009-03-07.html" calcext:value-type="string">
            <text:p>http://blog.livedoor.jp/yoshino712/archives/2009-03-07.html</text:p>
          </table:table-cell>
          <table:table-cell/>
          <table:table-cell table:formula="of:=[.C547]+1" office:value-type="date" office:date-value="2009-03-07" calcext:value-type="date">
            <text:p>03/07/09</text:p>
          </table:table-cell>
          <table:table-cell table:number-columns-repeated="2"/>
        </table:table-row>
        <table:table-row table:style-name="ro1">
          <table:table-cell table:formula="of:=COM.MICROSOFT.CONCAT([.B$299];YEAR([.C549]);[.E$299];TEXT(MONTH([.C549]);&quot;00&quot;);[.E$299];TEXT(DAY([.C549]);&quot;00&quot;);[.D$299])" office:value-type="string" office:string-value="http://blog.livedoor.jp/yoshino712/archives/2009-03-08.html" calcext:value-type="string">
            <text:p>http://blog.livedoor.jp/yoshino712/archives/2009-03-08.html</text:p>
          </table:table-cell>
          <table:table-cell/>
          <table:table-cell table:formula="of:=[.C548]+1" office:value-type="date" office:date-value="2009-03-08" calcext:value-type="date">
            <text:p>03/08/09</text:p>
          </table:table-cell>
          <table:table-cell table:number-columns-repeated="2"/>
        </table:table-row>
        <table:table-row table:style-name="ro1">
          <table:table-cell table:formula="of:=COM.MICROSOFT.CONCAT([.B$299];YEAR([.C550]);[.E$299];TEXT(MONTH([.C550]);&quot;00&quot;);[.E$299];TEXT(DAY([.C550]);&quot;00&quot;);[.D$299])" office:value-type="string" office:string-value="http://blog.livedoor.jp/yoshino712/archives/2009-03-09.html" calcext:value-type="string">
            <text:p>http://blog.livedoor.jp/yoshino712/archives/2009-03-09.html</text:p>
          </table:table-cell>
          <table:table-cell/>
          <table:table-cell table:formula="of:=[.C549]+1" office:value-type="date" office:date-value="2009-03-09" calcext:value-type="date">
            <text:p>03/09/09</text:p>
          </table:table-cell>
          <table:table-cell table:number-columns-repeated="2"/>
        </table:table-row>
        <table:table-row table:style-name="ro1">
          <table:table-cell table:formula="of:=COM.MICROSOFT.CONCAT([.B$299];YEAR([.C551]);[.E$299];TEXT(MONTH([.C551]);&quot;00&quot;);[.E$299];TEXT(DAY([.C551]);&quot;00&quot;);[.D$299])" office:value-type="string" office:string-value="http://blog.livedoor.jp/yoshino712/archives/2009-03-10.html" calcext:value-type="string">
            <text:p>http://blog.livedoor.jp/yoshino712/archives/2009-03-10.html</text:p>
          </table:table-cell>
          <table:table-cell/>
          <table:table-cell table:formula="of:=[.C550]+1" office:value-type="date" office:date-value="2009-03-10" calcext:value-type="date">
            <text:p>03/10/09</text:p>
          </table:table-cell>
          <table:table-cell table:number-columns-repeated="2"/>
        </table:table-row>
        <table:table-row table:style-name="ro1">
          <table:table-cell table:formula="of:=COM.MICROSOFT.CONCAT([.B$299];YEAR([.C552]);[.E$299];TEXT(MONTH([.C552]);&quot;00&quot;);[.E$299];TEXT(DAY([.C552]);&quot;00&quot;);[.D$299])" office:value-type="string" office:string-value="http://blog.livedoor.jp/yoshino712/archives/2009-03-11.html" calcext:value-type="string">
            <text:p>http://blog.livedoor.jp/yoshino712/archives/2009-03-11.html</text:p>
          </table:table-cell>
          <table:table-cell/>
          <table:table-cell table:formula="of:=[.C551]+1" office:value-type="date" office:date-value="2009-03-11" calcext:value-type="date">
            <text:p>03/11/09</text:p>
          </table:table-cell>
          <table:table-cell table:number-columns-repeated="2"/>
        </table:table-row>
        <table:table-row table:style-name="ro1">
          <table:table-cell table:formula="of:=COM.MICROSOFT.CONCAT([.B$299];YEAR([.C553]);[.E$299];TEXT(MONTH([.C553]);&quot;00&quot;);[.E$299];TEXT(DAY([.C553]);&quot;00&quot;);[.D$299])" office:value-type="string" office:string-value="http://blog.livedoor.jp/yoshino712/archives/2009-03-12.html" calcext:value-type="string">
            <text:p>http://blog.livedoor.jp/yoshino712/archives/2009-03-12.html</text:p>
          </table:table-cell>
          <table:table-cell/>
          <table:table-cell table:formula="of:=[.C552]+1" office:value-type="date" office:date-value="2009-03-12" calcext:value-type="date">
            <text:p>03/12/09</text:p>
          </table:table-cell>
          <table:table-cell table:number-columns-repeated="2"/>
        </table:table-row>
        <table:table-row table:style-name="ro1">
          <table:table-cell table:formula="of:=COM.MICROSOFT.CONCAT([.B$299];YEAR([.C554]);[.E$299];TEXT(MONTH([.C554]);&quot;00&quot;);[.E$299];TEXT(DAY([.C554]);&quot;00&quot;);[.D$299])" office:value-type="string" office:string-value="http://blog.livedoor.jp/yoshino712/archives/2009-03-13.html" calcext:value-type="string">
            <text:p>http://blog.livedoor.jp/yoshino712/archives/2009-03-13.html</text:p>
          </table:table-cell>
          <table:table-cell/>
          <table:table-cell table:formula="of:=[.C553]+1" office:value-type="date" office:date-value="2009-03-13" calcext:value-type="date">
            <text:p>03/13/09</text:p>
          </table:table-cell>
          <table:table-cell table:number-columns-repeated="2"/>
        </table:table-row>
        <table:table-row table:style-name="ro1">
          <table:table-cell table:formula="of:=COM.MICROSOFT.CONCAT([.B$299];YEAR([.C555]);[.E$299];TEXT(MONTH([.C555]);&quot;00&quot;);[.E$299];TEXT(DAY([.C555]);&quot;00&quot;);[.D$299])" office:value-type="string" office:string-value="http://blog.livedoor.jp/yoshino712/archives/2009-03-14.html" calcext:value-type="string">
            <text:p>http://blog.livedoor.jp/yoshino712/archives/2009-03-14.html</text:p>
          </table:table-cell>
          <table:table-cell/>
          <table:table-cell table:formula="of:=[.C554]+1" office:value-type="date" office:date-value="2009-03-14" calcext:value-type="date">
            <text:p>03/14/09</text:p>
          </table:table-cell>
          <table:table-cell table:number-columns-repeated="2"/>
        </table:table-row>
        <table:table-row table:style-name="ro1">
          <table:table-cell table:formula="of:=COM.MICROSOFT.CONCAT([.B$299];YEAR([.C556]);[.E$299];TEXT(MONTH([.C556]);&quot;00&quot;);[.E$299];TEXT(DAY([.C556]);&quot;00&quot;);[.D$299])" office:value-type="string" office:string-value="http://blog.livedoor.jp/yoshino712/archives/2009-03-15.html" calcext:value-type="string">
            <text:p>http://blog.livedoor.jp/yoshino712/archives/2009-03-15.html</text:p>
          </table:table-cell>
          <table:table-cell/>
          <table:table-cell table:formula="of:=[.C555]+1" office:value-type="date" office:date-value="2009-03-15" calcext:value-type="date">
            <text:p>03/15/09</text:p>
          </table:table-cell>
          <table:table-cell table:number-columns-repeated="2"/>
        </table:table-row>
        <table:table-row table:style-name="ro1">
          <table:table-cell table:formula="of:=COM.MICROSOFT.CONCAT([.B$299];YEAR([.C557]);[.E$299];TEXT(MONTH([.C557]);&quot;00&quot;);[.E$299];TEXT(DAY([.C557]);&quot;00&quot;);[.D$299])" office:value-type="string" office:string-value="http://blog.livedoor.jp/yoshino712/archives/2009-03-16.html" calcext:value-type="string">
            <text:p>http://blog.livedoor.jp/yoshino712/archives/2009-03-16.html</text:p>
          </table:table-cell>
          <table:table-cell/>
          <table:table-cell table:formula="of:=[.C556]+1" office:value-type="date" office:date-value="2009-03-16" calcext:value-type="date">
            <text:p>03/16/09</text:p>
          </table:table-cell>
          <table:table-cell table:number-columns-repeated="2"/>
        </table:table-row>
        <table:table-row table:style-name="ro1">
          <table:table-cell table:formula="of:=COM.MICROSOFT.CONCAT([.B$299];YEAR([.C558]);[.E$299];TEXT(MONTH([.C558]);&quot;00&quot;);[.E$299];TEXT(DAY([.C558]);&quot;00&quot;);[.D$299])" office:value-type="string" office:string-value="http://blog.livedoor.jp/yoshino712/archives/2009-03-17.html" calcext:value-type="string">
            <text:p>http://blog.livedoor.jp/yoshino712/archives/2009-03-17.html</text:p>
          </table:table-cell>
          <table:table-cell/>
          <table:table-cell table:formula="of:=[.C557]+1" office:value-type="date" office:date-value="2009-03-17" calcext:value-type="date">
            <text:p>03/17/09</text:p>
          </table:table-cell>
          <table:table-cell table:number-columns-repeated="2"/>
        </table:table-row>
        <table:table-row table:style-name="ro1">
          <table:table-cell table:formula="of:=COM.MICROSOFT.CONCAT([.B$299];YEAR([.C559]);[.E$299];TEXT(MONTH([.C559]);&quot;00&quot;);[.E$299];TEXT(DAY([.C559]);&quot;00&quot;);[.D$299])" office:value-type="string" office:string-value="http://blog.livedoor.jp/yoshino712/archives/2009-03-18.html" calcext:value-type="string">
            <text:p>http://blog.livedoor.jp/yoshino712/archives/2009-03-18.html</text:p>
          </table:table-cell>
          <table:table-cell/>
          <table:table-cell table:formula="of:=[.C558]+1" office:value-type="date" office:date-value="2009-03-18" calcext:value-type="date">
            <text:p>03/18/09</text:p>
          </table:table-cell>
          <table:table-cell table:number-columns-repeated="2"/>
        </table:table-row>
        <table:table-row table:style-name="ro1">
          <table:table-cell table:formula="of:=COM.MICROSOFT.CONCAT([.B$299];YEAR([.C560]);[.E$299];TEXT(MONTH([.C560]);&quot;00&quot;);[.E$299];TEXT(DAY([.C560]);&quot;00&quot;);[.D$299])" office:value-type="string" office:string-value="http://blog.livedoor.jp/yoshino712/archives/2009-03-19.html" calcext:value-type="string">
            <text:p>http://blog.livedoor.jp/yoshino712/archives/2009-03-19.html</text:p>
          </table:table-cell>
          <table:table-cell/>
          <table:table-cell table:formula="of:=[.C559]+1" office:value-type="date" office:date-value="2009-03-19" calcext:value-type="date">
            <text:p>03/19/09</text:p>
          </table:table-cell>
          <table:table-cell table:number-columns-repeated="2"/>
        </table:table-row>
        <table:table-row table:style-name="ro1">
          <table:table-cell table:formula="of:=COM.MICROSOFT.CONCAT([.B$299];YEAR([.C561]);[.E$299];TEXT(MONTH([.C561]);&quot;00&quot;);[.E$299];TEXT(DAY([.C561]);&quot;00&quot;);[.D$299])" office:value-type="string" office:string-value="http://blog.livedoor.jp/yoshino712/archives/2009-03-20.html" calcext:value-type="string">
            <text:p>http://blog.livedoor.jp/yoshino712/archives/2009-03-20.html</text:p>
          </table:table-cell>
          <table:table-cell/>
          <table:table-cell table:formula="of:=[.C560]+1" office:value-type="date" office:date-value="2009-03-20" calcext:value-type="date">
            <text:p>03/20/09</text:p>
          </table:table-cell>
          <table:table-cell table:number-columns-repeated="2"/>
        </table:table-row>
        <table:table-row table:style-name="ro1">
          <table:table-cell table:formula="of:=COM.MICROSOFT.CONCAT([.B$299];YEAR([.C562]);[.E$299];TEXT(MONTH([.C562]);&quot;00&quot;);[.E$299];TEXT(DAY([.C562]);&quot;00&quot;);[.D$299])" office:value-type="string" office:string-value="http://blog.livedoor.jp/yoshino712/archives/2009-03-21.html" calcext:value-type="string">
            <text:p>http://blog.livedoor.jp/yoshino712/archives/2009-03-21.html</text:p>
          </table:table-cell>
          <table:table-cell/>
          <table:table-cell table:formula="of:=[.C561]+1" office:value-type="date" office:date-value="2009-03-21" calcext:value-type="date">
            <text:p>03/21/09</text:p>
          </table:table-cell>
          <table:table-cell table:number-columns-repeated="2"/>
        </table:table-row>
        <table:table-row table:style-name="ro1">
          <table:table-cell table:formula="of:=COM.MICROSOFT.CONCAT([.B$299];YEAR([.C563]);[.E$299];TEXT(MONTH([.C563]);&quot;00&quot;);[.E$299];TEXT(DAY([.C563]);&quot;00&quot;);[.D$299])" office:value-type="string" office:string-value="http://blog.livedoor.jp/yoshino712/archives/2009-03-22.html" calcext:value-type="string">
            <text:p>http://blog.livedoor.jp/yoshino712/archives/2009-03-22.html</text:p>
          </table:table-cell>
          <table:table-cell/>
          <table:table-cell table:formula="of:=[.C562]+1" office:value-type="date" office:date-value="2009-03-22" calcext:value-type="date">
            <text:p>03/22/09</text:p>
          </table:table-cell>
          <table:table-cell table:number-columns-repeated="2"/>
        </table:table-row>
        <table:table-row table:style-name="ro1">
          <table:table-cell table:formula="of:=COM.MICROSOFT.CONCAT([.B$299];YEAR([.C564]);[.E$299];TEXT(MONTH([.C564]);&quot;00&quot;);[.E$299];TEXT(DAY([.C564]);&quot;00&quot;);[.D$299])" office:value-type="string" office:string-value="http://blog.livedoor.jp/yoshino712/archives/2009-03-23.html" calcext:value-type="string">
            <text:p>http://blog.livedoor.jp/yoshino712/archives/2009-03-23.html</text:p>
          </table:table-cell>
          <table:table-cell/>
          <table:table-cell table:formula="of:=[.C563]+1" office:value-type="date" office:date-value="2009-03-23" calcext:value-type="date">
            <text:p>03/23/09</text:p>
          </table:table-cell>
          <table:table-cell table:number-columns-repeated="2"/>
        </table:table-row>
        <table:table-row table:style-name="ro1">
          <table:table-cell table:formula="of:=COM.MICROSOFT.CONCAT([.B$299];YEAR([.C565]);[.E$299];TEXT(MONTH([.C565]);&quot;00&quot;);[.E$299];TEXT(DAY([.C565]);&quot;00&quot;);[.D$299])" office:value-type="string" office:string-value="http://blog.livedoor.jp/yoshino712/archives/2009-03-24.html" calcext:value-type="string">
            <text:p>http://blog.livedoor.jp/yoshino712/archives/2009-03-24.html</text:p>
          </table:table-cell>
          <table:table-cell/>
          <table:table-cell table:formula="of:=[.C564]+1" office:value-type="date" office:date-value="2009-03-24" calcext:value-type="date">
            <text:p>03/24/09</text:p>
          </table:table-cell>
          <table:table-cell table:number-columns-repeated="2"/>
        </table:table-row>
        <table:table-row table:style-name="ro1">
          <table:table-cell table:formula="of:=COM.MICROSOFT.CONCAT([.B$299];YEAR([.C566]);[.E$299];TEXT(MONTH([.C566]);&quot;00&quot;);[.E$299];TEXT(DAY([.C566]);&quot;00&quot;);[.D$299])" office:value-type="string" office:string-value="http://blog.livedoor.jp/yoshino712/archives/2009-03-25.html" calcext:value-type="string">
            <text:p>http://blog.livedoor.jp/yoshino712/archives/2009-03-25.html</text:p>
          </table:table-cell>
          <table:table-cell/>
          <table:table-cell table:formula="of:=[.C565]+1" office:value-type="date" office:date-value="2009-03-25" calcext:value-type="date">
            <text:p>03/25/09</text:p>
          </table:table-cell>
          <table:table-cell table:number-columns-repeated="2"/>
        </table:table-row>
        <table:table-row table:style-name="ro1">
          <table:table-cell table:formula="of:=COM.MICROSOFT.CONCAT([.B$299];YEAR([.C567]);[.E$299];TEXT(MONTH([.C567]);&quot;00&quot;);[.E$299];TEXT(DAY([.C567]);&quot;00&quot;);[.D$299])" office:value-type="string" office:string-value="http://blog.livedoor.jp/yoshino712/archives/2009-03-26.html" calcext:value-type="string">
            <text:p>http://blog.livedoor.jp/yoshino712/archives/2009-03-26.html</text:p>
          </table:table-cell>
          <table:table-cell/>
          <table:table-cell table:formula="of:=[.C566]+1" office:value-type="date" office:date-value="2009-03-26" calcext:value-type="date">
            <text:p>03/26/09</text:p>
          </table:table-cell>
          <table:table-cell table:number-columns-repeated="2"/>
        </table:table-row>
        <table:table-row table:style-name="ro1">
          <table:table-cell table:formula="of:=COM.MICROSOFT.CONCAT([.B$299];YEAR([.C568]);[.E$299];TEXT(MONTH([.C568]);&quot;00&quot;);[.E$299];TEXT(DAY([.C568]);&quot;00&quot;);[.D$299])" office:value-type="string" office:string-value="http://blog.livedoor.jp/yoshino712/archives/2009-03-27.html" calcext:value-type="string">
            <text:p>http://blog.livedoor.jp/yoshino712/archives/2009-03-27.html</text:p>
          </table:table-cell>
          <table:table-cell/>
          <table:table-cell table:formula="of:=[.C567]+1" office:value-type="date" office:date-value="2009-03-27" calcext:value-type="date">
            <text:p>03/27/09</text:p>
          </table:table-cell>
          <table:table-cell table:number-columns-repeated="2"/>
        </table:table-row>
        <table:table-row table:style-name="ro1">
          <table:table-cell table:formula="of:=COM.MICROSOFT.CONCAT([.B$299];YEAR([.C569]);[.E$299];TEXT(MONTH([.C569]);&quot;00&quot;);[.E$299];TEXT(DAY([.C569]);&quot;00&quot;);[.D$299])" office:value-type="string" office:string-value="http://blog.livedoor.jp/yoshino712/archives/2009-03-28.html" calcext:value-type="string">
            <text:p>http://blog.livedoor.jp/yoshino712/archives/2009-03-28.html</text:p>
          </table:table-cell>
          <table:table-cell/>
          <table:table-cell table:formula="of:=[.C568]+1" office:value-type="date" office:date-value="2009-03-28" calcext:value-type="date">
            <text:p>03/28/09</text:p>
          </table:table-cell>
          <table:table-cell table:number-columns-repeated="2"/>
        </table:table-row>
        <table:table-row table:style-name="ro1">
          <table:table-cell table:formula="of:=COM.MICROSOFT.CONCAT([.B$299];YEAR([.C570]);[.E$299];TEXT(MONTH([.C570]);&quot;00&quot;);[.E$299];TEXT(DAY([.C570]);&quot;00&quot;);[.D$299])" office:value-type="string" office:string-value="http://blog.livedoor.jp/yoshino712/archives/2009-03-29.html" calcext:value-type="string">
            <text:p>http://blog.livedoor.jp/yoshino712/archives/2009-03-29.html</text:p>
          </table:table-cell>
          <table:table-cell/>
          <table:table-cell table:formula="of:=[.C569]+1" office:value-type="date" office:date-value="2009-03-29" calcext:value-type="date">
            <text:p>03/29/09</text:p>
          </table:table-cell>
          <table:table-cell table:number-columns-repeated="2"/>
        </table:table-row>
        <table:table-row table:style-name="ro1">
          <table:table-cell table:formula="of:=COM.MICROSOFT.CONCAT([.B$299];YEAR([.C571]);[.E$299];TEXT(MONTH([.C571]);&quot;00&quot;);[.E$299];TEXT(DAY([.C571]);&quot;00&quot;);[.D$299])" office:value-type="string" office:string-value="http://blog.livedoor.jp/yoshino712/archives/2009-03-30.html" calcext:value-type="string">
            <text:p>http://blog.livedoor.jp/yoshino712/archives/2009-03-30.html</text:p>
          </table:table-cell>
          <table:table-cell/>
          <table:table-cell table:formula="of:=[.C570]+1" office:value-type="date" office:date-value="2009-03-30" calcext:value-type="date">
            <text:p>03/30/09</text:p>
          </table:table-cell>
          <table:table-cell table:number-columns-repeated="2"/>
        </table:table-row>
        <table:table-row table:style-name="ro1">
          <table:table-cell table:formula="of:=COM.MICROSOFT.CONCAT([.B$299];YEAR([.C572]);[.E$299];TEXT(MONTH([.C572]);&quot;00&quot;);[.E$299];TEXT(DAY([.C572]);&quot;00&quot;);[.D$299])" office:value-type="string" office:string-value="http://blog.livedoor.jp/yoshino712/archives/2009-03-31.html" calcext:value-type="string">
            <text:p>http://blog.livedoor.jp/yoshino712/archives/2009-03-31.html</text:p>
          </table:table-cell>
          <table:table-cell/>
          <table:table-cell table:formula="of:=[.C571]+1" office:value-type="date" office:date-value="2009-03-31" calcext:value-type="date">
            <text:p>03/31/09</text:p>
          </table:table-cell>
          <table:table-cell table:number-columns-repeated="2"/>
        </table:table-row>
        <table:table-row table:style-name="ro1">
          <table:table-cell table:formula="of:=COM.MICROSOFT.CONCAT([.B$299];YEAR([.C573]);[.E$299];TEXT(MONTH([.C573]);&quot;00&quot;);[.E$299];TEXT(DAY([.C573]);&quot;00&quot;);[.D$299])" office:value-type="string" office:string-value="http://blog.livedoor.jp/yoshino712/archives/2009-04-01.html" calcext:value-type="string">
            <text:p>http://blog.livedoor.jp/yoshino712/archives/2009-04-01.html</text:p>
          </table:table-cell>
          <table:table-cell/>
          <table:table-cell table:formula="of:=[.C572]+1" office:value-type="date" office:date-value="2009-04-01" calcext:value-type="date">
            <text:p>04/01/09</text:p>
          </table:table-cell>
          <table:table-cell table:number-columns-repeated="2"/>
        </table:table-row>
        <table:table-row table:style-name="ro1">
          <table:table-cell table:formula="of:=COM.MICROSOFT.CONCAT([.B$299];YEAR([.C574]);[.E$299];TEXT(MONTH([.C574]);&quot;00&quot;);[.E$299];TEXT(DAY([.C574]);&quot;00&quot;);[.D$299])" office:value-type="string" office:string-value="http://blog.livedoor.jp/yoshino712/archives/2009-04-02.html" calcext:value-type="string">
            <text:p>http://blog.livedoor.jp/yoshino712/archives/2009-04-02.html</text:p>
          </table:table-cell>
          <table:table-cell/>
          <table:table-cell table:formula="of:=[.C573]+1" office:value-type="date" office:date-value="2009-04-02" calcext:value-type="date">
            <text:p>04/02/09</text:p>
          </table:table-cell>
          <table:table-cell table:number-columns-repeated="2"/>
        </table:table-row>
        <table:table-row table:style-name="ro1">
          <table:table-cell table:formula="of:=COM.MICROSOFT.CONCAT([.B$299];YEAR([.C575]);[.E$299];TEXT(MONTH([.C575]);&quot;00&quot;);[.E$299];TEXT(DAY([.C575]);&quot;00&quot;);[.D$299])" office:value-type="string" office:string-value="http://blog.livedoor.jp/yoshino712/archives/2009-04-03.html" calcext:value-type="string">
            <text:p>http://blog.livedoor.jp/yoshino712/archives/2009-04-03.html</text:p>
          </table:table-cell>
          <table:table-cell/>
          <table:table-cell table:formula="of:=[.C574]+1" office:value-type="date" office:date-value="2009-04-03" calcext:value-type="date">
            <text:p>04/03/09</text:p>
          </table:table-cell>
          <table:table-cell table:number-columns-repeated="2"/>
        </table:table-row>
        <table:table-row table:style-name="ro1">
          <table:table-cell table:formula="of:=COM.MICROSOFT.CONCAT([.B$299];YEAR([.C576]);[.E$299];TEXT(MONTH([.C576]);&quot;00&quot;);[.E$299];TEXT(DAY([.C576]);&quot;00&quot;);[.D$299])" office:value-type="string" office:string-value="http://blog.livedoor.jp/yoshino712/archives/2009-04-04.html" calcext:value-type="string">
            <text:p>http://blog.livedoor.jp/yoshino712/archives/2009-04-04.html</text:p>
          </table:table-cell>
          <table:table-cell/>
          <table:table-cell table:formula="of:=[.C575]+1" office:value-type="date" office:date-value="2009-04-04" calcext:value-type="date">
            <text:p>04/04/09</text:p>
          </table:table-cell>
          <table:table-cell table:number-columns-repeated="2"/>
        </table:table-row>
        <table:table-row table:style-name="ro1">
          <table:table-cell table:formula="of:=COM.MICROSOFT.CONCAT([.B$299];YEAR([.C577]);[.E$299];TEXT(MONTH([.C577]);&quot;00&quot;);[.E$299];TEXT(DAY([.C577]);&quot;00&quot;);[.D$299])" office:value-type="string" office:string-value="http://blog.livedoor.jp/yoshino712/archives/2009-04-05.html" calcext:value-type="string">
            <text:p>http://blog.livedoor.jp/yoshino712/archives/2009-04-05.html</text:p>
          </table:table-cell>
          <table:table-cell/>
          <table:table-cell table:formula="of:=[.C576]+1" office:value-type="date" office:date-value="2009-04-05" calcext:value-type="date">
            <text:p>04/05/09</text:p>
          </table:table-cell>
          <table:table-cell table:number-columns-repeated="2"/>
        </table:table-row>
        <table:table-row table:style-name="ro1">
          <table:table-cell table:formula="of:=COM.MICROSOFT.CONCAT([.B$299];YEAR([.C578]);[.E$299];TEXT(MONTH([.C578]);&quot;00&quot;);[.E$299];TEXT(DAY([.C578]);&quot;00&quot;);[.D$299])" office:value-type="string" office:string-value="http://blog.livedoor.jp/yoshino712/archives/2009-04-06.html" calcext:value-type="string">
            <text:p>http://blog.livedoor.jp/yoshino712/archives/2009-04-06.html</text:p>
          </table:table-cell>
          <table:table-cell/>
          <table:table-cell table:formula="of:=[.C577]+1" office:value-type="date" office:date-value="2009-04-06" calcext:value-type="date">
            <text:p>04/06/09</text:p>
          </table:table-cell>
          <table:table-cell table:number-columns-repeated="2"/>
        </table:table-row>
        <table:table-row table:style-name="ro1">
          <table:table-cell table:formula="of:=COM.MICROSOFT.CONCAT([.B$299];YEAR([.C579]);[.E$299];TEXT(MONTH([.C579]);&quot;00&quot;);[.E$299];TEXT(DAY([.C579]);&quot;00&quot;);[.D$299])" office:value-type="string" office:string-value="http://blog.livedoor.jp/yoshino712/archives/2009-04-07.html" calcext:value-type="string">
            <text:p>http://blog.livedoor.jp/yoshino712/archives/2009-04-07.html</text:p>
          </table:table-cell>
          <table:table-cell/>
          <table:table-cell table:formula="of:=[.C578]+1" office:value-type="date" office:date-value="2009-04-07" calcext:value-type="date">
            <text:p>04/07/09</text:p>
          </table:table-cell>
          <table:table-cell table:number-columns-repeated="2"/>
        </table:table-row>
        <table:table-row table:style-name="ro1">
          <table:table-cell table:formula="of:=COM.MICROSOFT.CONCAT([.B$299];YEAR([.C580]);[.E$299];TEXT(MONTH([.C580]);&quot;00&quot;);[.E$299];TEXT(DAY([.C580]);&quot;00&quot;);[.D$299])" office:value-type="string" office:string-value="http://blog.livedoor.jp/yoshino712/archives/2009-04-08.html" calcext:value-type="string">
            <text:p>http://blog.livedoor.jp/yoshino712/archives/2009-04-08.html</text:p>
          </table:table-cell>
          <table:table-cell/>
          <table:table-cell table:formula="of:=[.C579]+1" office:value-type="date" office:date-value="2009-04-08" calcext:value-type="date">
            <text:p>04/08/09</text:p>
          </table:table-cell>
          <table:table-cell table:number-columns-repeated="2"/>
        </table:table-row>
        <table:table-row table:style-name="ro1">
          <table:table-cell table:formula="of:=COM.MICROSOFT.CONCAT([.B$299];YEAR([.C581]);[.E$299];TEXT(MONTH([.C581]);&quot;00&quot;);[.E$299];TEXT(DAY([.C581]);&quot;00&quot;);[.D$299])" office:value-type="string" office:string-value="http://blog.livedoor.jp/yoshino712/archives/2009-04-09.html" calcext:value-type="string">
            <text:p>http://blog.livedoor.jp/yoshino712/archives/2009-04-09.html</text:p>
          </table:table-cell>
          <table:table-cell/>
          <table:table-cell table:formula="of:=[.C580]+1" office:value-type="date" office:date-value="2009-04-09" calcext:value-type="date">
            <text:p>04/09/09</text:p>
          </table:table-cell>
          <table:table-cell table:number-columns-repeated="2"/>
        </table:table-row>
        <table:table-row table:style-name="ro1">
          <table:table-cell table:formula="of:=COM.MICROSOFT.CONCAT([.B$299];YEAR([.C582]);[.E$299];TEXT(MONTH([.C582]);&quot;00&quot;);[.E$299];TEXT(DAY([.C582]);&quot;00&quot;);[.D$299])" office:value-type="string" office:string-value="http://blog.livedoor.jp/yoshino712/archives/2009-04-10.html" calcext:value-type="string">
            <text:p>http://blog.livedoor.jp/yoshino712/archives/2009-04-10.html</text:p>
          </table:table-cell>
          <table:table-cell/>
          <table:table-cell table:formula="of:=[.C581]+1" office:value-type="date" office:date-value="2009-04-10" calcext:value-type="date">
            <text:p>04/10/09</text:p>
          </table:table-cell>
          <table:table-cell table:number-columns-repeated="2"/>
        </table:table-row>
        <table:table-row table:style-name="ro1">
          <table:table-cell table:formula="of:=COM.MICROSOFT.CONCAT([.B$299];YEAR([.C583]);[.E$299];TEXT(MONTH([.C583]);&quot;00&quot;);[.E$299];TEXT(DAY([.C583]);&quot;00&quot;);[.D$299])" office:value-type="string" office:string-value="http://blog.livedoor.jp/yoshino712/archives/2009-04-11.html" calcext:value-type="string">
            <text:p>http://blog.livedoor.jp/yoshino712/archives/2009-04-11.html</text:p>
          </table:table-cell>
          <table:table-cell/>
          <table:table-cell table:formula="of:=[.C582]+1" office:value-type="date" office:date-value="2009-04-11" calcext:value-type="date">
            <text:p>04/11/09</text:p>
          </table:table-cell>
          <table:table-cell table:number-columns-repeated="2"/>
        </table:table-row>
        <table:table-row table:style-name="ro1">
          <table:table-cell table:formula="of:=COM.MICROSOFT.CONCAT([.B$299];YEAR([.C584]);[.E$299];TEXT(MONTH([.C584]);&quot;00&quot;);[.E$299];TEXT(DAY([.C584]);&quot;00&quot;);[.D$299])" office:value-type="string" office:string-value="http://blog.livedoor.jp/yoshino712/archives/2009-04-12.html" calcext:value-type="string">
            <text:p>http://blog.livedoor.jp/yoshino712/archives/2009-04-12.html</text:p>
          </table:table-cell>
          <table:table-cell/>
          <table:table-cell table:formula="of:=[.C583]+1" office:value-type="date" office:date-value="2009-04-12" calcext:value-type="date">
            <text:p>04/12/09</text:p>
          </table:table-cell>
          <table:table-cell table:number-columns-repeated="2"/>
        </table:table-row>
        <table:table-row table:style-name="ro1">
          <table:table-cell table:formula="of:=COM.MICROSOFT.CONCAT([.B$299];YEAR([.C585]);[.E$299];TEXT(MONTH([.C585]);&quot;00&quot;);[.E$299];TEXT(DAY([.C585]);&quot;00&quot;);[.D$299])" office:value-type="string" office:string-value="http://blog.livedoor.jp/yoshino712/archives/2009-04-13.html" calcext:value-type="string">
            <text:p>http://blog.livedoor.jp/yoshino712/archives/2009-04-13.html</text:p>
          </table:table-cell>
          <table:table-cell/>
          <table:table-cell table:formula="of:=[.C584]+1" office:value-type="date" office:date-value="2009-04-13" calcext:value-type="date">
            <text:p>04/13/09</text:p>
          </table:table-cell>
          <table:table-cell table:number-columns-repeated="2"/>
        </table:table-row>
        <table:table-row table:style-name="ro1">
          <table:table-cell table:formula="of:=COM.MICROSOFT.CONCAT([.B$299];YEAR([.C586]);[.E$299];TEXT(MONTH([.C586]);&quot;00&quot;);[.E$299];TEXT(DAY([.C586]);&quot;00&quot;);[.D$299])" office:value-type="string" office:string-value="http://blog.livedoor.jp/yoshino712/archives/2009-04-14.html" calcext:value-type="string">
            <text:p>http://blog.livedoor.jp/yoshino712/archives/2009-04-14.html</text:p>
          </table:table-cell>
          <table:table-cell/>
          <table:table-cell table:formula="of:=[.C585]+1" office:value-type="date" office:date-value="2009-04-14" calcext:value-type="date">
            <text:p>04/14/09</text:p>
          </table:table-cell>
          <table:table-cell table:number-columns-repeated="2"/>
        </table:table-row>
        <table:table-row table:style-name="ro1">
          <table:table-cell table:formula="of:=COM.MICROSOFT.CONCAT([.B$299];YEAR([.C587]);[.E$299];TEXT(MONTH([.C587]);&quot;00&quot;);[.E$299];TEXT(DAY([.C587]);&quot;00&quot;);[.D$299])" office:value-type="string" office:string-value="http://blog.livedoor.jp/yoshino712/archives/2009-04-15.html" calcext:value-type="string">
            <text:p>http://blog.livedoor.jp/yoshino712/archives/2009-04-15.html</text:p>
          </table:table-cell>
          <table:table-cell/>
          <table:table-cell table:formula="of:=[.C586]+1" office:value-type="date" office:date-value="2009-04-15" calcext:value-type="date">
            <text:p>04/15/09</text:p>
          </table:table-cell>
          <table:table-cell table:number-columns-repeated="2"/>
        </table:table-row>
        <table:table-row table:style-name="ro1">
          <table:table-cell table:formula="of:=COM.MICROSOFT.CONCAT([.B$299];YEAR([.C588]);[.E$299];TEXT(MONTH([.C588]);&quot;00&quot;);[.E$299];TEXT(DAY([.C588]);&quot;00&quot;);[.D$299])" office:value-type="string" office:string-value="http://blog.livedoor.jp/yoshino712/archives/2009-04-16.html" calcext:value-type="string">
            <text:p>http://blog.livedoor.jp/yoshino712/archives/2009-04-16.html</text:p>
          </table:table-cell>
          <table:table-cell/>
          <table:table-cell table:formula="of:=[.C587]+1" office:value-type="date" office:date-value="2009-04-16" calcext:value-type="date">
            <text:p>04/16/09</text:p>
          </table:table-cell>
          <table:table-cell table:number-columns-repeated="2"/>
        </table:table-row>
        <table:table-row table:style-name="ro1">
          <table:table-cell table:formula="of:=COM.MICROSOFT.CONCAT([.B$299];YEAR([.C589]);[.E$299];TEXT(MONTH([.C589]);&quot;00&quot;);[.E$299];TEXT(DAY([.C589]);&quot;00&quot;);[.D$299])" office:value-type="string" office:string-value="http://blog.livedoor.jp/yoshino712/archives/2009-04-17.html" calcext:value-type="string">
            <text:p>http://blog.livedoor.jp/yoshino712/archives/2009-04-17.html</text:p>
          </table:table-cell>
          <table:table-cell/>
          <table:table-cell table:formula="of:=[.C588]+1" office:value-type="date" office:date-value="2009-04-17" calcext:value-type="date">
            <text:p>04/17/09</text:p>
          </table:table-cell>
          <table:table-cell table:number-columns-repeated="2"/>
        </table:table-row>
        <table:table-row table:style-name="ro1">
          <table:table-cell table:formula="of:=COM.MICROSOFT.CONCAT([.B$299];YEAR([.C590]);[.E$299];TEXT(MONTH([.C590]);&quot;00&quot;);[.E$299];TEXT(DAY([.C590]);&quot;00&quot;);[.D$299])" office:value-type="string" office:string-value="http://blog.livedoor.jp/yoshino712/archives/2009-04-18.html" calcext:value-type="string">
            <text:p>http://blog.livedoor.jp/yoshino712/archives/2009-04-18.html</text:p>
          </table:table-cell>
          <table:table-cell/>
          <table:table-cell table:formula="of:=[.C589]+1" office:value-type="date" office:date-value="2009-04-18" calcext:value-type="date">
            <text:p>04/18/09</text:p>
          </table:table-cell>
          <table:table-cell table:number-columns-repeated="2"/>
        </table:table-row>
        <table:table-row table:style-name="ro1">
          <table:table-cell table:formula="of:=COM.MICROSOFT.CONCAT([.B$299];YEAR([.C591]);[.E$299];TEXT(MONTH([.C591]);&quot;00&quot;);[.E$299];TEXT(DAY([.C591]);&quot;00&quot;);[.D$299])" office:value-type="string" office:string-value="http://blog.livedoor.jp/yoshino712/archives/2009-04-19.html" calcext:value-type="string">
            <text:p>http://blog.livedoor.jp/yoshino712/archives/2009-04-19.html</text:p>
          </table:table-cell>
          <table:table-cell/>
          <table:table-cell table:formula="of:=[.C590]+1" office:value-type="date" office:date-value="2009-04-19" calcext:value-type="date">
            <text:p>04/19/09</text:p>
          </table:table-cell>
          <table:table-cell table:number-columns-repeated="2"/>
        </table:table-row>
        <table:table-row table:style-name="ro1">
          <table:table-cell table:formula="of:=COM.MICROSOFT.CONCAT([.B$299];YEAR([.C592]);[.E$299];TEXT(MONTH([.C592]);&quot;00&quot;);[.E$299];TEXT(DAY([.C592]);&quot;00&quot;);[.D$299])" office:value-type="string" office:string-value="http://blog.livedoor.jp/yoshino712/archives/2009-04-20.html" calcext:value-type="string">
            <text:p>http://blog.livedoor.jp/yoshino712/archives/2009-04-20.html</text:p>
          </table:table-cell>
          <table:table-cell/>
          <table:table-cell table:formula="of:=[.C591]+1" office:value-type="date" office:date-value="2009-04-20" calcext:value-type="date">
            <text:p>04/20/09</text:p>
          </table:table-cell>
          <table:table-cell table:number-columns-repeated="2"/>
        </table:table-row>
        <table:table-row table:style-name="ro1">
          <table:table-cell table:formula="of:=COM.MICROSOFT.CONCAT([.B$299];YEAR([.C593]);[.E$299];TEXT(MONTH([.C593]);&quot;00&quot;);[.E$299];TEXT(DAY([.C593]);&quot;00&quot;);[.D$299])" office:value-type="string" office:string-value="http://blog.livedoor.jp/yoshino712/archives/2009-04-21.html" calcext:value-type="string">
            <text:p>http://blog.livedoor.jp/yoshino712/archives/2009-04-21.html</text:p>
          </table:table-cell>
          <table:table-cell/>
          <table:table-cell table:formula="of:=[.C592]+1" office:value-type="date" office:date-value="2009-04-21" calcext:value-type="date">
            <text:p>04/21/09</text:p>
          </table:table-cell>
          <table:table-cell table:number-columns-repeated="2"/>
        </table:table-row>
        <table:table-row table:style-name="ro1">
          <table:table-cell table:formula="of:=COM.MICROSOFT.CONCAT([.B$299];YEAR([.C594]);[.E$299];TEXT(MONTH([.C594]);&quot;00&quot;);[.E$299];TEXT(DAY([.C594]);&quot;00&quot;);[.D$299])" office:value-type="string" office:string-value="http://blog.livedoor.jp/yoshino712/archives/2009-04-22.html" calcext:value-type="string">
            <text:p>http://blog.livedoor.jp/yoshino712/archives/2009-04-22.html</text:p>
          </table:table-cell>
          <table:table-cell/>
          <table:table-cell table:formula="of:=[.C593]+1" office:value-type="date" office:date-value="2009-04-22" calcext:value-type="date">
            <text:p>04/22/09</text:p>
          </table:table-cell>
          <table:table-cell table:number-columns-repeated="2"/>
        </table:table-row>
        <table:table-row table:style-name="ro1">
          <table:table-cell table:formula="of:=COM.MICROSOFT.CONCAT([.B$299];YEAR([.C595]);[.E$299];TEXT(MONTH([.C595]);&quot;00&quot;);[.E$299];TEXT(DAY([.C595]);&quot;00&quot;);[.D$299])" office:value-type="string" office:string-value="http://blog.livedoor.jp/yoshino712/archives/2009-04-23.html" calcext:value-type="string">
            <text:p>http://blog.livedoor.jp/yoshino712/archives/2009-04-23.html</text:p>
          </table:table-cell>
          <table:table-cell/>
          <table:table-cell table:formula="of:=[.C594]+1" office:value-type="date" office:date-value="2009-04-23" calcext:value-type="date">
            <text:p>04/23/09</text:p>
          </table:table-cell>
          <table:table-cell table:number-columns-repeated="2"/>
        </table:table-row>
        <table:table-row table:style-name="ro1">
          <table:table-cell table:formula="of:=COM.MICROSOFT.CONCAT([.B$299];YEAR([.C596]);[.E$299];TEXT(MONTH([.C596]);&quot;00&quot;);[.E$299];TEXT(DAY([.C596]);&quot;00&quot;);[.D$299])" office:value-type="string" office:string-value="http://blog.livedoor.jp/yoshino712/archives/2009-04-24.html" calcext:value-type="string">
            <text:p>http://blog.livedoor.jp/yoshino712/archives/2009-04-24.html</text:p>
          </table:table-cell>
          <table:table-cell/>
          <table:table-cell table:formula="of:=[.C595]+1" office:value-type="date" office:date-value="2009-04-24" calcext:value-type="date">
            <text:p>04/24/09</text:p>
          </table:table-cell>
          <table:table-cell table:number-columns-repeated="2"/>
        </table:table-row>
        <table:table-row table:style-name="ro1">
          <table:table-cell table:formula="of:=COM.MICROSOFT.CONCAT([.B$299];YEAR([.C597]);[.E$299];TEXT(MONTH([.C597]);&quot;00&quot;);[.E$299];TEXT(DAY([.C597]);&quot;00&quot;);[.D$299])" office:value-type="string" office:string-value="http://blog.livedoor.jp/yoshino712/archives/2009-04-25.html" calcext:value-type="string">
            <text:p>http://blog.livedoor.jp/yoshino712/archives/2009-04-25.html</text:p>
          </table:table-cell>
          <table:table-cell/>
          <table:table-cell table:formula="of:=[.C596]+1" office:value-type="date" office:date-value="2009-04-25" calcext:value-type="date">
            <text:p>04/25/09</text:p>
          </table:table-cell>
          <table:table-cell table:number-columns-repeated="2"/>
        </table:table-row>
        <table:table-row table:style-name="ro1">
          <table:table-cell table:formula="of:=COM.MICROSOFT.CONCAT([.B$299];YEAR([.C598]);[.E$299];TEXT(MONTH([.C598]);&quot;00&quot;);[.E$299];TEXT(DAY([.C598]);&quot;00&quot;);[.D$299])" office:value-type="string" office:string-value="http://blog.livedoor.jp/yoshino712/archives/2009-04-26.html" calcext:value-type="string">
            <text:p>http://blog.livedoor.jp/yoshino712/archives/2009-04-26.html</text:p>
          </table:table-cell>
          <table:table-cell/>
          <table:table-cell table:formula="of:=[.C597]+1" office:value-type="date" office:date-value="2009-04-26" calcext:value-type="date">
            <text:p>04/26/09</text:p>
          </table:table-cell>
          <table:table-cell table:number-columns-repeated="2"/>
        </table:table-row>
        <table:table-row table:style-name="ro1">
          <table:table-cell table:formula="of:=COM.MICROSOFT.CONCAT([.B$299];YEAR([.C599]);[.E$299];TEXT(MONTH([.C599]);&quot;00&quot;);[.E$299];TEXT(DAY([.C599]);&quot;00&quot;);[.D$299])" office:value-type="string" office:string-value="http://blog.livedoor.jp/yoshino712/archives/2009-04-27.html" calcext:value-type="string">
            <text:p>http://blog.livedoor.jp/yoshino712/archives/2009-04-27.html</text:p>
          </table:table-cell>
          <table:table-cell/>
          <table:table-cell table:formula="of:=[.C598]+1" office:value-type="date" office:date-value="2009-04-27" calcext:value-type="date">
            <text:p>04/27/09</text:p>
          </table:table-cell>
          <table:table-cell table:number-columns-repeated="2"/>
        </table:table-row>
        <table:table-row table:style-name="ro1">
          <table:table-cell table:formula="of:=COM.MICROSOFT.CONCAT([.B$299];YEAR([.C600]);[.E$299];TEXT(MONTH([.C600]);&quot;00&quot;);[.E$299];TEXT(DAY([.C600]);&quot;00&quot;);[.D$299])" office:value-type="string" office:string-value="http://blog.livedoor.jp/yoshino712/archives/2009-04-28.html" calcext:value-type="string">
            <text:p>http://blog.livedoor.jp/yoshino712/archives/2009-04-28.html</text:p>
          </table:table-cell>
          <table:table-cell/>
          <table:table-cell table:formula="of:=[.C599]+1" office:value-type="date" office:date-value="2009-04-28" calcext:value-type="date">
            <text:p>04/28/09</text:p>
          </table:table-cell>
          <table:table-cell table:number-columns-repeated="2"/>
        </table:table-row>
        <table:table-row table:style-name="ro1">
          <table:table-cell table:formula="of:=COM.MICROSOFT.CONCAT([.B$299];YEAR([.C601]);[.E$299];TEXT(MONTH([.C601]);&quot;00&quot;);[.E$299];TEXT(DAY([.C601]);&quot;00&quot;);[.D$299])" office:value-type="string" office:string-value="http://blog.livedoor.jp/yoshino712/archives/2009-04-29.html" calcext:value-type="string">
            <text:p>http://blog.livedoor.jp/yoshino712/archives/2009-04-29.html</text:p>
          </table:table-cell>
          <table:table-cell/>
          <table:table-cell table:formula="of:=[.C600]+1" office:value-type="date" office:date-value="2009-04-29" calcext:value-type="date">
            <text:p>04/29/09</text:p>
          </table:table-cell>
          <table:table-cell table:number-columns-repeated="2"/>
        </table:table-row>
        <table:table-row table:style-name="ro1">
          <table:table-cell table:formula="of:=COM.MICROSOFT.CONCAT([.B$299];YEAR([.C602]);[.E$299];TEXT(MONTH([.C602]);&quot;00&quot;);[.E$299];TEXT(DAY([.C602]);&quot;00&quot;);[.D$299])" office:value-type="string" office:string-value="http://blog.livedoor.jp/yoshino712/archives/2009-04-30.html" calcext:value-type="string">
            <text:p>http://blog.livedoor.jp/yoshino712/archives/2009-04-30.html</text:p>
          </table:table-cell>
          <table:table-cell/>
          <table:table-cell table:formula="of:=[.C601]+1" office:value-type="date" office:date-value="2009-04-30" calcext:value-type="date">
            <text:p>04/30/09</text:p>
          </table:table-cell>
          <table:table-cell table:number-columns-repeated="2"/>
        </table:table-row>
        <table:table-row table:style-name="ro1">
          <table:table-cell table:formula="of:=COM.MICROSOFT.CONCAT([.B$299];YEAR([.C603]);[.E$299];TEXT(MONTH([.C603]);&quot;00&quot;);[.E$299];TEXT(DAY([.C603]);&quot;00&quot;);[.D$299])" office:value-type="string" office:string-value="http://blog.livedoor.jp/yoshino712/archives/2009-05-01.html" calcext:value-type="string">
            <text:p>http://blog.livedoor.jp/yoshino712/archives/2009-05-01.html</text:p>
          </table:table-cell>
          <table:table-cell/>
          <table:table-cell table:formula="of:=[.C602]+1" office:value-type="date" office:date-value="2009-05-01" calcext:value-type="date">
            <text:p>05/01/09</text:p>
          </table:table-cell>
          <table:table-cell table:number-columns-repeated="2"/>
        </table:table-row>
        <table:table-row table:style-name="ro1">
          <table:table-cell table:formula="of:=COM.MICROSOFT.CONCAT([.B$299];YEAR([.C604]);[.E$299];TEXT(MONTH([.C604]);&quot;00&quot;);[.E$299];TEXT(DAY([.C604]);&quot;00&quot;);[.D$299])" office:value-type="string" office:string-value="http://blog.livedoor.jp/yoshino712/archives/2009-05-02.html" calcext:value-type="string">
            <text:p>http://blog.livedoor.jp/yoshino712/archives/2009-05-02.html</text:p>
          </table:table-cell>
          <table:table-cell/>
          <table:table-cell table:formula="of:=[.C603]+1" office:value-type="date" office:date-value="2009-05-02" calcext:value-type="date">
            <text:p>05/02/09</text:p>
          </table:table-cell>
          <table:table-cell table:number-columns-repeated="2"/>
        </table:table-row>
        <table:table-row table:style-name="ro1">
          <table:table-cell table:formula="of:=COM.MICROSOFT.CONCAT([.B$299];YEAR([.C605]);[.E$299];TEXT(MONTH([.C605]);&quot;00&quot;);[.E$299];TEXT(DAY([.C605]);&quot;00&quot;);[.D$299])" office:value-type="string" office:string-value="http://blog.livedoor.jp/yoshino712/archives/2009-05-03.html" calcext:value-type="string">
            <text:p>http://blog.livedoor.jp/yoshino712/archives/2009-05-03.html</text:p>
          </table:table-cell>
          <table:table-cell/>
          <table:table-cell table:formula="of:=[.C604]+1" office:value-type="date" office:date-value="2009-05-03" calcext:value-type="date">
            <text:p>05/03/09</text:p>
          </table:table-cell>
          <table:table-cell table:number-columns-repeated="2"/>
        </table:table-row>
        <table:table-row table:style-name="ro1">
          <table:table-cell table:formula="of:=COM.MICROSOFT.CONCAT([.B$299];YEAR([.C606]);[.E$299];TEXT(MONTH([.C606]);&quot;00&quot;);[.E$299];TEXT(DAY([.C606]);&quot;00&quot;);[.D$299])" office:value-type="string" office:string-value="http://blog.livedoor.jp/yoshino712/archives/2009-05-04.html" calcext:value-type="string">
            <text:p>http://blog.livedoor.jp/yoshino712/archives/2009-05-04.html</text:p>
          </table:table-cell>
          <table:table-cell/>
          <table:table-cell table:formula="of:=[.C605]+1" office:value-type="date" office:date-value="2009-05-04" calcext:value-type="date">
            <text:p>05/04/09</text:p>
          </table:table-cell>
          <table:table-cell table:number-columns-repeated="2"/>
        </table:table-row>
        <table:table-row table:style-name="ro1">
          <table:table-cell table:formula="of:=COM.MICROSOFT.CONCAT([.B$299];YEAR([.C607]);[.E$299];TEXT(MONTH([.C607]);&quot;00&quot;);[.E$299];TEXT(DAY([.C607]);&quot;00&quot;);[.D$299])" office:value-type="string" office:string-value="http://blog.livedoor.jp/yoshino712/archives/2009-05-05.html" calcext:value-type="string">
            <text:p>http://blog.livedoor.jp/yoshino712/archives/2009-05-05.html</text:p>
          </table:table-cell>
          <table:table-cell/>
          <table:table-cell table:formula="of:=[.C606]+1" office:value-type="date" office:date-value="2009-05-05" calcext:value-type="date">
            <text:p>05/05/09</text:p>
          </table:table-cell>
          <table:table-cell table:number-columns-repeated="2"/>
        </table:table-row>
        <table:table-row table:style-name="ro1">
          <table:table-cell table:formula="of:=COM.MICROSOFT.CONCAT([.B$299];YEAR([.C608]);[.E$299];TEXT(MONTH([.C608]);&quot;00&quot;);[.E$299];TEXT(DAY([.C608]);&quot;00&quot;);[.D$299])" office:value-type="string" office:string-value="http://blog.livedoor.jp/yoshino712/archives/2009-05-06.html" calcext:value-type="string">
            <text:p>http://blog.livedoor.jp/yoshino712/archives/2009-05-06.html</text:p>
          </table:table-cell>
          <table:table-cell/>
          <table:table-cell table:formula="of:=[.C607]+1" office:value-type="date" office:date-value="2009-05-06" calcext:value-type="date">
            <text:p>05/06/09</text:p>
          </table:table-cell>
          <table:table-cell table:number-columns-repeated="2"/>
        </table:table-row>
        <table:table-row table:style-name="ro1">
          <table:table-cell table:formula="of:=COM.MICROSOFT.CONCAT([.B$299];YEAR([.C609]);[.E$299];TEXT(MONTH([.C609]);&quot;00&quot;);[.E$299];TEXT(DAY([.C609]);&quot;00&quot;);[.D$299])" office:value-type="string" office:string-value="http://blog.livedoor.jp/yoshino712/archives/2009-05-07.html" calcext:value-type="string">
            <text:p>http://blog.livedoor.jp/yoshino712/archives/2009-05-07.html</text:p>
          </table:table-cell>
          <table:table-cell/>
          <table:table-cell table:formula="of:=[.C608]+1" office:value-type="date" office:date-value="2009-05-07" calcext:value-type="date">
            <text:p>05/07/09</text:p>
          </table:table-cell>
          <table:table-cell table:number-columns-repeated="2"/>
        </table:table-row>
        <table:table-row table:style-name="ro1">
          <table:table-cell table:formula="of:=COM.MICROSOFT.CONCAT([.B$299];YEAR([.C610]);[.E$299];TEXT(MONTH([.C610]);&quot;00&quot;);[.E$299];TEXT(DAY([.C610]);&quot;00&quot;);[.D$299])" office:value-type="string" office:string-value="http://blog.livedoor.jp/yoshino712/archives/2009-05-08.html" calcext:value-type="string">
            <text:p>http://blog.livedoor.jp/yoshino712/archives/2009-05-08.html</text:p>
          </table:table-cell>
          <table:table-cell/>
          <table:table-cell table:formula="of:=[.C609]+1" office:value-type="date" office:date-value="2009-05-08" calcext:value-type="date">
            <text:p>05/08/09</text:p>
          </table:table-cell>
          <table:table-cell table:number-columns-repeated="2"/>
        </table:table-row>
        <table:table-row table:style-name="ro1">
          <table:table-cell table:formula="of:=COM.MICROSOFT.CONCAT([.B$299];YEAR([.C611]);[.E$299];TEXT(MONTH([.C611]);&quot;00&quot;);[.E$299];TEXT(DAY([.C611]);&quot;00&quot;);[.D$299])" office:value-type="string" office:string-value="http://blog.livedoor.jp/yoshino712/archives/2009-05-09.html" calcext:value-type="string">
            <text:p>http://blog.livedoor.jp/yoshino712/archives/2009-05-09.html</text:p>
          </table:table-cell>
          <table:table-cell/>
          <table:table-cell table:formula="of:=[.C610]+1" office:value-type="date" office:date-value="2009-05-09" calcext:value-type="date">
            <text:p>05/09/09</text:p>
          </table:table-cell>
          <table:table-cell table:number-columns-repeated="2"/>
        </table:table-row>
        <table:table-row table:style-name="ro1">
          <table:table-cell table:formula="of:=COM.MICROSOFT.CONCAT([.B$299];YEAR([.C612]);[.E$299];TEXT(MONTH([.C612]);&quot;00&quot;);[.E$299];TEXT(DAY([.C612]);&quot;00&quot;);[.D$299])" office:value-type="string" office:string-value="http://blog.livedoor.jp/yoshino712/archives/2009-05-10.html" calcext:value-type="string">
            <text:p>http://blog.livedoor.jp/yoshino712/archives/2009-05-10.html</text:p>
          </table:table-cell>
          <table:table-cell/>
          <table:table-cell table:formula="of:=[.C611]+1" office:value-type="date" office:date-value="2009-05-10" calcext:value-type="date">
            <text:p>05/10/09</text:p>
          </table:table-cell>
          <table:table-cell table:number-columns-repeated="2"/>
        </table:table-row>
        <table:table-row table:style-name="ro1">
          <table:table-cell table:formula="of:=COM.MICROSOFT.CONCAT([.B$299];YEAR([.C613]);[.E$299];TEXT(MONTH([.C613]);&quot;00&quot;);[.E$299];TEXT(DAY([.C613]);&quot;00&quot;);[.D$299])" office:value-type="string" office:string-value="http://blog.livedoor.jp/yoshino712/archives/2009-05-11.html" calcext:value-type="string">
            <text:p>http://blog.livedoor.jp/yoshino712/archives/2009-05-11.html</text:p>
          </table:table-cell>
          <table:table-cell/>
          <table:table-cell table:formula="of:=[.C612]+1" office:value-type="date" office:date-value="2009-05-11" calcext:value-type="date">
            <text:p>05/11/09</text:p>
          </table:table-cell>
          <table:table-cell table:number-columns-repeated="2"/>
        </table:table-row>
        <table:table-row table:style-name="ro1">
          <table:table-cell table:formula="of:=COM.MICROSOFT.CONCAT([.B$299];YEAR([.C614]);[.E$299];TEXT(MONTH([.C614]);&quot;00&quot;);[.E$299];TEXT(DAY([.C614]);&quot;00&quot;);[.D$299])" office:value-type="string" office:string-value="http://blog.livedoor.jp/yoshino712/archives/2009-05-12.html" calcext:value-type="string">
            <text:p>http://blog.livedoor.jp/yoshino712/archives/2009-05-12.html</text:p>
          </table:table-cell>
          <table:table-cell/>
          <table:table-cell table:formula="of:=[.C613]+1" office:value-type="date" office:date-value="2009-05-12" calcext:value-type="date">
            <text:p>05/12/09</text:p>
          </table:table-cell>
          <table:table-cell table:number-columns-repeated="2"/>
        </table:table-row>
        <table:table-row table:style-name="ro1">
          <table:table-cell table:formula="of:=COM.MICROSOFT.CONCAT([.B$299];YEAR([.C615]);[.E$299];TEXT(MONTH([.C615]);&quot;00&quot;);[.E$299];TEXT(DAY([.C615]);&quot;00&quot;);[.D$299])" office:value-type="string" office:string-value="http://blog.livedoor.jp/yoshino712/archives/2009-05-13.html" calcext:value-type="string">
            <text:p>http://blog.livedoor.jp/yoshino712/archives/2009-05-13.html</text:p>
          </table:table-cell>
          <table:table-cell/>
          <table:table-cell table:formula="of:=[.C614]+1" office:value-type="date" office:date-value="2009-05-13" calcext:value-type="date">
            <text:p>05/13/09</text:p>
          </table:table-cell>
          <table:table-cell table:number-columns-repeated="2"/>
        </table:table-row>
        <table:table-row table:style-name="ro1">
          <table:table-cell table:formula="of:=COM.MICROSOFT.CONCAT([.B$299];YEAR([.C616]);[.E$299];TEXT(MONTH([.C616]);&quot;00&quot;);[.E$299];TEXT(DAY([.C616]);&quot;00&quot;);[.D$299])" office:value-type="string" office:string-value="http://blog.livedoor.jp/yoshino712/archives/2009-05-14.html" calcext:value-type="string">
            <text:p>http://blog.livedoor.jp/yoshino712/archives/2009-05-14.html</text:p>
          </table:table-cell>
          <table:table-cell/>
          <table:table-cell table:formula="of:=[.C615]+1" office:value-type="date" office:date-value="2009-05-14" calcext:value-type="date">
            <text:p>05/14/09</text:p>
          </table:table-cell>
          <table:table-cell table:number-columns-repeated="2"/>
        </table:table-row>
        <table:table-row table:style-name="ro1">
          <table:table-cell table:formula="of:=COM.MICROSOFT.CONCAT([.B$299];YEAR([.C617]);[.E$299];TEXT(MONTH([.C617]);&quot;00&quot;);[.E$299];TEXT(DAY([.C617]);&quot;00&quot;);[.D$299])" office:value-type="string" office:string-value="http://blog.livedoor.jp/yoshino712/archives/2009-05-15.html" calcext:value-type="string">
            <text:p>http://blog.livedoor.jp/yoshino712/archives/2009-05-15.html</text:p>
          </table:table-cell>
          <table:table-cell/>
          <table:table-cell table:formula="of:=[.C616]+1" office:value-type="date" office:date-value="2009-05-15" calcext:value-type="date">
            <text:p>05/15/09</text:p>
          </table:table-cell>
          <table:table-cell table:number-columns-repeated="2"/>
        </table:table-row>
        <table:table-row table:style-name="ro1">
          <table:table-cell table:formula="of:=COM.MICROSOFT.CONCAT([.B$299];YEAR([.C618]);[.E$299];TEXT(MONTH([.C618]);&quot;00&quot;);[.E$299];TEXT(DAY([.C618]);&quot;00&quot;);[.D$299])" office:value-type="string" office:string-value="http://blog.livedoor.jp/yoshino712/archives/2009-05-16.html" calcext:value-type="string">
            <text:p>http://blog.livedoor.jp/yoshino712/archives/2009-05-16.html</text:p>
          </table:table-cell>
          <table:table-cell/>
          <table:table-cell table:formula="of:=[.C617]+1" office:value-type="date" office:date-value="2009-05-16" calcext:value-type="date">
            <text:p>05/16/09</text:p>
          </table:table-cell>
          <table:table-cell table:number-columns-repeated="2"/>
        </table:table-row>
        <table:table-row table:style-name="ro1">
          <table:table-cell table:formula="of:=COM.MICROSOFT.CONCAT([.B$299];YEAR([.C619]);[.E$299];TEXT(MONTH([.C619]);&quot;00&quot;);[.E$299];TEXT(DAY([.C619]);&quot;00&quot;);[.D$299])" office:value-type="string" office:string-value="http://blog.livedoor.jp/yoshino712/archives/2009-05-17.html" calcext:value-type="string">
            <text:p>http://blog.livedoor.jp/yoshino712/archives/2009-05-17.html</text:p>
          </table:table-cell>
          <table:table-cell/>
          <table:table-cell table:formula="of:=[.C618]+1" office:value-type="date" office:date-value="2009-05-17" calcext:value-type="date">
            <text:p>05/17/09</text:p>
          </table:table-cell>
          <table:table-cell table:number-columns-repeated="2"/>
        </table:table-row>
        <table:table-row table:style-name="ro1">
          <table:table-cell table:formula="of:=COM.MICROSOFT.CONCAT([.B$299];YEAR([.C620]);[.E$299];TEXT(MONTH([.C620]);&quot;00&quot;);[.E$299];TEXT(DAY([.C620]);&quot;00&quot;);[.D$299])" office:value-type="string" office:string-value="http://blog.livedoor.jp/yoshino712/archives/2009-05-18.html" calcext:value-type="string">
            <text:p>http://blog.livedoor.jp/yoshino712/archives/2009-05-18.html</text:p>
          </table:table-cell>
          <table:table-cell/>
          <table:table-cell table:formula="of:=[.C619]+1" office:value-type="date" office:date-value="2009-05-18" calcext:value-type="date">
            <text:p>05/18/09</text:p>
          </table:table-cell>
          <table:table-cell table:number-columns-repeated="2"/>
        </table:table-row>
        <table:table-row table:style-name="ro1">
          <table:table-cell table:formula="of:=COM.MICROSOFT.CONCAT([.B$299];YEAR([.C621]);[.E$299];TEXT(MONTH([.C621]);&quot;00&quot;);[.E$299];TEXT(DAY([.C621]);&quot;00&quot;);[.D$299])" office:value-type="string" office:string-value="http://blog.livedoor.jp/yoshino712/archives/2009-05-19.html" calcext:value-type="string">
            <text:p>http://blog.livedoor.jp/yoshino712/archives/2009-05-19.html</text:p>
          </table:table-cell>
          <table:table-cell/>
          <table:table-cell table:formula="of:=[.C620]+1" office:value-type="date" office:date-value="2009-05-19" calcext:value-type="date">
            <text:p>05/19/09</text:p>
          </table:table-cell>
          <table:table-cell table:number-columns-repeated="2"/>
        </table:table-row>
        <table:table-row table:style-name="ro1">
          <table:table-cell table:formula="of:=COM.MICROSOFT.CONCAT([.B$299];YEAR([.C622]);[.E$299];TEXT(MONTH([.C622]);&quot;00&quot;);[.E$299];TEXT(DAY([.C622]);&quot;00&quot;);[.D$299])" office:value-type="string" office:string-value="http://blog.livedoor.jp/yoshino712/archives/2009-05-20.html" calcext:value-type="string">
            <text:p>http://blog.livedoor.jp/yoshino712/archives/2009-05-20.html</text:p>
          </table:table-cell>
          <table:table-cell/>
          <table:table-cell table:formula="of:=[.C621]+1" office:value-type="date" office:date-value="2009-05-20" calcext:value-type="date">
            <text:p>05/20/09</text:p>
          </table:table-cell>
          <table:table-cell table:number-columns-repeated="2"/>
        </table:table-row>
        <table:table-row table:style-name="ro1">
          <table:table-cell table:formula="of:=COM.MICROSOFT.CONCAT([.B$299];YEAR([.C623]);[.E$299];TEXT(MONTH([.C623]);&quot;00&quot;);[.E$299];TEXT(DAY([.C623]);&quot;00&quot;);[.D$299])" office:value-type="string" office:string-value="http://blog.livedoor.jp/yoshino712/archives/2009-05-21.html" calcext:value-type="string">
            <text:p>http://blog.livedoor.jp/yoshino712/archives/2009-05-21.html</text:p>
          </table:table-cell>
          <table:table-cell/>
          <table:table-cell table:formula="of:=[.C622]+1" office:value-type="date" office:date-value="2009-05-21" calcext:value-type="date">
            <text:p>05/21/09</text:p>
          </table:table-cell>
          <table:table-cell table:number-columns-repeated="2"/>
        </table:table-row>
        <table:table-row table:style-name="ro1">
          <table:table-cell table:formula="of:=COM.MICROSOFT.CONCAT([.B$299];YEAR([.C624]);[.E$299];TEXT(MONTH([.C624]);&quot;00&quot;);[.E$299];TEXT(DAY([.C624]);&quot;00&quot;);[.D$299])" office:value-type="string" office:string-value="http://blog.livedoor.jp/yoshino712/archives/2009-05-22.html" calcext:value-type="string">
            <text:p>http://blog.livedoor.jp/yoshino712/archives/2009-05-22.html</text:p>
          </table:table-cell>
          <table:table-cell/>
          <table:table-cell table:formula="of:=[.C623]+1" office:value-type="date" office:date-value="2009-05-22" calcext:value-type="date">
            <text:p>05/22/09</text:p>
          </table:table-cell>
          <table:table-cell table:number-columns-repeated="2"/>
        </table:table-row>
        <table:table-row table:style-name="ro1">
          <table:table-cell table:formula="of:=COM.MICROSOFT.CONCAT([.B$299];YEAR([.C625]);[.E$299];TEXT(MONTH([.C625]);&quot;00&quot;);[.E$299];TEXT(DAY([.C625]);&quot;00&quot;);[.D$299])" office:value-type="string" office:string-value="http://blog.livedoor.jp/yoshino712/archives/2009-05-23.html" calcext:value-type="string">
            <text:p>http://blog.livedoor.jp/yoshino712/archives/2009-05-23.html</text:p>
          </table:table-cell>
          <table:table-cell/>
          <table:table-cell table:formula="of:=[.C624]+1" office:value-type="date" office:date-value="2009-05-23" calcext:value-type="date">
            <text:p>05/23/09</text:p>
          </table:table-cell>
          <table:table-cell table:number-columns-repeated="2"/>
        </table:table-row>
        <table:table-row table:style-name="ro1">
          <table:table-cell table:formula="of:=COM.MICROSOFT.CONCAT([.B$299];YEAR([.C626]);[.E$299];TEXT(MONTH([.C626]);&quot;00&quot;);[.E$299];TEXT(DAY([.C626]);&quot;00&quot;);[.D$299])" office:value-type="string" office:string-value="http://blog.livedoor.jp/yoshino712/archives/2009-05-24.html" calcext:value-type="string">
            <text:p>http://blog.livedoor.jp/yoshino712/archives/2009-05-24.html</text:p>
          </table:table-cell>
          <table:table-cell/>
          <table:table-cell table:formula="of:=[.C625]+1" office:value-type="date" office:date-value="2009-05-24" calcext:value-type="date">
            <text:p>05/24/09</text:p>
          </table:table-cell>
          <table:table-cell table:number-columns-repeated="2"/>
        </table:table-row>
        <table:table-row table:style-name="ro1">
          <table:table-cell table:formula="of:=COM.MICROSOFT.CONCAT([.B$299];YEAR([.C627]);[.E$299];TEXT(MONTH([.C627]);&quot;00&quot;);[.E$299];TEXT(DAY([.C627]);&quot;00&quot;);[.D$299])" office:value-type="string" office:string-value="http://blog.livedoor.jp/yoshino712/archives/2009-05-25.html" calcext:value-type="string">
            <text:p>http://blog.livedoor.jp/yoshino712/archives/2009-05-25.html</text:p>
          </table:table-cell>
          <table:table-cell/>
          <table:table-cell table:formula="of:=[.C626]+1" office:value-type="date" office:date-value="2009-05-25" calcext:value-type="date">
            <text:p>05/25/09</text:p>
          </table:table-cell>
          <table:table-cell table:number-columns-repeated="2"/>
        </table:table-row>
        <table:table-row table:style-name="ro1">
          <table:table-cell table:formula="of:=COM.MICROSOFT.CONCAT([.B$299];YEAR([.C628]);[.E$299];TEXT(MONTH([.C628]);&quot;00&quot;);[.E$299];TEXT(DAY([.C628]);&quot;00&quot;);[.D$299])" office:value-type="string" office:string-value="http://blog.livedoor.jp/yoshino712/archives/2009-05-26.html" calcext:value-type="string">
            <text:p>http://blog.livedoor.jp/yoshino712/archives/2009-05-26.html</text:p>
          </table:table-cell>
          <table:table-cell/>
          <table:table-cell table:formula="of:=[.C627]+1" office:value-type="date" office:date-value="2009-05-26" calcext:value-type="date">
            <text:p>05/26/09</text:p>
          </table:table-cell>
          <table:table-cell table:number-columns-repeated="2"/>
        </table:table-row>
        <table:table-row table:style-name="ro1">
          <table:table-cell table:formula="of:=COM.MICROSOFT.CONCAT([.B$299];YEAR([.C629]);[.E$299];TEXT(MONTH([.C629]);&quot;00&quot;);[.E$299];TEXT(DAY([.C629]);&quot;00&quot;);[.D$299])" office:value-type="string" office:string-value="http://blog.livedoor.jp/yoshino712/archives/2009-05-27.html" calcext:value-type="string">
            <text:p>http://blog.livedoor.jp/yoshino712/archives/2009-05-27.html</text:p>
          </table:table-cell>
          <table:table-cell/>
          <table:table-cell table:formula="of:=[.C628]+1" office:value-type="date" office:date-value="2009-05-27" calcext:value-type="date">
            <text:p>05/27/09</text:p>
          </table:table-cell>
          <table:table-cell table:number-columns-repeated="2"/>
        </table:table-row>
        <table:table-row table:style-name="ro1">
          <table:table-cell table:formula="of:=COM.MICROSOFT.CONCAT([.B$299];YEAR([.C630]);[.E$299];TEXT(MONTH([.C630]);&quot;00&quot;);[.E$299];TEXT(DAY([.C630]);&quot;00&quot;);[.D$299])" office:value-type="string" office:string-value="http://blog.livedoor.jp/yoshino712/archives/2009-05-28.html" calcext:value-type="string">
            <text:p>http://blog.livedoor.jp/yoshino712/archives/2009-05-28.html</text:p>
          </table:table-cell>
          <table:table-cell/>
          <table:table-cell table:formula="of:=[.C629]+1" office:value-type="date" office:date-value="2009-05-28" calcext:value-type="date">
            <text:p>05/28/09</text:p>
          </table:table-cell>
          <table:table-cell table:number-columns-repeated="2"/>
        </table:table-row>
        <table:table-row table:style-name="ro1">
          <table:table-cell table:formula="of:=COM.MICROSOFT.CONCAT([.B$299];YEAR([.C631]);[.E$299];TEXT(MONTH([.C631]);&quot;00&quot;);[.E$299];TEXT(DAY([.C631]);&quot;00&quot;);[.D$299])" office:value-type="string" office:string-value="http://blog.livedoor.jp/yoshino712/archives/2009-05-29.html" calcext:value-type="string">
            <text:p>http://blog.livedoor.jp/yoshino712/archives/2009-05-29.html</text:p>
          </table:table-cell>
          <table:table-cell/>
          <table:table-cell table:formula="of:=[.C630]+1" office:value-type="date" office:date-value="2009-05-29" calcext:value-type="date">
            <text:p>05/29/09</text:p>
          </table:table-cell>
          <table:table-cell table:number-columns-repeated="2"/>
        </table:table-row>
        <table:table-row table:style-name="ro1">
          <table:table-cell table:formula="of:=COM.MICROSOFT.CONCAT([.B$299];YEAR([.C632]);[.E$299];TEXT(MONTH([.C632]);&quot;00&quot;);[.E$299];TEXT(DAY([.C632]);&quot;00&quot;);[.D$299])" office:value-type="string" office:string-value="http://blog.livedoor.jp/yoshino712/archives/2009-05-30.html" calcext:value-type="string">
            <text:p>http://blog.livedoor.jp/yoshino712/archives/2009-05-30.html</text:p>
          </table:table-cell>
          <table:table-cell/>
          <table:table-cell table:formula="of:=[.C631]+1" office:value-type="date" office:date-value="2009-05-30" calcext:value-type="date">
            <text:p>05/30/09</text:p>
          </table:table-cell>
          <table:table-cell table:number-columns-repeated="2"/>
        </table:table-row>
        <table:table-row table:style-name="ro1">
          <table:table-cell table:formula="of:=COM.MICROSOFT.CONCAT([.B$299];YEAR([.C633]);[.E$299];TEXT(MONTH([.C633]);&quot;00&quot;);[.E$299];TEXT(DAY([.C633]);&quot;00&quot;);[.D$299])" office:value-type="string" office:string-value="http://blog.livedoor.jp/yoshino712/archives/2009-05-31.html" calcext:value-type="string">
            <text:p>http://blog.livedoor.jp/yoshino712/archives/2009-05-31.html</text:p>
          </table:table-cell>
          <table:table-cell/>
          <table:table-cell table:formula="of:=[.C632]+1" office:value-type="date" office:date-value="2009-05-31" calcext:value-type="date">
            <text:p>05/31/09</text:p>
          </table:table-cell>
          <table:table-cell table:number-columns-repeated="2"/>
        </table:table-row>
        <table:table-row table:style-name="ro1">
          <table:table-cell table:formula="of:=COM.MICROSOFT.CONCAT([.B$299];YEAR([.C634]);[.E$299];TEXT(MONTH([.C634]);&quot;00&quot;);[.E$299];TEXT(DAY([.C634]);&quot;00&quot;);[.D$299])" office:value-type="string" office:string-value="http://blog.livedoor.jp/yoshino712/archives/2009-06-01.html" calcext:value-type="string">
            <text:p>http://blog.livedoor.jp/yoshino712/archives/2009-06-01.html</text:p>
          </table:table-cell>
          <table:table-cell/>
          <table:table-cell table:formula="of:=[.C633]+1" office:value-type="date" office:date-value="2009-06-01" calcext:value-type="date">
            <text:p>06/01/09</text:p>
          </table:table-cell>
          <table:table-cell table:number-columns-repeated="2"/>
        </table:table-row>
        <table:table-row table:style-name="ro1">
          <table:table-cell table:formula="of:=COM.MICROSOFT.CONCAT([.B$299];YEAR([.C635]);[.E$299];TEXT(MONTH([.C635]);&quot;00&quot;);[.E$299];TEXT(DAY([.C635]);&quot;00&quot;);[.D$299])" office:value-type="string" office:string-value="http://blog.livedoor.jp/yoshino712/archives/2009-06-02.html" calcext:value-type="string">
            <text:p>http://blog.livedoor.jp/yoshino712/archives/2009-06-02.html</text:p>
          </table:table-cell>
          <table:table-cell/>
          <table:table-cell table:formula="of:=[.C634]+1" office:value-type="date" office:date-value="2009-06-02" calcext:value-type="date">
            <text:p>06/02/09</text:p>
          </table:table-cell>
          <table:table-cell table:number-columns-repeated="2"/>
        </table:table-row>
        <table:table-row table:style-name="ro1">
          <table:table-cell table:formula="of:=COM.MICROSOFT.CONCAT([.B$299];YEAR([.C636]);[.E$299];TEXT(MONTH([.C636]);&quot;00&quot;);[.E$299];TEXT(DAY([.C636]);&quot;00&quot;);[.D$299])" office:value-type="string" office:string-value="http://blog.livedoor.jp/yoshino712/archives/2009-06-03.html" calcext:value-type="string">
            <text:p>http://blog.livedoor.jp/yoshino712/archives/2009-06-03.html</text:p>
          </table:table-cell>
          <table:table-cell/>
          <table:table-cell table:formula="of:=[.C635]+1" office:value-type="date" office:date-value="2009-06-03" calcext:value-type="date">
            <text:p>06/03/09</text:p>
          </table:table-cell>
          <table:table-cell table:number-columns-repeated="2"/>
        </table:table-row>
        <table:table-row table:style-name="ro1">
          <table:table-cell table:formula="of:=COM.MICROSOFT.CONCAT([.B$299];YEAR([.C637]);[.E$299];TEXT(MONTH([.C637]);&quot;00&quot;);[.E$299];TEXT(DAY([.C637]);&quot;00&quot;);[.D$299])" office:value-type="string" office:string-value="http://blog.livedoor.jp/yoshino712/archives/2009-06-04.html" calcext:value-type="string">
            <text:p>http://blog.livedoor.jp/yoshino712/archives/2009-06-04.html</text:p>
          </table:table-cell>
          <table:table-cell/>
          <table:table-cell table:formula="of:=[.C636]+1" office:value-type="date" office:date-value="2009-06-04" calcext:value-type="date">
            <text:p>06/04/09</text:p>
          </table:table-cell>
          <table:table-cell table:number-columns-repeated="2"/>
        </table:table-row>
        <table:table-row table:style-name="ro1">
          <table:table-cell table:formula="of:=COM.MICROSOFT.CONCAT([.B$299];YEAR([.C638]);[.E$299];TEXT(MONTH([.C638]);&quot;00&quot;);[.E$299];TEXT(DAY([.C638]);&quot;00&quot;);[.D$299])" office:value-type="string" office:string-value="http://blog.livedoor.jp/yoshino712/archives/2009-06-05.html" calcext:value-type="string">
            <text:p>http://blog.livedoor.jp/yoshino712/archives/2009-06-05.html</text:p>
          </table:table-cell>
          <table:table-cell/>
          <table:table-cell table:formula="of:=[.C637]+1" office:value-type="date" office:date-value="2009-06-05" calcext:value-type="date">
            <text:p>06/05/09</text:p>
          </table:table-cell>
          <table:table-cell table:number-columns-repeated="2"/>
        </table:table-row>
        <table:table-row table:style-name="ro1">
          <table:table-cell table:formula="of:=COM.MICROSOFT.CONCAT([.B$299];YEAR([.C639]);[.E$299];TEXT(MONTH([.C639]);&quot;00&quot;);[.E$299];TEXT(DAY([.C639]);&quot;00&quot;);[.D$299])" office:value-type="string" office:string-value="http://blog.livedoor.jp/yoshino712/archives/2009-06-06.html" calcext:value-type="string">
            <text:p>http://blog.livedoor.jp/yoshino712/archives/2009-06-06.html</text:p>
          </table:table-cell>
          <table:table-cell/>
          <table:table-cell table:formula="of:=[.C638]+1" office:value-type="date" office:date-value="2009-06-06" calcext:value-type="date">
            <text:p>06/06/09</text:p>
          </table:table-cell>
          <table:table-cell table:number-columns-repeated="2"/>
        </table:table-row>
        <table:table-row table:style-name="ro1">
          <table:table-cell table:formula="of:=COM.MICROSOFT.CONCAT([.B$299];YEAR([.C640]);[.E$299];TEXT(MONTH([.C640]);&quot;00&quot;);[.E$299];TEXT(DAY([.C640]);&quot;00&quot;);[.D$299])" office:value-type="string" office:string-value="http://blog.livedoor.jp/yoshino712/archives/2009-06-07.html" calcext:value-type="string">
            <text:p>http://blog.livedoor.jp/yoshino712/archives/2009-06-07.html</text:p>
          </table:table-cell>
          <table:table-cell/>
          <table:table-cell table:formula="of:=[.C639]+1" office:value-type="date" office:date-value="2009-06-07" calcext:value-type="date">
            <text:p>06/07/09</text:p>
          </table:table-cell>
          <table:table-cell table:number-columns-repeated="2"/>
        </table:table-row>
        <table:table-row table:style-name="ro1">
          <table:table-cell table:formula="of:=COM.MICROSOFT.CONCAT([.B$299];YEAR([.C641]);[.E$299];TEXT(MONTH([.C641]);&quot;00&quot;);[.E$299];TEXT(DAY([.C641]);&quot;00&quot;);[.D$299])" office:value-type="string" office:string-value="http://blog.livedoor.jp/yoshino712/archives/2009-06-08.html" calcext:value-type="string">
            <text:p>http://blog.livedoor.jp/yoshino712/archives/2009-06-08.html</text:p>
          </table:table-cell>
          <table:table-cell/>
          <table:table-cell table:formula="of:=[.C640]+1" office:value-type="date" office:date-value="2009-06-08" calcext:value-type="date">
            <text:p>06/08/09</text:p>
          </table:table-cell>
          <table:table-cell table:number-columns-repeated="2"/>
        </table:table-row>
        <table:table-row table:style-name="ro1">
          <table:table-cell table:formula="of:=COM.MICROSOFT.CONCAT([.B$299];YEAR([.C642]);[.E$299];TEXT(MONTH([.C642]);&quot;00&quot;);[.E$299];TEXT(DAY([.C642]);&quot;00&quot;);[.D$299])" office:value-type="string" office:string-value="http://blog.livedoor.jp/yoshino712/archives/2009-06-09.html" calcext:value-type="string">
            <text:p>http://blog.livedoor.jp/yoshino712/archives/2009-06-09.html</text:p>
          </table:table-cell>
          <table:table-cell/>
          <table:table-cell table:formula="of:=[.C641]+1" office:value-type="date" office:date-value="2009-06-09" calcext:value-type="date">
            <text:p>06/09/09</text:p>
          </table:table-cell>
          <table:table-cell table:number-columns-repeated="2"/>
        </table:table-row>
        <table:table-row table:style-name="ro1">
          <table:table-cell table:formula="of:=COM.MICROSOFT.CONCAT([.B$299];YEAR([.C643]);[.E$299];TEXT(MONTH([.C643]);&quot;00&quot;);[.E$299];TEXT(DAY([.C643]);&quot;00&quot;);[.D$299])" office:value-type="string" office:string-value="http://blog.livedoor.jp/yoshino712/archives/2009-06-10.html" calcext:value-type="string">
            <text:p>http://blog.livedoor.jp/yoshino712/archives/2009-06-10.html</text:p>
          </table:table-cell>
          <table:table-cell/>
          <table:table-cell table:formula="of:=[.C642]+1" office:value-type="date" office:date-value="2009-06-10" calcext:value-type="date">
            <text:p>06/10/09</text:p>
          </table:table-cell>
          <table:table-cell table:number-columns-repeated="2"/>
        </table:table-row>
        <table:table-row table:style-name="ro1">
          <table:table-cell table:formula="of:=COM.MICROSOFT.CONCAT([.B$299];YEAR([.C644]);[.E$299];TEXT(MONTH([.C644]);&quot;00&quot;);[.E$299];TEXT(DAY([.C644]);&quot;00&quot;);[.D$299])" office:value-type="string" office:string-value="http://blog.livedoor.jp/yoshino712/archives/2009-06-11.html" calcext:value-type="string">
            <text:p>http://blog.livedoor.jp/yoshino712/archives/2009-06-11.html</text:p>
          </table:table-cell>
          <table:table-cell/>
          <table:table-cell table:formula="of:=[.C643]+1" office:value-type="date" office:date-value="2009-06-11" calcext:value-type="date">
            <text:p>06/11/09</text:p>
          </table:table-cell>
          <table:table-cell table:number-columns-repeated="2"/>
        </table:table-row>
        <table:table-row table:style-name="ro1">
          <table:table-cell table:formula="of:=COM.MICROSOFT.CONCAT([.B$299];YEAR([.C645]);[.E$299];TEXT(MONTH([.C645]);&quot;00&quot;);[.E$299];TEXT(DAY([.C645]);&quot;00&quot;);[.D$299])" office:value-type="string" office:string-value="http://blog.livedoor.jp/yoshino712/archives/2009-06-12.html" calcext:value-type="string">
            <text:p>http://blog.livedoor.jp/yoshino712/archives/2009-06-12.html</text:p>
          </table:table-cell>
          <table:table-cell/>
          <table:table-cell table:formula="of:=[.C644]+1" office:value-type="date" office:date-value="2009-06-12" calcext:value-type="date">
            <text:p>06/12/09</text:p>
          </table:table-cell>
          <table:table-cell table:number-columns-repeated="2"/>
        </table:table-row>
        <table:table-row table:style-name="ro1">
          <table:table-cell table:formula="of:=COM.MICROSOFT.CONCAT([.B$299];YEAR([.C646]);[.E$299];TEXT(MONTH([.C646]);&quot;00&quot;);[.E$299];TEXT(DAY([.C646]);&quot;00&quot;);[.D$299])" office:value-type="string" office:string-value="http://blog.livedoor.jp/yoshino712/archives/2009-06-13.html" calcext:value-type="string">
            <text:p>http://blog.livedoor.jp/yoshino712/archives/2009-06-13.html</text:p>
          </table:table-cell>
          <table:table-cell/>
          <table:table-cell table:formula="of:=[.C645]+1" office:value-type="date" office:date-value="2009-06-13" calcext:value-type="date">
            <text:p>06/13/09</text:p>
          </table:table-cell>
          <table:table-cell table:number-columns-repeated="2"/>
        </table:table-row>
        <table:table-row table:style-name="ro1">
          <table:table-cell table:formula="of:=COM.MICROSOFT.CONCAT([.B$299];YEAR([.C647]);[.E$299];TEXT(MONTH([.C647]);&quot;00&quot;);[.E$299];TEXT(DAY([.C647]);&quot;00&quot;);[.D$299])" office:value-type="string" office:string-value="http://blog.livedoor.jp/yoshino712/archives/2009-06-14.html" calcext:value-type="string">
            <text:p>http://blog.livedoor.jp/yoshino712/archives/2009-06-14.html</text:p>
          </table:table-cell>
          <table:table-cell/>
          <table:table-cell table:formula="of:=[.C646]+1" office:value-type="date" office:date-value="2009-06-14" calcext:value-type="date">
            <text:p>06/14/09</text:p>
          </table:table-cell>
          <table:table-cell table:number-columns-repeated="2"/>
        </table:table-row>
        <table:table-row table:style-name="ro1">
          <table:table-cell table:formula="of:=COM.MICROSOFT.CONCAT([.B$299];YEAR([.C648]);[.E$299];TEXT(MONTH([.C648]);&quot;00&quot;);[.E$299];TEXT(DAY([.C648]);&quot;00&quot;);[.D$299])" office:value-type="string" office:string-value="http://blog.livedoor.jp/yoshino712/archives/2009-06-15.html" calcext:value-type="string">
            <text:p>http://blog.livedoor.jp/yoshino712/archives/2009-06-15.html</text:p>
          </table:table-cell>
          <table:table-cell/>
          <table:table-cell table:formula="of:=[.C647]+1" office:value-type="date" office:date-value="2009-06-15" calcext:value-type="date">
            <text:p>06/15/09</text:p>
          </table:table-cell>
          <table:table-cell table:number-columns-repeated="2"/>
        </table:table-row>
        <table:table-row table:style-name="ro1">
          <table:table-cell table:formula="of:=COM.MICROSOFT.CONCAT([.B$299];YEAR([.C649]);[.E$299];TEXT(MONTH([.C649]);&quot;00&quot;);[.E$299];TEXT(DAY([.C649]);&quot;00&quot;);[.D$299])" office:value-type="string" office:string-value="http://blog.livedoor.jp/yoshino712/archives/2009-06-16.html" calcext:value-type="string">
            <text:p>http://blog.livedoor.jp/yoshino712/archives/2009-06-16.html</text:p>
          </table:table-cell>
          <table:table-cell/>
          <table:table-cell table:formula="of:=[.C648]+1" office:value-type="date" office:date-value="2009-06-16" calcext:value-type="date">
            <text:p>06/16/09</text:p>
          </table:table-cell>
          <table:table-cell table:number-columns-repeated="2"/>
        </table:table-row>
        <table:table-row table:style-name="ro1">
          <table:table-cell table:formula="of:=COM.MICROSOFT.CONCAT([.B$299];YEAR([.C650]);[.E$299];TEXT(MONTH([.C650]);&quot;00&quot;);[.E$299];TEXT(DAY([.C650]);&quot;00&quot;);[.D$299])" office:value-type="string" office:string-value="http://blog.livedoor.jp/yoshino712/archives/2009-06-17.html" calcext:value-type="string">
            <text:p>http://blog.livedoor.jp/yoshino712/archives/2009-06-17.html</text:p>
          </table:table-cell>
          <table:table-cell/>
          <table:table-cell table:formula="of:=[.C649]+1" office:value-type="date" office:date-value="2009-06-17" calcext:value-type="date">
            <text:p>06/17/09</text:p>
          </table:table-cell>
          <table:table-cell table:number-columns-repeated="2"/>
        </table:table-row>
        <table:table-row table:style-name="ro1">
          <table:table-cell table:formula="of:=COM.MICROSOFT.CONCAT([.B$299];YEAR([.C651]);[.E$299];TEXT(MONTH([.C651]);&quot;00&quot;);[.E$299];TEXT(DAY([.C651]);&quot;00&quot;);[.D$299])" office:value-type="string" office:string-value="http://blog.livedoor.jp/yoshino712/archives/2009-06-18.html" calcext:value-type="string">
            <text:p>http://blog.livedoor.jp/yoshino712/archives/2009-06-18.html</text:p>
          </table:table-cell>
          <table:table-cell/>
          <table:table-cell table:formula="of:=[.C650]+1" office:value-type="date" office:date-value="2009-06-18" calcext:value-type="date">
            <text:p>06/18/09</text:p>
          </table:table-cell>
          <table:table-cell table:number-columns-repeated="2"/>
        </table:table-row>
        <table:table-row table:style-name="ro1">
          <table:table-cell table:formula="of:=COM.MICROSOFT.CONCAT([.B$299];YEAR([.C652]);[.E$299];TEXT(MONTH([.C652]);&quot;00&quot;);[.E$299];TEXT(DAY([.C652]);&quot;00&quot;);[.D$299])" office:value-type="string" office:string-value="http://blog.livedoor.jp/yoshino712/archives/2009-06-19.html" calcext:value-type="string">
            <text:p>http://blog.livedoor.jp/yoshino712/archives/2009-06-19.html</text:p>
          </table:table-cell>
          <table:table-cell/>
          <table:table-cell table:formula="of:=[.C651]+1" office:value-type="date" office:date-value="2009-06-19" calcext:value-type="date">
            <text:p>06/19/09</text:p>
          </table:table-cell>
          <table:table-cell table:number-columns-repeated="2"/>
        </table:table-row>
        <table:table-row table:style-name="ro1">
          <table:table-cell table:formula="of:=COM.MICROSOFT.CONCAT([.B$299];YEAR([.C653]);[.E$299];TEXT(MONTH([.C653]);&quot;00&quot;);[.E$299];TEXT(DAY([.C653]);&quot;00&quot;);[.D$299])" office:value-type="string" office:string-value="http://blog.livedoor.jp/yoshino712/archives/2009-06-20.html" calcext:value-type="string">
            <text:p>http://blog.livedoor.jp/yoshino712/archives/2009-06-20.html</text:p>
          </table:table-cell>
          <table:table-cell/>
          <table:table-cell table:formula="of:=[.C652]+1" office:value-type="date" office:date-value="2009-06-20" calcext:value-type="date">
            <text:p>06/20/09</text:p>
          </table:table-cell>
          <table:table-cell table:number-columns-repeated="2"/>
        </table:table-row>
        <table:table-row table:style-name="ro1">
          <table:table-cell table:formula="of:=COM.MICROSOFT.CONCAT([.B$299];YEAR([.C654]);[.E$299];TEXT(MONTH([.C654]);&quot;00&quot;);[.E$299];TEXT(DAY([.C654]);&quot;00&quot;);[.D$299])" office:value-type="string" office:string-value="http://blog.livedoor.jp/yoshino712/archives/2009-06-21.html" calcext:value-type="string">
            <text:p>http://blog.livedoor.jp/yoshino712/archives/2009-06-21.html</text:p>
          </table:table-cell>
          <table:table-cell/>
          <table:table-cell table:formula="of:=[.C653]+1" office:value-type="date" office:date-value="2009-06-21" calcext:value-type="date">
            <text:p>06/21/09</text:p>
          </table:table-cell>
          <table:table-cell table:number-columns-repeated="2"/>
        </table:table-row>
        <table:table-row table:style-name="ro1">
          <table:table-cell table:formula="of:=COM.MICROSOFT.CONCAT([.B$299];YEAR([.C655]);[.E$299];TEXT(MONTH([.C655]);&quot;00&quot;);[.E$299];TEXT(DAY([.C655]);&quot;00&quot;);[.D$299])" office:value-type="string" office:string-value="http://blog.livedoor.jp/yoshino712/archives/2009-06-22.html" calcext:value-type="string">
            <text:p>http://blog.livedoor.jp/yoshino712/archives/2009-06-22.html</text:p>
          </table:table-cell>
          <table:table-cell/>
          <table:table-cell table:formula="of:=[.C654]+1" office:value-type="date" office:date-value="2009-06-22" calcext:value-type="date">
            <text:p>06/22/09</text:p>
          </table:table-cell>
          <table:table-cell table:number-columns-repeated="2"/>
        </table:table-row>
        <table:table-row table:style-name="ro1">
          <table:table-cell table:formula="of:=COM.MICROSOFT.CONCAT([.B$299];YEAR([.C656]);[.E$299];TEXT(MONTH([.C656]);&quot;00&quot;);[.E$299];TEXT(DAY([.C656]);&quot;00&quot;);[.D$299])" office:value-type="string" office:string-value="http://blog.livedoor.jp/yoshino712/archives/2009-06-23.html" calcext:value-type="string">
            <text:p>http://blog.livedoor.jp/yoshino712/archives/2009-06-23.html</text:p>
          </table:table-cell>
          <table:table-cell/>
          <table:table-cell table:formula="of:=[.C655]+1" office:value-type="date" office:date-value="2009-06-23" calcext:value-type="date">
            <text:p>06/23/09</text:p>
          </table:table-cell>
          <table:table-cell table:number-columns-repeated="2"/>
        </table:table-row>
        <table:table-row table:style-name="ro1">
          <table:table-cell table:formula="of:=COM.MICROSOFT.CONCAT([.B$299];YEAR([.C657]);[.E$299];TEXT(MONTH([.C657]);&quot;00&quot;);[.E$299];TEXT(DAY([.C657]);&quot;00&quot;);[.D$299])" office:value-type="string" office:string-value="http://blog.livedoor.jp/yoshino712/archives/2009-06-24.html" calcext:value-type="string">
            <text:p>http://blog.livedoor.jp/yoshino712/archives/2009-06-24.html</text:p>
          </table:table-cell>
          <table:table-cell/>
          <table:table-cell table:formula="of:=[.C656]+1" office:value-type="date" office:date-value="2009-06-24" calcext:value-type="date">
            <text:p>06/24/09</text:p>
          </table:table-cell>
          <table:table-cell table:number-columns-repeated="2"/>
        </table:table-row>
        <table:table-row table:style-name="ro1">
          <table:table-cell table:formula="of:=COM.MICROSOFT.CONCAT([.B$299];YEAR([.C658]);[.E$299];TEXT(MONTH([.C658]);&quot;00&quot;);[.E$299];TEXT(DAY([.C658]);&quot;00&quot;);[.D$299])" office:value-type="string" office:string-value="http://blog.livedoor.jp/yoshino712/archives/2009-06-25.html" calcext:value-type="string">
            <text:p>http://blog.livedoor.jp/yoshino712/archives/2009-06-25.html</text:p>
          </table:table-cell>
          <table:table-cell/>
          <table:table-cell table:formula="of:=[.C657]+1" office:value-type="date" office:date-value="2009-06-25" calcext:value-type="date">
            <text:p>06/25/09</text:p>
          </table:table-cell>
          <table:table-cell table:number-columns-repeated="2"/>
        </table:table-row>
        <table:table-row table:style-name="ro1">
          <table:table-cell table:formula="of:=COM.MICROSOFT.CONCAT([.B$299];YEAR([.C659]);[.E$299];TEXT(MONTH([.C659]);&quot;00&quot;);[.E$299];TEXT(DAY([.C659]);&quot;00&quot;);[.D$299])" office:value-type="string" office:string-value="http://blog.livedoor.jp/yoshino712/archives/2009-06-26.html" calcext:value-type="string">
            <text:p>http://blog.livedoor.jp/yoshino712/archives/2009-06-26.html</text:p>
          </table:table-cell>
          <table:table-cell/>
          <table:table-cell table:formula="of:=[.C658]+1" office:value-type="date" office:date-value="2009-06-26" calcext:value-type="date">
            <text:p>06/26/09</text:p>
          </table:table-cell>
          <table:table-cell table:number-columns-repeated="2"/>
        </table:table-row>
        <table:table-row table:style-name="ro1">
          <table:table-cell table:formula="of:=COM.MICROSOFT.CONCAT([.B$299];YEAR([.C660]);[.E$299];TEXT(MONTH([.C660]);&quot;00&quot;);[.E$299];TEXT(DAY([.C660]);&quot;00&quot;);[.D$299])" office:value-type="string" office:string-value="http://blog.livedoor.jp/yoshino712/archives/2009-06-27.html" calcext:value-type="string">
            <text:p>http://blog.livedoor.jp/yoshino712/archives/2009-06-27.html</text:p>
          </table:table-cell>
          <table:table-cell/>
          <table:table-cell table:formula="of:=[.C659]+1" office:value-type="date" office:date-value="2009-06-27" calcext:value-type="date">
            <text:p>06/27/09</text:p>
          </table:table-cell>
          <table:table-cell table:number-columns-repeated="2"/>
        </table:table-row>
        <table:table-row table:style-name="ro1">
          <table:table-cell table:formula="of:=COM.MICROSOFT.CONCAT([.B$299];YEAR([.C661]);[.E$299];TEXT(MONTH([.C661]);&quot;00&quot;);[.E$299];TEXT(DAY([.C661]);&quot;00&quot;);[.D$299])" office:value-type="string" office:string-value="http://blog.livedoor.jp/yoshino712/archives/2009-06-28.html" calcext:value-type="string">
            <text:p>http://blog.livedoor.jp/yoshino712/archives/2009-06-28.html</text:p>
          </table:table-cell>
          <table:table-cell/>
          <table:table-cell table:formula="of:=[.C660]+1" office:value-type="date" office:date-value="2009-06-28" calcext:value-type="date">
            <text:p>06/28/09</text:p>
          </table:table-cell>
          <table:table-cell table:number-columns-repeated="2"/>
        </table:table-row>
        <table:table-row table:style-name="ro1">
          <table:table-cell table:formula="of:=COM.MICROSOFT.CONCAT([.B$299];YEAR([.C662]);[.E$299];TEXT(MONTH([.C662]);&quot;00&quot;);[.E$299];TEXT(DAY([.C662]);&quot;00&quot;);[.D$299])" office:value-type="string" office:string-value="http://blog.livedoor.jp/yoshino712/archives/2009-06-29.html" calcext:value-type="string">
            <text:p>http://blog.livedoor.jp/yoshino712/archives/2009-06-29.html</text:p>
          </table:table-cell>
          <table:table-cell/>
          <table:table-cell table:formula="of:=[.C661]+1" office:value-type="date" office:date-value="2009-06-29" calcext:value-type="date">
            <text:p>06/29/09</text:p>
          </table:table-cell>
          <table:table-cell table:number-columns-repeated="2"/>
        </table:table-row>
        <table:table-row table:style-name="ro1">
          <table:table-cell table:formula="of:=COM.MICROSOFT.CONCAT([.B$299];YEAR([.C663]);[.E$299];TEXT(MONTH([.C663]);&quot;00&quot;);[.E$299];TEXT(DAY([.C663]);&quot;00&quot;);[.D$299])" office:value-type="string" office:string-value="http://blog.livedoor.jp/yoshino712/archives/2009-06-30.html" calcext:value-type="string">
            <text:p>http://blog.livedoor.jp/yoshino712/archives/2009-06-30.html</text:p>
          </table:table-cell>
          <table:table-cell/>
          <table:table-cell table:formula="of:=[.C662]+1" office:value-type="date" office:date-value="2009-06-30" calcext:value-type="date">
            <text:p>06/30/09</text:p>
          </table:table-cell>
          <table:table-cell table:number-columns-repeated="2"/>
        </table:table-row>
        <table:table-row table:style-name="ro1">
          <table:table-cell table:formula="of:=COM.MICROSOFT.CONCAT([.B$299];YEAR([.C664]);[.E$299];TEXT(MONTH([.C664]);&quot;00&quot;);[.E$299];TEXT(DAY([.C664]);&quot;00&quot;);[.D$299])" office:value-type="string" office:string-value="http://blog.livedoor.jp/yoshino712/archives/2009-07-01.html" calcext:value-type="string">
            <text:p>http://blog.livedoor.jp/yoshino712/archives/2009-07-01.html</text:p>
          </table:table-cell>
          <table:table-cell/>
          <table:table-cell table:formula="of:=[.C663]+1" office:value-type="date" office:date-value="2009-07-01" calcext:value-type="date">
            <text:p>07/01/09</text:p>
          </table:table-cell>
          <table:table-cell table:number-columns-repeated="2"/>
        </table:table-row>
        <table:table-row table:style-name="ro1">
          <table:table-cell table:formula="of:=COM.MICROSOFT.CONCAT([.B$299];YEAR([.C665]);[.E$299];TEXT(MONTH([.C665]);&quot;00&quot;);[.E$299];TEXT(DAY([.C665]);&quot;00&quot;);[.D$299])" office:value-type="string" office:string-value="http://blog.livedoor.jp/yoshino712/archives/2009-07-02.html" calcext:value-type="string">
            <text:p>http://blog.livedoor.jp/yoshino712/archives/2009-07-02.html</text:p>
          </table:table-cell>
          <table:table-cell/>
          <table:table-cell table:formula="of:=[.C664]+1" office:value-type="date" office:date-value="2009-07-02" calcext:value-type="date">
            <text:p>07/02/09</text:p>
          </table:table-cell>
          <table:table-cell table:number-columns-repeated="2"/>
        </table:table-row>
        <table:table-row table:style-name="ro1">
          <table:table-cell table:formula="of:=COM.MICROSOFT.CONCAT([.B$299];YEAR([.C666]);[.E$299];TEXT(MONTH([.C666]);&quot;00&quot;);[.E$299];TEXT(DAY([.C666]);&quot;00&quot;);[.D$299])" office:value-type="string" office:string-value="http://blog.livedoor.jp/yoshino712/archives/2009-07-03.html" calcext:value-type="string">
            <text:p>http://blog.livedoor.jp/yoshino712/archives/2009-07-03.html</text:p>
          </table:table-cell>
          <table:table-cell/>
          <table:table-cell table:formula="of:=[.C665]+1" office:value-type="date" office:date-value="2009-07-03" calcext:value-type="date">
            <text:p>07/03/09</text:p>
          </table:table-cell>
          <table:table-cell table:number-columns-repeated="2"/>
        </table:table-row>
        <table:table-row table:style-name="ro1">
          <table:table-cell table:formula="of:=COM.MICROSOFT.CONCAT([.B$299];YEAR([.C667]);[.E$299];TEXT(MONTH([.C667]);&quot;00&quot;);[.E$299];TEXT(DAY([.C667]);&quot;00&quot;);[.D$299])" office:value-type="string" office:string-value="http://blog.livedoor.jp/yoshino712/archives/2009-07-04.html" calcext:value-type="string">
            <text:p>http://blog.livedoor.jp/yoshino712/archives/2009-07-04.html</text:p>
          </table:table-cell>
          <table:table-cell/>
          <table:table-cell table:formula="of:=[.C666]+1" office:value-type="date" office:date-value="2009-07-04" calcext:value-type="date">
            <text:p>07/04/09</text:p>
          </table:table-cell>
          <table:table-cell table:number-columns-repeated="2"/>
        </table:table-row>
        <table:table-row table:style-name="ro1">
          <table:table-cell table:formula="of:=COM.MICROSOFT.CONCAT([.B$299];YEAR([.C668]);[.E$299];TEXT(MONTH([.C668]);&quot;00&quot;);[.E$299];TEXT(DAY([.C668]);&quot;00&quot;);[.D$299])" office:value-type="string" office:string-value="http://blog.livedoor.jp/yoshino712/archives/2009-07-05.html" calcext:value-type="string">
            <text:p>http://blog.livedoor.jp/yoshino712/archives/2009-07-05.html</text:p>
          </table:table-cell>
          <table:table-cell/>
          <table:table-cell table:formula="of:=[.C667]+1" office:value-type="date" office:date-value="2009-07-05" calcext:value-type="date">
            <text:p>07/05/09</text:p>
          </table:table-cell>
          <table:table-cell table:number-columns-repeated="2"/>
        </table:table-row>
        <table:table-row table:style-name="ro1">
          <table:table-cell table:formula="of:=COM.MICROSOFT.CONCAT([.B$299];YEAR([.C669]);[.E$299];TEXT(MONTH([.C669]);&quot;00&quot;);[.E$299];TEXT(DAY([.C669]);&quot;00&quot;);[.D$299])" office:value-type="string" office:string-value="http://blog.livedoor.jp/yoshino712/archives/2009-07-06.html" calcext:value-type="string">
            <text:p>http://blog.livedoor.jp/yoshino712/archives/2009-07-06.html</text:p>
          </table:table-cell>
          <table:table-cell/>
          <table:table-cell table:formula="of:=[.C668]+1" office:value-type="date" office:date-value="2009-07-06" calcext:value-type="date">
            <text:p>07/06/09</text:p>
          </table:table-cell>
          <table:table-cell table:number-columns-repeated="2"/>
        </table:table-row>
        <table:table-row table:style-name="ro1">
          <table:table-cell table:formula="of:=COM.MICROSOFT.CONCAT([.B$299];YEAR([.C670]);[.E$299];TEXT(MONTH([.C670]);&quot;00&quot;);[.E$299];TEXT(DAY([.C670]);&quot;00&quot;);[.D$299])" office:value-type="string" office:string-value="http://blog.livedoor.jp/yoshino712/archives/2009-07-07.html" calcext:value-type="string">
            <text:p>http://blog.livedoor.jp/yoshino712/archives/2009-07-07.html</text:p>
          </table:table-cell>
          <table:table-cell/>
          <table:table-cell table:formula="of:=[.C669]+1" office:value-type="date" office:date-value="2009-07-07" calcext:value-type="date">
            <text:p>07/07/09</text:p>
          </table:table-cell>
          <table:table-cell table:number-columns-repeated="2"/>
        </table:table-row>
        <table:table-row table:style-name="ro1">
          <table:table-cell table:formula="of:=COM.MICROSOFT.CONCAT([.B$299];YEAR([.C671]);[.E$299];TEXT(MONTH([.C671]);&quot;00&quot;);[.E$299];TEXT(DAY([.C671]);&quot;00&quot;);[.D$299])" office:value-type="string" office:string-value="http://blog.livedoor.jp/yoshino712/archives/2009-07-08.html" calcext:value-type="string">
            <text:p>http://blog.livedoor.jp/yoshino712/archives/2009-07-08.html</text:p>
          </table:table-cell>
          <table:table-cell/>
          <table:table-cell table:formula="of:=[.C670]+1" office:value-type="date" office:date-value="2009-07-08" calcext:value-type="date">
            <text:p>07/08/09</text:p>
          </table:table-cell>
          <table:table-cell table:number-columns-repeated="2"/>
        </table:table-row>
        <table:table-row table:style-name="ro1">
          <table:table-cell table:formula="of:=COM.MICROSOFT.CONCAT([.B$299];YEAR([.C672]);[.E$299];TEXT(MONTH([.C672]);&quot;00&quot;);[.E$299];TEXT(DAY([.C672]);&quot;00&quot;);[.D$299])" office:value-type="string" office:string-value="http://blog.livedoor.jp/yoshino712/archives/2009-07-09.html" calcext:value-type="string">
            <text:p>http://blog.livedoor.jp/yoshino712/archives/2009-07-09.html</text:p>
          </table:table-cell>
          <table:table-cell/>
          <table:table-cell table:formula="of:=[.C671]+1" office:value-type="date" office:date-value="2009-07-09" calcext:value-type="date">
            <text:p>07/09/09</text:p>
          </table:table-cell>
          <table:table-cell table:number-columns-repeated="2"/>
        </table:table-row>
        <table:table-row table:style-name="ro1">
          <table:table-cell table:formula="of:=COM.MICROSOFT.CONCAT([.B$299];YEAR([.C673]);[.E$299];TEXT(MONTH([.C673]);&quot;00&quot;);[.E$299];TEXT(DAY([.C673]);&quot;00&quot;);[.D$299])" office:value-type="string" office:string-value="http://blog.livedoor.jp/yoshino712/archives/2009-07-10.html" calcext:value-type="string">
            <text:p>http://blog.livedoor.jp/yoshino712/archives/2009-07-10.html</text:p>
          </table:table-cell>
          <table:table-cell/>
          <table:table-cell table:formula="of:=[.C672]+1" office:value-type="date" office:date-value="2009-07-10" calcext:value-type="date">
            <text:p>07/10/09</text:p>
          </table:table-cell>
          <table:table-cell table:number-columns-repeated="2"/>
        </table:table-row>
        <table:table-row table:style-name="ro1">
          <table:table-cell table:formula="of:=COM.MICROSOFT.CONCAT([.B$299];YEAR([.C674]);[.E$299];TEXT(MONTH([.C674]);&quot;00&quot;);[.E$299];TEXT(DAY([.C674]);&quot;00&quot;);[.D$299])" office:value-type="string" office:string-value="http://blog.livedoor.jp/yoshino712/archives/2009-07-11.html" calcext:value-type="string">
            <text:p>http://blog.livedoor.jp/yoshino712/archives/2009-07-11.html</text:p>
          </table:table-cell>
          <table:table-cell/>
          <table:table-cell table:formula="of:=[.C673]+1" office:value-type="date" office:date-value="2009-07-11" calcext:value-type="date">
            <text:p>07/11/09</text:p>
          </table:table-cell>
          <table:table-cell table:number-columns-repeated="2"/>
        </table:table-row>
        <table:table-row table:style-name="ro1">
          <table:table-cell table:formula="of:=COM.MICROSOFT.CONCAT([.B$299];YEAR([.C675]);[.E$299];TEXT(MONTH([.C675]);&quot;00&quot;);[.E$299];TEXT(DAY([.C675]);&quot;00&quot;);[.D$299])" office:value-type="string" office:string-value="http://blog.livedoor.jp/yoshino712/archives/2009-07-12.html" calcext:value-type="string">
            <text:p>http://blog.livedoor.jp/yoshino712/archives/2009-07-12.html</text:p>
          </table:table-cell>
          <table:table-cell/>
          <table:table-cell table:formula="of:=[.C674]+1" office:value-type="date" office:date-value="2009-07-12" calcext:value-type="date">
            <text:p>07/12/09</text:p>
          </table:table-cell>
          <table:table-cell table:number-columns-repeated="2"/>
        </table:table-row>
        <table:table-row table:style-name="ro1">
          <table:table-cell table:formula="of:=COM.MICROSOFT.CONCAT([.B$299];YEAR([.C676]);[.E$299];TEXT(MONTH([.C676]);&quot;00&quot;);[.E$299];TEXT(DAY([.C676]);&quot;00&quot;);[.D$299])" office:value-type="string" office:string-value="http://blog.livedoor.jp/yoshino712/archives/2009-07-13.html" calcext:value-type="string">
            <text:p>http://blog.livedoor.jp/yoshino712/archives/2009-07-13.html</text:p>
          </table:table-cell>
          <table:table-cell/>
          <table:table-cell table:formula="of:=[.C675]+1" office:value-type="date" office:date-value="2009-07-13" calcext:value-type="date">
            <text:p>07/13/09</text:p>
          </table:table-cell>
          <table:table-cell table:number-columns-repeated="2"/>
        </table:table-row>
        <table:table-row table:style-name="ro1">
          <table:table-cell table:formula="of:=COM.MICROSOFT.CONCAT([.B$299];YEAR([.C677]);[.E$299];TEXT(MONTH([.C677]);&quot;00&quot;);[.E$299];TEXT(DAY([.C677]);&quot;00&quot;);[.D$299])" office:value-type="string" office:string-value="http://blog.livedoor.jp/yoshino712/archives/2009-07-14.html" calcext:value-type="string">
            <text:p>http://blog.livedoor.jp/yoshino712/archives/2009-07-14.html</text:p>
          </table:table-cell>
          <table:table-cell/>
          <table:table-cell table:formula="of:=[.C676]+1" office:value-type="date" office:date-value="2009-07-14" calcext:value-type="date">
            <text:p>07/14/09</text:p>
          </table:table-cell>
          <table:table-cell table:number-columns-repeated="2"/>
        </table:table-row>
        <table:table-row table:style-name="ro1">
          <table:table-cell table:formula="of:=COM.MICROSOFT.CONCAT([.B$299];YEAR([.C678]);[.E$299];TEXT(MONTH([.C678]);&quot;00&quot;);[.E$299];TEXT(DAY([.C678]);&quot;00&quot;);[.D$299])" office:value-type="string" office:string-value="http://blog.livedoor.jp/yoshino712/archives/2009-07-15.html" calcext:value-type="string">
            <text:p>http://blog.livedoor.jp/yoshino712/archives/2009-07-15.html</text:p>
          </table:table-cell>
          <table:table-cell/>
          <table:table-cell table:formula="of:=[.C677]+1" office:value-type="date" office:date-value="2009-07-15" calcext:value-type="date">
            <text:p>07/15/09</text:p>
          </table:table-cell>
          <table:table-cell table:number-columns-repeated="2"/>
        </table:table-row>
        <table:table-row table:style-name="ro1">
          <table:table-cell table:formula="of:=COM.MICROSOFT.CONCAT([.B$299];YEAR([.C679]);[.E$299];TEXT(MONTH([.C679]);&quot;00&quot;);[.E$299];TEXT(DAY([.C679]);&quot;00&quot;);[.D$299])" office:value-type="string" office:string-value="http://blog.livedoor.jp/yoshino712/archives/2009-07-16.html" calcext:value-type="string">
            <text:p>http://blog.livedoor.jp/yoshino712/archives/2009-07-16.html</text:p>
          </table:table-cell>
          <table:table-cell/>
          <table:table-cell table:formula="of:=[.C678]+1" office:value-type="date" office:date-value="2009-07-16" calcext:value-type="date">
            <text:p>07/16/09</text:p>
          </table:table-cell>
          <table:table-cell table:number-columns-repeated="2"/>
        </table:table-row>
        <table:table-row table:style-name="ro1">
          <table:table-cell table:formula="of:=COM.MICROSOFT.CONCAT([.B$299];YEAR([.C680]);[.E$299];TEXT(MONTH([.C680]);&quot;00&quot;);[.E$299];TEXT(DAY([.C680]);&quot;00&quot;);[.D$299])" office:value-type="string" office:string-value="http://blog.livedoor.jp/yoshino712/archives/2009-07-17.html" calcext:value-type="string">
            <text:p>http://blog.livedoor.jp/yoshino712/archives/2009-07-17.html</text:p>
          </table:table-cell>
          <table:table-cell/>
          <table:table-cell table:formula="of:=[.C679]+1" office:value-type="date" office:date-value="2009-07-17" calcext:value-type="date">
            <text:p>07/17/09</text:p>
          </table:table-cell>
          <table:table-cell table:number-columns-repeated="2"/>
        </table:table-row>
        <table:table-row table:style-name="ro1">
          <table:table-cell table:formula="of:=COM.MICROSOFT.CONCAT([.B$299];YEAR([.C681]);[.E$299];TEXT(MONTH([.C681]);&quot;00&quot;);[.E$299];TEXT(DAY([.C681]);&quot;00&quot;);[.D$299])" office:value-type="string" office:string-value="http://blog.livedoor.jp/yoshino712/archives/2009-07-18.html" calcext:value-type="string">
            <text:p>http://blog.livedoor.jp/yoshino712/archives/2009-07-18.html</text:p>
          </table:table-cell>
          <table:table-cell/>
          <table:table-cell table:formula="of:=[.C680]+1" office:value-type="date" office:date-value="2009-07-18" calcext:value-type="date">
            <text:p>07/18/09</text:p>
          </table:table-cell>
          <table:table-cell table:number-columns-repeated="2"/>
        </table:table-row>
        <table:table-row table:style-name="ro1">
          <table:table-cell table:formula="of:=COM.MICROSOFT.CONCAT([.B$299];YEAR([.C682]);[.E$299];TEXT(MONTH([.C682]);&quot;00&quot;);[.E$299];TEXT(DAY([.C682]);&quot;00&quot;);[.D$299])" office:value-type="string" office:string-value="http://blog.livedoor.jp/yoshino712/archives/2009-07-19.html" calcext:value-type="string">
            <text:p>http://blog.livedoor.jp/yoshino712/archives/2009-07-19.html</text:p>
          </table:table-cell>
          <table:table-cell/>
          <table:table-cell table:formula="of:=[.C681]+1" office:value-type="date" office:date-value="2009-07-19" calcext:value-type="date">
            <text:p>07/19/09</text:p>
          </table:table-cell>
          <table:table-cell table:number-columns-repeated="2"/>
        </table:table-row>
        <table:table-row table:style-name="ro1">
          <table:table-cell table:formula="of:=COM.MICROSOFT.CONCAT([.B$299];YEAR([.C683]);[.E$299];TEXT(MONTH([.C683]);&quot;00&quot;);[.E$299];TEXT(DAY([.C683]);&quot;00&quot;);[.D$299])" office:value-type="string" office:string-value="http://blog.livedoor.jp/yoshino712/archives/2009-07-20.html" calcext:value-type="string">
            <text:p>http://blog.livedoor.jp/yoshino712/archives/2009-07-20.html</text:p>
          </table:table-cell>
          <table:table-cell/>
          <table:table-cell table:formula="of:=[.C682]+1" office:value-type="date" office:date-value="2009-07-20" calcext:value-type="date">
            <text:p>07/20/09</text:p>
          </table:table-cell>
          <table:table-cell table:number-columns-repeated="2"/>
        </table:table-row>
        <table:table-row table:style-name="ro1">
          <table:table-cell table:formula="of:=COM.MICROSOFT.CONCAT([.B$299];YEAR([.C684]);[.E$299];TEXT(MONTH([.C684]);&quot;00&quot;);[.E$299];TEXT(DAY([.C684]);&quot;00&quot;);[.D$299])" office:value-type="string" office:string-value="http://blog.livedoor.jp/yoshino712/archives/2009-07-21.html" calcext:value-type="string">
            <text:p>http://blog.livedoor.jp/yoshino712/archives/2009-07-21.html</text:p>
          </table:table-cell>
          <table:table-cell/>
          <table:table-cell table:formula="of:=[.C683]+1" office:value-type="date" office:date-value="2009-07-21" calcext:value-type="date">
            <text:p>07/21/09</text:p>
          </table:table-cell>
          <table:table-cell table:number-columns-repeated="2"/>
        </table:table-row>
        <table:table-row table:style-name="ro1">
          <table:table-cell table:formula="of:=COM.MICROSOFT.CONCAT([.B$299];YEAR([.C685]);[.E$299];TEXT(MONTH([.C685]);&quot;00&quot;);[.E$299];TEXT(DAY([.C685]);&quot;00&quot;);[.D$299])" office:value-type="string" office:string-value="http://blog.livedoor.jp/yoshino712/archives/2009-07-22.html" calcext:value-type="string">
            <text:p>http://blog.livedoor.jp/yoshino712/archives/2009-07-22.html</text:p>
          </table:table-cell>
          <table:table-cell/>
          <table:table-cell table:formula="of:=[.C684]+1" office:value-type="date" office:date-value="2009-07-22" calcext:value-type="date">
            <text:p>07/22/09</text:p>
          </table:table-cell>
          <table:table-cell table:number-columns-repeated="2"/>
        </table:table-row>
        <table:table-row table:style-name="ro1">
          <table:table-cell table:formula="of:=COM.MICROSOFT.CONCAT([.B$299];YEAR([.C686]);[.E$299];TEXT(MONTH([.C686]);&quot;00&quot;);[.E$299];TEXT(DAY([.C686]);&quot;00&quot;);[.D$299])" office:value-type="string" office:string-value="http://blog.livedoor.jp/yoshino712/archives/2009-07-23.html" calcext:value-type="string">
            <text:p>http://blog.livedoor.jp/yoshino712/archives/2009-07-23.html</text:p>
          </table:table-cell>
          <table:table-cell/>
          <table:table-cell table:formula="of:=[.C685]+1" office:value-type="date" office:date-value="2009-07-23" calcext:value-type="date">
            <text:p>07/23/09</text:p>
          </table:table-cell>
          <table:table-cell table:number-columns-repeated="2"/>
        </table:table-row>
        <table:table-row table:style-name="ro1">
          <table:table-cell table:formula="of:=COM.MICROSOFT.CONCAT([.B$299];YEAR([.C687]);[.E$299];TEXT(MONTH([.C687]);&quot;00&quot;);[.E$299];TEXT(DAY([.C687]);&quot;00&quot;);[.D$299])" office:value-type="string" office:string-value="http://blog.livedoor.jp/yoshino712/archives/2009-07-24.html" calcext:value-type="string">
            <text:p>http://blog.livedoor.jp/yoshino712/archives/2009-07-24.html</text:p>
          </table:table-cell>
          <table:table-cell/>
          <table:table-cell table:formula="of:=[.C686]+1" office:value-type="date" office:date-value="2009-07-24" calcext:value-type="date">
            <text:p>07/24/09</text:p>
          </table:table-cell>
          <table:table-cell table:number-columns-repeated="2"/>
        </table:table-row>
        <table:table-row table:style-name="ro1">
          <table:table-cell table:formula="of:=COM.MICROSOFT.CONCAT([.B$299];YEAR([.C688]);[.E$299];TEXT(MONTH([.C688]);&quot;00&quot;);[.E$299];TEXT(DAY([.C688]);&quot;00&quot;);[.D$299])" office:value-type="string" office:string-value="http://blog.livedoor.jp/yoshino712/archives/2009-07-25.html" calcext:value-type="string">
            <text:p>http://blog.livedoor.jp/yoshino712/archives/2009-07-25.html</text:p>
          </table:table-cell>
          <table:table-cell/>
          <table:table-cell table:formula="of:=[.C687]+1" office:value-type="date" office:date-value="2009-07-25" calcext:value-type="date">
            <text:p>07/25/09</text:p>
          </table:table-cell>
          <table:table-cell table:number-columns-repeated="2"/>
        </table:table-row>
        <table:table-row table:style-name="ro1">
          <table:table-cell table:formula="of:=COM.MICROSOFT.CONCAT([.B$299];YEAR([.C689]);[.E$299];TEXT(MONTH([.C689]);&quot;00&quot;);[.E$299];TEXT(DAY([.C689]);&quot;00&quot;);[.D$299])" office:value-type="string" office:string-value="http://blog.livedoor.jp/yoshino712/archives/2009-07-26.html" calcext:value-type="string">
            <text:p>http://blog.livedoor.jp/yoshino712/archives/2009-07-26.html</text:p>
          </table:table-cell>
          <table:table-cell/>
          <table:table-cell table:formula="of:=[.C688]+1" office:value-type="date" office:date-value="2009-07-26" calcext:value-type="date">
            <text:p>07/26/09</text:p>
          </table:table-cell>
          <table:table-cell table:number-columns-repeated="2"/>
        </table:table-row>
        <table:table-row table:style-name="ro1">
          <table:table-cell table:formula="of:=COM.MICROSOFT.CONCAT([.B$299];YEAR([.C690]);[.E$299];TEXT(MONTH([.C690]);&quot;00&quot;);[.E$299];TEXT(DAY([.C690]);&quot;00&quot;);[.D$299])" office:value-type="string" office:string-value="http://blog.livedoor.jp/yoshino712/archives/2009-07-27.html" calcext:value-type="string">
            <text:p>http://blog.livedoor.jp/yoshino712/archives/2009-07-27.html</text:p>
          </table:table-cell>
          <table:table-cell/>
          <table:table-cell table:formula="of:=[.C689]+1" office:value-type="date" office:date-value="2009-07-27" calcext:value-type="date">
            <text:p>07/27/09</text:p>
          </table:table-cell>
          <table:table-cell table:number-columns-repeated="2"/>
        </table:table-row>
        <table:table-row table:style-name="ro1">
          <table:table-cell table:formula="of:=COM.MICROSOFT.CONCAT([.B$299];YEAR([.C691]);[.E$299];TEXT(MONTH([.C691]);&quot;00&quot;);[.E$299];TEXT(DAY([.C691]);&quot;00&quot;);[.D$299])" office:value-type="string" office:string-value="http://blog.livedoor.jp/yoshino712/archives/2009-07-28.html" calcext:value-type="string">
            <text:p>http://blog.livedoor.jp/yoshino712/archives/2009-07-28.html</text:p>
          </table:table-cell>
          <table:table-cell/>
          <table:table-cell table:formula="of:=[.C690]+1" office:value-type="date" office:date-value="2009-07-28" calcext:value-type="date">
            <text:p>07/28/09</text:p>
          </table:table-cell>
          <table:table-cell table:number-columns-repeated="2"/>
        </table:table-row>
        <table:table-row table:style-name="ro1">
          <table:table-cell table:formula="of:=COM.MICROSOFT.CONCAT([.B$299];YEAR([.C692]);[.E$299];TEXT(MONTH([.C692]);&quot;00&quot;);[.E$299];TEXT(DAY([.C692]);&quot;00&quot;);[.D$299])" office:value-type="string" office:string-value="http://blog.livedoor.jp/yoshino712/archives/2009-07-29.html" calcext:value-type="string">
            <text:p>http://blog.livedoor.jp/yoshino712/archives/2009-07-29.html</text:p>
          </table:table-cell>
          <table:table-cell/>
          <table:table-cell table:formula="of:=[.C691]+1" office:value-type="date" office:date-value="2009-07-29" calcext:value-type="date">
            <text:p>07/29/09</text:p>
          </table:table-cell>
          <table:table-cell table:number-columns-repeated="2"/>
        </table:table-row>
        <table:table-row table:style-name="ro1">
          <table:table-cell table:formula="of:=COM.MICROSOFT.CONCAT([.B$299];YEAR([.C693]);[.E$299];TEXT(MONTH([.C693]);&quot;00&quot;);[.E$299];TEXT(DAY([.C693]);&quot;00&quot;);[.D$299])" office:value-type="string" office:string-value="http://blog.livedoor.jp/yoshino712/archives/2009-07-30.html" calcext:value-type="string">
            <text:p>http://blog.livedoor.jp/yoshino712/archives/2009-07-30.html</text:p>
          </table:table-cell>
          <table:table-cell/>
          <table:table-cell table:formula="of:=[.C692]+1" office:value-type="date" office:date-value="2009-07-30" calcext:value-type="date">
            <text:p>07/30/09</text:p>
          </table:table-cell>
          <table:table-cell table:number-columns-repeated="2"/>
        </table:table-row>
        <table:table-row table:style-name="ro1">
          <table:table-cell table:formula="of:=COM.MICROSOFT.CONCAT([.B$299];YEAR([.C694]);[.E$299];TEXT(MONTH([.C694]);&quot;00&quot;);[.E$299];TEXT(DAY([.C694]);&quot;00&quot;);[.D$299])" office:value-type="string" office:string-value="http://blog.livedoor.jp/yoshino712/archives/2009-07-31.html" calcext:value-type="string">
            <text:p>http://blog.livedoor.jp/yoshino712/archives/2009-07-31.html</text:p>
          </table:table-cell>
          <table:table-cell/>
          <table:table-cell table:formula="of:=[.C693]+1" office:value-type="date" office:date-value="2009-07-31" calcext:value-type="date">
            <text:p>07/31/09</text:p>
          </table:table-cell>
          <table:table-cell table:number-columns-repeated="2"/>
        </table:table-row>
        <table:table-row table:style-name="ro1">
          <table:table-cell table:formula="of:=COM.MICROSOFT.CONCAT([.B$299];YEAR([.C695]);[.E$299];TEXT(MONTH([.C695]);&quot;00&quot;);[.E$299];TEXT(DAY([.C695]);&quot;00&quot;);[.D$299])" office:value-type="string" office:string-value="http://blog.livedoor.jp/yoshino712/archives/2009-08-01.html" calcext:value-type="string">
            <text:p>http://blog.livedoor.jp/yoshino712/archives/2009-08-01.html</text:p>
          </table:table-cell>
          <table:table-cell/>
          <table:table-cell table:formula="of:=[.C694]+1" office:value-type="date" office:date-value="2009-08-01" calcext:value-type="date">
            <text:p>08/01/09</text:p>
          </table:table-cell>
          <table:table-cell table:number-columns-repeated="2"/>
        </table:table-row>
        <table:table-row table:style-name="ro1">
          <table:table-cell table:formula="of:=COM.MICROSOFT.CONCAT([.B$299];YEAR([.C696]);[.E$299];TEXT(MONTH([.C696]);&quot;00&quot;);[.E$299];TEXT(DAY([.C696]);&quot;00&quot;);[.D$299])" office:value-type="string" office:string-value="http://blog.livedoor.jp/yoshino712/archives/2009-08-02.html" calcext:value-type="string">
            <text:p>http://blog.livedoor.jp/yoshino712/archives/2009-08-02.html</text:p>
          </table:table-cell>
          <table:table-cell/>
          <table:table-cell table:formula="of:=[.C695]+1" office:value-type="date" office:date-value="2009-08-02" calcext:value-type="date">
            <text:p>08/02/09</text:p>
          </table:table-cell>
          <table:table-cell table:number-columns-repeated="2"/>
        </table:table-row>
        <table:table-row table:style-name="ro1">
          <table:table-cell table:formula="of:=COM.MICROSOFT.CONCAT([.B$299];YEAR([.C697]);[.E$299];TEXT(MONTH([.C697]);&quot;00&quot;);[.E$299];TEXT(DAY([.C697]);&quot;00&quot;);[.D$299])" office:value-type="string" office:string-value="http://blog.livedoor.jp/yoshino712/archives/2009-08-03.html" calcext:value-type="string">
            <text:p>http://blog.livedoor.jp/yoshino712/archives/2009-08-03.html</text:p>
          </table:table-cell>
          <table:table-cell/>
          <table:table-cell table:formula="of:=[.C696]+1" office:value-type="date" office:date-value="2009-08-03" calcext:value-type="date">
            <text:p>08/03/09</text:p>
          </table:table-cell>
          <table:table-cell table:number-columns-repeated="2"/>
        </table:table-row>
        <table:table-row table:style-name="ro1">
          <table:table-cell table:formula="of:=COM.MICROSOFT.CONCAT([.B$299];YEAR([.C698]);[.E$299];TEXT(MONTH([.C698]);&quot;00&quot;);[.E$299];TEXT(DAY([.C698]);&quot;00&quot;);[.D$299])" office:value-type="string" office:string-value="http://blog.livedoor.jp/yoshino712/archives/2009-08-04.html" calcext:value-type="string">
            <text:p>http://blog.livedoor.jp/yoshino712/archives/2009-08-04.html</text:p>
          </table:table-cell>
          <table:table-cell/>
          <table:table-cell table:formula="of:=[.C697]+1" office:value-type="date" office:date-value="2009-08-04" calcext:value-type="date">
            <text:p>08/04/09</text:p>
          </table:table-cell>
          <table:table-cell table:number-columns-repeated="2"/>
        </table:table-row>
        <table:table-row table:style-name="ro1">
          <table:table-cell table:formula="of:=COM.MICROSOFT.CONCAT([.B$299];YEAR([.C699]);[.E$299];TEXT(MONTH([.C699]);&quot;00&quot;);[.E$299];TEXT(DAY([.C699]);&quot;00&quot;);[.D$299])" office:value-type="string" office:string-value="http://blog.livedoor.jp/yoshino712/archives/2009-08-05.html" calcext:value-type="string">
            <text:p>http://blog.livedoor.jp/yoshino712/archives/2009-08-05.html</text:p>
          </table:table-cell>
          <table:table-cell/>
          <table:table-cell table:formula="of:=[.C698]+1" office:value-type="date" office:date-value="2009-08-05" calcext:value-type="date">
            <text:p>08/05/09</text:p>
          </table:table-cell>
          <table:table-cell table:number-columns-repeated="2"/>
        </table:table-row>
        <table:table-row table:style-name="ro1">
          <table:table-cell table:formula="of:=COM.MICROSOFT.CONCAT([.B$299];YEAR([.C700]);[.E$299];TEXT(MONTH([.C700]);&quot;00&quot;);[.E$299];TEXT(DAY([.C700]);&quot;00&quot;);[.D$299])" office:value-type="string" office:string-value="http://blog.livedoor.jp/yoshino712/archives/2009-08-06.html" calcext:value-type="string">
            <text:p>http://blog.livedoor.jp/yoshino712/archives/2009-08-06.html</text:p>
          </table:table-cell>
          <table:table-cell/>
          <table:table-cell table:formula="of:=[.C699]+1" office:value-type="date" office:date-value="2009-08-06" calcext:value-type="date">
            <text:p>08/06/09</text:p>
          </table:table-cell>
          <table:table-cell table:number-columns-repeated="2"/>
        </table:table-row>
        <table:table-row table:style-name="ro1">
          <table:table-cell table:formula="of:=COM.MICROSOFT.CONCAT([.B$299];YEAR([.C701]);[.E$299];TEXT(MONTH([.C701]);&quot;00&quot;);[.E$299];TEXT(DAY([.C701]);&quot;00&quot;);[.D$299])" office:value-type="string" office:string-value="http://blog.livedoor.jp/yoshino712/archives/2009-08-07.html" calcext:value-type="string">
            <text:p>http://blog.livedoor.jp/yoshino712/archives/2009-08-07.html</text:p>
          </table:table-cell>
          <table:table-cell/>
          <table:table-cell table:formula="of:=[.C700]+1" office:value-type="date" office:date-value="2009-08-07" calcext:value-type="date">
            <text:p>08/07/09</text:p>
          </table:table-cell>
          <table:table-cell table:number-columns-repeated="2"/>
        </table:table-row>
        <table:table-row table:style-name="ro1">
          <table:table-cell table:formula="of:=COM.MICROSOFT.CONCAT([.B$299];YEAR([.C702]);[.E$299];TEXT(MONTH([.C702]);&quot;00&quot;);[.E$299];TEXT(DAY([.C702]);&quot;00&quot;);[.D$299])" office:value-type="string" office:string-value="http://blog.livedoor.jp/yoshino712/archives/2009-08-08.html" calcext:value-type="string">
            <text:p>http://blog.livedoor.jp/yoshino712/archives/2009-08-08.html</text:p>
          </table:table-cell>
          <table:table-cell/>
          <table:table-cell table:formula="of:=[.C701]+1" office:value-type="date" office:date-value="2009-08-08" calcext:value-type="date">
            <text:p>08/08/09</text:p>
          </table:table-cell>
          <table:table-cell table:number-columns-repeated="2"/>
        </table:table-row>
        <table:table-row table:style-name="ro1">
          <table:table-cell table:formula="of:=COM.MICROSOFT.CONCAT([.B$299];YEAR([.C703]);[.E$299];TEXT(MONTH([.C703]);&quot;00&quot;);[.E$299];TEXT(DAY([.C703]);&quot;00&quot;);[.D$299])" office:value-type="string" office:string-value="http://blog.livedoor.jp/yoshino712/archives/2009-08-09.html" calcext:value-type="string">
            <text:p>http://blog.livedoor.jp/yoshino712/archives/2009-08-09.html</text:p>
          </table:table-cell>
          <table:table-cell/>
          <table:table-cell table:formula="of:=[.C702]+1" office:value-type="date" office:date-value="2009-08-09" calcext:value-type="date">
            <text:p>08/09/09</text:p>
          </table:table-cell>
          <table:table-cell table:number-columns-repeated="2"/>
        </table:table-row>
        <table:table-row table:style-name="ro1">
          <table:table-cell table:formula="of:=COM.MICROSOFT.CONCAT([.B$299];YEAR([.C704]);[.E$299];TEXT(MONTH([.C704]);&quot;00&quot;);[.E$299];TEXT(DAY([.C704]);&quot;00&quot;);[.D$299])" office:value-type="string" office:string-value="http://blog.livedoor.jp/yoshino712/archives/2009-08-10.html" calcext:value-type="string">
            <text:p>http://blog.livedoor.jp/yoshino712/archives/2009-08-10.html</text:p>
          </table:table-cell>
          <table:table-cell/>
          <table:table-cell table:formula="of:=[.C703]+1" office:value-type="date" office:date-value="2009-08-10" calcext:value-type="date">
            <text:p>08/10/09</text:p>
          </table:table-cell>
          <table:table-cell table:number-columns-repeated="2"/>
        </table:table-row>
        <table:table-row table:style-name="ro1">
          <table:table-cell table:formula="of:=COM.MICROSOFT.CONCAT([.B$299];YEAR([.C705]);[.E$299];TEXT(MONTH([.C705]);&quot;00&quot;);[.E$299];TEXT(DAY([.C705]);&quot;00&quot;);[.D$299])" office:value-type="string" office:string-value="http://blog.livedoor.jp/yoshino712/archives/2009-08-11.html" calcext:value-type="string">
            <text:p>http://blog.livedoor.jp/yoshino712/archives/2009-08-11.html</text:p>
          </table:table-cell>
          <table:table-cell/>
          <table:table-cell table:formula="of:=[.C704]+1" office:value-type="date" office:date-value="2009-08-11" calcext:value-type="date">
            <text:p>08/11/09</text:p>
          </table:table-cell>
          <table:table-cell table:number-columns-repeated="2"/>
        </table:table-row>
        <table:table-row table:style-name="ro1">
          <table:table-cell table:formula="of:=COM.MICROSOFT.CONCAT([.B$299];YEAR([.C706]);[.E$299];TEXT(MONTH([.C706]);&quot;00&quot;);[.E$299];TEXT(DAY([.C706]);&quot;00&quot;);[.D$299])" office:value-type="string" office:string-value="http://blog.livedoor.jp/yoshino712/archives/2009-08-12.html" calcext:value-type="string">
            <text:p>http://blog.livedoor.jp/yoshino712/archives/2009-08-12.html</text:p>
          </table:table-cell>
          <table:table-cell/>
          <table:table-cell table:formula="of:=[.C705]+1" office:value-type="date" office:date-value="2009-08-12" calcext:value-type="date">
            <text:p>08/12/09</text:p>
          </table:table-cell>
          <table:table-cell table:number-columns-repeated="2"/>
        </table:table-row>
        <table:table-row table:style-name="ro1">
          <table:table-cell table:formula="of:=COM.MICROSOFT.CONCAT([.B$299];YEAR([.C707]);[.E$299];TEXT(MONTH([.C707]);&quot;00&quot;);[.E$299];TEXT(DAY([.C707]);&quot;00&quot;);[.D$299])" office:value-type="string" office:string-value="http://blog.livedoor.jp/yoshino712/archives/2009-08-13.html" calcext:value-type="string">
            <text:p>http://blog.livedoor.jp/yoshino712/archives/2009-08-13.html</text:p>
          </table:table-cell>
          <table:table-cell/>
          <table:table-cell table:formula="of:=[.C706]+1" office:value-type="date" office:date-value="2009-08-13" calcext:value-type="date">
            <text:p>08/13/09</text:p>
          </table:table-cell>
          <table:table-cell table:number-columns-repeated="2"/>
        </table:table-row>
        <table:table-row table:style-name="ro1">
          <table:table-cell table:formula="of:=COM.MICROSOFT.CONCAT([.B$299];YEAR([.C708]);[.E$299];TEXT(MONTH([.C708]);&quot;00&quot;);[.E$299];TEXT(DAY([.C708]);&quot;00&quot;);[.D$299])" office:value-type="string" office:string-value="http://blog.livedoor.jp/yoshino712/archives/2009-08-14.html" calcext:value-type="string">
            <text:p>http://blog.livedoor.jp/yoshino712/archives/2009-08-14.html</text:p>
          </table:table-cell>
          <table:table-cell/>
          <table:table-cell table:formula="of:=[.C707]+1" office:value-type="date" office:date-value="2009-08-14" calcext:value-type="date">
            <text:p>08/14/09</text:p>
          </table:table-cell>
          <table:table-cell table:number-columns-repeated="2"/>
        </table:table-row>
        <table:table-row table:style-name="ro1">
          <table:table-cell table:formula="of:=COM.MICROSOFT.CONCAT([.B$299];YEAR([.C709]);[.E$299];TEXT(MONTH([.C709]);&quot;00&quot;);[.E$299];TEXT(DAY([.C709]);&quot;00&quot;);[.D$299])" office:value-type="string" office:string-value="http://blog.livedoor.jp/yoshino712/archives/2009-08-15.html" calcext:value-type="string">
            <text:p>http://blog.livedoor.jp/yoshino712/archives/2009-08-15.html</text:p>
          </table:table-cell>
          <table:table-cell/>
          <table:table-cell table:formula="of:=[.C708]+1" office:value-type="date" office:date-value="2009-08-15" calcext:value-type="date">
            <text:p>08/15/09</text:p>
          </table:table-cell>
          <table:table-cell table:number-columns-repeated="2"/>
        </table:table-row>
        <table:table-row table:style-name="ro1">
          <table:table-cell table:formula="of:=COM.MICROSOFT.CONCAT([.B$299];YEAR([.C710]);[.E$299];TEXT(MONTH([.C710]);&quot;00&quot;);[.E$299];TEXT(DAY([.C710]);&quot;00&quot;);[.D$299])" office:value-type="string" office:string-value="http://blog.livedoor.jp/yoshino712/archives/2009-08-16.html" calcext:value-type="string">
            <text:p>http://blog.livedoor.jp/yoshino712/archives/2009-08-16.html</text:p>
          </table:table-cell>
          <table:table-cell/>
          <table:table-cell table:formula="of:=[.C709]+1" office:value-type="date" office:date-value="2009-08-16" calcext:value-type="date">
            <text:p>08/16/09</text:p>
          </table:table-cell>
          <table:table-cell table:number-columns-repeated="2"/>
        </table:table-row>
        <table:table-row table:style-name="ro1">
          <table:table-cell table:formula="of:=COM.MICROSOFT.CONCAT([.B$299];YEAR([.C711]);[.E$299];TEXT(MONTH([.C711]);&quot;00&quot;);[.E$299];TEXT(DAY([.C711]);&quot;00&quot;);[.D$299])" office:value-type="string" office:string-value="http://blog.livedoor.jp/yoshino712/archives/2009-08-17.html" calcext:value-type="string">
            <text:p>http://blog.livedoor.jp/yoshino712/archives/2009-08-17.html</text:p>
          </table:table-cell>
          <table:table-cell/>
          <table:table-cell table:formula="of:=[.C710]+1" office:value-type="date" office:date-value="2009-08-17" calcext:value-type="date">
            <text:p>08/17/09</text:p>
          </table:table-cell>
          <table:table-cell table:number-columns-repeated="2"/>
        </table:table-row>
        <table:table-row table:style-name="ro1">
          <table:table-cell table:formula="of:=COM.MICROSOFT.CONCAT([.B$299];YEAR([.C712]);[.E$299];TEXT(MONTH([.C712]);&quot;00&quot;);[.E$299];TEXT(DAY([.C712]);&quot;00&quot;);[.D$299])" office:value-type="string" office:string-value="http://blog.livedoor.jp/yoshino712/archives/2009-08-18.html" calcext:value-type="string">
            <text:p>http://blog.livedoor.jp/yoshino712/archives/2009-08-18.html</text:p>
          </table:table-cell>
          <table:table-cell/>
          <table:table-cell table:formula="of:=[.C711]+1" office:value-type="date" office:date-value="2009-08-18" calcext:value-type="date">
            <text:p>08/18/09</text:p>
          </table:table-cell>
          <table:table-cell table:number-columns-repeated="2"/>
        </table:table-row>
        <table:table-row table:style-name="ro1">
          <table:table-cell table:formula="of:=COM.MICROSOFT.CONCAT([.B$299];YEAR([.C713]);[.E$299];TEXT(MONTH([.C713]);&quot;00&quot;);[.E$299];TEXT(DAY([.C713]);&quot;00&quot;);[.D$299])" office:value-type="string" office:string-value="http://blog.livedoor.jp/yoshino712/archives/2009-08-19.html" calcext:value-type="string">
            <text:p>http://blog.livedoor.jp/yoshino712/archives/2009-08-19.html</text:p>
          </table:table-cell>
          <table:table-cell/>
          <table:table-cell table:formula="of:=[.C712]+1" office:value-type="date" office:date-value="2009-08-19" calcext:value-type="date">
            <text:p>08/19/09</text:p>
          </table:table-cell>
          <table:table-cell table:number-columns-repeated="2"/>
        </table:table-row>
        <table:table-row table:style-name="ro1">
          <table:table-cell table:formula="of:=COM.MICROSOFT.CONCAT([.B$299];YEAR([.C714]);[.E$299];TEXT(MONTH([.C714]);&quot;00&quot;);[.E$299];TEXT(DAY([.C714]);&quot;00&quot;);[.D$299])" office:value-type="string" office:string-value="http://blog.livedoor.jp/yoshino712/archives/2009-08-20.html" calcext:value-type="string">
            <text:p>http://blog.livedoor.jp/yoshino712/archives/2009-08-20.html</text:p>
          </table:table-cell>
          <table:table-cell/>
          <table:table-cell table:formula="of:=[.C713]+1" office:value-type="date" office:date-value="2009-08-20" calcext:value-type="date">
            <text:p>08/20/09</text:p>
          </table:table-cell>
          <table:table-cell table:number-columns-repeated="2"/>
        </table:table-row>
        <table:table-row table:style-name="ro1">
          <table:table-cell table:formula="of:=COM.MICROSOFT.CONCAT([.B$299];YEAR([.C715]);[.E$299];TEXT(MONTH([.C715]);&quot;00&quot;);[.E$299];TEXT(DAY([.C715]);&quot;00&quot;);[.D$299])" office:value-type="string" office:string-value="http://blog.livedoor.jp/yoshino712/archives/2009-08-21.html" calcext:value-type="string">
            <text:p>http://blog.livedoor.jp/yoshino712/archives/2009-08-21.html</text:p>
          </table:table-cell>
          <table:table-cell/>
          <table:table-cell table:formula="of:=[.C714]+1" office:value-type="date" office:date-value="2009-08-21" calcext:value-type="date">
            <text:p>08/21/09</text:p>
          </table:table-cell>
          <table:table-cell table:number-columns-repeated="2"/>
        </table:table-row>
        <table:table-row table:style-name="ro1">
          <table:table-cell table:formula="of:=COM.MICROSOFT.CONCAT([.B$299];YEAR([.C716]);[.E$299];TEXT(MONTH([.C716]);&quot;00&quot;);[.E$299];TEXT(DAY([.C716]);&quot;00&quot;);[.D$299])" office:value-type="string" office:string-value="http://blog.livedoor.jp/yoshino712/archives/2009-08-22.html" calcext:value-type="string">
            <text:p>http://blog.livedoor.jp/yoshino712/archives/2009-08-22.html</text:p>
          </table:table-cell>
          <table:table-cell/>
          <table:table-cell table:formula="of:=[.C715]+1" office:value-type="date" office:date-value="2009-08-22" calcext:value-type="date">
            <text:p>08/22/09</text:p>
          </table:table-cell>
          <table:table-cell table:number-columns-repeated="2"/>
        </table:table-row>
        <table:table-row table:style-name="ro1">
          <table:table-cell table:formula="of:=COM.MICROSOFT.CONCAT([.B$299];YEAR([.C717]);[.E$299];TEXT(MONTH([.C717]);&quot;00&quot;);[.E$299];TEXT(DAY([.C717]);&quot;00&quot;);[.D$299])" office:value-type="string" office:string-value="http://blog.livedoor.jp/yoshino712/archives/2009-08-23.html" calcext:value-type="string">
            <text:p>http://blog.livedoor.jp/yoshino712/archives/2009-08-23.html</text:p>
          </table:table-cell>
          <table:table-cell/>
          <table:table-cell table:formula="of:=[.C716]+1" office:value-type="date" office:date-value="2009-08-23" calcext:value-type="date">
            <text:p>08/23/09</text:p>
          </table:table-cell>
          <table:table-cell table:number-columns-repeated="2"/>
        </table:table-row>
        <table:table-row table:style-name="ro1">
          <table:table-cell table:formula="of:=COM.MICROSOFT.CONCAT([.B$299];YEAR([.C718]);[.E$299];TEXT(MONTH([.C718]);&quot;00&quot;);[.E$299];TEXT(DAY([.C718]);&quot;00&quot;);[.D$299])" office:value-type="string" office:string-value="http://blog.livedoor.jp/yoshino712/archives/2009-08-24.html" calcext:value-type="string">
            <text:p>http://blog.livedoor.jp/yoshino712/archives/2009-08-24.html</text:p>
          </table:table-cell>
          <table:table-cell/>
          <table:table-cell table:formula="of:=[.C717]+1" office:value-type="date" office:date-value="2009-08-24" calcext:value-type="date">
            <text:p>08/24/09</text:p>
          </table:table-cell>
          <table:table-cell table:number-columns-repeated="2"/>
        </table:table-row>
        <table:table-row table:style-name="ro1">
          <table:table-cell table:formula="of:=COM.MICROSOFT.CONCAT([.B$299];YEAR([.C719]);[.E$299];TEXT(MONTH([.C719]);&quot;00&quot;);[.E$299];TEXT(DAY([.C719]);&quot;00&quot;);[.D$299])" office:value-type="string" office:string-value="http://blog.livedoor.jp/yoshino712/archives/2009-08-25.html" calcext:value-type="string">
            <text:p>http://blog.livedoor.jp/yoshino712/archives/2009-08-25.html</text:p>
          </table:table-cell>
          <table:table-cell/>
          <table:table-cell table:formula="of:=[.C718]+1" office:value-type="date" office:date-value="2009-08-25" calcext:value-type="date">
            <text:p>08/25/09</text:p>
          </table:table-cell>
          <table:table-cell table:number-columns-repeated="2"/>
        </table:table-row>
        <table:table-row table:style-name="ro1">
          <table:table-cell table:formula="of:=COM.MICROSOFT.CONCAT([.B$299];YEAR([.C720]);[.E$299];TEXT(MONTH([.C720]);&quot;00&quot;);[.E$299];TEXT(DAY([.C720]);&quot;00&quot;);[.D$299])" office:value-type="string" office:string-value="http://blog.livedoor.jp/yoshino712/archives/2009-08-26.html" calcext:value-type="string">
            <text:p>http://blog.livedoor.jp/yoshino712/archives/2009-08-26.html</text:p>
          </table:table-cell>
          <table:table-cell/>
          <table:table-cell table:formula="of:=[.C719]+1" office:value-type="date" office:date-value="2009-08-26" calcext:value-type="date">
            <text:p>08/26/09</text:p>
          </table:table-cell>
          <table:table-cell table:number-columns-repeated="2"/>
        </table:table-row>
        <table:table-row table:style-name="ro1">
          <table:table-cell table:formula="of:=COM.MICROSOFT.CONCAT([.B$299];YEAR([.C721]);[.E$299];TEXT(MONTH([.C721]);&quot;00&quot;);[.E$299];TEXT(DAY([.C721]);&quot;00&quot;);[.D$299])" office:value-type="string" office:string-value="http://blog.livedoor.jp/yoshino712/archives/2009-08-27.html" calcext:value-type="string">
            <text:p>http://blog.livedoor.jp/yoshino712/archives/2009-08-27.html</text:p>
          </table:table-cell>
          <table:table-cell/>
          <table:table-cell table:formula="of:=[.C720]+1" office:value-type="date" office:date-value="2009-08-27" calcext:value-type="date">
            <text:p>08/27/09</text:p>
          </table:table-cell>
          <table:table-cell table:number-columns-repeated="2"/>
        </table:table-row>
        <table:table-row table:style-name="ro1">
          <table:table-cell table:formula="of:=COM.MICROSOFT.CONCAT([.B$299];YEAR([.C722]);[.E$299];TEXT(MONTH([.C722]);&quot;00&quot;);[.E$299];TEXT(DAY([.C722]);&quot;00&quot;);[.D$299])" office:value-type="string" office:string-value="http://blog.livedoor.jp/yoshino712/archives/2009-08-28.html" calcext:value-type="string">
            <text:p>http://blog.livedoor.jp/yoshino712/archives/2009-08-28.html</text:p>
          </table:table-cell>
          <table:table-cell/>
          <table:table-cell table:formula="of:=[.C721]+1" office:value-type="date" office:date-value="2009-08-28" calcext:value-type="date">
            <text:p>08/28/09</text:p>
          </table:table-cell>
          <table:table-cell table:number-columns-repeated="2"/>
        </table:table-row>
        <table:table-row table:style-name="ro1">
          <table:table-cell table:formula="of:=COM.MICROSOFT.CONCAT([.B$299];YEAR([.C723]);[.E$299];TEXT(MONTH([.C723]);&quot;00&quot;);[.E$299];TEXT(DAY([.C723]);&quot;00&quot;);[.D$299])" office:value-type="string" office:string-value="http://blog.livedoor.jp/yoshino712/archives/2009-08-29.html" calcext:value-type="string">
            <text:p>http://blog.livedoor.jp/yoshino712/archives/2009-08-29.html</text:p>
          </table:table-cell>
          <table:table-cell/>
          <table:table-cell table:formula="of:=[.C722]+1" office:value-type="date" office:date-value="2009-08-29" calcext:value-type="date">
            <text:p>08/29/09</text:p>
          </table:table-cell>
          <table:table-cell table:number-columns-repeated="2"/>
        </table:table-row>
        <table:table-row table:style-name="ro1">
          <table:table-cell table:formula="of:=COM.MICROSOFT.CONCAT([.B$299];YEAR([.C724]);[.E$299];TEXT(MONTH([.C724]);&quot;00&quot;);[.E$299];TEXT(DAY([.C724]);&quot;00&quot;);[.D$299])" office:value-type="string" office:string-value="http://blog.livedoor.jp/yoshino712/archives/2009-08-30.html" calcext:value-type="string">
            <text:p>http://blog.livedoor.jp/yoshino712/archives/2009-08-30.html</text:p>
          </table:table-cell>
          <table:table-cell/>
          <table:table-cell table:formula="of:=[.C723]+1" office:value-type="date" office:date-value="2009-08-30" calcext:value-type="date">
            <text:p>08/30/09</text:p>
          </table:table-cell>
          <table:table-cell table:number-columns-repeated="2"/>
        </table:table-row>
        <table:table-row table:style-name="ro1">
          <table:table-cell table:formula="of:=COM.MICROSOFT.CONCAT([.B$299];YEAR([.C725]);[.E$299];TEXT(MONTH([.C725]);&quot;00&quot;);[.E$299];TEXT(DAY([.C725]);&quot;00&quot;);[.D$299])" office:value-type="string" office:string-value="http://blog.livedoor.jp/yoshino712/archives/2009-08-31.html" calcext:value-type="string">
            <text:p>http://blog.livedoor.jp/yoshino712/archives/2009-08-31.html</text:p>
          </table:table-cell>
          <table:table-cell/>
          <table:table-cell table:formula="of:=[.C724]+1" office:value-type="date" office:date-value="2009-08-31" calcext:value-type="date">
            <text:p>08/31/09</text:p>
          </table:table-cell>
          <table:table-cell table:number-columns-repeated="2"/>
        </table:table-row>
        <table:table-row table:style-name="ro1">
          <table:table-cell table:formula="of:=COM.MICROSOFT.CONCAT([.B$299];YEAR([.C726]);[.E$299];TEXT(MONTH([.C726]);&quot;00&quot;);[.E$299];TEXT(DAY([.C726]);&quot;00&quot;);[.D$299])" office:value-type="string" office:string-value="http://blog.livedoor.jp/yoshino712/archives/2009-09-01.html" calcext:value-type="string">
            <text:p>http://blog.livedoor.jp/yoshino712/archives/2009-09-01.html</text:p>
          </table:table-cell>
          <table:table-cell/>
          <table:table-cell table:formula="of:=[.C725]+1" office:value-type="date" office:date-value="2009-09-01" calcext:value-type="date">
            <text:p>09/01/09</text:p>
          </table:table-cell>
          <table:table-cell table:number-columns-repeated="2"/>
        </table:table-row>
        <table:table-row table:style-name="ro1">
          <table:table-cell table:formula="of:=COM.MICROSOFT.CONCAT([.B$299];YEAR([.C727]);[.E$299];TEXT(MONTH([.C727]);&quot;00&quot;);[.E$299];TEXT(DAY([.C727]);&quot;00&quot;);[.D$299])" office:value-type="string" office:string-value="http://blog.livedoor.jp/yoshino712/archives/2009-09-02.html" calcext:value-type="string">
            <text:p>http://blog.livedoor.jp/yoshino712/archives/2009-09-02.html</text:p>
          </table:table-cell>
          <table:table-cell/>
          <table:table-cell table:formula="of:=[.C726]+1" office:value-type="date" office:date-value="2009-09-02" calcext:value-type="date">
            <text:p>09/02/09</text:p>
          </table:table-cell>
          <table:table-cell table:number-columns-repeated="2"/>
        </table:table-row>
        <table:table-row table:style-name="ro1">
          <table:table-cell table:formula="of:=COM.MICROSOFT.CONCAT([.B$299];YEAR([.C728]);[.E$299];TEXT(MONTH([.C728]);&quot;00&quot;);[.E$299];TEXT(DAY([.C728]);&quot;00&quot;);[.D$299])" office:value-type="string" office:string-value="http://blog.livedoor.jp/yoshino712/archives/2009-09-03.html" calcext:value-type="string">
            <text:p>http://blog.livedoor.jp/yoshino712/archives/2009-09-03.html</text:p>
          </table:table-cell>
          <table:table-cell/>
          <table:table-cell table:formula="of:=[.C727]+1" office:value-type="date" office:date-value="2009-09-03" calcext:value-type="date">
            <text:p>09/03/09</text:p>
          </table:table-cell>
          <table:table-cell table:number-columns-repeated="2"/>
        </table:table-row>
        <table:table-row table:style-name="ro1">
          <table:table-cell table:formula="of:=COM.MICROSOFT.CONCAT([.B$299];YEAR([.C729]);[.E$299];TEXT(MONTH([.C729]);&quot;00&quot;);[.E$299];TEXT(DAY([.C729]);&quot;00&quot;);[.D$299])" office:value-type="string" office:string-value="http://blog.livedoor.jp/yoshino712/archives/2009-09-04.html" calcext:value-type="string">
            <text:p>http://blog.livedoor.jp/yoshino712/archives/2009-09-04.html</text:p>
          </table:table-cell>
          <table:table-cell/>
          <table:table-cell table:formula="of:=[.C728]+1" office:value-type="date" office:date-value="2009-09-04" calcext:value-type="date">
            <text:p>09/04/09</text:p>
          </table:table-cell>
          <table:table-cell table:number-columns-repeated="2"/>
        </table:table-row>
        <table:table-row table:style-name="ro1">
          <table:table-cell table:formula="of:=COM.MICROSOFT.CONCAT([.B$299];YEAR([.C730]);[.E$299];TEXT(MONTH([.C730]);&quot;00&quot;);[.E$299];TEXT(DAY([.C730]);&quot;00&quot;);[.D$299])" office:value-type="string" office:string-value="http://blog.livedoor.jp/yoshino712/archives/2009-09-05.html" calcext:value-type="string">
            <text:p>http://blog.livedoor.jp/yoshino712/archives/2009-09-05.html</text:p>
          </table:table-cell>
          <table:table-cell/>
          <table:table-cell table:formula="of:=[.C729]+1" office:value-type="date" office:date-value="2009-09-05" calcext:value-type="date">
            <text:p>09/05/09</text:p>
          </table:table-cell>
          <table:table-cell table:number-columns-repeated="2"/>
        </table:table-row>
        <table:table-row table:style-name="ro1">
          <table:table-cell table:formula="of:=COM.MICROSOFT.CONCAT([.B$299];YEAR([.C731]);[.E$299];TEXT(MONTH([.C731]);&quot;00&quot;);[.E$299];TEXT(DAY([.C731]);&quot;00&quot;);[.D$299])" office:value-type="string" office:string-value="http://blog.livedoor.jp/yoshino712/archives/2009-09-06.html" calcext:value-type="string">
            <text:p>http://blog.livedoor.jp/yoshino712/archives/2009-09-06.html</text:p>
          </table:table-cell>
          <table:table-cell/>
          <table:table-cell table:formula="of:=[.C730]+1" office:value-type="date" office:date-value="2009-09-06" calcext:value-type="date">
            <text:p>09/06/09</text:p>
          </table:table-cell>
          <table:table-cell table:number-columns-repeated="2"/>
        </table:table-row>
        <table:table-row table:style-name="ro1">
          <table:table-cell table:formula="of:=COM.MICROSOFT.CONCAT([.B$299];YEAR([.C732]);[.E$299];TEXT(MONTH([.C732]);&quot;00&quot;);[.E$299];TEXT(DAY([.C732]);&quot;00&quot;);[.D$299])" office:value-type="string" office:string-value="http://blog.livedoor.jp/yoshino712/archives/2009-09-07.html" calcext:value-type="string">
            <text:p>http://blog.livedoor.jp/yoshino712/archives/2009-09-07.html</text:p>
          </table:table-cell>
          <table:table-cell/>
          <table:table-cell table:formula="of:=[.C731]+1" office:value-type="date" office:date-value="2009-09-07" calcext:value-type="date">
            <text:p>09/07/09</text:p>
          </table:table-cell>
          <table:table-cell table:number-columns-repeated="2"/>
        </table:table-row>
        <table:table-row table:style-name="ro1">
          <table:table-cell table:formula="of:=COM.MICROSOFT.CONCAT([.B$299];YEAR([.C733]);[.E$299];TEXT(MONTH([.C733]);&quot;00&quot;);[.E$299];TEXT(DAY([.C733]);&quot;00&quot;);[.D$299])" office:value-type="string" office:string-value="http://blog.livedoor.jp/yoshino712/archives/2009-09-08.html" calcext:value-type="string">
            <text:p>http://blog.livedoor.jp/yoshino712/archives/2009-09-08.html</text:p>
          </table:table-cell>
          <table:table-cell/>
          <table:table-cell table:formula="of:=[.C732]+1" office:value-type="date" office:date-value="2009-09-08" calcext:value-type="date">
            <text:p>09/08/09</text:p>
          </table:table-cell>
          <table:table-cell table:number-columns-repeated="2"/>
        </table:table-row>
        <table:table-row table:style-name="ro1">
          <table:table-cell table:formula="of:=COM.MICROSOFT.CONCAT([.B$299];YEAR([.C734]);[.E$299];TEXT(MONTH([.C734]);&quot;00&quot;);[.E$299];TEXT(DAY([.C734]);&quot;00&quot;);[.D$299])" office:value-type="string" office:string-value="http://blog.livedoor.jp/yoshino712/archives/2009-09-09.html" calcext:value-type="string">
            <text:p>http://blog.livedoor.jp/yoshino712/archives/2009-09-09.html</text:p>
          </table:table-cell>
          <table:table-cell/>
          <table:table-cell table:formula="of:=[.C733]+1" office:value-type="date" office:date-value="2009-09-09" calcext:value-type="date">
            <text:p>09/09/09</text:p>
          </table:table-cell>
          <table:table-cell table:number-columns-repeated="2"/>
        </table:table-row>
        <table:table-row table:style-name="ro1">
          <table:table-cell table:formula="of:=COM.MICROSOFT.CONCAT([.B$299];YEAR([.C735]);[.E$299];TEXT(MONTH([.C735]);&quot;00&quot;);[.E$299];TEXT(DAY([.C735]);&quot;00&quot;);[.D$299])" office:value-type="string" office:string-value="http://blog.livedoor.jp/yoshino712/archives/2009-09-10.html" calcext:value-type="string">
            <text:p>http://blog.livedoor.jp/yoshino712/archives/2009-09-10.html</text:p>
          </table:table-cell>
          <table:table-cell/>
          <table:table-cell table:formula="of:=[.C734]+1" office:value-type="date" office:date-value="2009-09-10" calcext:value-type="date">
            <text:p>09/10/09</text:p>
          </table:table-cell>
          <table:table-cell table:number-columns-repeated="2"/>
        </table:table-row>
        <table:table-row table:style-name="ro1">
          <table:table-cell table:formula="of:=COM.MICROSOFT.CONCAT([.B$299];YEAR([.C736]);[.E$299];TEXT(MONTH([.C736]);&quot;00&quot;);[.E$299];TEXT(DAY([.C736]);&quot;00&quot;);[.D$299])" office:value-type="string" office:string-value="http://blog.livedoor.jp/yoshino712/archives/2009-09-11.html" calcext:value-type="string">
            <text:p>http://blog.livedoor.jp/yoshino712/archives/2009-09-11.html</text:p>
          </table:table-cell>
          <table:table-cell/>
          <table:table-cell table:formula="of:=[.C735]+1" office:value-type="date" office:date-value="2009-09-11" calcext:value-type="date">
            <text:p>09/11/09</text:p>
          </table:table-cell>
          <table:table-cell table:number-columns-repeated="2"/>
        </table:table-row>
        <table:table-row table:style-name="ro1">
          <table:table-cell table:formula="of:=COM.MICROSOFT.CONCAT([.B$299];YEAR([.C737]);[.E$299];TEXT(MONTH([.C737]);&quot;00&quot;);[.E$299];TEXT(DAY([.C737]);&quot;00&quot;);[.D$299])" office:value-type="string" office:string-value="http://blog.livedoor.jp/yoshino712/archives/2009-09-12.html" calcext:value-type="string">
            <text:p>http://blog.livedoor.jp/yoshino712/archives/2009-09-12.html</text:p>
          </table:table-cell>
          <table:table-cell/>
          <table:table-cell table:formula="of:=[.C736]+1" office:value-type="date" office:date-value="2009-09-12" calcext:value-type="date">
            <text:p>09/12/09</text:p>
          </table:table-cell>
          <table:table-cell table:number-columns-repeated="2"/>
        </table:table-row>
        <table:table-row table:style-name="ro1">
          <table:table-cell table:formula="of:=COM.MICROSOFT.CONCAT([.B$299];YEAR([.C738]);[.E$299];TEXT(MONTH([.C738]);&quot;00&quot;);[.E$299];TEXT(DAY([.C738]);&quot;00&quot;);[.D$299])" office:value-type="string" office:string-value="http://blog.livedoor.jp/yoshino712/archives/2009-09-13.html" calcext:value-type="string">
            <text:p>http://blog.livedoor.jp/yoshino712/archives/2009-09-13.html</text:p>
          </table:table-cell>
          <table:table-cell/>
          <table:table-cell table:formula="of:=[.C737]+1" office:value-type="date" office:date-value="2009-09-13" calcext:value-type="date">
            <text:p>09/13/09</text:p>
          </table:table-cell>
          <table:table-cell table:number-columns-repeated="2"/>
        </table:table-row>
        <table:table-row table:style-name="ro1">
          <table:table-cell table:formula="of:=COM.MICROSOFT.CONCAT([.B$299];YEAR([.C739]);[.E$299];TEXT(MONTH([.C739]);&quot;00&quot;);[.E$299];TEXT(DAY([.C739]);&quot;00&quot;);[.D$299])" office:value-type="string" office:string-value="http://blog.livedoor.jp/yoshino712/archives/2009-09-14.html" calcext:value-type="string">
            <text:p>http://blog.livedoor.jp/yoshino712/archives/2009-09-14.html</text:p>
          </table:table-cell>
          <table:table-cell/>
          <table:table-cell table:formula="of:=[.C738]+1" office:value-type="date" office:date-value="2009-09-14" calcext:value-type="date">
            <text:p>09/14/09</text:p>
          </table:table-cell>
          <table:table-cell table:number-columns-repeated="2"/>
        </table:table-row>
        <table:table-row table:style-name="ro1">
          <table:table-cell table:formula="of:=COM.MICROSOFT.CONCAT([.B$299];YEAR([.C740]);[.E$299];TEXT(MONTH([.C740]);&quot;00&quot;);[.E$299];TEXT(DAY([.C740]);&quot;00&quot;);[.D$299])" office:value-type="string" office:string-value="http://blog.livedoor.jp/yoshino712/archives/2009-09-15.html" calcext:value-type="string">
            <text:p>http://blog.livedoor.jp/yoshino712/archives/2009-09-15.html</text:p>
          </table:table-cell>
          <table:table-cell/>
          <table:table-cell table:formula="of:=[.C739]+1" office:value-type="date" office:date-value="2009-09-15" calcext:value-type="date">
            <text:p>09/15/09</text:p>
          </table:table-cell>
          <table:table-cell table:number-columns-repeated="2"/>
        </table:table-row>
        <table:table-row table:style-name="ro1">
          <table:table-cell table:formula="of:=COM.MICROSOFT.CONCAT([.B$299];YEAR([.C741]);[.E$299];TEXT(MONTH([.C741]);&quot;00&quot;);[.E$299];TEXT(DAY([.C741]);&quot;00&quot;);[.D$299])" office:value-type="string" office:string-value="http://blog.livedoor.jp/yoshino712/archives/2009-09-16.html" calcext:value-type="string">
            <text:p>http://blog.livedoor.jp/yoshino712/archives/2009-09-16.html</text:p>
          </table:table-cell>
          <table:table-cell/>
          <table:table-cell table:formula="of:=[.C740]+1" office:value-type="date" office:date-value="2009-09-16" calcext:value-type="date">
            <text:p>09/16/09</text:p>
          </table:table-cell>
          <table:table-cell table:number-columns-repeated="2"/>
        </table:table-row>
        <table:table-row table:style-name="ro1">
          <table:table-cell table:formula="of:=COM.MICROSOFT.CONCAT([.B$299];YEAR([.C742]);[.E$299];TEXT(MONTH([.C742]);&quot;00&quot;);[.E$299];TEXT(DAY([.C742]);&quot;00&quot;);[.D$299])" office:value-type="string" office:string-value="http://blog.livedoor.jp/yoshino712/archives/2009-09-17.html" calcext:value-type="string">
            <text:p>http://blog.livedoor.jp/yoshino712/archives/2009-09-17.html</text:p>
          </table:table-cell>
          <table:table-cell/>
          <table:table-cell table:formula="of:=[.C741]+1" office:value-type="date" office:date-value="2009-09-17" calcext:value-type="date">
            <text:p>09/17/09</text:p>
          </table:table-cell>
          <table:table-cell table:number-columns-repeated="2"/>
        </table:table-row>
        <table:table-row table:style-name="ro1">
          <table:table-cell table:formula="of:=COM.MICROSOFT.CONCAT([.B$299];YEAR([.C743]);[.E$299];TEXT(MONTH([.C743]);&quot;00&quot;);[.E$299];TEXT(DAY([.C743]);&quot;00&quot;);[.D$299])" office:value-type="string" office:string-value="http://blog.livedoor.jp/yoshino712/archives/2009-09-18.html" calcext:value-type="string">
            <text:p>http://blog.livedoor.jp/yoshino712/archives/2009-09-18.html</text:p>
          </table:table-cell>
          <table:table-cell/>
          <table:table-cell table:formula="of:=[.C742]+1" office:value-type="date" office:date-value="2009-09-18" calcext:value-type="date">
            <text:p>09/18/09</text:p>
          </table:table-cell>
          <table:table-cell table:number-columns-repeated="2"/>
        </table:table-row>
        <table:table-row table:style-name="ro1">
          <table:table-cell table:formula="of:=COM.MICROSOFT.CONCAT([.B$299];YEAR([.C744]);[.E$299];TEXT(MONTH([.C744]);&quot;00&quot;);[.E$299];TEXT(DAY([.C744]);&quot;00&quot;);[.D$299])" office:value-type="string" office:string-value="http://blog.livedoor.jp/yoshino712/archives/2009-09-19.html" calcext:value-type="string">
            <text:p>http://blog.livedoor.jp/yoshino712/archives/2009-09-19.html</text:p>
          </table:table-cell>
          <table:table-cell/>
          <table:table-cell table:formula="of:=[.C743]+1" office:value-type="date" office:date-value="2009-09-19" calcext:value-type="date">
            <text:p>09/19/09</text:p>
          </table:table-cell>
          <table:table-cell table:number-columns-repeated="2"/>
        </table:table-row>
        <table:table-row table:style-name="ro1">
          <table:table-cell table:formula="of:=COM.MICROSOFT.CONCAT([.B$299];YEAR([.C745]);[.E$299];TEXT(MONTH([.C745]);&quot;00&quot;);[.E$299];TEXT(DAY([.C745]);&quot;00&quot;);[.D$299])" office:value-type="string" office:string-value="http://blog.livedoor.jp/yoshino712/archives/2009-09-20.html" calcext:value-type="string">
            <text:p>http://blog.livedoor.jp/yoshino712/archives/2009-09-20.html</text:p>
          </table:table-cell>
          <table:table-cell/>
          <table:table-cell table:formula="of:=[.C744]+1" office:value-type="date" office:date-value="2009-09-20" calcext:value-type="date">
            <text:p>09/20/09</text:p>
          </table:table-cell>
          <table:table-cell table:number-columns-repeated="2"/>
        </table:table-row>
        <table:table-row table:style-name="ro1">
          <table:table-cell table:formula="of:=COM.MICROSOFT.CONCAT([.B$299];YEAR([.C746]);[.E$299];TEXT(MONTH([.C746]);&quot;00&quot;);[.E$299];TEXT(DAY([.C746]);&quot;00&quot;);[.D$299])" office:value-type="string" office:string-value="http://blog.livedoor.jp/yoshino712/archives/2009-09-21.html" calcext:value-type="string">
            <text:p>http://blog.livedoor.jp/yoshino712/archives/2009-09-21.html</text:p>
          </table:table-cell>
          <table:table-cell/>
          <table:table-cell table:formula="of:=[.C745]+1" office:value-type="date" office:date-value="2009-09-21" calcext:value-type="date">
            <text:p>09/21/09</text:p>
          </table:table-cell>
          <table:table-cell table:number-columns-repeated="2"/>
        </table:table-row>
        <table:table-row table:style-name="ro1">
          <table:table-cell table:formula="of:=COM.MICROSOFT.CONCAT([.B$299];YEAR([.C747]);[.E$299];TEXT(MONTH([.C747]);&quot;00&quot;);[.E$299];TEXT(DAY([.C747]);&quot;00&quot;);[.D$299])" office:value-type="string" office:string-value="http://blog.livedoor.jp/yoshino712/archives/2009-09-22.html" calcext:value-type="string">
            <text:p>http://blog.livedoor.jp/yoshino712/archives/2009-09-22.html</text:p>
          </table:table-cell>
          <table:table-cell/>
          <table:table-cell table:formula="of:=[.C746]+1" office:value-type="date" office:date-value="2009-09-22" calcext:value-type="date">
            <text:p>09/22/09</text:p>
          </table:table-cell>
          <table:table-cell table:number-columns-repeated="2"/>
        </table:table-row>
        <table:table-row table:style-name="ro1">
          <table:table-cell table:formula="of:=COM.MICROSOFT.CONCAT([.B$299];YEAR([.C748]);[.E$299];TEXT(MONTH([.C748]);&quot;00&quot;);[.E$299];TEXT(DAY([.C748]);&quot;00&quot;);[.D$299])" office:value-type="string" office:string-value="http://blog.livedoor.jp/yoshino712/archives/2009-09-23.html" calcext:value-type="string">
            <text:p>http://blog.livedoor.jp/yoshino712/archives/2009-09-23.html</text:p>
          </table:table-cell>
          <table:table-cell/>
          <table:table-cell table:formula="of:=[.C747]+1" office:value-type="date" office:date-value="2009-09-23" calcext:value-type="date">
            <text:p>09/23/09</text:p>
          </table:table-cell>
          <table:table-cell table:number-columns-repeated="2"/>
        </table:table-row>
        <table:table-row table:style-name="ro1">
          <table:table-cell table:formula="of:=COM.MICROSOFT.CONCAT([.B$299];YEAR([.C749]);[.E$299];TEXT(MONTH([.C749]);&quot;00&quot;);[.E$299];TEXT(DAY([.C749]);&quot;00&quot;);[.D$299])" office:value-type="string" office:string-value="http://blog.livedoor.jp/yoshino712/archives/2009-09-24.html" calcext:value-type="string">
            <text:p>http://blog.livedoor.jp/yoshino712/archives/2009-09-24.html</text:p>
          </table:table-cell>
          <table:table-cell/>
          <table:table-cell table:formula="of:=[.C748]+1" office:value-type="date" office:date-value="2009-09-24" calcext:value-type="date">
            <text:p>09/24/09</text:p>
          </table:table-cell>
          <table:table-cell table:number-columns-repeated="2"/>
        </table:table-row>
        <table:table-row table:style-name="ro1">
          <table:table-cell table:formula="of:=COM.MICROSOFT.CONCAT([.B$299];YEAR([.C750]);[.E$299];TEXT(MONTH([.C750]);&quot;00&quot;);[.E$299];TEXT(DAY([.C750]);&quot;00&quot;);[.D$299])" office:value-type="string" office:string-value="http://blog.livedoor.jp/yoshino712/archives/2009-09-25.html" calcext:value-type="string">
            <text:p>http://blog.livedoor.jp/yoshino712/archives/2009-09-25.html</text:p>
          </table:table-cell>
          <table:table-cell/>
          <table:table-cell table:formula="of:=[.C749]+1" office:value-type="date" office:date-value="2009-09-25" calcext:value-type="date">
            <text:p>09/25/09</text:p>
          </table:table-cell>
          <table:table-cell table:number-columns-repeated="2"/>
        </table:table-row>
        <table:table-row table:style-name="ro1">
          <table:table-cell table:formula="of:=COM.MICROSOFT.CONCAT([.B$299];YEAR([.C751]);[.E$299];TEXT(MONTH([.C751]);&quot;00&quot;);[.E$299];TEXT(DAY([.C751]);&quot;00&quot;);[.D$299])" office:value-type="string" office:string-value="http://blog.livedoor.jp/yoshino712/archives/2009-09-26.html" calcext:value-type="string">
            <text:p>http://blog.livedoor.jp/yoshino712/archives/2009-09-26.html</text:p>
          </table:table-cell>
          <table:table-cell/>
          <table:table-cell table:formula="of:=[.C750]+1" office:value-type="date" office:date-value="2009-09-26" calcext:value-type="date">
            <text:p>09/26/09</text:p>
          </table:table-cell>
          <table:table-cell table:number-columns-repeated="2"/>
        </table:table-row>
        <table:table-row table:style-name="ro1">
          <table:table-cell table:formula="of:=COM.MICROSOFT.CONCAT([.B$299];YEAR([.C752]);[.E$299];TEXT(MONTH([.C752]);&quot;00&quot;);[.E$299];TEXT(DAY([.C752]);&quot;00&quot;);[.D$299])" office:value-type="string" office:string-value="http://blog.livedoor.jp/yoshino712/archives/2009-09-27.html" calcext:value-type="string">
            <text:p>http://blog.livedoor.jp/yoshino712/archives/2009-09-27.html</text:p>
          </table:table-cell>
          <table:table-cell/>
          <table:table-cell table:formula="of:=[.C751]+1" office:value-type="date" office:date-value="2009-09-27" calcext:value-type="date">
            <text:p>09/27/09</text:p>
          </table:table-cell>
          <table:table-cell table:number-columns-repeated="2"/>
        </table:table-row>
        <table:table-row table:style-name="ro1">
          <table:table-cell table:formula="of:=COM.MICROSOFT.CONCAT([.B$299];YEAR([.C753]);[.E$299];TEXT(MONTH([.C753]);&quot;00&quot;);[.E$299];TEXT(DAY([.C753]);&quot;00&quot;);[.D$299])" office:value-type="string" office:string-value="http://blog.livedoor.jp/yoshino712/archives/2009-09-28.html" calcext:value-type="string">
            <text:p>http://blog.livedoor.jp/yoshino712/archives/2009-09-28.html</text:p>
          </table:table-cell>
          <table:table-cell/>
          <table:table-cell table:formula="of:=[.C752]+1" office:value-type="date" office:date-value="2009-09-28" calcext:value-type="date">
            <text:p>09/28/09</text:p>
          </table:table-cell>
          <table:table-cell table:number-columns-repeated="2"/>
        </table:table-row>
        <table:table-row table:style-name="ro1">
          <table:table-cell table:formula="of:=COM.MICROSOFT.CONCAT([.B$299];YEAR([.C754]);[.E$299];TEXT(MONTH([.C754]);&quot;00&quot;);[.E$299];TEXT(DAY([.C754]);&quot;00&quot;);[.D$299])" office:value-type="string" office:string-value="http://blog.livedoor.jp/yoshino712/archives/2009-09-29.html" calcext:value-type="string">
            <text:p>http://blog.livedoor.jp/yoshino712/archives/2009-09-29.html</text:p>
          </table:table-cell>
          <table:table-cell/>
          <table:table-cell table:formula="of:=[.C753]+1" office:value-type="date" office:date-value="2009-09-29" calcext:value-type="date">
            <text:p>09/29/09</text:p>
          </table:table-cell>
          <table:table-cell table:number-columns-repeated="2"/>
        </table:table-row>
        <table:table-row table:style-name="ro1">
          <table:table-cell table:formula="of:=COM.MICROSOFT.CONCAT([.B$299];YEAR([.C755]);[.E$299];TEXT(MONTH([.C755]);&quot;00&quot;);[.E$299];TEXT(DAY([.C755]);&quot;00&quot;);[.D$299])" office:value-type="string" office:string-value="http://blog.livedoor.jp/yoshino712/archives/2009-09-30.html" calcext:value-type="string">
            <text:p>http://blog.livedoor.jp/yoshino712/archives/2009-09-30.html</text:p>
          </table:table-cell>
          <table:table-cell/>
          <table:table-cell table:formula="of:=[.C754]+1" office:value-type="date" office:date-value="2009-09-30" calcext:value-type="date">
            <text:p>09/30/09</text:p>
          </table:table-cell>
          <table:table-cell table:number-columns-repeated="2"/>
        </table:table-row>
        <table:table-row table:style-name="ro1">
          <table:table-cell table:formula="of:=COM.MICROSOFT.CONCAT([.B$299];YEAR([.C756]);[.E$299];TEXT(MONTH([.C756]);&quot;00&quot;);[.E$299];TEXT(DAY([.C756]);&quot;00&quot;);[.D$299])" office:value-type="string" office:string-value="http://blog.livedoor.jp/yoshino712/archives/2009-10-01.html" calcext:value-type="string">
            <text:p>http://blog.livedoor.jp/yoshino712/archives/2009-10-01.html</text:p>
          </table:table-cell>
          <table:table-cell/>
          <table:table-cell table:formula="of:=[.C755]+1" office:value-type="date" office:date-value="2009-10-01" calcext:value-type="date">
            <text:p>10/01/09</text:p>
          </table:table-cell>
          <table:table-cell table:number-columns-repeated="2"/>
        </table:table-row>
        <table:table-row table:style-name="ro1">
          <table:table-cell table:formula="of:=COM.MICROSOFT.CONCAT([.B$299];YEAR([.C757]);[.E$299];TEXT(MONTH([.C757]);&quot;00&quot;);[.E$299];TEXT(DAY([.C757]);&quot;00&quot;);[.D$299])" office:value-type="string" office:string-value="http://blog.livedoor.jp/yoshino712/archives/2009-10-02.html" calcext:value-type="string">
            <text:p>http://blog.livedoor.jp/yoshino712/archives/2009-10-02.html</text:p>
          </table:table-cell>
          <table:table-cell/>
          <table:table-cell table:formula="of:=[.C756]+1" office:value-type="date" office:date-value="2009-10-02" calcext:value-type="date">
            <text:p>10/02/09</text:p>
          </table:table-cell>
          <table:table-cell table:number-columns-repeated="2"/>
        </table:table-row>
        <table:table-row table:style-name="ro1">
          <table:table-cell table:formula="of:=COM.MICROSOFT.CONCAT([.B$299];YEAR([.C758]);[.E$299];TEXT(MONTH([.C758]);&quot;00&quot;);[.E$299];TEXT(DAY([.C758]);&quot;00&quot;);[.D$299])" office:value-type="string" office:string-value="http://blog.livedoor.jp/yoshino712/archives/2009-10-03.html" calcext:value-type="string">
            <text:p>http://blog.livedoor.jp/yoshino712/archives/2009-10-03.html</text:p>
          </table:table-cell>
          <table:table-cell/>
          <table:table-cell table:formula="of:=[.C757]+1" office:value-type="date" office:date-value="2009-10-03" calcext:value-type="date">
            <text:p>10/03/09</text:p>
          </table:table-cell>
          <table:table-cell table:number-columns-repeated="2"/>
        </table:table-row>
        <table:table-row table:style-name="ro1">
          <table:table-cell table:formula="of:=COM.MICROSOFT.CONCAT([.B$299];YEAR([.C759]);[.E$299];TEXT(MONTH([.C759]);&quot;00&quot;);[.E$299];TEXT(DAY([.C759]);&quot;00&quot;);[.D$299])" office:value-type="string" office:string-value="http://blog.livedoor.jp/yoshino712/archives/2009-10-04.html" calcext:value-type="string">
            <text:p>http://blog.livedoor.jp/yoshino712/archives/2009-10-04.html</text:p>
          </table:table-cell>
          <table:table-cell/>
          <table:table-cell table:formula="of:=[.C758]+1" office:value-type="date" office:date-value="2009-10-04" calcext:value-type="date">
            <text:p>10/04/09</text:p>
          </table:table-cell>
          <table:table-cell table:number-columns-repeated="2"/>
        </table:table-row>
        <table:table-row table:style-name="ro1">
          <table:table-cell table:formula="of:=COM.MICROSOFT.CONCAT([.B$299];YEAR([.C760]);[.E$299];TEXT(MONTH([.C760]);&quot;00&quot;);[.E$299];TEXT(DAY([.C760]);&quot;00&quot;);[.D$299])" office:value-type="string" office:string-value="http://blog.livedoor.jp/yoshino712/archives/2009-10-05.html" calcext:value-type="string">
            <text:p>http://blog.livedoor.jp/yoshino712/archives/2009-10-05.html</text:p>
          </table:table-cell>
          <table:table-cell/>
          <table:table-cell table:formula="of:=[.C759]+1" office:value-type="date" office:date-value="2009-10-05" calcext:value-type="date">
            <text:p>10/05/09</text:p>
          </table:table-cell>
          <table:table-cell table:number-columns-repeated="2"/>
        </table:table-row>
        <table:table-row table:style-name="ro1">
          <table:table-cell table:formula="of:=COM.MICROSOFT.CONCAT([.B$299];YEAR([.C761]);[.E$299];TEXT(MONTH([.C761]);&quot;00&quot;);[.E$299];TEXT(DAY([.C761]);&quot;00&quot;);[.D$299])" office:value-type="string" office:string-value="http://blog.livedoor.jp/yoshino712/archives/2009-10-06.html" calcext:value-type="string">
            <text:p>http://blog.livedoor.jp/yoshino712/archives/2009-10-06.html</text:p>
          </table:table-cell>
          <table:table-cell/>
          <table:table-cell table:formula="of:=[.C760]+1" office:value-type="date" office:date-value="2009-10-06" calcext:value-type="date">
            <text:p>10/06/09</text:p>
          </table:table-cell>
          <table:table-cell table:number-columns-repeated="2"/>
        </table:table-row>
        <table:table-row table:style-name="ro1">
          <table:table-cell table:formula="of:=COM.MICROSOFT.CONCAT([.B$299];YEAR([.C762]);[.E$299];TEXT(MONTH([.C762]);&quot;00&quot;);[.E$299];TEXT(DAY([.C762]);&quot;00&quot;);[.D$299])" office:value-type="string" office:string-value="http://blog.livedoor.jp/yoshino712/archives/2009-10-07.html" calcext:value-type="string">
            <text:p>http://blog.livedoor.jp/yoshino712/archives/2009-10-07.html</text:p>
          </table:table-cell>
          <table:table-cell/>
          <table:table-cell table:formula="of:=[.C761]+1" office:value-type="date" office:date-value="2009-10-07" calcext:value-type="date">
            <text:p>10/07/09</text:p>
          </table:table-cell>
          <table:table-cell table:number-columns-repeated="2"/>
        </table:table-row>
        <table:table-row table:style-name="ro1">
          <table:table-cell table:formula="of:=COM.MICROSOFT.CONCAT([.B$299];YEAR([.C763]);[.E$299];TEXT(MONTH([.C763]);&quot;00&quot;);[.E$299];TEXT(DAY([.C763]);&quot;00&quot;);[.D$299])" office:value-type="string" office:string-value="http://blog.livedoor.jp/yoshino712/archives/2009-10-08.html" calcext:value-type="string">
            <text:p>http://blog.livedoor.jp/yoshino712/archives/2009-10-08.html</text:p>
          </table:table-cell>
          <table:table-cell/>
          <table:table-cell table:formula="of:=[.C762]+1" office:value-type="date" office:date-value="2009-10-08" calcext:value-type="date">
            <text:p>10/08/09</text:p>
          </table:table-cell>
          <table:table-cell table:number-columns-repeated="2"/>
        </table:table-row>
        <table:table-row table:style-name="ro1">
          <table:table-cell table:formula="of:=COM.MICROSOFT.CONCAT([.B$299];YEAR([.C764]);[.E$299];TEXT(MONTH([.C764]);&quot;00&quot;);[.E$299];TEXT(DAY([.C764]);&quot;00&quot;);[.D$299])" office:value-type="string" office:string-value="http://blog.livedoor.jp/yoshino712/archives/2009-10-09.html" calcext:value-type="string">
            <text:p>http://blog.livedoor.jp/yoshino712/archives/2009-10-09.html</text:p>
          </table:table-cell>
          <table:table-cell/>
          <table:table-cell table:formula="of:=[.C763]+1" office:value-type="date" office:date-value="2009-10-09" calcext:value-type="date">
            <text:p>10/09/09</text:p>
          </table:table-cell>
          <table:table-cell table:number-columns-repeated="2"/>
        </table:table-row>
        <table:table-row table:style-name="ro1">
          <table:table-cell table:formula="of:=COM.MICROSOFT.CONCAT([.B$299];YEAR([.C765]);[.E$299];TEXT(MONTH([.C765]);&quot;00&quot;);[.E$299];TEXT(DAY([.C765]);&quot;00&quot;);[.D$299])" office:value-type="string" office:string-value="http://blog.livedoor.jp/yoshino712/archives/2009-10-10.html" calcext:value-type="string">
            <text:p>http://blog.livedoor.jp/yoshino712/archives/2009-10-10.html</text:p>
          </table:table-cell>
          <table:table-cell/>
          <table:table-cell table:formula="of:=[.C764]+1" office:value-type="date" office:date-value="2009-10-10" calcext:value-type="date">
            <text:p>10/10/09</text:p>
          </table:table-cell>
          <table:table-cell table:number-columns-repeated="2"/>
        </table:table-row>
        <table:table-row table:style-name="ro1">
          <table:table-cell table:formula="of:=COM.MICROSOFT.CONCAT([.B$299];YEAR([.C766]);[.E$299];TEXT(MONTH([.C766]);&quot;00&quot;);[.E$299];TEXT(DAY([.C766]);&quot;00&quot;);[.D$299])" office:value-type="string" office:string-value="http://blog.livedoor.jp/yoshino712/archives/2009-10-11.html" calcext:value-type="string">
            <text:p>http://blog.livedoor.jp/yoshino712/archives/2009-10-11.html</text:p>
          </table:table-cell>
          <table:table-cell/>
          <table:table-cell table:formula="of:=[.C765]+1" office:value-type="date" office:date-value="2009-10-11" calcext:value-type="date">
            <text:p>10/11/09</text:p>
          </table:table-cell>
          <table:table-cell table:number-columns-repeated="2"/>
        </table:table-row>
        <table:table-row table:style-name="ro1">
          <table:table-cell table:formula="of:=COM.MICROSOFT.CONCAT([.B$299];YEAR([.C767]);[.E$299];TEXT(MONTH([.C767]);&quot;00&quot;);[.E$299];TEXT(DAY([.C767]);&quot;00&quot;);[.D$299])" office:value-type="string" office:string-value="http://blog.livedoor.jp/yoshino712/archives/2009-10-12.html" calcext:value-type="string">
            <text:p>http://blog.livedoor.jp/yoshino712/archives/2009-10-12.html</text:p>
          </table:table-cell>
          <table:table-cell/>
          <table:table-cell table:formula="of:=[.C766]+1" office:value-type="date" office:date-value="2009-10-12" calcext:value-type="date">
            <text:p>10/12/09</text:p>
          </table:table-cell>
          <table:table-cell table:number-columns-repeated="2"/>
        </table:table-row>
        <table:table-row table:style-name="ro1">
          <table:table-cell table:formula="of:=COM.MICROSOFT.CONCAT([.B$299];YEAR([.C768]);[.E$299];TEXT(MONTH([.C768]);&quot;00&quot;);[.E$299];TEXT(DAY([.C768]);&quot;00&quot;);[.D$299])" office:value-type="string" office:string-value="http://blog.livedoor.jp/yoshino712/archives/2009-10-13.html" calcext:value-type="string">
            <text:p>http://blog.livedoor.jp/yoshino712/archives/2009-10-13.html</text:p>
          </table:table-cell>
          <table:table-cell/>
          <table:table-cell table:formula="of:=[.C767]+1" office:value-type="date" office:date-value="2009-10-13" calcext:value-type="date">
            <text:p>10/13/09</text:p>
          </table:table-cell>
          <table:table-cell table:number-columns-repeated="2"/>
        </table:table-row>
        <table:table-row table:style-name="ro1">
          <table:table-cell table:formula="of:=COM.MICROSOFT.CONCAT([.B$299];YEAR([.C769]);[.E$299];TEXT(MONTH([.C769]);&quot;00&quot;);[.E$299];TEXT(DAY([.C769]);&quot;00&quot;);[.D$299])" office:value-type="string" office:string-value="http://blog.livedoor.jp/yoshino712/archives/2009-10-14.html" calcext:value-type="string">
            <text:p>http://blog.livedoor.jp/yoshino712/archives/2009-10-14.html</text:p>
          </table:table-cell>
          <table:table-cell/>
          <table:table-cell table:formula="of:=[.C768]+1" office:value-type="date" office:date-value="2009-10-14" calcext:value-type="date">
            <text:p>10/14/09</text:p>
          </table:table-cell>
          <table:table-cell table:number-columns-repeated="2"/>
        </table:table-row>
        <table:table-row table:style-name="ro1">
          <table:table-cell table:formula="of:=COM.MICROSOFT.CONCAT([.B$299];YEAR([.C770]);[.E$299];TEXT(MONTH([.C770]);&quot;00&quot;);[.E$299];TEXT(DAY([.C770]);&quot;00&quot;);[.D$299])" office:value-type="string" office:string-value="http://blog.livedoor.jp/yoshino712/archives/2009-10-15.html" calcext:value-type="string">
            <text:p>http://blog.livedoor.jp/yoshino712/archives/2009-10-15.html</text:p>
          </table:table-cell>
          <table:table-cell/>
          <table:table-cell table:formula="of:=[.C769]+1" office:value-type="date" office:date-value="2009-10-15" calcext:value-type="date">
            <text:p>10/15/09</text:p>
          </table:table-cell>
          <table:table-cell table:number-columns-repeated="2"/>
        </table:table-row>
        <table:table-row table:style-name="ro1">
          <table:table-cell table:formula="of:=COM.MICROSOFT.CONCAT([.B$299];YEAR([.C771]);[.E$299];TEXT(MONTH([.C771]);&quot;00&quot;);[.E$299];TEXT(DAY([.C771]);&quot;00&quot;);[.D$299])" office:value-type="string" office:string-value="http://blog.livedoor.jp/yoshino712/archives/2009-10-16.html" calcext:value-type="string">
            <text:p>http://blog.livedoor.jp/yoshino712/archives/2009-10-16.html</text:p>
          </table:table-cell>
          <table:table-cell/>
          <table:table-cell table:formula="of:=[.C770]+1" office:value-type="date" office:date-value="2009-10-16" calcext:value-type="date">
            <text:p>10/16/09</text:p>
          </table:table-cell>
          <table:table-cell table:number-columns-repeated="2"/>
        </table:table-row>
        <table:table-row table:style-name="ro1">
          <table:table-cell table:formula="of:=COM.MICROSOFT.CONCAT([.B$299];YEAR([.C772]);[.E$299];TEXT(MONTH([.C772]);&quot;00&quot;);[.E$299];TEXT(DAY([.C772]);&quot;00&quot;);[.D$299])" office:value-type="string" office:string-value="http://blog.livedoor.jp/yoshino712/archives/2009-10-17.html" calcext:value-type="string">
            <text:p>http://blog.livedoor.jp/yoshino712/archives/2009-10-17.html</text:p>
          </table:table-cell>
          <table:table-cell/>
          <table:table-cell table:formula="of:=[.C771]+1" office:value-type="date" office:date-value="2009-10-17" calcext:value-type="date">
            <text:p>10/17/09</text:p>
          </table:table-cell>
          <table:table-cell table:number-columns-repeated="2"/>
        </table:table-row>
        <table:table-row table:style-name="ro1">
          <table:table-cell table:formula="of:=COM.MICROSOFT.CONCAT([.B$299];YEAR([.C773]);[.E$299];TEXT(MONTH([.C773]);&quot;00&quot;);[.E$299];TEXT(DAY([.C773]);&quot;00&quot;);[.D$299])" office:value-type="string" office:string-value="http://blog.livedoor.jp/yoshino712/archives/2009-10-18.html" calcext:value-type="string">
            <text:p>http://blog.livedoor.jp/yoshino712/archives/2009-10-18.html</text:p>
          </table:table-cell>
          <table:table-cell/>
          <table:table-cell table:formula="of:=[.C772]+1" office:value-type="date" office:date-value="2009-10-18" calcext:value-type="date">
            <text:p>10/18/09</text:p>
          </table:table-cell>
          <table:table-cell table:number-columns-repeated="2"/>
        </table:table-row>
        <table:table-row table:style-name="ro1">
          <table:table-cell table:formula="of:=COM.MICROSOFT.CONCAT([.B$299];YEAR([.C774]);[.E$299];TEXT(MONTH([.C774]);&quot;00&quot;);[.E$299];TEXT(DAY([.C774]);&quot;00&quot;);[.D$299])" office:value-type="string" office:string-value="http://blog.livedoor.jp/yoshino712/archives/2009-10-19.html" calcext:value-type="string">
            <text:p>http://blog.livedoor.jp/yoshino712/archives/2009-10-19.html</text:p>
          </table:table-cell>
          <table:table-cell/>
          <table:table-cell table:formula="of:=[.C773]+1" office:value-type="date" office:date-value="2009-10-19" calcext:value-type="date">
            <text:p>10/19/09</text:p>
          </table:table-cell>
          <table:table-cell table:number-columns-repeated="2"/>
        </table:table-row>
        <table:table-row table:style-name="ro1">
          <table:table-cell table:formula="of:=COM.MICROSOFT.CONCAT([.B$299];YEAR([.C775]);[.E$299];TEXT(MONTH([.C775]);&quot;00&quot;);[.E$299];TEXT(DAY([.C775]);&quot;00&quot;);[.D$299])" office:value-type="string" office:string-value="http://blog.livedoor.jp/yoshino712/archives/2009-10-20.html" calcext:value-type="string">
            <text:p>http://blog.livedoor.jp/yoshino712/archives/2009-10-20.html</text:p>
          </table:table-cell>
          <table:table-cell/>
          <table:table-cell table:formula="of:=[.C774]+1" office:value-type="date" office:date-value="2009-10-20" calcext:value-type="date">
            <text:p>10/20/09</text:p>
          </table:table-cell>
          <table:table-cell table:number-columns-repeated="2"/>
        </table:table-row>
        <table:table-row table:style-name="ro1">
          <table:table-cell table:formula="of:=COM.MICROSOFT.CONCAT([.B$299];YEAR([.C776]);[.E$299];TEXT(MONTH([.C776]);&quot;00&quot;);[.E$299];TEXT(DAY([.C776]);&quot;00&quot;);[.D$299])" office:value-type="string" office:string-value="http://blog.livedoor.jp/yoshino712/archives/2009-10-21.html" calcext:value-type="string">
            <text:p>http://blog.livedoor.jp/yoshino712/archives/2009-10-21.html</text:p>
          </table:table-cell>
          <table:table-cell/>
          <table:table-cell table:formula="of:=[.C775]+1" office:value-type="date" office:date-value="2009-10-21" calcext:value-type="date">
            <text:p>10/21/09</text:p>
          </table:table-cell>
          <table:table-cell table:number-columns-repeated="2"/>
        </table:table-row>
        <table:table-row table:style-name="ro1">
          <table:table-cell table:formula="of:=COM.MICROSOFT.CONCAT([.B$299];YEAR([.C777]);[.E$299];TEXT(MONTH([.C777]);&quot;00&quot;);[.E$299];TEXT(DAY([.C777]);&quot;00&quot;);[.D$299])" office:value-type="string" office:string-value="http://blog.livedoor.jp/yoshino712/archives/2009-10-22.html" calcext:value-type="string">
            <text:p>http://blog.livedoor.jp/yoshino712/archives/2009-10-22.html</text:p>
          </table:table-cell>
          <table:table-cell/>
          <table:table-cell table:formula="of:=[.C776]+1" office:value-type="date" office:date-value="2009-10-22" calcext:value-type="date">
            <text:p>10/22/09</text:p>
          </table:table-cell>
          <table:table-cell table:number-columns-repeated="2"/>
        </table:table-row>
        <table:table-row table:style-name="ro1">
          <table:table-cell table:formula="of:=COM.MICROSOFT.CONCAT([.B$299];YEAR([.C778]);[.E$299];TEXT(MONTH([.C778]);&quot;00&quot;);[.E$299];TEXT(DAY([.C778]);&quot;00&quot;);[.D$299])" office:value-type="string" office:string-value="http://blog.livedoor.jp/yoshino712/archives/2009-10-23.html" calcext:value-type="string">
            <text:p>http://blog.livedoor.jp/yoshino712/archives/2009-10-23.html</text:p>
          </table:table-cell>
          <table:table-cell/>
          <table:table-cell table:formula="of:=[.C777]+1" office:value-type="date" office:date-value="2009-10-23" calcext:value-type="date">
            <text:p>10/23/09</text:p>
          </table:table-cell>
          <table:table-cell table:number-columns-repeated="2"/>
        </table:table-row>
        <table:table-row table:style-name="ro1">
          <table:table-cell table:formula="of:=COM.MICROSOFT.CONCAT([.B$299];YEAR([.C779]);[.E$299];TEXT(MONTH([.C779]);&quot;00&quot;);[.E$299];TEXT(DAY([.C779]);&quot;00&quot;);[.D$299])" office:value-type="string" office:string-value="http://blog.livedoor.jp/yoshino712/archives/2009-10-24.html" calcext:value-type="string">
            <text:p>http://blog.livedoor.jp/yoshino712/archives/2009-10-24.html</text:p>
          </table:table-cell>
          <table:table-cell/>
          <table:table-cell table:formula="of:=[.C778]+1" office:value-type="date" office:date-value="2009-10-24" calcext:value-type="date">
            <text:p>10/24/09</text:p>
          </table:table-cell>
          <table:table-cell table:number-columns-repeated="2"/>
        </table:table-row>
        <table:table-row table:style-name="ro1">
          <table:table-cell table:formula="of:=COM.MICROSOFT.CONCAT([.B$299];YEAR([.C780]);[.E$299];TEXT(MONTH([.C780]);&quot;00&quot;);[.E$299];TEXT(DAY([.C780]);&quot;00&quot;);[.D$299])" office:value-type="string" office:string-value="http://blog.livedoor.jp/yoshino712/archives/2009-10-25.html" calcext:value-type="string">
            <text:p>http://blog.livedoor.jp/yoshino712/archives/2009-10-25.html</text:p>
          </table:table-cell>
          <table:table-cell/>
          <table:table-cell table:formula="of:=[.C779]+1" office:value-type="date" office:date-value="2009-10-25" calcext:value-type="date">
            <text:p>10/25/09</text:p>
          </table:table-cell>
          <table:table-cell table:number-columns-repeated="2"/>
        </table:table-row>
        <table:table-row table:style-name="ro1">
          <table:table-cell table:formula="of:=COM.MICROSOFT.CONCAT([.B$299];YEAR([.C781]);[.E$299];TEXT(MONTH([.C781]);&quot;00&quot;);[.E$299];TEXT(DAY([.C781]);&quot;00&quot;);[.D$299])" office:value-type="string" office:string-value="http://blog.livedoor.jp/yoshino712/archives/2009-10-26.html" calcext:value-type="string">
            <text:p>http://blog.livedoor.jp/yoshino712/archives/2009-10-26.html</text:p>
          </table:table-cell>
          <table:table-cell/>
          <table:table-cell table:formula="of:=[.C780]+1" office:value-type="date" office:date-value="2009-10-26" calcext:value-type="date">
            <text:p>10/26/09</text:p>
          </table:table-cell>
          <table:table-cell table:number-columns-repeated="2"/>
        </table:table-row>
        <table:table-row table:style-name="ro1">
          <table:table-cell table:formula="of:=COM.MICROSOFT.CONCAT([.B$299];YEAR([.C782]);[.E$299];TEXT(MONTH([.C782]);&quot;00&quot;);[.E$299];TEXT(DAY([.C782]);&quot;00&quot;);[.D$299])" office:value-type="string" office:string-value="http://blog.livedoor.jp/yoshino712/archives/2009-10-27.html" calcext:value-type="string">
            <text:p>http://blog.livedoor.jp/yoshino712/archives/2009-10-27.html</text:p>
          </table:table-cell>
          <table:table-cell/>
          <table:table-cell table:formula="of:=[.C781]+1" office:value-type="date" office:date-value="2009-10-27" calcext:value-type="date">
            <text:p>10/27/09</text:p>
          </table:table-cell>
          <table:table-cell table:number-columns-repeated="2"/>
        </table:table-row>
        <table:table-row table:style-name="ro1">
          <table:table-cell table:formula="of:=COM.MICROSOFT.CONCAT([.B$299];YEAR([.C783]);[.E$299];TEXT(MONTH([.C783]);&quot;00&quot;);[.E$299];TEXT(DAY([.C783]);&quot;00&quot;);[.D$299])" office:value-type="string" office:string-value="http://blog.livedoor.jp/yoshino712/archives/2009-10-28.html" calcext:value-type="string">
            <text:p>http://blog.livedoor.jp/yoshino712/archives/2009-10-28.html</text:p>
          </table:table-cell>
          <table:table-cell/>
          <table:table-cell table:formula="of:=[.C782]+1" office:value-type="date" office:date-value="2009-10-28" calcext:value-type="date">
            <text:p>10/28/09</text:p>
          </table:table-cell>
          <table:table-cell table:number-columns-repeated="2"/>
        </table:table-row>
        <table:table-row table:style-name="ro1">
          <table:table-cell table:formula="of:=COM.MICROSOFT.CONCAT([.B$299];YEAR([.C784]);[.E$299];TEXT(MONTH([.C784]);&quot;00&quot;);[.E$299];TEXT(DAY([.C784]);&quot;00&quot;);[.D$299])" office:value-type="string" office:string-value="http://blog.livedoor.jp/yoshino712/archives/2009-10-29.html" calcext:value-type="string">
            <text:p>http://blog.livedoor.jp/yoshino712/archives/2009-10-29.html</text:p>
          </table:table-cell>
          <table:table-cell/>
          <table:table-cell table:formula="of:=[.C783]+1" office:value-type="date" office:date-value="2009-10-29" calcext:value-type="date">
            <text:p>10/29/09</text:p>
          </table:table-cell>
          <table:table-cell table:number-columns-repeated="2"/>
        </table:table-row>
        <table:table-row table:style-name="ro1">
          <table:table-cell table:formula="of:=COM.MICROSOFT.CONCAT([.B$299];YEAR([.C785]);[.E$299];TEXT(MONTH([.C785]);&quot;00&quot;);[.E$299];TEXT(DAY([.C785]);&quot;00&quot;);[.D$299])" office:value-type="string" office:string-value="http://blog.livedoor.jp/yoshino712/archives/2009-10-30.html" calcext:value-type="string">
            <text:p>http://blog.livedoor.jp/yoshino712/archives/2009-10-30.html</text:p>
          </table:table-cell>
          <table:table-cell/>
          <table:table-cell table:formula="of:=[.C784]+1" office:value-type="date" office:date-value="2009-10-30" calcext:value-type="date">
            <text:p>10/30/09</text:p>
          </table:table-cell>
          <table:table-cell table:number-columns-repeated="2"/>
        </table:table-row>
        <table:table-row table:style-name="ro1">
          <table:table-cell table:formula="of:=COM.MICROSOFT.CONCAT([.B$299];YEAR([.C786]);[.E$299];TEXT(MONTH([.C786]);&quot;00&quot;);[.E$299];TEXT(DAY([.C786]);&quot;00&quot;);[.D$299])" office:value-type="string" office:string-value="http://blog.livedoor.jp/yoshino712/archives/2009-10-31.html" calcext:value-type="string">
            <text:p>http://blog.livedoor.jp/yoshino712/archives/2009-10-31.html</text:p>
          </table:table-cell>
          <table:table-cell/>
          <table:table-cell table:formula="of:=[.C785]+1" office:value-type="date" office:date-value="2009-10-31" calcext:value-type="date">
            <text:p>10/31/09</text:p>
          </table:table-cell>
          <table:table-cell table:number-columns-repeated="2"/>
        </table:table-row>
        <table:table-row table:style-name="ro1">
          <table:table-cell table:formula="of:=COM.MICROSOFT.CONCAT([.B$299];YEAR([.C787]);[.E$299];TEXT(MONTH([.C787]);&quot;00&quot;);[.E$299];TEXT(DAY([.C787]);&quot;00&quot;);[.D$299])" office:value-type="string" office:string-value="http://blog.livedoor.jp/yoshino712/archives/2009-11-01.html" calcext:value-type="string">
            <text:p>http://blog.livedoor.jp/yoshino712/archives/2009-11-01.html</text:p>
          </table:table-cell>
          <table:table-cell/>
          <table:table-cell table:formula="of:=[.C786]+1" office:value-type="date" office:date-value="2009-11-01" calcext:value-type="date">
            <text:p>11/01/09</text:p>
          </table:table-cell>
          <table:table-cell table:number-columns-repeated="2"/>
        </table:table-row>
        <table:table-row table:style-name="ro1">
          <table:table-cell table:formula="of:=COM.MICROSOFT.CONCAT([.B$299];YEAR([.C788]);[.E$299];TEXT(MONTH([.C788]);&quot;00&quot;);[.E$299];TEXT(DAY([.C788]);&quot;00&quot;);[.D$299])" office:value-type="string" office:string-value="http://blog.livedoor.jp/yoshino712/archives/2009-11-02.html" calcext:value-type="string">
            <text:p>http://blog.livedoor.jp/yoshino712/archives/2009-11-02.html</text:p>
          </table:table-cell>
          <table:table-cell/>
          <table:table-cell table:formula="of:=[.C787]+1" office:value-type="date" office:date-value="2009-11-02" calcext:value-type="date">
            <text:p>11/02/09</text:p>
          </table:table-cell>
          <table:table-cell table:number-columns-repeated="2"/>
        </table:table-row>
        <table:table-row table:style-name="ro1">
          <table:table-cell table:formula="of:=COM.MICROSOFT.CONCAT([.B$299];YEAR([.C789]);[.E$299];TEXT(MONTH([.C789]);&quot;00&quot;);[.E$299];TEXT(DAY([.C789]);&quot;00&quot;);[.D$299])" office:value-type="string" office:string-value="http://blog.livedoor.jp/yoshino712/archives/2009-11-03.html" calcext:value-type="string">
            <text:p>http://blog.livedoor.jp/yoshino712/archives/2009-11-03.html</text:p>
          </table:table-cell>
          <table:table-cell/>
          <table:table-cell table:formula="of:=[.C788]+1" office:value-type="date" office:date-value="2009-11-03" calcext:value-type="date">
            <text:p>11/03/09</text:p>
          </table:table-cell>
          <table:table-cell table:number-columns-repeated="2"/>
        </table:table-row>
        <table:table-row table:style-name="ro1">
          <table:table-cell table:formula="of:=COM.MICROSOFT.CONCAT([.B$299];YEAR([.C790]);[.E$299];TEXT(MONTH([.C790]);&quot;00&quot;);[.E$299];TEXT(DAY([.C790]);&quot;00&quot;);[.D$299])" office:value-type="string" office:string-value="http://blog.livedoor.jp/yoshino712/archives/2009-11-04.html" calcext:value-type="string">
            <text:p>http://blog.livedoor.jp/yoshino712/archives/2009-11-04.html</text:p>
          </table:table-cell>
          <table:table-cell/>
          <table:table-cell table:formula="of:=[.C789]+1" office:value-type="date" office:date-value="2009-11-04" calcext:value-type="date">
            <text:p>11/04/09</text:p>
          </table:table-cell>
          <table:table-cell table:number-columns-repeated="2"/>
        </table:table-row>
        <table:table-row table:style-name="ro1">
          <table:table-cell table:formula="of:=COM.MICROSOFT.CONCAT([.B$299];YEAR([.C791]);[.E$299];TEXT(MONTH([.C791]);&quot;00&quot;);[.E$299];TEXT(DAY([.C791]);&quot;00&quot;);[.D$299])" office:value-type="string" office:string-value="http://blog.livedoor.jp/yoshino712/archives/2009-11-05.html" calcext:value-type="string">
            <text:p>http://blog.livedoor.jp/yoshino712/archives/2009-11-05.html</text:p>
          </table:table-cell>
          <table:table-cell/>
          <table:table-cell table:formula="of:=[.C790]+1" office:value-type="date" office:date-value="2009-11-05" calcext:value-type="date">
            <text:p>11/05/09</text:p>
          </table:table-cell>
          <table:table-cell table:number-columns-repeated="2"/>
        </table:table-row>
        <table:table-row table:style-name="ro1">
          <table:table-cell table:formula="of:=COM.MICROSOFT.CONCAT([.B$299];YEAR([.C792]);[.E$299];TEXT(MONTH([.C792]);&quot;00&quot;);[.E$299];TEXT(DAY([.C792]);&quot;00&quot;);[.D$299])" office:value-type="string" office:string-value="http://blog.livedoor.jp/yoshino712/archives/2009-11-06.html" calcext:value-type="string">
            <text:p>http://blog.livedoor.jp/yoshino712/archives/2009-11-06.html</text:p>
          </table:table-cell>
          <table:table-cell/>
          <table:table-cell table:formula="of:=[.C791]+1" office:value-type="date" office:date-value="2009-11-06" calcext:value-type="date">
            <text:p>11/06/09</text:p>
          </table:table-cell>
          <table:table-cell table:number-columns-repeated="2"/>
        </table:table-row>
        <table:table-row table:style-name="ro1">
          <table:table-cell table:formula="of:=COM.MICROSOFT.CONCAT([.B$299];YEAR([.C793]);[.E$299];TEXT(MONTH([.C793]);&quot;00&quot;);[.E$299];TEXT(DAY([.C793]);&quot;00&quot;);[.D$299])" office:value-type="string" office:string-value="http://blog.livedoor.jp/yoshino712/archives/2009-11-07.html" calcext:value-type="string">
            <text:p>http://blog.livedoor.jp/yoshino712/archives/2009-11-07.html</text:p>
          </table:table-cell>
          <table:table-cell/>
          <table:table-cell table:formula="of:=[.C792]+1" office:value-type="date" office:date-value="2009-11-07" calcext:value-type="date">
            <text:p>11/07/09</text:p>
          </table:table-cell>
          <table:table-cell table:number-columns-repeated="2"/>
        </table:table-row>
        <table:table-row table:style-name="ro1">
          <table:table-cell table:formula="of:=COM.MICROSOFT.CONCAT([.B$299];YEAR([.C794]);[.E$299];TEXT(MONTH([.C794]);&quot;00&quot;);[.E$299];TEXT(DAY([.C794]);&quot;00&quot;);[.D$299])" office:value-type="string" office:string-value="http://blog.livedoor.jp/yoshino712/archives/2009-11-08.html" calcext:value-type="string">
            <text:p>http://blog.livedoor.jp/yoshino712/archives/2009-11-08.html</text:p>
          </table:table-cell>
          <table:table-cell/>
          <table:table-cell table:formula="of:=[.C793]+1" office:value-type="date" office:date-value="2009-11-08" calcext:value-type="date">
            <text:p>11/08/09</text:p>
          </table:table-cell>
          <table:table-cell table:number-columns-repeated="2"/>
        </table:table-row>
        <table:table-row table:style-name="ro1">
          <table:table-cell table:formula="of:=COM.MICROSOFT.CONCAT([.B$299];YEAR([.C795]);[.E$299];TEXT(MONTH([.C795]);&quot;00&quot;);[.E$299];TEXT(DAY([.C795]);&quot;00&quot;);[.D$299])" office:value-type="string" office:string-value="http://blog.livedoor.jp/yoshino712/archives/2009-11-09.html" calcext:value-type="string">
            <text:p>http://blog.livedoor.jp/yoshino712/archives/2009-11-09.html</text:p>
          </table:table-cell>
          <table:table-cell/>
          <table:table-cell table:formula="of:=[.C794]+1" office:value-type="date" office:date-value="2009-11-09" calcext:value-type="date">
            <text:p>11/09/09</text:p>
          </table:table-cell>
          <table:table-cell table:number-columns-repeated="2"/>
        </table:table-row>
        <table:table-row table:style-name="ro1">
          <table:table-cell table:formula="of:=COM.MICROSOFT.CONCAT([.B$299];YEAR([.C796]);[.E$299];TEXT(MONTH([.C796]);&quot;00&quot;);[.E$299];TEXT(DAY([.C796]);&quot;00&quot;);[.D$299])" office:value-type="string" office:string-value="http://blog.livedoor.jp/yoshino712/archives/2009-11-10.html" calcext:value-type="string">
            <text:p>http://blog.livedoor.jp/yoshino712/archives/2009-11-10.html</text:p>
          </table:table-cell>
          <table:table-cell/>
          <table:table-cell table:formula="of:=[.C795]+1" office:value-type="date" office:date-value="2009-11-10" calcext:value-type="date">
            <text:p>11/10/09</text:p>
          </table:table-cell>
          <table:table-cell table:number-columns-repeated="2"/>
        </table:table-row>
        <table:table-row table:style-name="ro1">
          <table:table-cell table:formula="of:=COM.MICROSOFT.CONCAT([.B$299];YEAR([.C797]);[.E$299];TEXT(MONTH([.C797]);&quot;00&quot;);[.E$299];TEXT(DAY([.C797]);&quot;00&quot;);[.D$299])" office:value-type="string" office:string-value="http://blog.livedoor.jp/yoshino712/archives/2009-11-11.html" calcext:value-type="string">
            <text:p>http://blog.livedoor.jp/yoshino712/archives/2009-11-11.html</text:p>
          </table:table-cell>
          <table:table-cell/>
          <table:table-cell table:formula="of:=[.C796]+1" office:value-type="date" office:date-value="2009-11-11" calcext:value-type="date">
            <text:p>11/11/09</text:p>
          </table:table-cell>
          <table:table-cell table:number-columns-repeated="2"/>
        </table:table-row>
        <table:table-row table:style-name="ro1">
          <table:table-cell table:formula="of:=COM.MICROSOFT.CONCAT([.B$299];YEAR([.C798]);[.E$299];TEXT(MONTH([.C798]);&quot;00&quot;);[.E$299];TEXT(DAY([.C798]);&quot;00&quot;);[.D$299])" office:value-type="string" office:string-value="http://blog.livedoor.jp/yoshino712/archives/2009-11-12.html" calcext:value-type="string">
            <text:p>http://blog.livedoor.jp/yoshino712/archives/2009-11-12.html</text:p>
          </table:table-cell>
          <table:table-cell/>
          <table:table-cell table:formula="of:=[.C797]+1" office:value-type="date" office:date-value="2009-11-12" calcext:value-type="date">
            <text:p>11/12/09</text:p>
          </table:table-cell>
          <table:table-cell table:number-columns-repeated="2"/>
        </table:table-row>
        <table:table-row table:style-name="ro1">
          <table:table-cell table:formula="of:=COM.MICROSOFT.CONCAT([.B$299];YEAR([.C799]);[.E$299];TEXT(MONTH([.C799]);&quot;00&quot;);[.E$299];TEXT(DAY([.C799]);&quot;00&quot;);[.D$299])" office:value-type="string" office:string-value="http://blog.livedoor.jp/yoshino712/archives/2009-11-13.html" calcext:value-type="string">
            <text:p>http://blog.livedoor.jp/yoshino712/archives/2009-11-13.html</text:p>
          </table:table-cell>
          <table:table-cell/>
          <table:table-cell table:formula="of:=[.C798]+1" office:value-type="date" office:date-value="2009-11-13" calcext:value-type="date">
            <text:p>11/13/09</text:p>
          </table:table-cell>
          <table:table-cell table:number-columns-repeated="2"/>
        </table:table-row>
        <table:table-row table:style-name="ro1">
          <table:table-cell table:formula="of:=COM.MICROSOFT.CONCAT([.B$299];YEAR([.C800]);[.E$299];TEXT(MONTH([.C800]);&quot;00&quot;);[.E$299];TEXT(DAY([.C800]);&quot;00&quot;);[.D$299])" office:value-type="string" office:string-value="http://blog.livedoor.jp/yoshino712/archives/2009-11-14.html" calcext:value-type="string">
            <text:p>http://blog.livedoor.jp/yoshino712/archives/2009-11-14.html</text:p>
          </table:table-cell>
          <table:table-cell/>
          <table:table-cell table:formula="of:=[.C799]+1" office:value-type="date" office:date-value="2009-11-14" calcext:value-type="date">
            <text:p>11/14/09</text:p>
          </table:table-cell>
          <table:table-cell table:number-columns-repeated="2"/>
        </table:table-row>
        <table:table-row table:style-name="ro1">
          <table:table-cell table:formula="of:=COM.MICROSOFT.CONCAT([.B$299];YEAR([.C801]);[.E$299];TEXT(MONTH([.C801]);&quot;00&quot;);[.E$299];TEXT(DAY([.C801]);&quot;00&quot;);[.D$299])" office:value-type="string" office:string-value="http://blog.livedoor.jp/yoshino712/archives/2009-11-15.html" calcext:value-type="string">
            <text:p>http://blog.livedoor.jp/yoshino712/archives/2009-11-15.html</text:p>
          </table:table-cell>
          <table:table-cell/>
          <table:table-cell table:formula="of:=[.C800]+1" office:value-type="date" office:date-value="2009-11-15" calcext:value-type="date">
            <text:p>11/15/09</text:p>
          </table:table-cell>
          <table:table-cell table:number-columns-repeated="2"/>
        </table:table-row>
        <table:table-row table:style-name="ro1">
          <table:table-cell table:formula="of:=COM.MICROSOFT.CONCAT([.B$299];YEAR([.C802]);[.E$299];TEXT(MONTH([.C802]);&quot;00&quot;);[.E$299];TEXT(DAY([.C802]);&quot;00&quot;);[.D$299])" office:value-type="string" office:string-value="http://blog.livedoor.jp/yoshino712/archives/2009-11-16.html" calcext:value-type="string">
            <text:p>http://blog.livedoor.jp/yoshino712/archives/2009-11-16.html</text:p>
          </table:table-cell>
          <table:table-cell/>
          <table:table-cell table:formula="of:=[.C801]+1" office:value-type="date" office:date-value="2009-11-16" calcext:value-type="date">
            <text:p>11/16/09</text:p>
          </table:table-cell>
          <table:table-cell table:number-columns-repeated="2"/>
        </table:table-row>
        <table:table-row table:style-name="ro1">
          <table:table-cell table:formula="of:=COM.MICROSOFT.CONCAT([.B$299];YEAR([.C803]);[.E$299];TEXT(MONTH([.C803]);&quot;00&quot;);[.E$299];TEXT(DAY([.C803]);&quot;00&quot;);[.D$299])" office:value-type="string" office:string-value="http://blog.livedoor.jp/yoshino712/archives/2009-11-17.html" calcext:value-type="string">
            <text:p>http://blog.livedoor.jp/yoshino712/archives/2009-11-17.html</text:p>
          </table:table-cell>
          <table:table-cell/>
          <table:table-cell table:formula="of:=[.C802]+1" office:value-type="date" office:date-value="2009-11-17" calcext:value-type="date">
            <text:p>11/17/09</text:p>
          </table:table-cell>
          <table:table-cell table:number-columns-repeated="2"/>
        </table:table-row>
        <table:table-row table:style-name="ro1">
          <table:table-cell table:formula="of:=COM.MICROSOFT.CONCAT([.B$299];YEAR([.C804]);[.E$299];TEXT(MONTH([.C804]);&quot;00&quot;);[.E$299];TEXT(DAY([.C804]);&quot;00&quot;);[.D$299])" office:value-type="string" office:string-value="http://blog.livedoor.jp/yoshino712/archives/2009-11-18.html" calcext:value-type="string">
            <text:p>http://blog.livedoor.jp/yoshino712/archives/2009-11-18.html</text:p>
          </table:table-cell>
          <table:table-cell/>
          <table:table-cell table:formula="of:=[.C803]+1" office:value-type="date" office:date-value="2009-11-18" calcext:value-type="date">
            <text:p>11/18/09</text:p>
          </table:table-cell>
          <table:table-cell table:number-columns-repeated="2"/>
        </table:table-row>
        <table:table-row table:style-name="ro1">
          <table:table-cell table:formula="of:=COM.MICROSOFT.CONCAT([.B$299];YEAR([.C805]);[.E$299];TEXT(MONTH([.C805]);&quot;00&quot;);[.E$299];TEXT(DAY([.C805]);&quot;00&quot;);[.D$299])" office:value-type="string" office:string-value="http://blog.livedoor.jp/yoshino712/archives/2009-11-19.html" calcext:value-type="string">
            <text:p>http://blog.livedoor.jp/yoshino712/archives/2009-11-19.html</text:p>
          </table:table-cell>
          <table:table-cell/>
          <table:table-cell table:formula="of:=[.C804]+1" office:value-type="date" office:date-value="2009-11-19" calcext:value-type="date">
            <text:p>11/19/09</text:p>
          </table:table-cell>
          <table:table-cell table:number-columns-repeated="2"/>
        </table:table-row>
        <table:table-row table:style-name="ro1">
          <table:table-cell table:formula="of:=COM.MICROSOFT.CONCAT([.B$299];YEAR([.C806]);[.E$299];TEXT(MONTH([.C806]);&quot;00&quot;);[.E$299];TEXT(DAY([.C806]);&quot;00&quot;);[.D$299])" office:value-type="string" office:string-value="http://blog.livedoor.jp/yoshino712/archives/2009-11-20.html" calcext:value-type="string">
            <text:p>http://blog.livedoor.jp/yoshino712/archives/2009-11-20.html</text:p>
          </table:table-cell>
          <table:table-cell/>
          <table:table-cell table:formula="of:=[.C805]+1" office:value-type="date" office:date-value="2009-11-20" calcext:value-type="date">
            <text:p>11/20/09</text:p>
          </table:table-cell>
          <table:table-cell table:number-columns-repeated="2"/>
        </table:table-row>
        <table:table-row table:style-name="ro1">
          <table:table-cell table:formula="of:=COM.MICROSOFT.CONCAT([.B$299];YEAR([.C807]);[.E$299];TEXT(MONTH([.C807]);&quot;00&quot;);[.E$299];TEXT(DAY([.C807]);&quot;00&quot;);[.D$299])" office:value-type="string" office:string-value="http://blog.livedoor.jp/yoshino712/archives/2009-11-21.html" calcext:value-type="string">
            <text:p>http://blog.livedoor.jp/yoshino712/archives/2009-11-21.html</text:p>
          </table:table-cell>
          <table:table-cell/>
          <table:table-cell table:formula="of:=[.C806]+1" office:value-type="date" office:date-value="2009-11-21" calcext:value-type="date">
            <text:p>11/21/09</text:p>
          </table:table-cell>
          <table:table-cell table:number-columns-repeated="2"/>
        </table:table-row>
        <table:table-row table:style-name="ro1">
          <table:table-cell table:formula="of:=COM.MICROSOFT.CONCAT([.B$299];YEAR([.C808]);[.E$299];TEXT(MONTH([.C808]);&quot;00&quot;);[.E$299];TEXT(DAY([.C808]);&quot;00&quot;);[.D$299])" office:value-type="string" office:string-value="http://blog.livedoor.jp/yoshino712/archives/2009-11-22.html" calcext:value-type="string">
            <text:p>http://blog.livedoor.jp/yoshino712/archives/2009-11-22.html</text:p>
          </table:table-cell>
          <table:table-cell/>
          <table:table-cell table:formula="of:=[.C807]+1" office:value-type="date" office:date-value="2009-11-22" calcext:value-type="date">
            <text:p>11/22/09</text:p>
          </table:table-cell>
          <table:table-cell table:number-columns-repeated="2"/>
        </table:table-row>
        <table:table-row table:style-name="ro1">
          <table:table-cell table:formula="of:=COM.MICROSOFT.CONCAT([.B$299];YEAR([.C809]);[.E$299];TEXT(MONTH([.C809]);&quot;00&quot;);[.E$299];TEXT(DAY([.C809]);&quot;00&quot;);[.D$299])" office:value-type="string" office:string-value="http://blog.livedoor.jp/yoshino712/archives/2009-11-23.html" calcext:value-type="string">
            <text:p>http://blog.livedoor.jp/yoshino712/archives/2009-11-23.html</text:p>
          </table:table-cell>
          <table:table-cell/>
          <table:table-cell table:formula="of:=[.C808]+1" office:value-type="date" office:date-value="2009-11-23" calcext:value-type="date">
            <text:p>11/23/09</text:p>
          </table:table-cell>
          <table:table-cell table:number-columns-repeated="2"/>
        </table:table-row>
        <table:table-row table:style-name="ro1">
          <table:table-cell table:formula="of:=COM.MICROSOFT.CONCAT([.B$299];YEAR([.C810]);[.E$299];TEXT(MONTH([.C810]);&quot;00&quot;);[.E$299];TEXT(DAY([.C810]);&quot;00&quot;);[.D$299])" office:value-type="string" office:string-value="http://blog.livedoor.jp/yoshino712/archives/2009-11-24.html" calcext:value-type="string">
            <text:p>http://blog.livedoor.jp/yoshino712/archives/2009-11-24.html</text:p>
          </table:table-cell>
          <table:table-cell/>
          <table:table-cell table:formula="of:=[.C809]+1" office:value-type="date" office:date-value="2009-11-24" calcext:value-type="date">
            <text:p>11/24/09</text:p>
          </table:table-cell>
          <table:table-cell table:number-columns-repeated="2"/>
        </table:table-row>
        <table:table-row table:style-name="ro1">
          <table:table-cell table:formula="of:=COM.MICROSOFT.CONCAT([.B$299];YEAR([.C811]);[.E$299];TEXT(MONTH([.C811]);&quot;00&quot;);[.E$299];TEXT(DAY([.C811]);&quot;00&quot;);[.D$299])" office:value-type="string" office:string-value="http://blog.livedoor.jp/yoshino712/archives/2009-11-25.html" calcext:value-type="string">
            <text:p>http://blog.livedoor.jp/yoshino712/archives/2009-11-25.html</text:p>
          </table:table-cell>
          <table:table-cell/>
          <table:table-cell table:formula="of:=[.C810]+1" office:value-type="date" office:date-value="2009-11-25" calcext:value-type="date">
            <text:p>11/25/09</text:p>
          </table:table-cell>
          <table:table-cell table:number-columns-repeated="2"/>
        </table:table-row>
        <table:table-row table:style-name="ro1">
          <table:table-cell table:formula="of:=COM.MICROSOFT.CONCAT([.B$299];YEAR([.C812]);[.E$299];TEXT(MONTH([.C812]);&quot;00&quot;);[.E$299];TEXT(DAY([.C812]);&quot;00&quot;);[.D$299])" office:value-type="string" office:string-value="http://blog.livedoor.jp/yoshino712/archives/2009-11-26.html" calcext:value-type="string">
            <text:p>http://blog.livedoor.jp/yoshino712/archives/2009-11-26.html</text:p>
          </table:table-cell>
          <table:table-cell/>
          <table:table-cell table:formula="of:=[.C811]+1" office:value-type="date" office:date-value="2009-11-26" calcext:value-type="date">
            <text:p>11/26/09</text:p>
          </table:table-cell>
          <table:table-cell table:number-columns-repeated="2"/>
        </table:table-row>
        <table:table-row table:style-name="ro1">
          <table:table-cell table:formula="of:=COM.MICROSOFT.CONCAT([.B$299];YEAR([.C813]);[.E$299];TEXT(MONTH([.C813]);&quot;00&quot;);[.E$299];TEXT(DAY([.C813]);&quot;00&quot;);[.D$299])" office:value-type="string" office:string-value="http://blog.livedoor.jp/yoshino712/archives/2009-11-27.html" calcext:value-type="string">
            <text:p>http://blog.livedoor.jp/yoshino712/archives/2009-11-27.html</text:p>
          </table:table-cell>
          <table:table-cell/>
          <table:table-cell table:formula="of:=[.C812]+1" office:value-type="date" office:date-value="2009-11-27" calcext:value-type="date">
            <text:p>11/27/09</text:p>
          </table:table-cell>
          <table:table-cell table:number-columns-repeated="2"/>
        </table:table-row>
        <table:table-row table:style-name="ro1">
          <table:table-cell table:formula="of:=COM.MICROSOFT.CONCAT([.B$299];YEAR([.C814]);[.E$299];TEXT(MONTH([.C814]);&quot;00&quot;);[.E$299];TEXT(DAY([.C814]);&quot;00&quot;);[.D$299])" office:value-type="string" office:string-value="http://blog.livedoor.jp/yoshino712/archives/2009-11-28.html" calcext:value-type="string">
            <text:p>http://blog.livedoor.jp/yoshino712/archives/2009-11-28.html</text:p>
          </table:table-cell>
          <table:table-cell/>
          <table:table-cell table:formula="of:=[.C813]+1" office:value-type="date" office:date-value="2009-11-28" calcext:value-type="date">
            <text:p>11/28/09</text:p>
          </table:table-cell>
          <table:table-cell table:number-columns-repeated="2"/>
        </table:table-row>
        <table:table-row table:style-name="ro1">
          <table:table-cell table:formula="of:=COM.MICROSOFT.CONCAT([.B$299];YEAR([.C815]);[.E$299];TEXT(MONTH([.C815]);&quot;00&quot;);[.E$299];TEXT(DAY([.C815]);&quot;00&quot;);[.D$299])" office:value-type="string" office:string-value="http://blog.livedoor.jp/yoshino712/archives/2009-11-29.html" calcext:value-type="string">
            <text:p>http://blog.livedoor.jp/yoshino712/archives/2009-11-29.html</text:p>
          </table:table-cell>
          <table:table-cell/>
          <table:table-cell table:formula="of:=[.C814]+1" office:value-type="date" office:date-value="2009-11-29" calcext:value-type="date">
            <text:p>11/29/09</text:p>
          </table:table-cell>
          <table:table-cell table:number-columns-repeated="2"/>
        </table:table-row>
        <table:table-row table:style-name="ro1">
          <table:table-cell table:formula="of:=COM.MICROSOFT.CONCAT([.B$299];YEAR([.C816]);[.E$299];TEXT(MONTH([.C816]);&quot;00&quot;);[.E$299];TEXT(DAY([.C816]);&quot;00&quot;);[.D$299])" office:value-type="string" office:string-value="http://blog.livedoor.jp/yoshino712/archives/2009-11-30.html" calcext:value-type="string">
            <text:p>http://blog.livedoor.jp/yoshino712/archives/2009-11-30.html</text:p>
          </table:table-cell>
          <table:table-cell/>
          <table:table-cell table:formula="of:=[.C815]+1" office:value-type="date" office:date-value="2009-11-30" calcext:value-type="date">
            <text:p>11/30/09</text:p>
          </table:table-cell>
          <table:table-cell table:number-columns-repeated="2"/>
        </table:table-row>
        <table:table-row table:style-name="ro1">
          <table:table-cell table:formula="of:=COM.MICROSOFT.CONCAT([.B$299];YEAR([.C817]);[.E$299];TEXT(MONTH([.C817]);&quot;00&quot;);[.E$299];TEXT(DAY([.C817]);&quot;00&quot;);[.D$299])" office:value-type="string" office:string-value="http://blog.livedoor.jp/yoshino712/archives/2009-12-01.html" calcext:value-type="string">
            <text:p>http://blog.livedoor.jp/yoshino712/archives/2009-12-01.html</text:p>
          </table:table-cell>
          <table:table-cell/>
          <table:table-cell table:formula="of:=[.C816]+1" office:value-type="date" office:date-value="2009-12-01" calcext:value-type="date">
            <text:p>12/01/09</text:p>
          </table:table-cell>
          <table:table-cell table:number-columns-repeated="2"/>
        </table:table-row>
        <table:table-row table:style-name="ro1">
          <table:table-cell table:formula="of:=COM.MICROSOFT.CONCAT([.B$299];YEAR([.C818]);[.E$299];TEXT(MONTH([.C818]);&quot;00&quot;);[.E$299];TEXT(DAY([.C818]);&quot;00&quot;);[.D$299])" office:value-type="string" office:string-value="http://blog.livedoor.jp/yoshino712/archives/2009-12-02.html" calcext:value-type="string">
            <text:p>http://blog.livedoor.jp/yoshino712/archives/2009-12-02.html</text:p>
          </table:table-cell>
          <table:table-cell/>
          <table:table-cell table:formula="of:=[.C817]+1" office:value-type="date" office:date-value="2009-12-02" calcext:value-type="date">
            <text:p>12/02/09</text:p>
          </table:table-cell>
          <table:table-cell table:number-columns-repeated="2"/>
        </table:table-row>
        <table:table-row table:style-name="ro1">
          <table:table-cell table:formula="of:=COM.MICROSOFT.CONCAT([.B$299];YEAR([.C819]);[.E$299];TEXT(MONTH([.C819]);&quot;00&quot;);[.E$299];TEXT(DAY([.C819]);&quot;00&quot;);[.D$299])" office:value-type="string" office:string-value="http://blog.livedoor.jp/yoshino712/archives/2009-12-03.html" calcext:value-type="string">
            <text:p>http://blog.livedoor.jp/yoshino712/archives/2009-12-03.html</text:p>
          </table:table-cell>
          <table:table-cell/>
          <table:table-cell table:formula="of:=[.C818]+1" office:value-type="date" office:date-value="2009-12-03" calcext:value-type="date">
            <text:p>12/03/09</text:p>
          </table:table-cell>
          <table:table-cell table:number-columns-repeated="2"/>
        </table:table-row>
        <table:table-row table:style-name="ro1">
          <table:table-cell table:formula="of:=COM.MICROSOFT.CONCAT([.B$299];YEAR([.C820]);[.E$299];TEXT(MONTH([.C820]);&quot;00&quot;);[.E$299];TEXT(DAY([.C820]);&quot;00&quot;);[.D$299])" office:value-type="string" office:string-value="http://blog.livedoor.jp/yoshino712/archives/2009-12-04.html" calcext:value-type="string">
            <text:p>http://blog.livedoor.jp/yoshino712/archives/2009-12-04.html</text:p>
          </table:table-cell>
          <table:table-cell/>
          <table:table-cell table:formula="of:=[.C819]+1" office:value-type="date" office:date-value="2009-12-04" calcext:value-type="date">
            <text:p>12/04/09</text:p>
          </table:table-cell>
          <table:table-cell table:number-columns-repeated="2"/>
        </table:table-row>
        <table:table-row table:style-name="ro1">
          <table:table-cell table:formula="of:=COM.MICROSOFT.CONCAT([.B$299];YEAR([.C821]);[.E$299];TEXT(MONTH([.C821]);&quot;00&quot;);[.E$299];TEXT(DAY([.C821]);&quot;00&quot;);[.D$299])" office:value-type="string" office:string-value="http://blog.livedoor.jp/yoshino712/archives/2009-12-05.html" calcext:value-type="string">
            <text:p>http://blog.livedoor.jp/yoshino712/archives/2009-12-05.html</text:p>
          </table:table-cell>
          <table:table-cell/>
          <table:table-cell table:formula="of:=[.C820]+1" office:value-type="date" office:date-value="2009-12-05" calcext:value-type="date">
            <text:p>12/05/09</text:p>
          </table:table-cell>
          <table:table-cell table:number-columns-repeated="2"/>
        </table:table-row>
        <table:table-row table:style-name="ro1">
          <table:table-cell table:formula="of:=COM.MICROSOFT.CONCAT([.B$299];YEAR([.C822]);[.E$299];TEXT(MONTH([.C822]);&quot;00&quot;);[.E$299];TEXT(DAY([.C822]);&quot;00&quot;);[.D$299])" office:value-type="string" office:string-value="http://blog.livedoor.jp/yoshino712/archives/2009-12-06.html" calcext:value-type="string">
            <text:p>http://blog.livedoor.jp/yoshino712/archives/2009-12-06.html</text:p>
          </table:table-cell>
          <table:table-cell/>
          <table:table-cell table:formula="of:=[.C821]+1" office:value-type="date" office:date-value="2009-12-06" calcext:value-type="date">
            <text:p>12/06/09</text:p>
          </table:table-cell>
          <table:table-cell table:number-columns-repeated="2"/>
        </table:table-row>
        <table:table-row table:style-name="ro1">
          <table:table-cell table:formula="of:=COM.MICROSOFT.CONCAT([.B$299];YEAR([.C823]);[.E$299];TEXT(MONTH([.C823]);&quot;00&quot;);[.E$299];TEXT(DAY([.C823]);&quot;00&quot;);[.D$299])" office:value-type="string" office:string-value="http://blog.livedoor.jp/yoshino712/archives/2009-12-07.html" calcext:value-type="string">
            <text:p>http://blog.livedoor.jp/yoshino712/archives/2009-12-07.html</text:p>
          </table:table-cell>
          <table:table-cell/>
          <table:table-cell table:formula="of:=[.C822]+1" office:value-type="date" office:date-value="2009-12-07" calcext:value-type="date">
            <text:p>12/07/09</text:p>
          </table:table-cell>
          <table:table-cell table:number-columns-repeated="2"/>
        </table:table-row>
        <table:table-row table:style-name="ro1">
          <table:table-cell table:formula="of:=COM.MICROSOFT.CONCAT([.B$299];YEAR([.C824]);[.E$299];TEXT(MONTH([.C824]);&quot;00&quot;);[.E$299];TEXT(DAY([.C824]);&quot;00&quot;);[.D$299])" office:value-type="string" office:string-value="http://blog.livedoor.jp/yoshino712/archives/2009-12-08.html" calcext:value-type="string">
            <text:p>http://blog.livedoor.jp/yoshino712/archives/2009-12-08.html</text:p>
          </table:table-cell>
          <table:table-cell/>
          <table:table-cell table:formula="of:=[.C823]+1" office:value-type="date" office:date-value="2009-12-08" calcext:value-type="date">
            <text:p>12/08/09</text:p>
          </table:table-cell>
          <table:table-cell table:number-columns-repeated="2"/>
        </table:table-row>
        <table:table-row table:style-name="ro1">
          <table:table-cell table:formula="of:=COM.MICROSOFT.CONCAT([.B$299];YEAR([.C825]);[.E$299];TEXT(MONTH([.C825]);&quot;00&quot;);[.E$299];TEXT(DAY([.C825]);&quot;00&quot;);[.D$299])" office:value-type="string" office:string-value="http://blog.livedoor.jp/yoshino712/archives/2009-12-09.html" calcext:value-type="string">
            <text:p>http://blog.livedoor.jp/yoshino712/archives/2009-12-09.html</text:p>
          </table:table-cell>
          <table:table-cell/>
          <table:table-cell table:formula="of:=[.C824]+1" office:value-type="date" office:date-value="2009-12-09" calcext:value-type="date">
            <text:p>12/09/09</text:p>
          </table:table-cell>
          <table:table-cell table:number-columns-repeated="2"/>
        </table:table-row>
        <table:table-row table:style-name="ro1">
          <table:table-cell table:formula="of:=COM.MICROSOFT.CONCAT([.B$299];YEAR([.C826]);[.E$299];TEXT(MONTH([.C826]);&quot;00&quot;);[.E$299];TEXT(DAY([.C826]);&quot;00&quot;);[.D$299])" office:value-type="string" office:string-value="http://blog.livedoor.jp/yoshino712/archives/2009-12-10.html" calcext:value-type="string">
            <text:p>http://blog.livedoor.jp/yoshino712/archives/2009-12-10.html</text:p>
          </table:table-cell>
          <table:table-cell/>
          <table:table-cell table:formula="of:=[.C825]+1" office:value-type="date" office:date-value="2009-12-10" calcext:value-type="date">
            <text:p>12/10/09</text:p>
          </table:table-cell>
          <table:table-cell table:number-columns-repeated="2"/>
        </table:table-row>
        <table:table-row table:style-name="ro1">
          <table:table-cell table:formula="of:=COM.MICROSOFT.CONCAT([.B$299];YEAR([.C827]);[.E$299];TEXT(MONTH([.C827]);&quot;00&quot;);[.E$299];TEXT(DAY([.C827]);&quot;00&quot;);[.D$299])" office:value-type="string" office:string-value="http://blog.livedoor.jp/yoshino712/archives/2009-12-11.html" calcext:value-type="string">
            <text:p>http://blog.livedoor.jp/yoshino712/archives/2009-12-11.html</text:p>
          </table:table-cell>
          <table:table-cell/>
          <table:table-cell table:formula="of:=[.C826]+1" office:value-type="date" office:date-value="2009-12-11" calcext:value-type="date">
            <text:p>12/11/09</text:p>
          </table:table-cell>
          <table:table-cell table:number-columns-repeated="2"/>
        </table:table-row>
        <table:table-row table:style-name="ro1">
          <table:table-cell table:formula="of:=COM.MICROSOFT.CONCAT([.B$299];YEAR([.C828]);[.E$299];TEXT(MONTH([.C828]);&quot;00&quot;);[.E$299];TEXT(DAY([.C828]);&quot;00&quot;);[.D$299])" office:value-type="string" office:string-value="http://blog.livedoor.jp/yoshino712/archives/2009-12-12.html" calcext:value-type="string">
            <text:p>http://blog.livedoor.jp/yoshino712/archives/2009-12-12.html</text:p>
          </table:table-cell>
          <table:table-cell/>
          <table:table-cell table:formula="of:=[.C827]+1" office:value-type="date" office:date-value="2009-12-12" calcext:value-type="date">
            <text:p>12/12/09</text:p>
          </table:table-cell>
          <table:table-cell table:number-columns-repeated="2"/>
        </table:table-row>
        <table:table-row table:style-name="ro1">
          <table:table-cell table:formula="of:=COM.MICROSOFT.CONCAT([.B$299];YEAR([.C829]);[.E$299];TEXT(MONTH([.C829]);&quot;00&quot;);[.E$299];TEXT(DAY([.C829]);&quot;00&quot;);[.D$299])" office:value-type="string" office:string-value="http://blog.livedoor.jp/yoshino712/archives/2009-12-13.html" calcext:value-type="string">
            <text:p>http://blog.livedoor.jp/yoshino712/archives/2009-12-13.html</text:p>
          </table:table-cell>
          <table:table-cell/>
          <table:table-cell table:formula="of:=[.C828]+1" office:value-type="date" office:date-value="2009-12-13" calcext:value-type="date">
            <text:p>12/13/09</text:p>
          </table:table-cell>
          <table:table-cell table:number-columns-repeated="2"/>
        </table:table-row>
        <table:table-row table:style-name="ro1">
          <table:table-cell table:formula="of:=COM.MICROSOFT.CONCAT([.B$299];YEAR([.C830]);[.E$299];TEXT(MONTH([.C830]);&quot;00&quot;);[.E$299];TEXT(DAY([.C830]);&quot;00&quot;);[.D$299])" office:value-type="string" office:string-value="http://blog.livedoor.jp/yoshino712/archives/2009-12-14.html" calcext:value-type="string">
            <text:p>http://blog.livedoor.jp/yoshino712/archives/2009-12-14.html</text:p>
          </table:table-cell>
          <table:table-cell/>
          <table:table-cell table:formula="of:=[.C829]+1" office:value-type="date" office:date-value="2009-12-14" calcext:value-type="date">
            <text:p>12/14/09</text:p>
          </table:table-cell>
          <table:table-cell table:number-columns-repeated="2"/>
        </table:table-row>
        <table:table-row table:style-name="ro1">
          <table:table-cell table:formula="of:=COM.MICROSOFT.CONCAT([.B$299];YEAR([.C831]);[.E$299];TEXT(MONTH([.C831]);&quot;00&quot;);[.E$299];TEXT(DAY([.C831]);&quot;00&quot;);[.D$299])" office:value-type="string" office:string-value="http://blog.livedoor.jp/yoshino712/archives/2009-12-15.html" calcext:value-type="string">
            <text:p>http://blog.livedoor.jp/yoshino712/archives/2009-12-15.html</text:p>
          </table:table-cell>
          <table:table-cell/>
          <table:table-cell table:formula="of:=[.C830]+1" office:value-type="date" office:date-value="2009-12-15" calcext:value-type="date">
            <text:p>12/15/09</text:p>
          </table:table-cell>
          <table:table-cell table:number-columns-repeated="2"/>
        </table:table-row>
        <table:table-row table:style-name="ro1">
          <table:table-cell table:formula="of:=COM.MICROSOFT.CONCAT([.B$299];YEAR([.C832]);[.E$299];TEXT(MONTH([.C832]);&quot;00&quot;);[.E$299];TEXT(DAY([.C832]);&quot;00&quot;);[.D$299])" office:value-type="string" office:string-value="http://blog.livedoor.jp/yoshino712/archives/2009-12-16.html" calcext:value-type="string">
            <text:p>http://blog.livedoor.jp/yoshino712/archives/2009-12-16.html</text:p>
          </table:table-cell>
          <table:table-cell/>
          <table:table-cell table:formula="of:=[.C831]+1" office:value-type="date" office:date-value="2009-12-16" calcext:value-type="date">
            <text:p>12/16/09</text:p>
          </table:table-cell>
          <table:table-cell table:number-columns-repeated="2"/>
        </table:table-row>
        <table:table-row table:style-name="ro1">
          <table:table-cell table:formula="of:=COM.MICROSOFT.CONCAT([.B$299];YEAR([.C833]);[.E$299];TEXT(MONTH([.C833]);&quot;00&quot;);[.E$299];TEXT(DAY([.C833]);&quot;00&quot;);[.D$299])" office:value-type="string" office:string-value="http://blog.livedoor.jp/yoshino712/archives/2009-12-17.html" calcext:value-type="string">
            <text:p>http://blog.livedoor.jp/yoshino712/archives/2009-12-17.html</text:p>
          </table:table-cell>
          <table:table-cell/>
          <table:table-cell table:formula="of:=[.C832]+1" office:value-type="date" office:date-value="2009-12-17" calcext:value-type="date">
            <text:p>12/17/09</text:p>
          </table:table-cell>
          <table:table-cell table:number-columns-repeated="2"/>
        </table:table-row>
        <table:table-row table:style-name="ro1">
          <table:table-cell table:formula="of:=COM.MICROSOFT.CONCAT([.B$299];YEAR([.C834]);[.E$299];TEXT(MONTH([.C834]);&quot;00&quot;);[.E$299];TEXT(DAY([.C834]);&quot;00&quot;);[.D$299])" office:value-type="string" office:string-value="http://blog.livedoor.jp/yoshino712/archives/2009-12-18.html" calcext:value-type="string">
            <text:p>http://blog.livedoor.jp/yoshino712/archives/2009-12-18.html</text:p>
          </table:table-cell>
          <table:table-cell/>
          <table:table-cell table:formula="of:=[.C833]+1" office:value-type="date" office:date-value="2009-12-18" calcext:value-type="date">
            <text:p>12/18/09</text:p>
          </table:table-cell>
          <table:table-cell table:number-columns-repeated="2"/>
        </table:table-row>
        <table:table-row table:style-name="ro1">
          <table:table-cell table:formula="of:=COM.MICROSOFT.CONCAT([.B$299];YEAR([.C835]);[.E$299];TEXT(MONTH([.C835]);&quot;00&quot;);[.E$299];TEXT(DAY([.C835]);&quot;00&quot;);[.D$299])" office:value-type="string" office:string-value="http://blog.livedoor.jp/yoshino712/archives/2009-12-19.html" calcext:value-type="string">
            <text:p>http://blog.livedoor.jp/yoshino712/archives/2009-12-19.html</text:p>
          </table:table-cell>
          <table:table-cell/>
          <table:table-cell table:formula="of:=[.C834]+1" office:value-type="date" office:date-value="2009-12-19" calcext:value-type="date">
            <text:p>12/19/09</text:p>
          </table:table-cell>
          <table:table-cell table:number-columns-repeated="2"/>
        </table:table-row>
        <table:table-row table:style-name="ro1">
          <table:table-cell table:formula="of:=COM.MICROSOFT.CONCAT([.B$299];YEAR([.C836]);[.E$299];TEXT(MONTH([.C836]);&quot;00&quot;);[.E$299];TEXT(DAY([.C836]);&quot;00&quot;);[.D$299])" office:value-type="string" office:string-value="http://blog.livedoor.jp/yoshino712/archives/2009-12-20.html" calcext:value-type="string">
            <text:p>http://blog.livedoor.jp/yoshino712/archives/2009-12-20.html</text:p>
          </table:table-cell>
          <table:table-cell/>
          <table:table-cell table:formula="of:=[.C835]+1" office:value-type="date" office:date-value="2009-12-20" calcext:value-type="date">
            <text:p>12/20/09</text:p>
          </table:table-cell>
          <table:table-cell table:number-columns-repeated="2"/>
        </table:table-row>
        <table:table-row table:style-name="ro1">
          <table:table-cell table:formula="of:=COM.MICROSOFT.CONCAT([.B$299];YEAR([.C837]);[.E$299];TEXT(MONTH([.C837]);&quot;00&quot;);[.E$299];TEXT(DAY([.C837]);&quot;00&quot;);[.D$299])" office:value-type="string" office:string-value="http://blog.livedoor.jp/yoshino712/archives/2009-12-21.html" calcext:value-type="string">
            <text:p>http://blog.livedoor.jp/yoshino712/archives/2009-12-21.html</text:p>
          </table:table-cell>
          <table:table-cell/>
          <table:table-cell table:formula="of:=[.C836]+1" office:value-type="date" office:date-value="2009-12-21" calcext:value-type="date">
            <text:p>12/21/09</text:p>
          </table:table-cell>
          <table:table-cell table:number-columns-repeated="2"/>
        </table:table-row>
        <table:table-row table:style-name="ro1">
          <table:table-cell table:formula="of:=COM.MICROSOFT.CONCAT([.B$299];YEAR([.C838]);[.E$299];TEXT(MONTH([.C838]);&quot;00&quot;);[.E$299];TEXT(DAY([.C838]);&quot;00&quot;);[.D$299])" office:value-type="string" office:string-value="http://blog.livedoor.jp/yoshino712/archives/2009-12-22.html" calcext:value-type="string">
            <text:p>http://blog.livedoor.jp/yoshino712/archives/2009-12-22.html</text:p>
          </table:table-cell>
          <table:table-cell/>
          <table:table-cell table:formula="of:=[.C837]+1" office:value-type="date" office:date-value="2009-12-22" calcext:value-type="date">
            <text:p>12/22/09</text:p>
          </table:table-cell>
          <table:table-cell table:number-columns-repeated="2"/>
        </table:table-row>
        <table:table-row table:style-name="ro1">
          <table:table-cell table:formula="of:=COM.MICROSOFT.CONCAT([.B$299];YEAR([.C839]);[.E$299];TEXT(MONTH([.C839]);&quot;00&quot;);[.E$299];TEXT(DAY([.C839]);&quot;00&quot;);[.D$299])" office:value-type="string" office:string-value="http://blog.livedoor.jp/yoshino712/archives/2009-12-23.html" calcext:value-type="string">
            <text:p>http://blog.livedoor.jp/yoshino712/archives/2009-12-23.html</text:p>
          </table:table-cell>
          <table:table-cell/>
          <table:table-cell table:formula="of:=[.C838]+1" office:value-type="date" office:date-value="2009-12-23" calcext:value-type="date">
            <text:p>12/23/09</text:p>
          </table:table-cell>
          <table:table-cell table:number-columns-repeated="2"/>
        </table:table-row>
        <table:table-row table:style-name="ro1">
          <table:table-cell table:formula="of:=COM.MICROSOFT.CONCAT([.B$299];YEAR([.C840]);[.E$299];TEXT(MONTH([.C840]);&quot;00&quot;);[.E$299];TEXT(DAY([.C840]);&quot;00&quot;);[.D$299])" office:value-type="string" office:string-value="http://blog.livedoor.jp/yoshino712/archives/2009-12-24.html" calcext:value-type="string">
            <text:p>http://blog.livedoor.jp/yoshino712/archives/2009-12-24.html</text:p>
          </table:table-cell>
          <table:table-cell/>
          <table:table-cell table:formula="of:=[.C839]+1" office:value-type="date" office:date-value="2009-12-24" calcext:value-type="date">
            <text:p>12/24/09</text:p>
          </table:table-cell>
          <table:table-cell table:number-columns-repeated="2"/>
        </table:table-row>
        <table:table-row table:style-name="ro1">
          <table:table-cell table:formula="of:=COM.MICROSOFT.CONCAT([.B$299];YEAR([.C841]);[.E$299];TEXT(MONTH([.C841]);&quot;00&quot;);[.E$299];TEXT(DAY([.C841]);&quot;00&quot;);[.D$299])" office:value-type="string" office:string-value="http://blog.livedoor.jp/yoshino712/archives/2009-12-25.html" calcext:value-type="string">
            <text:p>http://blog.livedoor.jp/yoshino712/archives/2009-12-25.html</text:p>
          </table:table-cell>
          <table:table-cell/>
          <table:table-cell table:formula="of:=[.C840]+1" office:value-type="date" office:date-value="2009-12-25" calcext:value-type="date">
            <text:p>12/25/09</text:p>
          </table:table-cell>
          <table:table-cell table:number-columns-repeated="2"/>
        </table:table-row>
        <table:table-row table:style-name="ro1">
          <table:table-cell table:formula="of:=COM.MICROSOFT.CONCAT([.B$299];YEAR([.C842]);[.E$299];TEXT(MONTH([.C842]);&quot;00&quot;);[.E$299];TEXT(DAY([.C842]);&quot;00&quot;);[.D$299])" office:value-type="string" office:string-value="http://blog.livedoor.jp/yoshino712/archives/2009-12-26.html" calcext:value-type="string">
            <text:p>http://blog.livedoor.jp/yoshino712/archives/2009-12-26.html</text:p>
          </table:table-cell>
          <table:table-cell/>
          <table:table-cell table:formula="of:=[.C841]+1" office:value-type="date" office:date-value="2009-12-26" calcext:value-type="date">
            <text:p>12/26/09</text:p>
          </table:table-cell>
          <table:table-cell table:number-columns-repeated="2"/>
        </table:table-row>
        <table:table-row table:style-name="ro1">
          <table:table-cell table:formula="of:=COM.MICROSOFT.CONCAT([.B$299];YEAR([.C843]);[.E$299];TEXT(MONTH([.C843]);&quot;00&quot;);[.E$299];TEXT(DAY([.C843]);&quot;00&quot;);[.D$299])" office:value-type="string" office:string-value="http://blog.livedoor.jp/yoshino712/archives/2009-12-27.html" calcext:value-type="string">
            <text:p>http://blog.livedoor.jp/yoshino712/archives/2009-12-27.html</text:p>
          </table:table-cell>
          <table:table-cell/>
          <table:table-cell table:formula="of:=[.C842]+1" office:value-type="date" office:date-value="2009-12-27" calcext:value-type="date">
            <text:p>12/27/09</text:p>
          </table:table-cell>
          <table:table-cell table:number-columns-repeated="2"/>
        </table:table-row>
        <table:table-row table:style-name="ro1">
          <table:table-cell table:formula="of:=COM.MICROSOFT.CONCAT([.B$299];YEAR([.C844]);[.E$299];TEXT(MONTH([.C844]);&quot;00&quot;);[.E$299];TEXT(DAY([.C844]);&quot;00&quot;);[.D$299])" office:value-type="string" office:string-value="http://blog.livedoor.jp/yoshino712/archives/2009-12-28.html" calcext:value-type="string">
            <text:p>http://blog.livedoor.jp/yoshino712/archives/2009-12-28.html</text:p>
          </table:table-cell>
          <table:table-cell/>
          <table:table-cell table:formula="of:=[.C843]+1" office:value-type="date" office:date-value="2009-12-28" calcext:value-type="date">
            <text:p>12/28/09</text:p>
          </table:table-cell>
          <table:table-cell table:number-columns-repeated="2"/>
        </table:table-row>
        <table:table-row table:style-name="ro1">
          <table:table-cell table:formula="of:=COM.MICROSOFT.CONCAT([.B$299];YEAR([.C845]);[.E$299];TEXT(MONTH([.C845]);&quot;00&quot;);[.E$299];TEXT(DAY([.C845]);&quot;00&quot;);[.D$299])" office:value-type="string" office:string-value="http://blog.livedoor.jp/yoshino712/archives/2009-12-29.html" calcext:value-type="string">
            <text:p>http://blog.livedoor.jp/yoshino712/archives/2009-12-29.html</text:p>
          </table:table-cell>
          <table:table-cell/>
          <table:table-cell table:formula="of:=[.C844]+1" office:value-type="date" office:date-value="2009-12-29" calcext:value-type="date">
            <text:p>12/29/09</text:p>
          </table:table-cell>
          <table:table-cell table:number-columns-repeated="2"/>
        </table:table-row>
        <table:table-row table:style-name="ro1">
          <table:table-cell table:formula="of:=COM.MICROSOFT.CONCAT([.B$299];YEAR([.C846]);[.E$299];TEXT(MONTH([.C846]);&quot;00&quot;);[.E$299];TEXT(DAY([.C846]);&quot;00&quot;);[.D$299])" office:value-type="string" office:string-value="http://blog.livedoor.jp/yoshino712/archives/2009-12-30.html" calcext:value-type="string">
            <text:p>http://blog.livedoor.jp/yoshino712/archives/2009-12-30.html</text:p>
          </table:table-cell>
          <table:table-cell/>
          <table:table-cell table:formula="of:=[.C845]+1" office:value-type="date" office:date-value="2009-12-30" calcext:value-type="date">
            <text:p>12/30/09</text:p>
          </table:table-cell>
          <table:table-cell table:number-columns-repeated="2"/>
        </table:table-row>
        <table:table-row table:style-name="ro1">
          <table:table-cell table:formula="of:=COM.MICROSOFT.CONCAT([.B$299];YEAR([.C847]);[.E$299];TEXT(MONTH([.C847]);&quot;00&quot;);[.E$299];TEXT(DAY([.C847]);&quot;00&quot;);[.D$299])" office:value-type="string" office:string-value="http://blog.livedoor.jp/yoshino712/archives/2009-12-31.html" calcext:value-type="string">
            <text:p>http://blog.livedoor.jp/yoshino712/archives/2009-12-31.html</text:p>
          </table:table-cell>
          <table:table-cell/>
          <table:table-cell table:formula="of:=[.C846]+1" office:value-type="date" office:date-value="2009-12-31" calcext:value-type="date">
            <text:p>12/31/09</text:p>
          </table:table-cell>
          <table:table-cell table:number-columns-repeated="2"/>
        </table:table-row>
        <table:table-row table:style-name="ro1">
          <table:table-cell table:formula="of:=COM.MICROSOFT.CONCAT([.B$299];YEAR([.C848]);[.E$299];TEXT(MONTH([.C848]);&quot;00&quot;);[.E$299];TEXT(DAY([.C848]);&quot;00&quot;);[.D$299])" office:value-type="string" office:string-value="http://blog.livedoor.jp/yoshino712/archives/2010-01-01.html" calcext:value-type="string">
            <text:p>http://blog.livedoor.jp/yoshino712/archives/2010-01-01.html</text:p>
          </table:table-cell>
          <table:table-cell/>
          <table:table-cell table:formula="of:=[.C847]+1" office:value-type="date" office:date-value="2010-01-01" calcext:value-type="date">
            <text:p>01/01/10</text:p>
          </table:table-cell>
          <table:table-cell table:number-columns-repeated="2"/>
        </table:table-row>
        <table:table-row table:style-name="ro1">
          <table:table-cell table:formula="of:=COM.MICROSOFT.CONCAT([.B$299];YEAR([.C849]);[.E$299];TEXT(MONTH([.C849]);&quot;00&quot;);[.E$299];TEXT(DAY([.C849]);&quot;00&quot;);[.D$299])" office:value-type="string" office:string-value="http://blog.livedoor.jp/yoshino712/archives/2010-01-02.html" calcext:value-type="string">
            <text:p>http://blog.livedoor.jp/yoshino712/archives/2010-01-02.html</text:p>
          </table:table-cell>
          <table:table-cell/>
          <table:table-cell table:formula="of:=[.C848]+1" office:value-type="date" office:date-value="2010-01-02" calcext:value-type="date">
            <text:p>01/02/10</text:p>
          </table:table-cell>
          <table:table-cell table:number-columns-repeated="2"/>
        </table:table-row>
        <table:table-row table:style-name="ro1">
          <table:table-cell table:formula="of:=COM.MICROSOFT.CONCAT([.B$299];YEAR([.C850]);[.E$299];TEXT(MONTH([.C850]);&quot;00&quot;);[.E$299];TEXT(DAY([.C850]);&quot;00&quot;);[.D$299])" office:value-type="string" office:string-value="http://blog.livedoor.jp/yoshino712/archives/2010-01-03.html" calcext:value-type="string">
            <text:p>http://blog.livedoor.jp/yoshino712/archives/2010-01-03.html</text:p>
          </table:table-cell>
          <table:table-cell/>
          <table:table-cell table:formula="of:=[.C849]+1" office:value-type="date" office:date-value="2010-01-03" calcext:value-type="date">
            <text:p>01/03/10</text:p>
          </table:table-cell>
          <table:table-cell table:number-columns-repeated="2"/>
        </table:table-row>
        <table:table-row table:style-name="ro1">
          <table:table-cell table:formula="of:=COM.MICROSOFT.CONCAT([.B$299];YEAR([.C851]);[.E$299];TEXT(MONTH([.C851]);&quot;00&quot;);[.E$299];TEXT(DAY([.C851]);&quot;00&quot;);[.D$299])" office:value-type="string" office:string-value="http://blog.livedoor.jp/yoshino712/archives/2010-01-04.html" calcext:value-type="string">
            <text:p>http://blog.livedoor.jp/yoshino712/archives/2010-01-04.html</text:p>
          </table:table-cell>
          <table:table-cell/>
          <table:table-cell table:formula="of:=[.C850]+1" office:value-type="date" office:date-value="2010-01-04" calcext:value-type="date">
            <text:p>01/04/10</text:p>
          </table:table-cell>
          <table:table-cell table:number-columns-repeated="2"/>
        </table:table-row>
        <table:table-row table:style-name="ro1">
          <table:table-cell table:formula="of:=COM.MICROSOFT.CONCAT([.B$299];YEAR([.C852]);[.E$299];TEXT(MONTH([.C852]);&quot;00&quot;);[.E$299];TEXT(DAY([.C852]);&quot;00&quot;);[.D$299])" office:value-type="string" office:string-value="http://blog.livedoor.jp/yoshino712/archives/2010-01-05.html" calcext:value-type="string">
            <text:p>http://blog.livedoor.jp/yoshino712/archives/2010-01-05.html</text:p>
          </table:table-cell>
          <table:table-cell/>
          <table:table-cell table:formula="of:=[.C851]+1" office:value-type="date" office:date-value="2010-01-05" calcext:value-type="date">
            <text:p>01/05/10</text:p>
          </table:table-cell>
          <table:table-cell table:number-columns-repeated="2"/>
        </table:table-row>
        <table:table-row table:style-name="ro1">
          <table:table-cell table:formula="of:=COM.MICROSOFT.CONCAT([.B$299];YEAR([.C853]);[.E$299];TEXT(MONTH([.C853]);&quot;00&quot;);[.E$299];TEXT(DAY([.C853]);&quot;00&quot;);[.D$299])" office:value-type="string" office:string-value="http://blog.livedoor.jp/yoshino712/archives/2010-01-06.html" calcext:value-type="string">
            <text:p>http://blog.livedoor.jp/yoshino712/archives/2010-01-06.html</text:p>
          </table:table-cell>
          <table:table-cell/>
          <table:table-cell table:formula="of:=[.C852]+1" office:value-type="date" office:date-value="2010-01-06" calcext:value-type="date">
            <text:p>01/06/10</text:p>
          </table:table-cell>
          <table:table-cell table:number-columns-repeated="2"/>
        </table:table-row>
        <table:table-row table:style-name="ro1">
          <table:table-cell table:formula="of:=COM.MICROSOFT.CONCAT([.B$299];YEAR([.C854]);[.E$299];TEXT(MONTH([.C854]);&quot;00&quot;);[.E$299];TEXT(DAY([.C854]);&quot;00&quot;);[.D$299])" office:value-type="string" office:string-value="http://blog.livedoor.jp/yoshino712/archives/2010-01-07.html" calcext:value-type="string">
            <text:p>http://blog.livedoor.jp/yoshino712/archives/2010-01-07.html</text:p>
          </table:table-cell>
          <table:table-cell/>
          <table:table-cell table:formula="of:=[.C853]+1" office:value-type="date" office:date-value="2010-01-07" calcext:value-type="date">
            <text:p>01/07/10</text:p>
          </table:table-cell>
          <table:table-cell table:number-columns-repeated="2"/>
        </table:table-row>
        <table:table-row table:style-name="ro1">
          <table:table-cell table:formula="of:=COM.MICROSOFT.CONCAT([.B$299];YEAR([.C855]);[.E$299];TEXT(MONTH([.C855]);&quot;00&quot;);[.E$299];TEXT(DAY([.C855]);&quot;00&quot;);[.D$299])" office:value-type="string" office:string-value="http://blog.livedoor.jp/yoshino712/archives/2010-01-08.html" calcext:value-type="string">
            <text:p>http://blog.livedoor.jp/yoshino712/archives/2010-01-08.html</text:p>
          </table:table-cell>
          <table:table-cell/>
          <table:table-cell table:formula="of:=[.C854]+1" office:value-type="date" office:date-value="2010-01-08" calcext:value-type="date">
            <text:p>01/08/10</text:p>
          </table:table-cell>
          <table:table-cell table:number-columns-repeated="2"/>
        </table:table-row>
        <table:table-row table:style-name="ro1">
          <table:table-cell table:formula="of:=COM.MICROSOFT.CONCAT([.B$299];YEAR([.C856]);[.E$299];TEXT(MONTH([.C856]);&quot;00&quot;);[.E$299];TEXT(DAY([.C856]);&quot;00&quot;);[.D$299])" office:value-type="string" office:string-value="http://blog.livedoor.jp/yoshino712/archives/2010-01-09.html" calcext:value-type="string">
            <text:p>http://blog.livedoor.jp/yoshino712/archives/2010-01-09.html</text:p>
          </table:table-cell>
          <table:table-cell/>
          <table:table-cell table:formula="of:=[.C855]+1" office:value-type="date" office:date-value="2010-01-09" calcext:value-type="date">
            <text:p>01/09/10</text:p>
          </table:table-cell>
          <table:table-cell table:number-columns-repeated="2"/>
        </table:table-row>
        <table:table-row table:style-name="ro1">
          <table:table-cell table:formula="of:=COM.MICROSOFT.CONCAT([.B$299];YEAR([.C857]);[.E$299];TEXT(MONTH([.C857]);&quot;00&quot;);[.E$299];TEXT(DAY([.C857]);&quot;00&quot;);[.D$299])" office:value-type="string" office:string-value="http://blog.livedoor.jp/yoshino712/archives/2010-01-10.html" calcext:value-type="string">
            <text:p>http://blog.livedoor.jp/yoshino712/archives/2010-01-10.html</text:p>
          </table:table-cell>
          <table:table-cell/>
          <table:table-cell table:formula="of:=[.C856]+1" office:value-type="date" office:date-value="2010-01-10" calcext:value-type="date">
            <text:p>01/10/10</text:p>
          </table:table-cell>
          <table:table-cell table:number-columns-repeated="2"/>
        </table:table-row>
        <table:table-row table:style-name="ro1">
          <table:table-cell table:formula="of:=COM.MICROSOFT.CONCAT([.B$299];YEAR([.C858]);[.E$299];TEXT(MONTH([.C858]);&quot;00&quot;);[.E$299];TEXT(DAY([.C858]);&quot;00&quot;);[.D$299])" office:value-type="string" office:string-value="http://blog.livedoor.jp/yoshino712/archives/2010-01-11.html" calcext:value-type="string">
            <text:p>http://blog.livedoor.jp/yoshino712/archives/2010-01-11.html</text:p>
          </table:table-cell>
          <table:table-cell/>
          <table:table-cell table:formula="of:=[.C857]+1" office:value-type="date" office:date-value="2010-01-11" calcext:value-type="date">
            <text:p>01/11/10</text:p>
          </table:table-cell>
          <table:table-cell table:number-columns-repeated="2"/>
        </table:table-row>
        <table:table-row table:style-name="ro1">
          <table:table-cell table:formula="of:=COM.MICROSOFT.CONCAT([.B$299];YEAR([.C859]);[.E$299];TEXT(MONTH([.C859]);&quot;00&quot;);[.E$299];TEXT(DAY([.C859]);&quot;00&quot;);[.D$299])" office:value-type="string" office:string-value="http://blog.livedoor.jp/yoshino712/archives/2010-01-12.html" calcext:value-type="string">
            <text:p>http://blog.livedoor.jp/yoshino712/archives/2010-01-12.html</text:p>
          </table:table-cell>
          <table:table-cell/>
          <table:table-cell table:formula="of:=[.C858]+1" office:value-type="date" office:date-value="2010-01-12" calcext:value-type="date">
            <text:p>01/12/10</text:p>
          </table:table-cell>
          <table:table-cell table:number-columns-repeated="2"/>
        </table:table-row>
        <table:table-row table:style-name="ro1">
          <table:table-cell table:formula="of:=COM.MICROSOFT.CONCAT([.B$299];YEAR([.C860]);[.E$299];TEXT(MONTH([.C860]);&quot;00&quot;);[.E$299];TEXT(DAY([.C860]);&quot;00&quot;);[.D$299])" office:value-type="string" office:string-value="http://blog.livedoor.jp/yoshino712/archives/2010-01-13.html" calcext:value-type="string">
            <text:p>http://blog.livedoor.jp/yoshino712/archives/2010-01-13.html</text:p>
          </table:table-cell>
          <table:table-cell/>
          <table:table-cell table:formula="of:=[.C859]+1" office:value-type="date" office:date-value="2010-01-13" calcext:value-type="date">
            <text:p>01/13/10</text:p>
          </table:table-cell>
          <table:table-cell table:number-columns-repeated="2"/>
        </table:table-row>
        <table:table-row table:style-name="ro1">
          <table:table-cell table:formula="of:=COM.MICROSOFT.CONCAT([.B$299];YEAR([.C861]);[.E$299];TEXT(MONTH([.C861]);&quot;00&quot;);[.E$299];TEXT(DAY([.C861]);&quot;00&quot;);[.D$299])" office:value-type="string" office:string-value="http://blog.livedoor.jp/yoshino712/archives/2010-01-14.html" calcext:value-type="string">
            <text:p>http://blog.livedoor.jp/yoshino712/archives/2010-01-14.html</text:p>
          </table:table-cell>
          <table:table-cell/>
          <table:table-cell table:formula="of:=[.C860]+1" office:value-type="date" office:date-value="2010-01-14" calcext:value-type="date">
            <text:p>01/14/10</text:p>
          </table:table-cell>
          <table:table-cell table:number-columns-repeated="2"/>
        </table:table-row>
        <table:table-row table:style-name="ro1">
          <table:table-cell table:formula="of:=COM.MICROSOFT.CONCAT([.B$299];YEAR([.C862]);[.E$299];TEXT(MONTH([.C862]);&quot;00&quot;);[.E$299];TEXT(DAY([.C862]);&quot;00&quot;);[.D$299])" office:value-type="string" office:string-value="http://blog.livedoor.jp/yoshino712/archives/2010-01-15.html" calcext:value-type="string">
            <text:p>http://blog.livedoor.jp/yoshino712/archives/2010-01-15.html</text:p>
          </table:table-cell>
          <table:table-cell/>
          <table:table-cell table:formula="of:=[.C861]+1" office:value-type="date" office:date-value="2010-01-15" calcext:value-type="date">
            <text:p>01/15/10</text:p>
          </table:table-cell>
          <table:table-cell table:number-columns-repeated="2"/>
        </table:table-row>
        <table:table-row table:style-name="ro1">
          <table:table-cell table:formula="of:=COM.MICROSOFT.CONCAT([.B$299];YEAR([.C863]);[.E$299];TEXT(MONTH([.C863]);&quot;00&quot;);[.E$299];TEXT(DAY([.C863]);&quot;00&quot;);[.D$299])" office:value-type="string" office:string-value="http://blog.livedoor.jp/yoshino712/archives/2010-01-16.html" calcext:value-type="string">
            <text:p>http://blog.livedoor.jp/yoshino712/archives/2010-01-16.html</text:p>
          </table:table-cell>
          <table:table-cell/>
          <table:table-cell table:formula="of:=[.C862]+1" office:value-type="date" office:date-value="2010-01-16" calcext:value-type="date">
            <text:p>01/16/10</text:p>
          </table:table-cell>
          <table:table-cell table:number-columns-repeated="2"/>
        </table:table-row>
        <table:table-row table:style-name="ro1">
          <table:table-cell table:formula="of:=COM.MICROSOFT.CONCAT([.B$299];YEAR([.C864]);[.E$299];TEXT(MONTH([.C864]);&quot;00&quot;);[.E$299];TEXT(DAY([.C864]);&quot;00&quot;);[.D$299])" office:value-type="string" office:string-value="http://blog.livedoor.jp/yoshino712/archives/2010-01-17.html" calcext:value-type="string">
            <text:p>http://blog.livedoor.jp/yoshino712/archives/2010-01-17.html</text:p>
          </table:table-cell>
          <table:table-cell/>
          <table:table-cell table:formula="of:=[.C863]+1" office:value-type="date" office:date-value="2010-01-17" calcext:value-type="date">
            <text:p>01/17/10</text:p>
          </table:table-cell>
          <table:table-cell table:number-columns-repeated="2"/>
        </table:table-row>
        <table:table-row table:style-name="ro1">
          <table:table-cell table:formula="of:=COM.MICROSOFT.CONCAT([.B$299];YEAR([.C865]);[.E$299];TEXT(MONTH([.C865]);&quot;00&quot;);[.E$299];TEXT(DAY([.C865]);&quot;00&quot;);[.D$299])" office:value-type="string" office:string-value="http://blog.livedoor.jp/yoshino712/archives/2010-01-18.html" calcext:value-type="string">
            <text:p>http://blog.livedoor.jp/yoshino712/archives/2010-01-18.html</text:p>
          </table:table-cell>
          <table:table-cell/>
          <table:table-cell table:formula="of:=[.C864]+1" office:value-type="date" office:date-value="2010-01-18" calcext:value-type="date">
            <text:p>01/18/10</text:p>
          </table:table-cell>
          <table:table-cell table:number-columns-repeated="2"/>
        </table:table-row>
        <table:table-row table:style-name="ro1">
          <table:table-cell table:formula="of:=COM.MICROSOFT.CONCAT([.B$299];YEAR([.C866]);[.E$299];TEXT(MONTH([.C866]);&quot;00&quot;);[.E$299];TEXT(DAY([.C866]);&quot;00&quot;);[.D$299])" office:value-type="string" office:string-value="http://blog.livedoor.jp/yoshino712/archives/2010-01-19.html" calcext:value-type="string">
            <text:p>http://blog.livedoor.jp/yoshino712/archives/2010-01-19.html</text:p>
          </table:table-cell>
          <table:table-cell/>
          <table:table-cell table:formula="of:=[.C865]+1" office:value-type="date" office:date-value="2010-01-19" calcext:value-type="date">
            <text:p>01/19/10</text:p>
          </table:table-cell>
          <table:table-cell table:number-columns-repeated="2"/>
        </table:table-row>
        <table:table-row table:style-name="ro1">
          <table:table-cell table:formula="of:=COM.MICROSOFT.CONCAT([.B$299];YEAR([.C867]);[.E$299];TEXT(MONTH([.C867]);&quot;00&quot;);[.E$299];TEXT(DAY([.C867]);&quot;00&quot;);[.D$299])" office:value-type="string" office:string-value="http://blog.livedoor.jp/yoshino712/archives/2010-01-20.html" calcext:value-type="string">
            <text:p>http://blog.livedoor.jp/yoshino712/archives/2010-01-20.html</text:p>
          </table:table-cell>
          <table:table-cell/>
          <table:table-cell table:formula="of:=[.C866]+1" office:value-type="date" office:date-value="2010-01-20" calcext:value-type="date">
            <text:p>01/20/10</text:p>
          </table:table-cell>
          <table:table-cell table:number-columns-repeated="2"/>
        </table:table-row>
        <table:table-row table:style-name="ro1">
          <table:table-cell table:formula="of:=COM.MICROSOFT.CONCAT([.B$299];YEAR([.C868]);[.E$299];TEXT(MONTH([.C868]);&quot;00&quot;);[.E$299];TEXT(DAY([.C868]);&quot;00&quot;);[.D$299])" office:value-type="string" office:string-value="http://blog.livedoor.jp/yoshino712/archives/2010-01-21.html" calcext:value-type="string">
            <text:p>http://blog.livedoor.jp/yoshino712/archives/2010-01-21.html</text:p>
          </table:table-cell>
          <table:table-cell/>
          <table:table-cell table:formula="of:=[.C867]+1" office:value-type="date" office:date-value="2010-01-21" calcext:value-type="date">
            <text:p>01/21/10</text:p>
          </table:table-cell>
          <table:table-cell table:number-columns-repeated="2"/>
        </table:table-row>
        <table:table-row table:style-name="ro1">
          <table:table-cell table:formula="of:=COM.MICROSOFT.CONCAT([.B$299];YEAR([.C869]);[.E$299];TEXT(MONTH([.C869]);&quot;00&quot;);[.E$299];TEXT(DAY([.C869]);&quot;00&quot;);[.D$299])" office:value-type="string" office:string-value="http://blog.livedoor.jp/yoshino712/archives/2010-01-22.html" calcext:value-type="string">
            <text:p>http://blog.livedoor.jp/yoshino712/archives/2010-01-22.html</text:p>
          </table:table-cell>
          <table:table-cell/>
          <table:table-cell table:formula="of:=[.C868]+1" office:value-type="date" office:date-value="2010-01-22" calcext:value-type="date">
            <text:p>01/22/10</text:p>
          </table:table-cell>
          <table:table-cell table:number-columns-repeated="2"/>
        </table:table-row>
        <table:table-row table:style-name="ro1">
          <table:table-cell table:formula="of:=COM.MICROSOFT.CONCAT([.B$299];YEAR([.C870]);[.E$299];TEXT(MONTH([.C870]);&quot;00&quot;);[.E$299];TEXT(DAY([.C870]);&quot;00&quot;);[.D$299])" office:value-type="string" office:string-value="http://blog.livedoor.jp/yoshino712/archives/2010-01-23.html" calcext:value-type="string">
            <text:p>http://blog.livedoor.jp/yoshino712/archives/2010-01-23.html</text:p>
          </table:table-cell>
          <table:table-cell/>
          <table:table-cell table:formula="of:=[.C869]+1" office:value-type="date" office:date-value="2010-01-23" calcext:value-type="date">
            <text:p>01/23/10</text:p>
          </table:table-cell>
          <table:table-cell table:number-columns-repeated="2"/>
        </table:table-row>
        <table:table-row table:style-name="ro1">
          <table:table-cell table:formula="of:=COM.MICROSOFT.CONCAT([.B$299];YEAR([.C871]);[.E$299];TEXT(MONTH([.C871]);&quot;00&quot;);[.E$299];TEXT(DAY([.C871]);&quot;00&quot;);[.D$299])" office:value-type="string" office:string-value="http://blog.livedoor.jp/yoshino712/archives/2010-01-24.html" calcext:value-type="string">
            <text:p>http://blog.livedoor.jp/yoshino712/archives/2010-01-24.html</text:p>
          </table:table-cell>
          <table:table-cell/>
          <table:table-cell table:formula="of:=[.C870]+1" office:value-type="date" office:date-value="2010-01-24" calcext:value-type="date">
            <text:p>01/24/10</text:p>
          </table:table-cell>
          <table:table-cell table:number-columns-repeated="2"/>
        </table:table-row>
        <table:table-row table:style-name="ro1">
          <table:table-cell table:formula="of:=COM.MICROSOFT.CONCAT([.B$299];YEAR([.C872]);[.E$299];TEXT(MONTH([.C872]);&quot;00&quot;);[.E$299];TEXT(DAY([.C872]);&quot;00&quot;);[.D$299])" office:value-type="string" office:string-value="http://blog.livedoor.jp/yoshino712/archives/2010-01-25.html" calcext:value-type="string">
            <text:p>http://blog.livedoor.jp/yoshino712/archives/2010-01-25.html</text:p>
          </table:table-cell>
          <table:table-cell/>
          <table:table-cell table:formula="of:=[.C871]+1" office:value-type="date" office:date-value="2010-01-25" calcext:value-type="date">
            <text:p>01/25/10</text:p>
          </table:table-cell>
          <table:table-cell table:number-columns-repeated="2"/>
        </table:table-row>
        <table:table-row table:style-name="ro1">
          <table:table-cell table:formula="of:=COM.MICROSOFT.CONCAT([.B$299];YEAR([.C873]);[.E$299];TEXT(MONTH([.C873]);&quot;00&quot;);[.E$299];TEXT(DAY([.C873]);&quot;00&quot;);[.D$299])" office:value-type="string" office:string-value="http://blog.livedoor.jp/yoshino712/archives/2010-01-26.html" calcext:value-type="string">
            <text:p>http://blog.livedoor.jp/yoshino712/archives/2010-01-26.html</text:p>
          </table:table-cell>
          <table:table-cell/>
          <table:table-cell table:formula="of:=[.C872]+1" office:value-type="date" office:date-value="2010-01-26" calcext:value-type="date">
            <text:p>01/26/10</text:p>
          </table:table-cell>
          <table:table-cell table:number-columns-repeated="2"/>
        </table:table-row>
        <table:table-row table:style-name="ro1">
          <table:table-cell table:formula="of:=COM.MICROSOFT.CONCAT([.B$299];YEAR([.C874]);[.E$299];TEXT(MONTH([.C874]);&quot;00&quot;);[.E$299];TEXT(DAY([.C874]);&quot;00&quot;);[.D$299])" office:value-type="string" office:string-value="http://blog.livedoor.jp/yoshino712/archives/2010-01-27.html" calcext:value-type="string">
            <text:p>http://blog.livedoor.jp/yoshino712/archives/2010-01-27.html</text:p>
          </table:table-cell>
          <table:table-cell/>
          <table:table-cell table:formula="of:=[.C873]+1" office:value-type="date" office:date-value="2010-01-27" calcext:value-type="date">
            <text:p>01/27/10</text:p>
          </table:table-cell>
          <table:table-cell table:number-columns-repeated="2"/>
        </table:table-row>
        <table:table-row table:style-name="ro1">
          <table:table-cell table:formula="of:=COM.MICROSOFT.CONCAT([.B$299];YEAR([.C875]);[.E$299];TEXT(MONTH([.C875]);&quot;00&quot;);[.E$299];TEXT(DAY([.C875]);&quot;00&quot;);[.D$299])" office:value-type="string" office:string-value="http://blog.livedoor.jp/yoshino712/archives/2010-01-28.html" calcext:value-type="string">
            <text:p>http://blog.livedoor.jp/yoshino712/archives/2010-01-28.html</text:p>
          </table:table-cell>
          <table:table-cell/>
          <table:table-cell table:formula="of:=[.C874]+1" office:value-type="date" office:date-value="2010-01-28" calcext:value-type="date">
            <text:p>01/28/10</text:p>
          </table:table-cell>
          <table:table-cell table:number-columns-repeated="2"/>
        </table:table-row>
        <table:table-row table:style-name="ro1">
          <table:table-cell table:formula="of:=COM.MICROSOFT.CONCAT([.B$299];YEAR([.C876]);[.E$299];TEXT(MONTH([.C876]);&quot;00&quot;);[.E$299];TEXT(DAY([.C876]);&quot;00&quot;);[.D$299])" office:value-type="string" office:string-value="http://blog.livedoor.jp/yoshino712/archives/2010-01-29.html" calcext:value-type="string">
            <text:p>http://blog.livedoor.jp/yoshino712/archives/2010-01-29.html</text:p>
          </table:table-cell>
          <table:table-cell/>
          <table:table-cell table:formula="of:=[.C875]+1" office:value-type="date" office:date-value="2010-01-29" calcext:value-type="date">
            <text:p>01/29/10</text:p>
          </table:table-cell>
          <table:table-cell table:number-columns-repeated="2"/>
        </table:table-row>
        <table:table-row table:style-name="ro1">
          <table:table-cell table:formula="of:=COM.MICROSOFT.CONCAT([.B$299];YEAR([.C877]);[.E$299];TEXT(MONTH([.C877]);&quot;00&quot;);[.E$299];TEXT(DAY([.C877]);&quot;00&quot;);[.D$299])" office:value-type="string" office:string-value="http://blog.livedoor.jp/yoshino712/archives/2010-01-30.html" calcext:value-type="string">
            <text:p>http://blog.livedoor.jp/yoshino712/archives/2010-01-30.html</text:p>
          </table:table-cell>
          <table:table-cell/>
          <table:table-cell table:formula="of:=[.C876]+1" office:value-type="date" office:date-value="2010-01-30" calcext:value-type="date">
            <text:p>01/30/10</text:p>
          </table:table-cell>
          <table:table-cell table:number-columns-repeated="2"/>
        </table:table-row>
        <table:table-row table:style-name="ro1">
          <table:table-cell table:formula="of:=COM.MICROSOFT.CONCAT([.B$299];YEAR([.C878]);[.E$299];TEXT(MONTH([.C878]);&quot;00&quot;);[.E$299];TEXT(DAY([.C878]);&quot;00&quot;);[.D$299])" office:value-type="string" office:string-value="http://blog.livedoor.jp/yoshino712/archives/2010-01-31.html" calcext:value-type="string">
            <text:p>http://blog.livedoor.jp/yoshino712/archives/2010-01-31.html</text:p>
          </table:table-cell>
          <table:table-cell/>
          <table:table-cell table:formula="of:=[.C877]+1" office:value-type="date" office:date-value="2010-01-31" calcext:value-type="date">
            <text:p>01/31/10</text:p>
          </table:table-cell>
          <table:table-cell table:number-columns-repeated="2"/>
        </table:table-row>
        <table:table-row table:style-name="ro1">
          <table:table-cell table:formula="of:=COM.MICROSOFT.CONCAT([.B$299];YEAR([.C879]);[.E$299];TEXT(MONTH([.C879]);&quot;00&quot;);[.E$299];TEXT(DAY([.C879]);&quot;00&quot;);[.D$299])" office:value-type="string" office:string-value="http://blog.livedoor.jp/yoshino712/archives/2010-02-01.html" calcext:value-type="string">
            <text:p>http://blog.livedoor.jp/yoshino712/archives/2010-02-01.html</text:p>
          </table:table-cell>
          <table:table-cell/>
          <table:table-cell table:formula="of:=[.C878]+1" office:value-type="date" office:date-value="2010-02-01" calcext:value-type="date">
            <text:p>02/01/10</text:p>
          </table:table-cell>
          <table:table-cell table:number-columns-repeated="2"/>
        </table:table-row>
        <table:table-row table:style-name="ro1">
          <table:table-cell table:formula="of:=COM.MICROSOFT.CONCAT([.B$299];YEAR([.C880]);[.E$299];TEXT(MONTH([.C880]);&quot;00&quot;);[.E$299];TEXT(DAY([.C880]);&quot;00&quot;);[.D$299])" office:value-type="string" office:string-value="http://blog.livedoor.jp/yoshino712/archives/2010-02-02.html" calcext:value-type="string">
            <text:p>http://blog.livedoor.jp/yoshino712/archives/2010-02-02.html</text:p>
          </table:table-cell>
          <table:table-cell/>
          <table:table-cell table:formula="of:=[.C879]+1" office:value-type="date" office:date-value="2010-02-02" calcext:value-type="date">
            <text:p>02/02/10</text:p>
          </table:table-cell>
          <table:table-cell table:number-columns-repeated="2"/>
        </table:table-row>
        <table:table-row table:style-name="ro1">
          <table:table-cell table:formula="of:=COM.MICROSOFT.CONCAT([.B$299];YEAR([.C881]);[.E$299];TEXT(MONTH([.C881]);&quot;00&quot;);[.E$299];TEXT(DAY([.C881]);&quot;00&quot;);[.D$299])" office:value-type="string" office:string-value="http://blog.livedoor.jp/yoshino712/archives/2010-02-03.html" calcext:value-type="string">
            <text:p>http://blog.livedoor.jp/yoshino712/archives/2010-02-03.html</text:p>
          </table:table-cell>
          <table:table-cell/>
          <table:table-cell table:formula="of:=[.C880]+1" office:value-type="date" office:date-value="2010-02-03" calcext:value-type="date">
            <text:p>02/03/10</text:p>
          </table:table-cell>
          <table:table-cell table:number-columns-repeated="2"/>
        </table:table-row>
        <table:table-row table:style-name="ro1">
          <table:table-cell table:formula="of:=COM.MICROSOFT.CONCAT([.B$299];YEAR([.C882]);[.E$299];TEXT(MONTH([.C882]);&quot;00&quot;);[.E$299];TEXT(DAY([.C882]);&quot;00&quot;);[.D$299])" office:value-type="string" office:string-value="http://blog.livedoor.jp/yoshino712/archives/2010-02-04.html" calcext:value-type="string">
            <text:p>http://blog.livedoor.jp/yoshino712/archives/2010-02-04.html</text:p>
          </table:table-cell>
          <table:table-cell/>
          <table:table-cell table:formula="of:=[.C881]+1" office:value-type="date" office:date-value="2010-02-04" calcext:value-type="date">
            <text:p>02/04/10</text:p>
          </table:table-cell>
          <table:table-cell table:number-columns-repeated="2"/>
        </table:table-row>
        <table:table-row table:style-name="ro1">
          <table:table-cell table:formula="of:=COM.MICROSOFT.CONCAT([.B$299];YEAR([.C883]);[.E$299];TEXT(MONTH([.C883]);&quot;00&quot;);[.E$299];TEXT(DAY([.C883]);&quot;00&quot;);[.D$299])" office:value-type="string" office:string-value="http://blog.livedoor.jp/yoshino712/archives/2010-02-05.html" calcext:value-type="string">
            <text:p>http://blog.livedoor.jp/yoshino712/archives/2010-02-05.html</text:p>
          </table:table-cell>
          <table:table-cell/>
          <table:table-cell table:formula="of:=[.C882]+1" office:value-type="date" office:date-value="2010-02-05" calcext:value-type="date">
            <text:p>02/05/10</text:p>
          </table:table-cell>
          <table:table-cell table:number-columns-repeated="2"/>
        </table:table-row>
        <table:table-row table:style-name="ro1">
          <table:table-cell table:formula="of:=COM.MICROSOFT.CONCAT([.B$299];YEAR([.C884]);[.E$299];TEXT(MONTH([.C884]);&quot;00&quot;);[.E$299];TEXT(DAY([.C884]);&quot;00&quot;);[.D$299])" office:value-type="string" office:string-value="http://blog.livedoor.jp/yoshino712/archives/2010-02-06.html" calcext:value-type="string">
            <text:p>http://blog.livedoor.jp/yoshino712/archives/2010-02-06.html</text:p>
          </table:table-cell>
          <table:table-cell/>
          <table:table-cell table:formula="of:=[.C883]+1" office:value-type="date" office:date-value="2010-02-06" calcext:value-type="date">
            <text:p>02/06/10</text:p>
          </table:table-cell>
          <table:table-cell table:number-columns-repeated="2"/>
        </table:table-row>
        <table:table-row table:style-name="ro1">
          <table:table-cell table:formula="of:=COM.MICROSOFT.CONCAT([.B$299];YEAR([.C885]);[.E$299];TEXT(MONTH([.C885]);&quot;00&quot;);[.E$299];TEXT(DAY([.C885]);&quot;00&quot;);[.D$299])" office:value-type="string" office:string-value="http://blog.livedoor.jp/yoshino712/archives/2010-02-07.html" calcext:value-type="string">
            <text:p>http://blog.livedoor.jp/yoshino712/archives/2010-02-07.html</text:p>
          </table:table-cell>
          <table:table-cell/>
          <table:table-cell table:formula="of:=[.C884]+1" office:value-type="date" office:date-value="2010-02-07" calcext:value-type="date">
            <text:p>02/07/10</text:p>
          </table:table-cell>
          <table:table-cell table:number-columns-repeated="2"/>
        </table:table-row>
        <table:table-row table:style-name="ro1">
          <table:table-cell table:formula="of:=COM.MICROSOFT.CONCAT([.B$299];YEAR([.C886]);[.E$299];TEXT(MONTH([.C886]);&quot;00&quot;);[.E$299];TEXT(DAY([.C886]);&quot;00&quot;);[.D$299])" office:value-type="string" office:string-value="http://blog.livedoor.jp/yoshino712/archives/2010-02-08.html" calcext:value-type="string">
            <text:p>http://blog.livedoor.jp/yoshino712/archives/2010-02-08.html</text:p>
          </table:table-cell>
          <table:table-cell/>
          <table:table-cell table:formula="of:=[.C885]+1" office:value-type="date" office:date-value="2010-02-08" calcext:value-type="date">
            <text:p>02/08/10</text:p>
          </table:table-cell>
          <table:table-cell table:number-columns-repeated="2"/>
        </table:table-row>
        <table:table-row table:style-name="ro1">
          <table:table-cell table:formula="of:=COM.MICROSOFT.CONCAT([.B$299];YEAR([.C887]);[.E$299];TEXT(MONTH([.C887]);&quot;00&quot;);[.E$299];TEXT(DAY([.C887]);&quot;00&quot;);[.D$299])" office:value-type="string" office:string-value="http://blog.livedoor.jp/yoshino712/archives/2010-02-09.html" calcext:value-type="string">
            <text:p>http://blog.livedoor.jp/yoshino712/archives/2010-02-09.html</text:p>
          </table:table-cell>
          <table:table-cell/>
          <table:table-cell table:formula="of:=[.C886]+1" office:value-type="date" office:date-value="2010-02-09" calcext:value-type="date">
            <text:p>02/09/10</text:p>
          </table:table-cell>
          <table:table-cell table:number-columns-repeated="2"/>
        </table:table-row>
        <table:table-row table:style-name="ro1">
          <table:table-cell table:formula="of:=COM.MICROSOFT.CONCAT([.B$299];YEAR([.C888]);[.E$299];TEXT(MONTH([.C888]);&quot;00&quot;);[.E$299];TEXT(DAY([.C888]);&quot;00&quot;);[.D$299])" office:value-type="string" office:string-value="http://blog.livedoor.jp/yoshino712/archives/2010-02-10.html" calcext:value-type="string">
            <text:p>http://blog.livedoor.jp/yoshino712/archives/2010-02-10.html</text:p>
          </table:table-cell>
          <table:table-cell/>
          <table:table-cell table:formula="of:=[.C887]+1" office:value-type="date" office:date-value="2010-02-10" calcext:value-type="date">
            <text:p>02/10/10</text:p>
          </table:table-cell>
          <table:table-cell table:number-columns-repeated="2"/>
        </table:table-row>
        <table:table-row table:style-name="ro1">
          <table:table-cell table:formula="of:=COM.MICROSOFT.CONCAT([.B$299];YEAR([.C889]);[.E$299];TEXT(MONTH([.C889]);&quot;00&quot;);[.E$299];TEXT(DAY([.C889]);&quot;00&quot;);[.D$299])" office:value-type="string" office:string-value="http://blog.livedoor.jp/yoshino712/archives/2010-02-11.html" calcext:value-type="string">
            <text:p>http://blog.livedoor.jp/yoshino712/archives/2010-02-11.html</text:p>
          </table:table-cell>
          <table:table-cell/>
          <table:table-cell table:formula="of:=[.C888]+1" office:value-type="date" office:date-value="2010-02-11" calcext:value-type="date">
            <text:p>02/11/10</text:p>
          </table:table-cell>
          <table:table-cell table:number-columns-repeated="2"/>
        </table:table-row>
        <table:table-row table:style-name="ro1">
          <table:table-cell table:formula="of:=COM.MICROSOFT.CONCAT([.B$299];YEAR([.C890]);[.E$299];TEXT(MONTH([.C890]);&quot;00&quot;);[.E$299];TEXT(DAY([.C890]);&quot;00&quot;);[.D$299])" office:value-type="string" office:string-value="http://blog.livedoor.jp/yoshino712/archives/2010-02-12.html" calcext:value-type="string">
            <text:p>http://blog.livedoor.jp/yoshino712/archives/2010-02-12.html</text:p>
          </table:table-cell>
          <table:table-cell/>
          <table:table-cell table:formula="of:=[.C889]+1" office:value-type="date" office:date-value="2010-02-12" calcext:value-type="date">
            <text:p>02/12/10</text:p>
          </table:table-cell>
          <table:table-cell table:number-columns-repeated="2"/>
        </table:table-row>
        <table:table-row table:style-name="ro1">
          <table:table-cell table:formula="of:=COM.MICROSOFT.CONCAT([.B$299];YEAR([.C891]);[.E$299];TEXT(MONTH([.C891]);&quot;00&quot;);[.E$299];TEXT(DAY([.C891]);&quot;00&quot;);[.D$299])" office:value-type="string" office:string-value="http://blog.livedoor.jp/yoshino712/archives/2010-02-13.html" calcext:value-type="string">
            <text:p>http://blog.livedoor.jp/yoshino712/archives/2010-02-13.html</text:p>
          </table:table-cell>
          <table:table-cell/>
          <table:table-cell table:formula="of:=[.C890]+1" office:value-type="date" office:date-value="2010-02-13" calcext:value-type="date">
            <text:p>02/13/10</text:p>
          </table:table-cell>
          <table:table-cell table:number-columns-repeated="2"/>
        </table:table-row>
        <table:table-row table:style-name="ro1">
          <table:table-cell table:formula="of:=COM.MICROSOFT.CONCAT([.B$299];YEAR([.C892]);[.E$299];TEXT(MONTH([.C892]);&quot;00&quot;);[.E$299];TEXT(DAY([.C892]);&quot;00&quot;);[.D$299])" office:value-type="string" office:string-value="http://blog.livedoor.jp/yoshino712/archives/2010-02-14.html" calcext:value-type="string">
            <text:p>http://blog.livedoor.jp/yoshino712/archives/2010-02-14.html</text:p>
          </table:table-cell>
          <table:table-cell/>
          <table:table-cell table:formula="of:=[.C891]+1" office:value-type="date" office:date-value="2010-02-14" calcext:value-type="date">
            <text:p>02/14/10</text:p>
          </table:table-cell>
          <table:table-cell table:number-columns-repeated="2"/>
        </table:table-row>
        <table:table-row table:style-name="ro1">
          <table:table-cell table:formula="of:=COM.MICROSOFT.CONCAT([.B$299];YEAR([.C893]);[.E$299];TEXT(MONTH([.C893]);&quot;00&quot;);[.E$299];TEXT(DAY([.C893]);&quot;00&quot;);[.D$299])" office:value-type="string" office:string-value="http://blog.livedoor.jp/yoshino712/archives/2010-02-15.html" calcext:value-type="string">
            <text:p>http://blog.livedoor.jp/yoshino712/archives/2010-02-15.html</text:p>
          </table:table-cell>
          <table:table-cell/>
          <table:table-cell table:formula="of:=[.C892]+1" office:value-type="date" office:date-value="2010-02-15" calcext:value-type="date">
            <text:p>02/15/10</text:p>
          </table:table-cell>
          <table:table-cell table:number-columns-repeated="2"/>
        </table:table-row>
        <table:table-row table:style-name="ro1">
          <table:table-cell table:formula="of:=COM.MICROSOFT.CONCAT([.B$299];YEAR([.C894]);[.E$299];TEXT(MONTH([.C894]);&quot;00&quot;);[.E$299];TEXT(DAY([.C894]);&quot;00&quot;);[.D$299])" office:value-type="string" office:string-value="http://blog.livedoor.jp/yoshino712/archives/2010-02-16.html" calcext:value-type="string">
            <text:p>http://blog.livedoor.jp/yoshino712/archives/2010-02-16.html</text:p>
          </table:table-cell>
          <table:table-cell/>
          <table:table-cell table:formula="of:=[.C893]+1" office:value-type="date" office:date-value="2010-02-16" calcext:value-type="date">
            <text:p>02/16/10</text:p>
          </table:table-cell>
          <table:table-cell table:number-columns-repeated="2"/>
        </table:table-row>
        <table:table-row table:style-name="ro1">
          <table:table-cell table:formula="of:=COM.MICROSOFT.CONCAT([.B$299];YEAR([.C895]);[.E$299];TEXT(MONTH([.C895]);&quot;00&quot;);[.E$299];TEXT(DAY([.C895]);&quot;00&quot;);[.D$299])" office:value-type="string" office:string-value="http://blog.livedoor.jp/yoshino712/archives/2010-02-17.html" calcext:value-type="string">
            <text:p>http://blog.livedoor.jp/yoshino712/archives/2010-02-17.html</text:p>
          </table:table-cell>
          <table:table-cell/>
          <table:table-cell table:formula="of:=[.C894]+1" office:value-type="date" office:date-value="2010-02-17" calcext:value-type="date">
            <text:p>02/17/10</text:p>
          </table:table-cell>
          <table:table-cell table:number-columns-repeated="2"/>
        </table:table-row>
        <table:table-row table:style-name="ro1">
          <table:table-cell table:formula="of:=COM.MICROSOFT.CONCAT([.B$299];YEAR([.C896]);[.E$299];TEXT(MONTH([.C896]);&quot;00&quot;);[.E$299];TEXT(DAY([.C896]);&quot;00&quot;);[.D$299])" office:value-type="string" office:string-value="http://blog.livedoor.jp/yoshino712/archives/2010-02-18.html" calcext:value-type="string">
            <text:p>http://blog.livedoor.jp/yoshino712/archives/2010-02-18.html</text:p>
          </table:table-cell>
          <table:table-cell/>
          <table:table-cell table:formula="of:=[.C895]+1" office:value-type="date" office:date-value="2010-02-18" calcext:value-type="date">
            <text:p>02/18/10</text:p>
          </table:table-cell>
          <table:table-cell table:number-columns-repeated="2"/>
        </table:table-row>
        <table:table-row table:style-name="ro1">
          <table:table-cell table:formula="of:=COM.MICROSOFT.CONCAT([.B$299];YEAR([.C897]);[.E$299];TEXT(MONTH([.C897]);&quot;00&quot;);[.E$299];TEXT(DAY([.C897]);&quot;00&quot;);[.D$299])" office:value-type="string" office:string-value="http://blog.livedoor.jp/yoshino712/archives/2010-02-19.html" calcext:value-type="string">
            <text:p>http://blog.livedoor.jp/yoshino712/archives/2010-02-19.html</text:p>
          </table:table-cell>
          <table:table-cell/>
          <table:table-cell table:formula="of:=[.C896]+1" office:value-type="date" office:date-value="2010-02-19" calcext:value-type="date">
            <text:p>02/19/10</text:p>
          </table:table-cell>
          <table:table-cell table:number-columns-repeated="2"/>
        </table:table-row>
        <table:table-row table:style-name="ro1">
          <table:table-cell table:formula="of:=COM.MICROSOFT.CONCAT([.B$299];YEAR([.C898]);[.E$299];TEXT(MONTH([.C898]);&quot;00&quot;);[.E$299];TEXT(DAY([.C898]);&quot;00&quot;);[.D$299])" office:value-type="string" office:string-value="http://blog.livedoor.jp/yoshino712/archives/2010-02-20.html" calcext:value-type="string">
            <text:p>http://blog.livedoor.jp/yoshino712/archives/2010-02-20.html</text:p>
          </table:table-cell>
          <table:table-cell/>
          <table:table-cell table:formula="of:=[.C897]+1" office:value-type="date" office:date-value="2010-02-20" calcext:value-type="date">
            <text:p>02/20/10</text:p>
          </table:table-cell>
          <table:table-cell table:number-columns-repeated="2"/>
        </table:table-row>
        <table:table-row table:style-name="ro1">
          <table:table-cell table:formula="of:=COM.MICROSOFT.CONCAT([.B$299];YEAR([.C899]);[.E$299];TEXT(MONTH([.C899]);&quot;00&quot;);[.E$299];TEXT(DAY([.C899]);&quot;00&quot;);[.D$299])" office:value-type="string" office:string-value="http://blog.livedoor.jp/yoshino712/archives/2010-02-21.html" calcext:value-type="string">
            <text:p>http://blog.livedoor.jp/yoshino712/archives/2010-02-21.html</text:p>
          </table:table-cell>
          <table:table-cell/>
          <table:table-cell table:formula="of:=[.C898]+1" office:value-type="date" office:date-value="2010-02-21" calcext:value-type="date">
            <text:p>02/21/10</text:p>
          </table:table-cell>
          <table:table-cell table:number-columns-repeated="2"/>
        </table:table-row>
        <table:table-row table:style-name="ro1">
          <table:table-cell table:formula="of:=COM.MICROSOFT.CONCAT([.B$299];YEAR([.C900]);[.E$299];TEXT(MONTH([.C900]);&quot;00&quot;);[.E$299];TEXT(DAY([.C900]);&quot;00&quot;);[.D$299])" office:value-type="string" office:string-value="http://blog.livedoor.jp/yoshino712/archives/2010-02-22.html" calcext:value-type="string">
            <text:p>http://blog.livedoor.jp/yoshino712/archives/2010-02-22.html</text:p>
          </table:table-cell>
          <table:table-cell/>
          <table:table-cell table:formula="of:=[.C899]+1" office:value-type="date" office:date-value="2010-02-22" calcext:value-type="date">
            <text:p>02/22/10</text:p>
          </table:table-cell>
          <table:table-cell table:number-columns-repeated="2"/>
        </table:table-row>
        <table:table-row table:style-name="ro1">
          <table:table-cell table:formula="of:=COM.MICROSOFT.CONCAT([.B$299];YEAR([.C901]);[.E$299];TEXT(MONTH([.C901]);&quot;00&quot;);[.E$299];TEXT(DAY([.C901]);&quot;00&quot;);[.D$299])" office:value-type="string" office:string-value="http://blog.livedoor.jp/yoshino712/archives/2010-02-23.html" calcext:value-type="string">
            <text:p>http://blog.livedoor.jp/yoshino712/archives/2010-02-23.html</text:p>
          </table:table-cell>
          <table:table-cell/>
          <table:table-cell table:formula="of:=[.C900]+1" office:value-type="date" office:date-value="2010-02-23" calcext:value-type="date">
            <text:p>02/23/10</text:p>
          </table:table-cell>
          <table:table-cell table:number-columns-repeated="2"/>
        </table:table-row>
        <table:table-row table:style-name="ro1">
          <table:table-cell table:formula="of:=COM.MICROSOFT.CONCAT([.B$299];YEAR([.C902]);[.E$299];TEXT(MONTH([.C902]);&quot;00&quot;);[.E$299];TEXT(DAY([.C902]);&quot;00&quot;);[.D$299])" office:value-type="string" office:string-value="http://blog.livedoor.jp/yoshino712/archives/2010-02-24.html" calcext:value-type="string">
            <text:p>http://blog.livedoor.jp/yoshino712/archives/2010-02-24.html</text:p>
          </table:table-cell>
          <table:table-cell/>
          <table:table-cell table:formula="of:=[.C901]+1" office:value-type="date" office:date-value="2010-02-24" calcext:value-type="date">
            <text:p>02/24/10</text:p>
          </table:table-cell>
          <table:table-cell table:number-columns-repeated="2"/>
        </table:table-row>
        <table:table-row table:style-name="ro1">
          <table:table-cell table:formula="of:=COM.MICROSOFT.CONCAT([.B$299];YEAR([.C903]);[.E$299];TEXT(MONTH([.C903]);&quot;00&quot;);[.E$299];TEXT(DAY([.C903]);&quot;00&quot;);[.D$299])" office:value-type="string" office:string-value="http://blog.livedoor.jp/yoshino712/archives/2010-02-25.html" calcext:value-type="string">
            <text:p>http://blog.livedoor.jp/yoshino712/archives/2010-02-25.html</text:p>
          </table:table-cell>
          <table:table-cell/>
          <table:table-cell table:formula="of:=[.C902]+1" office:value-type="date" office:date-value="2010-02-25" calcext:value-type="date">
            <text:p>02/25/10</text:p>
          </table:table-cell>
          <table:table-cell table:number-columns-repeated="2"/>
        </table:table-row>
        <table:table-row table:style-name="ro1">
          <table:table-cell table:formula="of:=COM.MICROSOFT.CONCAT([.B$299];YEAR([.C904]);[.E$299];TEXT(MONTH([.C904]);&quot;00&quot;);[.E$299];TEXT(DAY([.C904]);&quot;00&quot;);[.D$299])" office:value-type="string" office:string-value="http://blog.livedoor.jp/yoshino712/archives/2010-02-26.html" calcext:value-type="string">
            <text:p>http://blog.livedoor.jp/yoshino712/archives/2010-02-26.html</text:p>
          </table:table-cell>
          <table:table-cell/>
          <table:table-cell table:formula="of:=[.C903]+1" office:value-type="date" office:date-value="2010-02-26" calcext:value-type="date">
            <text:p>02/26/10</text:p>
          </table:table-cell>
          <table:table-cell table:number-columns-repeated="2"/>
        </table:table-row>
        <table:table-row table:style-name="ro1">
          <table:table-cell table:formula="of:=COM.MICROSOFT.CONCAT([.B$299];YEAR([.C905]);[.E$299];TEXT(MONTH([.C905]);&quot;00&quot;);[.E$299];TEXT(DAY([.C905]);&quot;00&quot;);[.D$299])" office:value-type="string" office:string-value="http://blog.livedoor.jp/yoshino712/archives/2010-02-27.html" calcext:value-type="string">
            <text:p>http://blog.livedoor.jp/yoshino712/archives/2010-02-27.html</text:p>
          </table:table-cell>
          <table:table-cell/>
          <table:table-cell table:formula="of:=[.C904]+1" office:value-type="date" office:date-value="2010-02-27" calcext:value-type="date">
            <text:p>02/27/10</text:p>
          </table:table-cell>
          <table:table-cell table:number-columns-repeated="2"/>
        </table:table-row>
        <table:table-row table:style-name="ro1">
          <table:table-cell table:formula="of:=COM.MICROSOFT.CONCAT([.B$299];YEAR([.C906]);[.E$299];TEXT(MONTH([.C906]);&quot;00&quot;);[.E$299];TEXT(DAY([.C906]);&quot;00&quot;);[.D$299])" office:value-type="string" office:string-value="http://blog.livedoor.jp/yoshino712/archives/2010-02-28.html" calcext:value-type="string">
            <text:p>http://blog.livedoor.jp/yoshino712/archives/2010-02-28.html</text:p>
          </table:table-cell>
          <table:table-cell/>
          <table:table-cell table:formula="of:=[.C905]+1" office:value-type="date" office:date-value="2010-02-28" calcext:value-type="date">
            <text:p>02/28/10</text:p>
          </table:table-cell>
          <table:table-cell table:number-columns-repeated="2"/>
        </table:table-row>
        <table:table-row table:style-name="ro1">
          <table:table-cell table:formula="of:=COM.MICROSOFT.CONCAT([.B$299];YEAR([.C907]);[.E$299];TEXT(MONTH([.C907]);&quot;00&quot;);[.E$299];TEXT(DAY([.C907]);&quot;00&quot;);[.D$299])" office:value-type="string" office:string-value="http://blog.livedoor.jp/yoshino712/archives/2010-03-01.html" calcext:value-type="string">
            <text:p>http://blog.livedoor.jp/yoshino712/archives/2010-03-01.html</text:p>
          </table:table-cell>
          <table:table-cell/>
          <table:table-cell table:formula="of:=[.C906]+1" office:value-type="date" office:date-value="2010-03-01" calcext:value-type="date">
            <text:p>03/01/10</text:p>
          </table:table-cell>
          <table:table-cell table:number-columns-repeated="2"/>
        </table:table-row>
        <table:table-row table:style-name="ro1">
          <table:table-cell table:formula="of:=COM.MICROSOFT.CONCAT([.B$299];YEAR([.C908]);[.E$299];TEXT(MONTH([.C908]);&quot;00&quot;);[.E$299];TEXT(DAY([.C908]);&quot;00&quot;);[.D$299])" office:value-type="string" office:string-value="http://blog.livedoor.jp/yoshino712/archives/2010-03-02.html" calcext:value-type="string">
            <text:p>http://blog.livedoor.jp/yoshino712/archives/2010-03-02.html</text:p>
          </table:table-cell>
          <table:table-cell/>
          <table:table-cell table:formula="of:=[.C907]+1" office:value-type="date" office:date-value="2010-03-02" calcext:value-type="date">
            <text:p>03/02/10</text:p>
          </table:table-cell>
          <table:table-cell table:number-columns-repeated="2"/>
        </table:table-row>
        <table:table-row table:style-name="ro1">
          <table:table-cell table:formula="of:=COM.MICROSOFT.CONCAT([.B$299];YEAR([.C909]);[.E$299];TEXT(MONTH([.C909]);&quot;00&quot;);[.E$299];TEXT(DAY([.C909]);&quot;00&quot;);[.D$299])" office:value-type="string" office:string-value="http://blog.livedoor.jp/yoshino712/archives/2010-03-03.html" calcext:value-type="string">
            <text:p>http://blog.livedoor.jp/yoshino712/archives/2010-03-03.html</text:p>
          </table:table-cell>
          <table:table-cell/>
          <table:table-cell table:formula="of:=[.C908]+1" office:value-type="date" office:date-value="2010-03-03" calcext:value-type="date">
            <text:p>03/03/10</text:p>
          </table:table-cell>
          <table:table-cell table:number-columns-repeated="2"/>
        </table:table-row>
        <table:table-row table:style-name="ro1">
          <table:table-cell table:formula="of:=COM.MICROSOFT.CONCAT([.B$299];YEAR([.C910]);[.E$299];TEXT(MONTH([.C910]);&quot;00&quot;);[.E$299];TEXT(DAY([.C910]);&quot;00&quot;);[.D$299])" office:value-type="string" office:string-value="http://blog.livedoor.jp/yoshino712/archives/2010-03-04.html" calcext:value-type="string">
            <text:p>http://blog.livedoor.jp/yoshino712/archives/2010-03-04.html</text:p>
          </table:table-cell>
          <table:table-cell/>
          <table:table-cell table:formula="of:=[.C909]+1" office:value-type="date" office:date-value="2010-03-04" calcext:value-type="date">
            <text:p>03/04/10</text:p>
          </table:table-cell>
          <table:table-cell table:number-columns-repeated="2"/>
        </table:table-row>
        <table:table-row table:style-name="ro1">
          <table:table-cell table:formula="of:=COM.MICROSOFT.CONCAT([.B$299];YEAR([.C911]);[.E$299];TEXT(MONTH([.C911]);&quot;00&quot;);[.E$299];TEXT(DAY([.C911]);&quot;00&quot;);[.D$299])" office:value-type="string" office:string-value="http://blog.livedoor.jp/yoshino712/archives/2010-03-05.html" calcext:value-type="string">
            <text:p>http://blog.livedoor.jp/yoshino712/archives/2010-03-05.html</text:p>
          </table:table-cell>
          <table:table-cell/>
          <table:table-cell table:formula="of:=[.C910]+1" office:value-type="date" office:date-value="2010-03-05" calcext:value-type="date">
            <text:p>03/05/10</text:p>
          </table:table-cell>
          <table:table-cell table:number-columns-repeated="2"/>
        </table:table-row>
        <table:table-row table:style-name="ro1">
          <table:table-cell table:formula="of:=COM.MICROSOFT.CONCAT([.B$299];YEAR([.C912]);[.E$299];TEXT(MONTH([.C912]);&quot;00&quot;);[.E$299];TEXT(DAY([.C912]);&quot;00&quot;);[.D$299])" office:value-type="string" office:string-value="http://blog.livedoor.jp/yoshino712/archives/2010-03-06.html" calcext:value-type="string">
            <text:p>http://blog.livedoor.jp/yoshino712/archives/2010-03-06.html</text:p>
          </table:table-cell>
          <table:table-cell/>
          <table:table-cell table:formula="of:=[.C911]+1" office:value-type="date" office:date-value="2010-03-06" calcext:value-type="date">
            <text:p>03/06/10</text:p>
          </table:table-cell>
          <table:table-cell table:number-columns-repeated="2"/>
        </table:table-row>
        <table:table-row table:style-name="ro1">
          <table:table-cell table:formula="of:=COM.MICROSOFT.CONCAT([.B$299];YEAR([.C913]);[.E$299];TEXT(MONTH([.C913]);&quot;00&quot;);[.E$299];TEXT(DAY([.C913]);&quot;00&quot;);[.D$299])" office:value-type="string" office:string-value="http://blog.livedoor.jp/yoshino712/archives/2010-03-07.html" calcext:value-type="string">
            <text:p>http://blog.livedoor.jp/yoshino712/archives/2010-03-07.html</text:p>
          </table:table-cell>
          <table:table-cell/>
          <table:table-cell table:formula="of:=[.C912]+1" office:value-type="date" office:date-value="2010-03-07" calcext:value-type="date">
            <text:p>03/07/10</text:p>
          </table:table-cell>
          <table:table-cell table:number-columns-repeated="2"/>
        </table:table-row>
        <table:table-row table:style-name="ro1">
          <table:table-cell table:formula="of:=COM.MICROSOFT.CONCAT([.B$299];YEAR([.C914]);[.E$299];TEXT(MONTH([.C914]);&quot;00&quot;);[.E$299];TEXT(DAY([.C914]);&quot;00&quot;);[.D$299])" office:value-type="string" office:string-value="http://blog.livedoor.jp/yoshino712/archives/2010-03-08.html" calcext:value-type="string">
            <text:p>http://blog.livedoor.jp/yoshino712/archives/2010-03-08.html</text:p>
          </table:table-cell>
          <table:table-cell/>
          <table:table-cell table:formula="of:=[.C913]+1" office:value-type="date" office:date-value="2010-03-08" calcext:value-type="date">
            <text:p>03/08/10</text:p>
          </table:table-cell>
          <table:table-cell table:number-columns-repeated="2"/>
        </table:table-row>
        <table:table-row table:style-name="ro1">
          <table:table-cell table:formula="of:=COM.MICROSOFT.CONCAT([.B$299];YEAR([.C915]);[.E$299];TEXT(MONTH([.C915]);&quot;00&quot;);[.E$299];TEXT(DAY([.C915]);&quot;00&quot;);[.D$299])" office:value-type="string" office:string-value="http://blog.livedoor.jp/yoshino712/archives/2010-03-09.html" calcext:value-type="string">
            <text:p>http://blog.livedoor.jp/yoshino712/archives/2010-03-09.html</text:p>
          </table:table-cell>
          <table:table-cell/>
          <table:table-cell table:formula="of:=[.C914]+1" office:value-type="date" office:date-value="2010-03-09" calcext:value-type="date">
            <text:p>03/09/10</text:p>
          </table:table-cell>
          <table:table-cell table:number-columns-repeated="2"/>
        </table:table-row>
        <table:table-row table:style-name="ro1">
          <table:table-cell table:formula="of:=COM.MICROSOFT.CONCAT([.B$299];YEAR([.C916]);[.E$299];TEXT(MONTH([.C916]);&quot;00&quot;);[.E$299];TEXT(DAY([.C916]);&quot;00&quot;);[.D$299])" office:value-type="string" office:string-value="http://blog.livedoor.jp/yoshino712/archives/2010-03-10.html" calcext:value-type="string">
            <text:p>http://blog.livedoor.jp/yoshino712/archives/2010-03-10.html</text:p>
          </table:table-cell>
          <table:table-cell/>
          <table:table-cell table:formula="of:=[.C915]+1" office:value-type="date" office:date-value="2010-03-10" calcext:value-type="date">
            <text:p>03/10/10</text:p>
          </table:table-cell>
          <table:table-cell table:number-columns-repeated="2"/>
        </table:table-row>
        <table:table-row table:style-name="ro1">
          <table:table-cell table:formula="of:=COM.MICROSOFT.CONCAT([.B$299];YEAR([.C917]);[.E$299];TEXT(MONTH([.C917]);&quot;00&quot;);[.E$299];TEXT(DAY([.C917]);&quot;00&quot;);[.D$299])" office:value-type="string" office:string-value="http://blog.livedoor.jp/yoshino712/archives/2010-03-11.html" calcext:value-type="string">
            <text:p>http://blog.livedoor.jp/yoshino712/archives/2010-03-11.html</text:p>
          </table:table-cell>
          <table:table-cell/>
          <table:table-cell table:formula="of:=[.C916]+1" office:value-type="date" office:date-value="2010-03-11" calcext:value-type="date">
            <text:p>03/11/10</text:p>
          </table:table-cell>
          <table:table-cell table:number-columns-repeated="2"/>
        </table:table-row>
        <table:table-row table:style-name="ro1">
          <table:table-cell table:formula="of:=COM.MICROSOFT.CONCAT([.B$299];YEAR([.C918]);[.E$299];TEXT(MONTH([.C918]);&quot;00&quot;);[.E$299];TEXT(DAY([.C918]);&quot;00&quot;);[.D$299])" office:value-type="string" office:string-value="http://blog.livedoor.jp/yoshino712/archives/2010-03-12.html" calcext:value-type="string">
            <text:p>http://blog.livedoor.jp/yoshino712/archives/2010-03-12.html</text:p>
          </table:table-cell>
          <table:table-cell/>
          <table:table-cell table:formula="of:=[.C917]+1" office:value-type="date" office:date-value="2010-03-12" calcext:value-type="date">
            <text:p>03/12/10</text:p>
          </table:table-cell>
          <table:table-cell table:number-columns-repeated="2"/>
        </table:table-row>
        <table:table-row table:style-name="ro1">
          <table:table-cell table:formula="of:=COM.MICROSOFT.CONCAT([.B$299];YEAR([.C919]);[.E$299];TEXT(MONTH([.C919]);&quot;00&quot;);[.E$299];TEXT(DAY([.C919]);&quot;00&quot;);[.D$299])" office:value-type="string" office:string-value="http://blog.livedoor.jp/yoshino712/archives/2010-03-13.html" calcext:value-type="string">
            <text:p>http://blog.livedoor.jp/yoshino712/archives/2010-03-13.html</text:p>
          </table:table-cell>
          <table:table-cell/>
          <table:table-cell table:formula="of:=[.C918]+1" office:value-type="date" office:date-value="2010-03-13" calcext:value-type="date">
            <text:p>03/13/10</text:p>
          </table:table-cell>
          <table:table-cell table:number-columns-repeated="2"/>
        </table:table-row>
        <table:table-row table:style-name="ro1">
          <table:table-cell table:formula="of:=COM.MICROSOFT.CONCAT([.B$299];YEAR([.C920]);[.E$299];TEXT(MONTH([.C920]);&quot;00&quot;);[.E$299];TEXT(DAY([.C920]);&quot;00&quot;);[.D$299])" office:value-type="string" office:string-value="http://blog.livedoor.jp/yoshino712/archives/2010-03-14.html" calcext:value-type="string">
            <text:p>http://blog.livedoor.jp/yoshino712/archives/2010-03-14.html</text:p>
          </table:table-cell>
          <table:table-cell/>
          <table:table-cell table:formula="of:=[.C919]+1" office:value-type="date" office:date-value="2010-03-14" calcext:value-type="date">
            <text:p>03/14/10</text:p>
          </table:table-cell>
          <table:table-cell table:number-columns-repeated="2"/>
        </table:table-row>
        <table:table-row table:style-name="ro1">
          <table:table-cell table:formula="of:=COM.MICROSOFT.CONCAT([.B$299];YEAR([.C921]);[.E$299];TEXT(MONTH([.C921]);&quot;00&quot;);[.E$299];TEXT(DAY([.C921]);&quot;00&quot;);[.D$299])" office:value-type="string" office:string-value="http://blog.livedoor.jp/yoshino712/archives/2010-03-15.html" calcext:value-type="string">
            <text:p>http://blog.livedoor.jp/yoshino712/archives/2010-03-15.html</text:p>
          </table:table-cell>
          <table:table-cell/>
          <table:table-cell table:formula="of:=[.C920]+1" office:value-type="date" office:date-value="2010-03-15" calcext:value-type="date">
            <text:p>03/15/10</text:p>
          </table:table-cell>
          <table:table-cell table:number-columns-repeated="2"/>
        </table:table-row>
        <table:table-row table:style-name="ro1">
          <table:table-cell table:formula="of:=COM.MICROSOFT.CONCAT([.B$299];YEAR([.C922]);[.E$299];TEXT(MONTH([.C922]);&quot;00&quot;);[.E$299];TEXT(DAY([.C922]);&quot;00&quot;);[.D$299])" office:value-type="string" office:string-value="http://blog.livedoor.jp/yoshino712/archives/2010-03-16.html" calcext:value-type="string">
            <text:p>http://blog.livedoor.jp/yoshino712/archives/2010-03-16.html</text:p>
          </table:table-cell>
          <table:table-cell/>
          <table:table-cell table:formula="of:=[.C921]+1" office:value-type="date" office:date-value="2010-03-16" calcext:value-type="date">
            <text:p>03/16/10</text:p>
          </table:table-cell>
          <table:table-cell table:number-columns-repeated="2"/>
        </table:table-row>
        <table:table-row table:style-name="ro1">
          <table:table-cell table:formula="of:=COM.MICROSOFT.CONCAT([.B$299];YEAR([.C923]);[.E$299];TEXT(MONTH([.C923]);&quot;00&quot;);[.E$299];TEXT(DAY([.C923]);&quot;00&quot;);[.D$299])" office:value-type="string" office:string-value="http://blog.livedoor.jp/yoshino712/archives/2010-03-17.html" calcext:value-type="string">
            <text:p>http://blog.livedoor.jp/yoshino712/archives/2010-03-17.html</text:p>
          </table:table-cell>
          <table:table-cell/>
          <table:table-cell table:formula="of:=[.C922]+1" office:value-type="date" office:date-value="2010-03-17" calcext:value-type="date">
            <text:p>03/17/10</text:p>
          </table:table-cell>
          <table:table-cell table:number-columns-repeated="2"/>
        </table:table-row>
        <table:table-row table:style-name="ro1">
          <table:table-cell table:formula="of:=COM.MICROSOFT.CONCAT([.B$299];YEAR([.C924]);[.E$299];TEXT(MONTH([.C924]);&quot;00&quot;);[.E$299];TEXT(DAY([.C924]);&quot;00&quot;);[.D$299])" office:value-type="string" office:string-value="http://blog.livedoor.jp/yoshino712/archives/2010-03-18.html" calcext:value-type="string">
            <text:p>http://blog.livedoor.jp/yoshino712/archives/2010-03-18.html</text:p>
          </table:table-cell>
          <table:table-cell/>
          <table:table-cell table:formula="of:=[.C923]+1" office:value-type="date" office:date-value="2010-03-18" calcext:value-type="date">
            <text:p>03/18/10</text:p>
          </table:table-cell>
          <table:table-cell table:number-columns-repeated="2"/>
        </table:table-row>
        <table:table-row table:style-name="ro1">
          <table:table-cell table:formula="of:=COM.MICROSOFT.CONCAT([.B$299];YEAR([.C925]);[.E$299];TEXT(MONTH([.C925]);&quot;00&quot;);[.E$299];TEXT(DAY([.C925]);&quot;00&quot;);[.D$299])" office:value-type="string" office:string-value="http://blog.livedoor.jp/yoshino712/archives/2010-03-19.html" calcext:value-type="string">
            <text:p>http://blog.livedoor.jp/yoshino712/archives/2010-03-19.html</text:p>
          </table:table-cell>
          <table:table-cell/>
          <table:table-cell table:formula="of:=[.C924]+1" office:value-type="date" office:date-value="2010-03-19" calcext:value-type="date">
            <text:p>03/19/10</text:p>
          </table:table-cell>
          <table:table-cell table:number-columns-repeated="2"/>
        </table:table-row>
        <table:table-row table:style-name="ro1">
          <table:table-cell table:formula="of:=COM.MICROSOFT.CONCAT([.B$299];YEAR([.C926]);[.E$299];TEXT(MONTH([.C926]);&quot;00&quot;);[.E$299];TEXT(DAY([.C926]);&quot;00&quot;);[.D$299])" office:value-type="string" office:string-value="http://blog.livedoor.jp/yoshino712/archives/2010-03-20.html" calcext:value-type="string">
            <text:p>http://blog.livedoor.jp/yoshino712/archives/2010-03-20.html</text:p>
          </table:table-cell>
          <table:table-cell/>
          <table:table-cell table:formula="of:=[.C925]+1" office:value-type="date" office:date-value="2010-03-20" calcext:value-type="date">
            <text:p>03/20/10</text:p>
          </table:table-cell>
          <table:table-cell table:number-columns-repeated="2"/>
        </table:table-row>
        <table:table-row table:style-name="ro1">
          <table:table-cell table:formula="of:=COM.MICROSOFT.CONCAT([.B$299];YEAR([.C927]);[.E$299];TEXT(MONTH([.C927]);&quot;00&quot;);[.E$299];TEXT(DAY([.C927]);&quot;00&quot;);[.D$299])" office:value-type="string" office:string-value="http://blog.livedoor.jp/yoshino712/archives/2010-03-21.html" calcext:value-type="string">
            <text:p>http://blog.livedoor.jp/yoshino712/archives/2010-03-21.html</text:p>
          </table:table-cell>
          <table:table-cell/>
          <table:table-cell table:formula="of:=[.C926]+1" office:value-type="date" office:date-value="2010-03-21" calcext:value-type="date">
            <text:p>03/21/10</text:p>
          </table:table-cell>
          <table:table-cell table:number-columns-repeated="2"/>
        </table:table-row>
        <table:table-row table:style-name="ro1">
          <table:table-cell table:formula="of:=COM.MICROSOFT.CONCAT([.B$299];YEAR([.C928]);[.E$299];TEXT(MONTH([.C928]);&quot;00&quot;);[.E$299];TEXT(DAY([.C928]);&quot;00&quot;);[.D$299])" office:value-type="string" office:string-value="http://blog.livedoor.jp/yoshino712/archives/2010-03-22.html" calcext:value-type="string">
            <text:p>http://blog.livedoor.jp/yoshino712/archives/2010-03-22.html</text:p>
          </table:table-cell>
          <table:table-cell/>
          <table:table-cell table:formula="of:=[.C927]+1" office:value-type="date" office:date-value="2010-03-22" calcext:value-type="date">
            <text:p>03/22/10</text:p>
          </table:table-cell>
          <table:table-cell table:number-columns-repeated="2"/>
        </table:table-row>
        <table:table-row table:style-name="ro1">
          <table:table-cell table:formula="of:=COM.MICROSOFT.CONCAT([.B$299];YEAR([.C929]);[.E$299];TEXT(MONTH([.C929]);&quot;00&quot;);[.E$299];TEXT(DAY([.C929]);&quot;00&quot;);[.D$299])" office:value-type="string" office:string-value="http://blog.livedoor.jp/yoshino712/archives/2010-03-23.html" calcext:value-type="string">
            <text:p>http://blog.livedoor.jp/yoshino712/archives/2010-03-23.html</text:p>
          </table:table-cell>
          <table:table-cell/>
          <table:table-cell table:formula="of:=[.C928]+1" office:value-type="date" office:date-value="2010-03-23" calcext:value-type="date">
            <text:p>03/23/10</text:p>
          </table:table-cell>
          <table:table-cell table:number-columns-repeated="2"/>
        </table:table-row>
        <table:table-row table:style-name="ro1">
          <table:table-cell table:formula="of:=COM.MICROSOFT.CONCAT([.B$299];YEAR([.C930]);[.E$299];TEXT(MONTH([.C930]);&quot;00&quot;);[.E$299];TEXT(DAY([.C930]);&quot;00&quot;);[.D$299])" office:value-type="string" office:string-value="http://blog.livedoor.jp/yoshino712/archives/2010-03-24.html" calcext:value-type="string">
            <text:p>http://blog.livedoor.jp/yoshino712/archives/2010-03-24.html</text:p>
          </table:table-cell>
          <table:table-cell/>
          <table:table-cell table:formula="of:=[.C929]+1" office:value-type="date" office:date-value="2010-03-24" calcext:value-type="date">
            <text:p>03/24/10</text:p>
          </table:table-cell>
          <table:table-cell table:number-columns-repeated="2"/>
        </table:table-row>
        <table:table-row table:style-name="ro1">
          <table:table-cell table:formula="of:=COM.MICROSOFT.CONCAT([.B$299];YEAR([.C931]);[.E$299];TEXT(MONTH([.C931]);&quot;00&quot;);[.E$299];TEXT(DAY([.C931]);&quot;00&quot;);[.D$299])" office:value-type="string" office:string-value="http://blog.livedoor.jp/yoshino712/archives/2010-03-25.html" calcext:value-type="string">
            <text:p>http://blog.livedoor.jp/yoshino712/archives/2010-03-25.html</text:p>
          </table:table-cell>
          <table:table-cell/>
          <table:table-cell table:formula="of:=[.C930]+1" office:value-type="date" office:date-value="2010-03-25" calcext:value-type="date">
            <text:p>03/25/10</text:p>
          </table:table-cell>
          <table:table-cell table:number-columns-repeated="2"/>
        </table:table-row>
        <table:table-row table:style-name="ro1">
          <table:table-cell table:formula="of:=COM.MICROSOFT.CONCAT([.B$299];YEAR([.C932]);[.E$299];TEXT(MONTH([.C932]);&quot;00&quot;);[.E$299];TEXT(DAY([.C932]);&quot;00&quot;);[.D$299])" office:value-type="string" office:string-value="http://blog.livedoor.jp/yoshino712/archives/2010-03-26.html" calcext:value-type="string">
            <text:p>http://blog.livedoor.jp/yoshino712/archives/2010-03-26.html</text:p>
          </table:table-cell>
          <table:table-cell/>
          <table:table-cell table:formula="of:=[.C931]+1" office:value-type="date" office:date-value="2010-03-26" calcext:value-type="date">
            <text:p>03/26/10</text:p>
          </table:table-cell>
          <table:table-cell table:number-columns-repeated="2"/>
        </table:table-row>
        <table:table-row table:style-name="ro1">
          <table:table-cell table:formula="of:=COM.MICROSOFT.CONCAT([.B$299];YEAR([.C933]);[.E$299];TEXT(MONTH([.C933]);&quot;00&quot;);[.E$299];TEXT(DAY([.C933]);&quot;00&quot;);[.D$299])" office:value-type="string" office:string-value="http://blog.livedoor.jp/yoshino712/archives/2010-03-27.html" calcext:value-type="string">
            <text:p>http://blog.livedoor.jp/yoshino712/archives/2010-03-27.html</text:p>
          </table:table-cell>
          <table:table-cell/>
          <table:table-cell table:formula="of:=[.C932]+1" office:value-type="date" office:date-value="2010-03-27" calcext:value-type="date">
            <text:p>03/27/10</text:p>
          </table:table-cell>
          <table:table-cell table:number-columns-repeated="2"/>
        </table:table-row>
        <table:table-row table:style-name="ro1">
          <table:table-cell table:formula="of:=COM.MICROSOFT.CONCAT([.B$299];YEAR([.C934]);[.E$299];TEXT(MONTH([.C934]);&quot;00&quot;);[.E$299];TEXT(DAY([.C934]);&quot;00&quot;);[.D$299])" office:value-type="string" office:string-value="http://blog.livedoor.jp/yoshino712/archives/2010-03-28.html" calcext:value-type="string">
            <text:p>http://blog.livedoor.jp/yoshino712/archives/2010-03-28.html</text:p>
          </table:table-cell>
          <table:table-cell/>
          <table:table-cell table:formula="of:=[.C933]+1" office:value-type="date" office:date-value="2010-03-28" calcext:value-type="date">
            <text:p>03/28/10</text:p>
          </table:table-cell>
          <table:table-cell table:number-columns-repeated="2"/>
        </table:table-row>
        <table:table-row table:style-name="ro1">
          <table:table-cell table:formula="of:=COM.MICROSOFT.CONCAT([.B$299];YEAR([.C935]);[.E$299];TEXT(MONTH([.C935]);&quot;00&quot;);[.E$299];TEXT(DAY([.C935]);&quot;00&quot;);[.D$299])" office:value-type="string" office:string-value="http://blog.livedoor.jp/yoshino712/archives/2010-03-29.html" calcext:value-type="string">
            <text:p>http://blog.livedoor.jp/yoshino712/archives/2010-03-29.html</text:p>
          </table:table-cell>
          <table:table-cell/>
          <table:table-cell table:formula="of:=[.C934]+1" office:value-type="date" office:date-value="2010-03-29" calcext:value-type="date">
            <text:p>03/29/10</text:p>
          </table:table-cell>
          <table:table-cell table:number-columns-repeated="2"/>
        </table:table-row>
        <table:table-row table:style-name="ro1">
          <table:table-cell table:formula="of:=COM.MICROSOFT.CONCAT([.B$299];YEAR([.C936]);[.E$299];TEXT(MONTH([.C936]);&quot;00&quot;);[.E$299];TEXT(DAY([.C936]);&quot;00&quot;);[.D$299])" office:value-type="string" office:string-value="http://blog.livedoor.jp/yoshino712/archives/2010-03-30.html" calcext:value-type="string">
            <text:p>http://blog.livedoor.jp/yoshino712/archives/2010-03-30.html</text:p>
          </table:table-cell>
          <table:table-cell/>
          <table:table-cell table:formula="of:=[.C935]+1" office:value-type="date" office:date-value="2010-03-30" calcext:value-type="date">
            <text:p>03/30/10</text:p>
          </table:table-cell>
          <table:table-cell table:number-columns-repeated="2"/>
        </table:table-row>
        <table:table-row table:style-name="ro1">
          <table:table-cell table:formula="of:=COM.MICROSOFT.CONCAT([.B$299];YEAR([.C937]);[.E$299];TEXT(MONTH([.C937]);&quot;00&quot;);[.E$299];TEXT(DAY([.C937]);&quot;00&quot;);[.D$299])" office:value-type="string" office:string-value="http://blog.livedoor.jp/yoshino712/archives/2010-03-31.html" calcext:value-type="string">
            <text:p>http://blog.livedoor.jp/yoshino712/archives/2010-03-31.html</text:p>
          </table:table-cell>
          <table:table-cell/>
          <table:table-cell table:formula="of:=[.C936]+1" office:value-type="date" office:date-value="2010-03-31" calcext:value-type="date">
            <text:p>03/31/10</text:p>
          </table:table-cell>
          <table:table-cell table:number-columns-repeated="2"/>
        </table:table-row>
        <table:table-row table:style-name="ro1">
          <table:table-cell table:formula="of:=COM.MICROSOFT.CONCAT([.B$299];YEAR([.C938]);[.E$299];TEXT(MONTH([.C938]);&quot;00&quot;);[.E$299];TEXT(DAY([.C938]);&quot;00&quot;);[.D$299])" office:value-type="string" office:string-value="http://blog.livedoor.jp/yoshino712/archives/2010-04-01.html" calcext:value-type="string">
            <text:p>http://blog.livedoor.jp/yoshino712/archives/2010-04-01.html</text:p>
          </table:table-cell>
          <table:table-cell/>
          <table:table-cell table:formula="of:=[.C937]+1" office:value-type="date" office:date-value="2010-04-01" calcext:value-type="date">
            <text:p>04/01/10</text:p>
          </table:table-cell>
          <table:table-cell table:number-columns-repeated="2"/>
        </table:table-row>
        <table:table-row table:style-name="ro1">
          <table:table-cell table:formula="of:=COM.MICROSOFT.CONCAT([.B$299];YEAR([.C939]);[.E$299];TEXT(MONTH([.C939]);&quot;00&quot;);[.E$299];TEXT(DAY([.C939]);&quot;00&quot;);[.D$299])" office:value-type="string" office:string-value="http://blog.livedoor.jp/yoshino712/archives/2010-04-02.html" calcext:value-type="string">
            <text:p>http://blog.livedoor.jp/yoshino712/archives/2010-04-02.html</text:p>
          </table:table-cell>
          <table:table-cell/>
          <table:table-cell table:formula="of:=[.C938]+1" office:value-type="date" office:date-value="2010-04-02" calcext:value-type="date">
            <text:p>04/02/10</text:p>
          </table:table-cell>
          <table:table-cell table:number-columns-repeated="2"/>
        </table:table-row>
        <table:table-row table:style-name="ro1">
          <table:table-cell table:formula="of:=COM.MICROSOFT.CONCAT([.B$299];YEAR([.C940]);[.E$299];TEXT(MONTH([.C940]);&quot;00&quot;);[.E$299];TEXT(DAY([.C940]);&quot;00&quot;);[.D$299])" office:value-type="string" office:string-value="http://blog.livedoor.jp/yoshino712/archives/2010-04-03.html" calcext:value-type="string">
            <text:p>http://blog.livedoor.jp/yoshino712/archives/2010-04-03.html</text:p>
          </table:table-cell>
          <table:table-cell/>
          <table:table-cell table:formula="of:=[.C939]+1" office:value-type="date" office:date-value="2010-04-03" calcext:value-type="date">
            <text:p>04/03/10</text:p>
          </table:table-cell>
          <table:table-cell table:number-columns-repeated="2"/>
        </table:table-row>
        <table:table-row table:style-name="ro1">
          <table:table-cell table:formula="of:=COM.MICROSOFT.CONCAT([.B$299];YEAR([.C941]);[.E$299];TEXT(MONTH([.C941]);&quot;00&quot;);[.E$299];TEXT(DAY([.C941]);&quot;00&quot;);[.D$299])" office:value-type="string" office:string-value="http://blog.livedoor.jp/yoshino712/archives/2010-04-04.html" calcext:value-type="string">
            <text:p>http://blog.livedoor.jp/yoshino712/archives/2010-04-04.html</text:p>
          </table:table-cell>
          <table:table-cell/>
          <table:table-cell table:formula="of:=[.C940]+1" office:value-type="date" office:date-value="2010-04-04" calcext:value-type="date">
            <text:p>04/04/10</text:p>
          </table:table-cell>
          <table:table-cell table:number-columns-repeated="2"/>
        </table:table-row>
        <table:table-row table:style-name="ro1">
          <table:table-cell table:formula="of:=COM.MICROSOFT.CONCAT([.B$299];YEAR([.C942]);[.E$299];TEXT(MONTH([.C942]);&quot;00&quot;);[.E$299];TEXT(DAY([.C942]);&quot;00&quot;);[.D$299])" office:value-type="string" office:string-value="http://blog.livedoor.jp/yoshino712/archives/2010-04-05.html" calcext:value-type="string">
            <text:p>http://blog.livedoor.jp/yoshino712/archives/2010-04-05.html</text:p>
          </table:table-cell>
          <table:table-cell/>
          <table:table-cell table:formula="of:=[.C941]+1" office:value-type="date" office:date-value="2010-04-05" calcext:value-type="date">
            <text:p>04/05/10</text:p>
          </table:table-cell>
          <table:table-cell table:number-columns-repeated="2"/>
        </table:table-row>
        <table:table-row table:style-name="ro1">
          <table:table-cell table:formula="of:=COM.MICROSOFT.CONCAT([.B$299];YEAR([.C943]);[.E$299];TEXT(MONTH([.C943]);&quot;00&quot;);[.E$299];TEXT(DAY([.C943]);&quot;00&quot;);[.D$299])" office:value-type="string" office:string-value="http://blog.livedoor.jp/yoshino712/archives/2010-04-06.html" calcext:value-type="string">
            <text:p>http://blog.livedoor.jp/yoshino712/archives/2010-04-06.html</text:p>
          </table:table-cell>
          <table:table-cell/>
          <table:table-cell table:formula="of:=[.C942]+1" office:value-type="date" office:date-value="2010-04-06" calcext:value-type="date">
            <text:p>04/06/10</text:p>
          </table:table-cell>
          <table:table-cell table:number-columns-repeated="2"/>
        </table:table-row>
        <table:table-row table:style-name="ro1">
          <table:table-cell table:formula="of:=COM.MICROSOFT.CONCAT([.B$299];YEAR([.C944]);[.E$299];TEXT(MONTH([.C944]);&quot;00&quot;);[.E$299];TEXT(DAY([.C944]);&quot;00&quot;);[.D$299])" office:value-type="string" office:string-value="http://blog.livedoor.jp/yoshino712/archives/2010-04-07.html" calcext:value-type="string">
            <text:p>http://blog.livedoor.jp/yoshino712/archives/2010-04-07.html</text:p>
          </table:table-cell>
          <table:table-cell/>
          <table:table-cell table:formula="of:=[.C943]+1" office:value-type="date" office:date-value="2010-04-07" calcext:value-type="date">
            <text:p>04/07/10</text:p>
          </table:table-cell>
          <table:table-cell table:number-columns-repeated="2"/>
        </table:table-row>
        <table:table-row table:style-name="ro1">
          <table:table-cell table:formula="of:=COM.MICROSOFT.CONCAT([.B$299];YEAR([.C945]);[.E$299];TEXT(MONTH([.C945]);&quot;00&quot;);[.E$299];TEXT(DAY([.C945]);&quot;00&quot;);[.D$299])" office:value-type="string" office:string-value="http://blog.livedoor.jp/yoshino712/archives/2010-04-08.html" calcext:value-type="string">
            <text:p>http://blog.livedoor.jp/yoshino712/archives/2010-04-08.html</text:p>
          </table:table-cell>
          <table:table-cell/>
          <table:table-cell table:formula="of:=[.C944]+1" office:value-type="date" office:date-value="2010-04-08" calcext:value-type="date">
            <text:p>04/08/10</text:p>
          </table:table-cell>
          <table:table-cell table:number-columns-repeated="2"/>
        </table:table-row>
        <table:table-row table:style-name="ro1">
          <table:table-cell table:formula="of:=COM.MICROSOFT.CONCAT([.B$299];YEAR([.C946]);[.E$299];TEXT(MONTH([.C946]);&quot;00&quot;);[.E$299];TEXT(DAY([.C946]);&quot;00&quot;);[.D$299])" office:value-type="string" office:string-value="http://blog.livedoor.jp/yoshino712/archives/2010-04-09.html" calcext:value-type="string">
            <text:p>http://blog.livedoor.jp/yoshino712/archives/2010-04-09.html</text:p>
          </table:table-cell>
          <table:table-cell/>
          <table:table-cell table:formula="of:=[.C945]+1" office:value-type="date" office:date-value="2010-04-09" calcext:value-type="date">
            <text:p>04/09/10</text:p>
          </table:table-cell>
          <table:table-cell table:number-columns-repeated="2"/>
        </table:table-row>
        <table:table-row table:style-name="ro1">
          <table:table-cell table:formula="of:=COM.MICROSOFT.CONCAT([.B$299];YEAR([.C947]);[.E$299];TEXT(MONTH([.C947]);&quot;00&quot;);[.E$299];TEXT(DAY([.C947]);&quot;00&quot;);[.D$299])" office:value-type="string" office:string-value="http://blog.livedoor.jp/yoshino712/archives/2010-04-10.html" calcext:value-type="string">
            <text:p>http://blog.livedoor.jp/yoshino712/archives/2010-04-10.html</text:p>
          </table:table-cell>
          <table:table-cell/>
          <table:table-cell table:formula="of:=[.C946]+1" office:value-type="date" office:date-value="2010-04-10" calcext:value-type="date">
            <text:p>04/10/10</text:p>
          </table:table-cell>
          <table:table-cell table:number-columns-repeated="2"/>
        </table:table-row>
        <table:table-row table:style-name="ro1">
          <table:table-cell table:formula="of:=COM.MICROSOFT.CONCAT([.B$299];YEAR([.C948]);[.E$299];TEXT(MONTH([.C948]);&quot;00&quot;);[.E$299];TEXT(DAY([.C948]);&quot;00&quot;);[.D$299])" office:value-type="string" office:string-value="http://blog.livedoor.jp/yoshino712/archives/2010-04-11.html" calcext:value-type="string">
            <text:p>http://blog.livedoor.jp/yoshino712/archives/2010-04-11.html</text:p>
          </table:table-cell>
          <table:table-cell/>
          <table:table-cell table:formula="of:=[.C947]+1" office:value-type="date" office:date-value="2010-04-11" calcext:value-type="date">
            <text:p>04/11/10</text:p>
          </table:table-cell>
          <table:table-cell table:number-columns-repeated="2"/>
        </table:table-row>
        <table:table-row table:style-name="ro1">
          <table:table-cell table:formula="of:=COM.MICROSOFT.CONCAT([.B$299];YEAR([.C949]);[.E$299];TEXT(MONTH([.C949]);&quot;00&quot;);[.E$299];TEXT(DAY([.C949]);&quot;00&quot;);[.D$299])" office:value-type="string" office:string-value="http://blog.livedoor.jp/yoshino712/archives/2010-04-12.html" calcext:value-type="string">
            <text:p>http://blog.livedoor.jp/yoshino712/archives/2010-04-12.html</text:p>
          </table:table-cell>
          <table:table-cell/>
          <table:table-cell table:formula="of:=[.C948]+1" office:value-type="date" office:date-value="2010-04-12" calcext:value-type="date">
            <text:p>04/12/10</text:p>
          </table:table-cell>
          <table:table-cell table:number-columns-repeated="2"/>
        </table:table-row>
        <table:table-row table:style-name="ro1">
          <table:table-cell table:formula="of:=COM.MICROSOFT.CONCAT([.B$299];YEAR([.C950]);[.E$299];TEXT(MONTH([.C950]);&quot;00&quot;);[.E$299];TEXT(DAY([.C950]);&quot;00&quot;);[.D$299])" office:value-type="string" office:string-value="http://blog.livedoor.jp/yoshino712/archives/2010-04-13.html" calcext:value-type="string">
            <text:p>http://blog.livedoor.jp/yoshino712/archives/2010-04-13.html</text:p>
          </table:table-cell>
          <table:table-cell/>
          <table:table-cell table:formula="of:=[.C949]+1" office:value-type="date" office:date-value="2010-04-13" calcext:value-type="date">
            <text:p>04/13/10</text:p>
          </table:table-cell>
          <table:table-cell table:number-columns-repeated="2"/>
        </table:table-row>
        <table:table-row table:style-name="ro1">
          <table:table-cell table:formula="of:=COM.MICROSOFT.CONCAT([.B$299];YEAR([.C951]);[.E$299];TEXT(MONTH([.C951]);&quot;00&quot;);[.E$299];TEXT(DAY([.C951]);&quot;00&quot;);[.D$299])" office:value-type="string" office:string-value="http://blog.livedoor.jp/yoshino712/archives/2010-04-14.html" calcext:value-type="string">
            <text:p>http://blog.livedoor.jp/yoshino712/archives/2010-04-14.html</text:p>
          </table:table-cell>
          <table:table-cell/>
          <table:table-cell table:formula="of:=[.C950]+1" office:value-type="date" office:date-value="2010-04-14" calcext:value-type="date">
            <text:p>04/14/10</text:p>
          </table:table-cell>
          <table:table-cell table:number-columns-repeated="2"/>
        </table:table-row>
        <table:table-row table:style-name="ro1">
          <table:table-cell table:formula="of:=COM.MICROSOFT.CONCAT([.B$299];YEAR([.C952]);[.E$299];TEXT(MONTH([.C952]);&quot;00&quot;);[.E$299];TEXT(DAY([.C952]);&quot;00&quot;);[.D$299])" office:value-type="string" office:string-value="http://blog.livedoor.jp/yoshino712/archives/2010-04-15.html" calcext:value-type="string">
            <text:p>http://blog.livedoor.jp/yoshino712/archives/2010-04-15.html</text:p>
          </table:table-cell>
          <table:table-cell/>
          <table:table-cell table:formula="of:=[.C951]+1" office:value-type="date" office:date-value="2010-04-15" calcext:value-type="date">
            <text:p>04/15/10</text:p>
          </table:table-cell>
          <table:table-cell table:number-columns-repeated="2"/>
        </table:table-row>
        <table:table-row table:style-name="ro1">
          <table:table-cell table:formula="of:=COM.MICROSOFT.CONCAT([.B$299];YEAR([.C953]);[.E$299];TEXT(MONTH([.C953]);&quot;00&quot;);[.E$299];TEXT(DAY([.C953]);&quot;00&quot;);[.D$299])" office:value-type="string" office:string-value="http://blog.livedoor.jp/yoshino712/archives/2010-04-16.html" calcext:value-type="string">
            <text:p>http://blog.livedoor.jp/yoshino712/archives/2010-04-16.html</text:p>
          </table:table-cell>
          <table:table-cell/>
          <table:table-cell table:formula="of:=[.C952]+1" office:value-type="date" office:date-value="2010-04-16" calcext:value-type="date">
            <text:p>04/16/10</text:p>
          </table:table-cell>
          <table:table-cell table:number-columns-repeated="2"/>
        </table:table-row>
        <table:table-row table:style-name="ro1">
          <table:table-cell table:formula="of:=COM.MICROSOFT.CONCAT([.B$299];YEAR([.C954]);[.E$299];TEXT(MONTH([.C954]);&quot;00&quot;);[.E$299];TEXT(DAY([.C954]);&quot;00&quot;);[.D$299])" office:value-type="string" office:string-value="http://blog.livedoor.jp/yoshino712/archives/2010-04-17.html" calcext:value-type="string">
            <text:p>http://blog.livedoor.jp/yoshino712/archives/2010-04-17.html</text:p>
          </table:table-cell>
          <table:table-cell/>
          <table:table-cell table:formula="of:=[.C953]+1" office:value-type="date" office:date-value="2010-04-17" calcext:value-type="date">
            <text:p>04/17/10</text:p>
          </table:table-cell>
          <table:table-cell table:number-columns-repeated="2"/>
        </table:table-row>
        <table:table-row table:style-name="ro1">
          <table:table-cell table:formula="of:=COM.MICROSOFT.CONCAT([.B$299];YEAR([.C955]);[.E$299];TEXT(MONTH([.C955]);&quot;00&quot;);[.E$299];TEXT(DAY([.C955]);&quot;00&quot;);[.D$299])" office:value-type="string" office:string-value="http://blog.livedoor.jp/yoshino712/archives/2010-04-18.html" calcext:value-type="string">
            <text:p>http://blog.livedoor.jp/yoshino712/archives/2010-04-18.html</text:p>
          </table:table-cell>
          <table:table-cell/>
          <table:table-cell table:formula="of:=[.C954]+1" office:value-type="date" office:date-value="2010-04-18" calcext:value-type="date">
            <text:p>04/18/10</text:p>
          </table:table-cell>
          <table:table-cell table:number-columns-repeated="2"/>
        </table:table-row>
        <table:table-row table:style-name="ro1">
          <table:table-cell table:formula="of:=COM.MICROSOFT.CONCAT([.B$299];YEAR([.C956]);[.E$299];TEXT(MONTH([.C956]);&quot;00&quot;);[.E$299];TEXT(DAY([.C956]);&quot;00&quot;);[.D$299])" office:value-type="string" office:string-value="http://blog.livedoor.jp/yoshino712/archives/2010-04-19.html" calcext:value-type="string">
            <text:p>http://blog.livedoor.jp/yoshino712/archives/2010-04-19.html</text:p>
          </table:table-cell>
          <table:table-cell/>
          <table:table-cell table:formula="of:=[.C955]+1" office:value-type="date" office:date-value="2010-04-19" calcext:value-type="date">
            <text:p>04/19/10</text:p>
          </table:table-cell>
          <table:table-cell table:number-columns-repeated="2"/>
        </table:table-row>
        <table:table-row table:style-name="ro1">
          <table:table-cell table:formula="of:=COM.MICROSOFT.CONCAT([.B$299];YEAR([.C957]);[.E$299];TEXT(MONTH([.C957]);&quot;00&quot;);[.E$299];TEXT(DAY([.C957]);&quot;00&quot;);[.D$299])" office:value-type="string" office:string-value="http://blog.livedoor.jp/yoshino712/archives/2010-04-20.html" calcext:value-type="string">
            <text:p>http://blog.livedoor.jp/yoshino712/archives/2010-04-20.html</text:p>
          </table:table-cell>
          <table:table-cell/>
          <table:table-cell table:formula="of:=[.C956]+1" office:value-type="date" office:date-value="2010-04-20" calcext:value-type="date">
            <text:p>04/20/10</text:p>
          </table:table-cell>
          <table:table-cell table:number-columns-repeated="2"/>
        </table:table-row>
        <table:table-row table:style-name="ro1">
          <table:table-cell table:formula="of:=COM.MICROSOFT.CONCAT([.B$299];YEAR([.C958]);[.E$299];TEXT(MONTH([.C958]);&quot;00&quot;);[.E$299];TEXT(DAY([.C958]);&quot;00&quot;);[.D$299])" office:value-type="string" office:string-value="http://blog.livedoor.jp/yoshino712/archives/2010-04-21.html" calcext:value-type="string">
            <text:p>http://blog.livedoor.jp/yoshino712/archives/2010-04-21.html</text:p>
          </table:table-cell>
          <table:table-cell/>
          <table:table-cell table:formula="of:=[.C957]+1" office:value-type="date" office:date-value="2010-04-21" calcext:value-type="date">
            <text:p>04/21/10</text:p>
          </table:table-cell>
          <table:table-cell table:number-columns-repeated="2"/>
        </table:table-row>
        <table:table-row table:style-name="ro1">
          <table:table-cell table:formula="of:=COM.MICROSOFT.CONCAT([.B$299];YEAR([.C959]);[.E$299];TEXT(MONTH([.C959]);&quot;00&quot;);[.E$299];TEXT(DAY([.C959]);&quot;00&quot;);[.D$299])" office:value-type="string" office:string-value="http://blog.livedoor.jp/yoshino712/archives/2010-04-22.html" calcext:value-type="string">
            <text:p>http://blog.livedoor.jp/yoshino712/archives/2010-04-22.html</text:p>
          </table:table-cell>
          <table:table-cell/>
          <table:table-cell table:formula="of:=[.C958]+1" office:value-type="date" office:date-value="2010-04-22" calcext:value-type="date">
            <text:p>04/22/10</text:p>
          </table:table-cell>
          <table:table-cell table:number-columns-repeated="2"/>
        </table:table-row>
        <table:table-row table:style-name="ro1">
          <table:table-cell table:formula="of:=COM.MICROSOFT.CONCAT([.B$299];YEAR([.C960]);[.E$299];TEXT(MONTH([.C960]);&quot;00&quot;);[.E$299];TEXT(DAY([.C960]);&quot;00&quot;);[.D$299])" office:value-type="string" office:string-value="http://blog.livedoor.jp/yoshino712/archives/2010-04-23.html" calcext:value-type="string">
            <text:p>http://blog.livedoor.jp/yoshino712/archives/2010-04-23.html</text:p>
          </table:table-cell>
          <table:table-cell/>
          <table:table-cell table:formula="of:=[.C959]+1" office:value-type="date" office:date-value="2010-04-23" calcext:value-type="date">
            <text:p>04/23/10</text:p>
          </table:table-cell>
          <table:table-cell table:number-columns-repeated="2"/>
        </table:table-row>
        <table:table-row table:style-name="ro1">
          <table:table-cell table:formula="of:=COM.MICROSOFT.CONCAT([.B$299];YEAR([.C961]);[.E$299];TEXT(MONTH([.C961]);&quot;00&quot;);[.E$299];TEXT(DAY([.C961]);&quot;00&quot;);[.D$299])" office:value-type="string" office:string-value="http://blog.livedoor.jp/yoshino712/archives/2010-04-24.html" calcext:value-type="string">
            <text:p>http://blog.livedoor.jp/yoshino712/archives/2010-04-24.html</text:p>
          </table:table-cell>
          <table:table-cell/>
          <table:table-cell table:formula="of:=[.C960]+1" office:value-type="date" office:date-value="2010-04-24" calcext:value-type="date">
            <text:p>04/24/10</text:p>
          </table:table-cell>
          <table:table-cell table:number-columns-repeated="2"/>
        </table:table-row>
        <table:table-row table:style-name="ro1">
          <table:table-cell table:formula="of:=COM.MICROSOFT.CONCAT([.B$299];YEAR([.C962]);[.E$299];TEXT(MONTH([.C962]);&quot;00&quot;);[.E$299];TEXT(DAY([.C962]);&quot;00&quot;);[.D$299])" office:value-type="string" office:string-value="http://blog.livedoor.jp/yoshino712/archives/2010-04-25.html" calcext:value-type="string">
            <text:p>http://blog.livedoor.jp/yoshino712/archives/2010-04-25.html</text:p>
          </table:table-cell>
          <table:table-cell/>
          <table:table-cell table:formula="of:=[.C961]+1" office:value-type="date" office:date-value="2010-04-25" calcext:value-type="date">
            <text:p>04/25/10</text:p>
          </table:table-cell>
          <table:table-cell table:number-columns-repeated="2"/>
        </table:table-row>
        <table:table-row table:style-name="ro1">
          <table:table-cell table:formula="of:=COM.MICROSOFT.CONCAT([.B$299];YEAR([.C963]);[.E$299];TEXT(MONTH([.C963]);&quot;00&quot;);[.E$299];TEXT(DAY([.C963]);&quot;00&quot;);[.D$299])" office:value-type="string" office:string-value="http://blog.livedoor.jp/yoshino712/archives/2010-04-26.html" calcext:value-type="string">
            <text:p>http://blog.livedoor.jp/yoshino712/archives/2010-04-26.html</text:p>
          </table:table-cell>
          <table:table-cell/>
          <table:table-cell table:formula="of:=[.C962]+1" office:value-type="date" office:date-value="2010-04-26" calcext:value-type="date">
            <text:p>04/26/10</text:p>
          </table:table-cell>
          <table:table-cell table:number-columns-repeated="2"/>
        </table:table-row>
        <table:table-row table:style-name="ro1">
          <table:table-cell table:formula="of:=COM.MICROSOFT.CONCAT([.B$299];YEAR([.C964]);[.E$299];TEXT(MONTH([.C964]);&quot;00&quot;);[.E$299];TEXT(DAY([.C964]);&quot;00&quot;);[.D$299])" office:value-type="string" office:string-value="http://blog.livedoor.jp/yoshino712/archives/2010-04-27.html" calcext:value-type="string">
            <text:p>http://blog.livedoor.jp/yoshino712/archives/2010-04-27.html</text:p>
          </table:table-cell>
          <table:table-cell/>
          <table:table-cell table:formula="of:=[.C963]+1" office:value-type="date" office:date-value="2010-04-27" calcext:value-type="date">
            <text:p>04/27/10</text:p>
          </table:table-cell>
          <table:table-cell table:number-columns-repeated="2"/>
        </table:table-row>
        <table:table-row table:style-name="ro1">
          <table:table-cell table:formula="of:=COM.MICROSOFT.CONCAT([.B$299];YEAR([.C965]);[.E$299];TEXT(MONTH([.C965]);&quot;00&quot;);[.E$299];TEXT(DAY([.C965]);&quot;00&quot;);[.D$299])" office:value-type="string" office:string-value="http://blog.livedoor.jp/yoshino712/archives/2010-04-28.html" calcext:value-type="string">
            <text:p>http://blog.livedoor.jp/yoshino712/archives/2010-04-28.html</text:p>
          </table:table-cell>
          <table:table-cell/>
          <table:table-cell table:formula="of:=[.C964]+1" office:value-type="date" office:date-value="2010-04-28" calcext:value-type="date">
            <text:p>04/28/10</text:p>
          </table:table-cell>
          <table:table-cell table:number-columns-repeated="2"/>
        </table:table-row>
        <table:table-row table:style-name="ro1">
          <table:table-cell table:formula="of:=COM.MICROSOFT.CONCAT([.B$299];YEAR([.C966]);[.E$299];TEXT(MONTH([.C966]);&quot;00&quot;);[.E$299];TEXT(DAY([.C966]);&quot;00&quot;);[.D$299])" office:value-type="string" office:string-value="http://blog.livedoor.jp/yoshino712/archives/2010-04-29.html" calcext:value-type="string">
            <text:p>http://blog.livedoor.jp/yoshino712/archives/2010-04-29.html</text:p>
          </table:table-cell>
          <table:table-cell/>
          <table:table-cell table:formula="of:=[.C965]+1" office:value-type="date" office:date-value="2010-04-29" calcext:value-type="date">
            <text:p>04/29/10</text:p>
          </table:table-cell>
          <table:table-cell table:number-columns-repeated="2"/>
        </table:table-row>
        <table:table-row table:style-name="ro1">
          <table:table-cell table:formula="of:=COM.MICROSOFT.CONCAT([.B$299];YEAR([.C967]);[.E$299];TEXT(MONTH([.C967]);&quot;00&quot;);[.E$299];TEXT(DAY([.C967]);&quot;00&quot;);[.D$299])" office:value-type="string" office:string-value="http://blog.livedoor.jp/yoshino712/archives/2010-04-30.html" calcext:value-type="string">
            <text:p>http://blog.livedoor.jp/yoshino712/archives/2010-04-30.html</text:p>
          </table:table-cell>
          <table:table-cell/>
          <table:table-cell table:formula="of:=[.C966]+1" office:value-type="date" office:date-value="2010-04-30" calcext:value-type="date">
            <text:p>04/30/10</text:p>
          </table:table-cell>
          <table:table-cell table:number-columns-repeated="2"/>
        </table:table-row>
        <table:table-row table:style-name="ro1">
          <table:table-cell table:formula="of:=COM.MICROSOFT.CONCAT([.B$299];YEAR([.C968]);[.E$299];TEXT(MONTH([.C968]);&quot;00&quot;);[.E$299];TEXT(DAY([.C968]);&quot;00&quot;);[.D$299])" office:value-type="string" office:string-value="http://blog.livedoor.jp/yoshino712/archives/2010-05-01.html" calcext:value-type="string">
            <text:p>http://blog.livedoor.jp/yoshino712/archives/2010-05-01.html</text:p>
          </table:table-cell>
          <table:table-cell/>
          <table:table-cell table:formula="of:=[.C967]+1" office:value-type="date" office:date-value="2010-05-01" calcext:value-type="date">
            <text:p>05/01/10</text:p>
          </table:table-cell>
          <table:table-cell table:number-columns-repeated="2"/>
        </table:table-row>
        <table:table-row table:style-name="ro1">
          <table:table-cell table:formula="of:=COM.MICROSOFT.CONCAT([.B$299];YEAR([.C969]);[.E$299];TEXT(MONTH([.C969]);&quot;00&quot;);[.E$299];TEXT(DAY([.C969]);&quot;00&quot;);[.D$299])" office:value-type="string" office:string-value="http://blog.livedoor.jp/yoshino712/archives/2010-05-02.html" calcext:value-type="string">
            <text:p>http://blog.livedoor.jp/yoshino712/archives/2010-05-02.html</text:p>
          </table:table-cell>
          <table:table-cell/>
          <table:table-cell table:formula="of:=[.C968]+1" office:value-type="date" office:date-value="2010-05-02" calcext:value-type="date">
            <text:p>05/02/10</text:p>
          </table:table-cell>
          <table:table-cell table:number-columns-repeated="2"/>
        </table:table-row>
        <table:table-row table:style-name="ro1">
          <table:table-cell table:formula="of:=COM.MICROSOFT.CONCAT([.B$299];YEAR([.C970]);[.E$299];TEXT(MONTH([.C970]);&quot;00&quot;);[.E$299];TEXT(DAY([.C970]);&quot;00&quot;);[.D$299])" office:value-type="string" office:string-value="http://blog.livedoor.jp/yoshino712/archives/2010-05-03.html" calcext:value-type="string">
            <text:p>http://blog.livedoor.jp/yoshino712/archives/2010-05-03.html</text:p>
          </table:table-cell>
          <table:table-cell/>
          <table:table-cell table:formula="of:=[.C969]+1" office:value-type="date" office:date-value="2010-05-03" calcext:value-type="date">
            <text:p>05/03/10</text:p>
          </table:table-cell>
          <table:table-cell table:number-columns-repeated="2"/>
        </table:table-row>
        <table:table-row table:style-name="ro1">
          <table:table-cell table:formula="of:=COM.MICROSOFT.CONCAT([.B$299];YEAR([.C971]);[.E$299];TEXT(MONTH([.C971]);&quot;00&quot;);[.E$299];TEXT(DAY([.C971]);&quot;00&quot;);[.D$299])" office:value-type="string" office:string-value="http://blog.livedoor.jp/yoshino712/archives/2010-05-04.html" calcext:value-type="string">
            <text:p>http://blog.livedoor.jp/yoshino712/archives/2010-05-04.html</text:p>
          </table:table-cell>
          <table:table-cell/>
          <table:table-cell table:formula="of:=[.C970]+1" office:value-type="date" office:date-value="2010-05-04" calcext:value-type="date">
            <text:p>05/04/10</text:p>
          </table:table-cell>
          <table:table-cell table:number-columns-repeated="2"/>
        </table:table-row>
        <table:table-row table:style-name="ro1">
          <table:table-cell table:formula="of:=COM.MICROSOFT.CONCAT([.B$299];YEAR([.C972]);[.E$299];TEXT(MONTH([.C972]);&quot;00&quot;);[.E$299];TEXT(DAY([.C972]);&quot;00&quot;);[.D$299])" office:value-type="string" office:string-value="http://blog.livedoor.jp/yoshino712/archives/2010-05-05.html" calcext:value-type="string">
            <text:p>http://blog.livedoor.jp/yoshino712/archives/2010-05-05.html</text:p>
          </table:table-cell>
          <table:table-cell/>
          <table:table-cell table:formula="of:=[.C971]+1" office:value-type="date" office:date-value="2010-05-05" calcext:value-type="date">
            <text:p>05/05/10</text:p>
          </table:table-cell>
          <table:table-cell table:number-columns-repeated="2"/>
        </table:table-row>
        <table:table-row table:style-name="ro1">
          <table:table-cell table:formula="of:=COM.MICROSOFT.CONCAT([.B$299];YEAR([.C973]);[.E$299];TEXT(MONTH([.C973]);&quot;00&quot;);[.E$299];TEXT(DAY([.C973]);&quot;00&quot;);[.D$299])" office:value-type="string" office:string-value="http://blog.livedoor.jp/yoshino712/archives/2010-05-06.html" calcext:value-type="string">
            <text:p>http://blog.livedoor.jp/yoshino712/archives/2010-05-06.html</text:p>
          </table:table-cell>
          <table:table-cell/>
          <table:table-cell table:formula="of:=[.C972]+1" office:value-type="date" office:date-value="2010-05-06" calcext:value-type="date">
            <text:p>05/06/10</text:p>
          </table:table-cell>
          <table:table-cell table:number-columns-repeated="2"/>
        </table:table-row>
        <table:table-row table:style-name="ro1">
          <table:table-cell table:formula="of:=COM.MICROSOFT.CONCAT([.B$299];YEAR([.C974]);[.E$299];TEXT(MONTH([.C974]);&quot;00&quot;);[.E$299];TEXT(DAY([.C974]);&quot;00&quot;);[.D$299])" office:value-type="string" office:string-value="http://blog.livedoor.jp/yoshino712/archives/2010-05-07.html" calcext:value-type="string">
            <text:p>http://blog.livedoor.jp/yoshino712/archives/2010-05-07.html</text:p>
          </table:table-cell>
          <table:table-cell/>
          <table:table-cell table:formula="of:=[.C973]+1" office:value-type="date" office:date-value="2010-05-07" calcext:value-type="date">
            <text:p>05/07/10</text:p>
          </table:table-cell>
          <table:table-cell table:number-columns-repeated="2"/>
        </table:table-row>
        <table:table-row table:style-name="ro1">
          <table:table-cell table:formula="of:=COM.MICROSOFT.CONCAT([.B$299];YEAR([.C975]);[.E$299];TEXT(MONTH([.C975]);&quot;00&quot;);[.E$299];TEXT(DAY([.C975]);&quot;00&quot;);[.D$299])" office:value-type="string" office:string-value="http://blog.livedoor.jp/yoshino712/archives/2010-05-08.html" calcext:value-type="string">
            <text:p>http://blog.livedoor.jp/yoshino712/archives/2010-05-08.html</text:p>
          </table:table-cell>
          <table:table-cell/>
          <table:table-cell table:formula="of:=[.C974]+1" office:value-type="date" office:date-value="2010-05-08" calcext:value-type="date">
            <text:p>05/08/10</text:p>
          </table:table-cell>
          <table:table-cell table:number-columns-repeated="2"/>
        </table:table-row>
        <table:table-row table:style-name="ro1">
          <table:table-cell table:formula="of:=COM.MICROSOFT.CONCAT([.B$299];YEAR([.C976]);[.E$299];TEXT(MONTH([.C976]);&quot;00&quot;);[.E$299];TEXT(DAY([.C976]);&quot;00&quot;);[.D$299])" office:value-type="string" office:string-value="http://blog.livedoor.jp/yoshino712/archives/2010-05-09.html" calcext:value-type="string">
            <text:p>http://blog.livedoor.jp/yoshino712/archives/2010-05-09.html</text:p>
          </table:table-cell>
          <table:table-cell/>
          <table:table-cell table:formula="of:=[.C975]+1" office:value-type="date" office:date-value="2010-05-09" calcext:value-type="date">
            <text:p>05/09/10</text:p>
          </table:table-cell>
          <table:table-cell table:number-columns-repeated="2"/>
        </table:table-row>
        <table:table-row table:style-name="ro1">
          <table:table-cell table:formula="of:=COM.MICROSOFT.CONCAT([.B$299];YEAR([.C977]);[.E$299];TEXT(MONTH([.C977]);&quot;00&quot;);[.E$299];TEXT(DAY([.C977]);&quot;00&quot;);[.D$299])" office:value-type="string" office:string-value="http://blog.livedoor.jp/yoshino712/archives/2010-05-10.html" calcext:value-type="string">
            <text:p>http://blog.livedoor.jp/yoshino712/archives/2010-05-10.html</text:p>
          </table:table-cell>
          <table:table-cell/>
          <table:table-cell table:formula="of:=[.C976]+1" office:value-type="date" office:date-value="2010-05-10" calcext:value-type="date">
            <text:p>05/10/10</text:p>
          </table:table-cell>
          <table:table-cell table:number-columns-repeated="2"/>
        </table:table-row>
        <table:table-row table:style-name="ro1">
          <table:table-cell table:formula="of:=COM.MICROSOFT.CONCAT([.B$299];YEAR([.C978]);[.E$299];TEXT(MONTH([.C978]);&quot;00&quot;);[.E$299];TEXT(DAY([.C978]);&quot;00&quot;);[.D$299])" office:value-type="string" office:string-value="http://blog.livedoor.jp/yoshino712/archives/2010-05-11.html" calcext:value-type="string">
            <text:p>http://blog.livedoor.jp/yoshino712/archives/2010-05-11.html</text:p>
          </table:table-cell>
          <table:table-cell/>
          <table:table-cell table:formula="of:=[.C977]+1" office:value-type="date" office:date-value="2010-05-11" calcext:value-type="date">
            <text:p>05/11/10</text:p>
          </table:table-cell>
          <table:table-cell table:number-columns-repeated="2"/>
        </table:table-row>
        <table:table-row table:style-name="ro1">
          <table:table-cell table:formula="of:=COM.MICROSOFT.CONCAT([.B$299];YEAR([.C979]);[.E$299];TEXT(MONTH([.C979]);&quot;00&quot;);[.E$299];TEXT(DAY([.C979]);&quot;00&quot;);[.D$299])" office:value-type="string" office:string-value="http://blog.livedoor.jp/yoshino712/archives/2010-05-12.html" calcext:value-type="string">
            <text:p>http://blog.livedoor.jp/yoshino712/archives/2010-05-12.html</text:p>
          </table:table-cell>
          <table:table-cell/>
          <table:table-cell table:formula="of:=[.C978]+1" office:value-type="date" office:date-value="2010-05-12" calcext:value-type="date">
            <text:p>05/12/10</text:p>
          </table:table-cell>
          <table:table-cell table:number-columns-repeated="2"/>
        </table:table-row>
        <table:table-row table:style-name="ro1">
          <table:table-cell table:formula="of:=COM.MICROSOFT.CONCAT([.B$299];YEAR([.C980]);[.E$299];TEXT(MONTH([.C980]);&quot;00&quot;);[.E$299];TEXT(DAY([.C980]);&quot;00&quot;);[.D$299])" office:value-type="string" office:string-value="http://blog.livedoor.jp/yoshino712/archives/2010-05-13.html" calcext:value-type="string">
            <text:p>http://blog.livedoor.jp/yoshino712/archives/2010-05-13.html</text:p>
          </table:table-cell>
          <table:table-cell/>
          <table:table-cell table:formula="of:=[.C979]+1" office:value-type="date" office:date-value="2010-05-13" calcext:value-type="date">
            <text:p>05/13/10</text:p>
          </table:table-cell>
          <table:table-cell table:number-columns-repeated="2"/>
        </table:table-row>
        <table:table-row table:style-name="ro1">
          <table:table-cell table:formula="of:=COM.MICROSOFT.CONCAT([.B$299];YEAR([.C981]);[.E$299];TEXT(MONTH([.C981]);&quot;00&quot;);[.E$299];TEXT(DAY([.C981]);&quot;00&quot;);[.D$299])" office:value-type="string" office:string-value="http://blog.livedoor.jp/yoshino712/archives/2010-05-14.html" calcext:value-type="string">
            <text:p>http://blog.livedoor.jp/yoshino712/archives/2010-05-14.html</text:p>
          </table:table-cell>
          <table:table-cell/>
          <table:table-cell table:formula="of:=[.C980]+1" office:value-type="date" office:date-value="2010-05-14" calcext:value-type="date">
            <text:p>05/14/10</text:p>
          </table:table-cell>
          <table:table-cell table:number-columns-repeated="2"/>
        </table:table-row>
        <table:table-row table:style-name="ro1">
          <table:table-cell table:formula="of:=COM.MICROSOFT.CONCAT([.B$299];YEAR([.C982]);[.E$299];TEXT(MONTH([.C982]);&quot;00&quot;);[.E$299];TEXT(DAY([.C982]);&quot;00&quot;);[.D$299])" office:value-type="string" office:string-value="http://blog.livedoor.jp/yoshino712/archives/2010-05-15.html" calcext:value-type="string">
            <text:p>http://blog.livedoor.jp/yoshino712/archives/2010-05-15.html</text:p>
          </table:table-cell>
          <table:table-cell/>
          <table:table-cell table:formula="of:=[.C981]+1" office:value-type="date" office:date-value="2010-05-15" calcext:value-type="date">
            <text:p>05/15/10</text:p>
          </table:table-cell>
          <table:table-cell table:number-columns-repeated="2"/>
        </table:table-row>
        <table:table-row table:style-name="ro1">
          <table:table-cell table:formula="of:=COM.MICROSOFT.CONCAT([.B$299];YEAR([.C983]);[.E$299];TEXT(MONTH([.C983]);&quot;00&quot;);[.E$299];TEXT(DAY([.C983]);&quot;00&quot;);[.D$299])" office:value-type="string" office:string-value="http://blog.livedoor.jp/yoshino712/archives/2010-05-16.html" calcext:value-type="string">
            <text:p>http://blog.livedoor.jp/yoshino712/archives/2010-05-16.html</text:p>
          </table:table-cell>
          <table:table-cell/>
          <table:table-cell table:formula="of:=[.C982]+1" office:value-type="date" office:date-value="2010-05-16" calcext:value-type="date">
            <text:p>05/16/10</text:p>
          </table:table-cell>
          <table:table-cell table:number-columns-repeated="2"/>
        </table:table-row>
        <table:table-row table:style-name="ro1">
          <table:table-cell table:formula="of:=COM.MICROSOFT.CONCAT([.B$299];YEAR([.C984]);[.E$299];TEXT(MONTH([.C984]);&quot;00&quot;);[.E$299];TEXT(DAY([.C984]);&quot;00&quot;);[.D$299])" office:value-type="string" office:string-value="http://blog.livedoor.jp/yoshino712/archives/2010-05-17.html" calcext:value-type="string">
            <text:p>http://blog.livedoor.jp/yoshino712/archives/2010-05-17.html</text:p>
          </table:table-cell>
          <table:table-cell/>
          <table:table-cell table:formula="of:=[.C983]+1" office:value-type="date" office:date-value="2010-05-17" calcext:value-type="date">
            <text:p>05/17/10</text:p>
          </table:table-cell>
          <table:table-cell table:number-columns-repeated="2"/>
        </table:table-row>
        <table:table-row table:style-name="ro1">
          <table:table-cell table:formula="of:=COM.MICROSOFT.CONCAT([.B$299];YEAR([.C985]);[.E$299];TEXT(MONTH([.C985]);&quot;00&quot;);[.E$299];TEXT(DAY([.C985]);&quot;00&quot;);[.D$299])" office:value-type="string" office:string-value="http://blog.livedoor.jp/yoshino712/archives/2010-05-18.html" calcext:value-type="string">
            <text:p>http://blog.livedoor.jp/yoshino712/archives/2010-05-18.html</text:p>
          </table:table-cell>
          <table:table-cell/>
          <table:table-cell table:formula="of:=[.C984]+1" office:value-type="date" office:date-value="2010-05-18" calcext:value-type="date">
            <text:p>05/18/10</text:p>
          </table:table-cell>
          <table:table-cell table:number-columns-repeated="2"/>
        </table:table-row>
        <table:table-row table:style-name="ro1">
          <table:table-cell table:formula="of:=COM.MICROSOFT.CONCAT([.B$299];YEAR([.C986]);[.E$299];TEXT(MONTH([.C986]);&quot;00&quot;);[.E$299];TEXT(DAY([.C986]);&quot;00&quot;);[.D$299])" office:value-type="string" office:string-value="http://blog.livedoor.jp/yoshino712/archives/2010-05-19.html" calcext:value-type="string">
            <text:p>http://blog.livedoor.jp/yoshino712/archives/2010-05-19.html</text:p>
          </table:table-cell>
          <table:table-cell/>
          <table:table-cell table:formula="of:=[.C985]+1" office:value-type="date" office:date-value="2010-05-19" calcext:value-type="date">
            <text:p>05/19/10</text:p>
          </table:table-cell>
          <table:table-cell table:number-columns-repeated="2"/>
        </table:table-row>
        <table:table-row table:style-name="ro1">
          <table:table-cell table:formula="of:=COM.MICROSOFT.CONCAT([.B$299];YEAR([.C987]);[.E$299];TEXT(MONTH([.C987]);&quot;00&quot;);[.E$299];TEXT(DAY([.C987]);&quot;00&quot;);[.D$299])" office:value-type="string" office:string-value="http://blog.livedoor.jp/yoshino712/archives/2010-05-20.html" calcext:value-type="string">
            <text:p>http://blog.livedoor.jp/yoshino712/archives/2010-05-20.html</text:p>
          </table:table-cell>
          <table:table-cell/>
          <table:table-cell table:formula="of:=[.C986]+1" office:value-type="date" office:date-value="2010-05-20" calcext:value-type="date">
            <text:p>05/20/10</text:p>
          </table:table-cell>
          <table:table-cell table:number-columns-repeated="2"/>
        </table:table-row>
        <table:table-row table:style-name="ro1">
          <table:table-cell table:formula="of:=COM.MICROSOFT.CONCAT([.B$299];YEAR([.C988]);[.E$299];TEXT(MONTH([.C988]);&quot;00&quot;);[.E$299];TEXT(DAY([.C988]);&quot;00&quot;);[.D$299])" office:value-type="string" office:string-value="http://blog.livedoor.jp/yoshino712/archives/2010-05-21.html" calcext:value-type="string">
            <text:p>http://blog.livedoor.jp/yoshino712/archives/2010-05-21.html</text:p>
          </table:table-cell>
          <table:table-cell/>
          <table:table-cell table:formula="of:=[.C987]+1" office:value-type="date" office:date-value="2010-05-21" calcext:value-type="date">
            <text:p>05/21/10</text:p>
          </table:table-cell>
          <table:table-cell table:number-columns-repeated="2"/>
        </table:table-row>
        <table:table-row table:style-name="ro1">
          <table:table-cell table:formula="of:=COM.MICROSOFT.CONCAT([.B$299];YEAR([.C989]);[.E$299];TEXT(MONTH([.C989]);&quot;00&quot;);[.E$299];TEXT(DAY([.C989]);&quot;00&quot;);[.D$299])" office:value-type="string" office:string-value="http://blog.livedoor.jp/yoshino712/archives/2010-05-22.html" calcext:value-type="string">
            <text:p>http://blog.livedoor.jp/yoshino712/archives/2010-05-22.html</text:p>
          </table:table-cell>
          <table:table-cell/>
          <table:table-cell table:formula="of:=[.C988]+1" office:value-type="date" office:date-value="2010-05-22" calcext:value-type="date">
            <text:p>05/22/10</text:p>
          </table:table-cell>
          <table:table-cell table:number-columns-repeated="2"/>
        </table:table-row>
        <table:table-row table:style-name="ro1">
          <table:table-cell table:formula="of:=COM.MICROSOFT.CONCAT([.B$299];YEAR([.C990]);[.E$299];TEXT(MONTH([.C990]);&quot;00&quot;);[.E$299];TEXT(DAY([.C990]);&quot;00&quot;);[.D$299])" office:value-type="string" office:string-value="http://blog.livedoor.jp/yoshino712/archives/2010-05-23.html" calcext:value-type="string">
            <text:p>http://blog.livedoor.jp/yoshino712/archives/2010-05-23.html</text:p>
          </table:table-cell>
          <table:table-cell/>
          <table:table-cell table:formula="of:=[.C989]+1" office:value-type="date" office:date-value="2010-05-23" calcext:value-type="date">
            <text:p>05/23/10</text:p>
          </table:table-cell>
          <table:table-cell table:number-columns-repeated="2"/>
        </table:table-row>
        <table:table-row table:style-name="ro1">
          <table:table-cell table:formula="of:=COM.MICROSOFT.CONCAT([.B$299];YEAR([.C991]);[.E$299];TEXT(MONTH([.C991]);&quot;00&quot;);[.E$299];TEXT(DAY([.C991]);&quot;00&quot;);[.D$299])" office:value-type="string" office:string-value="http://blog.livedoor.jp/yoshino712/archives/2010-05-24.html" calcext:value-type="string">
            <text:p>http://blog.livedoor.jp/yoshino712/archives/2010-05-24.html</text:p>
          </table:table-cell>
          <table:table-cell/>
          <table:table-cell table:formula="of:=[.C990]+1" office:value-type="date" office:date-value="2010-05-24" calcext:value-type="date">
            <text:p>05/24/10</text:p>
          </table:table-cell>
          <table:table-cell table:number-columns-repeated="2"/>
        </table:table-row>
        <table:table-row table:style-name="ro1">
          <table:table-cell table:formula="of:=COM.MICROSOFT.CONCAT([.B$299];YEAR([.C992]);[.E$299];TEXT(MONTH([.C992]);&quot;00&quot;);[.E$299];TEXT(DAY([.C992]);&quot;00&quot;);[.D$299])" office:value-type="string" office:string-value="http://blog.livedoor.jp/yoshino712/archives/2010-05-25.html" calcext:value-type="string">
            <text:p>http://blog.livedoor.jp/yoshino712/archives/2010-05-25.html</text:p>
          </table:table-cell>
          <table:table-cell/>
          <table:table-cell table:formula="of:=[.C991]+1" office:value-type="date" office:date-value="2010-05-25" calcext:value-type="date">
            <text:p>05/25/10</text:p>
          </table:table-cell>
          <table:table-cell table:number-columns-repeated="2"/>
        </table:table-row>
        <table:table-row table:style-name="ro1">
          <table:table-cell table:formula="of:=COM.MICROSOFT.CONCAT([.B$299];YEAR([.C993]);[.E$299];TEXT(MONTH([.C993]);&quot;00&quot;);[.E$299];TEXT(DAY([.C993]);&quot;00&quot;);[.D$299])" office:value-type="string" office:string-value="http://blog.livedoor.jp/yoshino712/archives/2010-05-26.html" calcext:value-type="string">
            <text:p>http://blog.livedoor.jp/yoshino712/archives/2010-05-26.html</text:p>
          </table:table-cell>
          <table:table-cell/>
          <table:table-cell table:formula="of:=[.C992]+1" office:value-type="date" office:date-value="2010-05-26" calcext:value-type="date">
            <text:p>05/26/10</text:p>
          </table:table-cell>
          <table:table-cell table:number-columns-repeated="2"/>
        </table:table-row>
        <table:table-row table:style-name="ro1">
          <table:table-cell table:formula="of:=COM.MICROSOFT.CONCAT([.B$299];YEAR([.C994]);[.E$299];TEXT(MONTH([.C994]);&quot;00&quot;);[.E$299];TEXT(DAY([.C994]);&quot;00&quot;);[.D$299])" office:value-type="string" office:string-value="http://blog.livedoor.jp/yoshino712/archives/2010-05-27.html" calcext:value-type="string">
            <text:p>http://blog.livedoor.jp/yoshino712/archives/2010-05-27.html</text:p>
          </table:table-cell>
          <table:table-cell/>
          <table:table-cell table:formula="of:=[.C993]+1" office:value-type="date" office:date-value="2010-05-27" calcext:value-type="date">
            <text:p>05/27/10</text:p>
          </table:table-cell>
          <table:table-cell table:number-columns-repeated="2"/>
        </table:table-row>
        <table:table-row table:style-name="ro1">
          <table:table-cell table:formula="of:=COM.MICROSOFT.CONCAT([.B$299];YEAR([.C995]);[.E$299];TEXT(MONTH([.C995]);&quot;00&quot;);[.E$299];TEXT(DAY([.C995]);&quot;00&quot;);[.D$299])" office:value-type="string" office:string-value="http://blog.livedoor.jp/yoshino712/archives/2010-05-28.html" calcext:value-type="string">
            <text:p>http://blog.livedoor.jp/yoshino712/archives/2010-05-28.html</text:p>
          </table:table-cell>
          <table:table-cell/>
          <table:table-cell table:formula="of:=[.C994]+1" office:value-type="date" office:date-value="2010-05-28" calcext:value-type="date">
            <text:p>05/28/10</text:p>
          </table:table-cell>
          <table:table-cell table:number-columns-repeated="2"/>
        </table:table-row>
        <table:table-row table:style-name="ro1">
          <table:table-cell table:formula="of:=COM.MICROSOFT.CONCAT([.B$299];YEAR([.C996]);[.E$299];TEXT(MONTH([.C996]);&quot;00&quot;);[.E$299];TEXT(DAY([.C996]);&quot;00&quot;);[.D$299])" office:value-type="string" office:string-value="http://blog.livedoor.jp/yoshino712/archives/2010-05-29.html" calcext:value-type="string">
            <text:p>http://blog.livedoor.jp/yoshino712/archives/2010-05-29.html</text:p>
          </table:table-cell>
          <table:table-cell/>
          <table:table-cell table:formula="of:=[.C995]+1" office:value-type="date" office:date-value="2010-05-29" calcext:value-type="date">
            <text:p>05/29/10</text:p>
          </table:table-cell>
          <table:table-cell table:number-columns-repeated="2"/>
        </table:table-row>
        <table:table-row table:style-name="ro1">
          <table:table-cell table:formula="of:=COM.MICROSOFT.CONCAT([.B$299];YEAR([.C997]);[.E$299];TEXT(MONTH([.C997]);&quot;00&quot;);[.E$299];TEXT(DAY([.C997]);&quot;00&quot;);[.D$299])" office:value-type="string" office:string-value="http://blog.livedoor.jp/yoshino712/archives/2010-05-30.html" calcext:value-type="string">
            <text:p>http://blog.livedoor.jp/yoshino712/archives/2010-05-30.html</text:p>
          </table:table-cell>
          <table:table-cell/>
          <table:table-cell table:formula="of:=[.C996]+1" office:value-type="date" office:date-value="2010-05-30" calcext:value-type="date">
            <text:p>05/30/10</text:p>
          </table:table-cell>
          <table:table-cell table:number-columns-repeated="2"/>
        </table:table-row>
        <table:table-row table:style-name="ro1">
          <table:table-cell table:formula="of:=COM.MICROSOFT.CONCAT([.B$299];YEAR([.C998]);[.E$299];TEXT(MONTH([.C998]);&quot;00&quot;);[.E$299];TEXT(DAY([.C998]);&quot;00&quot;);[.D$299])" office:value-type="string" office:string-value="http://blog.livedoor.jp/yoshino712/archives/2010-05-31.html" calcext:value-type="string">
            <text:p>http://blog.livedoor.jp/yoshino712/archives/2010-05-31.html</text:p>
          </table:table-cell>
          <table:table-cell/>
          <table:table-cell table:formula="of:=[.C997]+1" office:value-type="date" office:date-value="2010-05-31" calcext:value-type="date">
            <text:p>05/31/10</text:p>
          </table:table-cell>
          <table:table-cell table:number-columns-repeated="2"/>
        </table:table-row>
        <table:table-row table:style-name="ro1">
          <table:table-cell table:formula="of:=COM.MICROSOFT.CONCAT([.B$299];YEAR([.C999]);[.E$299];TEXT(MONTH([.C999]);&quot;00&quot;);[.E$299];TEXT(DAY([.C999]);&quot;00&quot;);[.D$299])" office:value-type="string" office:string-value="http://blog.livedoor.jp/yoshino712/archives/2010-06-01.html" calcext:value-type="string">
            <text:p>http://blog.livedoor.jp/yoshino712/archives/2010-06-01.html</text:p>
          </table:table-cell>
          <table:table-cell/>
          <table:table-cell table:formula="of:=[.C998]+1" office:value-type="date" office:date-value="2010-06-01" calcext:value-type="date">
            <text:p>06/01/10</text:p>
          </table:table-cell>
          <table:table-cell table:number-columns-repeated="2"/>
        </table:table-row>
        <table:table-row table:style-name="ro1">
          <table:table-cell table:formula="of:=COM.MICROSOFT.CONCAT([.B$299];YEAR([.C1000]);[.E$299];TEXT(MONTH([.C1000]);&quot;00&quot;);[.E$299];TEXT(DAY([.C1000]);&quot;00&quot;);[.D$299])" office:value-type="string" office:string-value="http://blog.livedoor.jp/yoshino712/archives/2010-06-02.html" calcext:value-type="string">
            <text:p>http://blog.livedoor.jp/yoshino712/archives/2010-06-02.html</text:p>
          </table:table-cell>
          <table:table-cell/>
          <table:table-cell table:formula="of:=[.C999]+1" office:value-type="date" office:date-value="2010-06-02" calcext:value-type="date">
            <text:p>06/02/10</text:p>
          </table:table-cell>
          <table:table-cell table:number-columns-repeated="2"/>
        </table:table-row>
        <table:table-row table:style-name="ro1">
          <table:table-cell table:formula="of:=COM.MICROSOFT.CONCAT([.B$299];YEAR([.C1001]);[.E$299];TEXT(MONTH([.C1001]);&quot;00&quot;);[.E$299];TEXT(DAY([.C1001]);&quot;00&quot;);[.D$299])" office:value-type="string" office:string-value="http://blog.livedoor.jp/yoshino712/archives/2010-06-03.html" calcext:value-type="string">
            <text:p>http://blog.livedoor.jp/yoshino712/archives/2010-06-03.html</text:p>
          </table:table-cell>
          <table:table-cell/>
          <table:table-cell table:formula="of:=[.C1000]+1" office:value-type="date" office:date-value="2010-06-03" calcext:value-type="date">
            <text:p>06/03/10</text:p>
          </table:table-cell>
          <table:table-cell table:number-columns-repeated="2"/>
        </table:table-row>
        <table:table-row table:style-name="ro1">
          <table:table-cell table:formula="of:=COM.MICROSOFT.CONCAT([.B$299];YEAR([.C1002]);[.E$299];TEXT(MONTH([.C1002]);&quot;00&quot;);[.E$299];TEXT(DAY([.C1002]);&quot;00&quot;);[.D$299])" office:value-type="string" office:string-value="http://blog.livedoor.jp/yoshino712/archives/2010-06-04.html" calcext:value-type="string">
            <text:p>http://blog.livedoor.jp/yoshino712/archives/2010-06-04.html</text:p>
          </table:table-cell>
          <table:table-cell/>
          <table:table-cell table:formula="of:=[.C1001]+1" office:value-type="date" office:date-value="2010-06-04" calcext:value-type="date">
            <text:p>06/04/10</text:p>
          </table:table-cell>
          <table:table-cell table:number-columns-repeated="2"/>
        </table:table-row>
        <table:table-row table:style-name="ro1">
          <table:table-cell table:formula="of:=COM.MICROSOFT.CONCAT([.B$299];YEAR([.C1003]);[.E$299];TEXT(MONTH([.C1003]);&quot;00&quot;);[.E$299];TEXT(DAY([.C1003]);&quot;00&quot;);[.D$299])" office:value-type="string" office:string-value="http://blog.livedoor.jp/yoshino712/archives/2010-06-05.html" calcext:value-type="string">
            <text:p>http://blog.livedoor.jp/yoshino712/archives/2010-06-05.html</text:p>
          </table:table-cell>
          <table:table-cell/>
          <table:table-cell table:formula="of:=[.C1002]+1" office:value-type="date" office:date-value="2010-06-05" calcext:value-type="date">
            <text:p>06/05/10</text:p>
          </table:table-cell>
          <table:table-cell table:number-columns-repeated="2"/>
        </table:table-row>
        <table:table-row table:style-name="ro1">
          <table:table-cell table:formula="of:=COM.MICROSOFT.CONCAT([.B$299];YEAR([.C1004]);[.E$299];TEXT(MONTH([.C1004]);&quot;00&quot;);[.E$299];TEXT(DAY([.C1004]);&quot;00&quot;);[.D$299])" office:value-type="string" office:string-value="http://blog.livedoor.jp/yoshino712/archives/2010-06-06.html" calcext:value-type="string">
            <text:p>http://blog.livedoor.jp/yoshino712/archives/2010-06-06.html</text:p>
          </table:table-cell>
          <table:table-cell/>
          <table:table-cell table:formula="of:=[.C1003]+1" office:value-type="date" office:date-value="2010-06-06" calcext:value-type="date">
            <text:p>06/06/10</text:p>
          </table:table-cell>
          <table:table-cell table:number-columns-repeated="2"/>
        </table:table-row>
        <table:table-row table:style-name="ro1">
          <table:table-cell table:formula="of:=COM.MICROSOFT.CONCAT([.B$299];YEAR([.C1005]);[.E$299];TEXT(MONTH([.C1005]);&quot;00&quot;);[.E$299];TEXT(DAY([.C1005]);&quot;00&quot;);[.D$299])" office:value-type="string" office:string-value="http://blog.livedoor.jp/yoshino712/archives/2010-06-07.html" calcext:value-type="string">
            <text:p>http://blog.livedoor.jp/yoshino712/archives/2010-06-07.html</text:p>
          </table:table-cell>
          <table:table-cell/>
          <table:table-cell table:formula="of:=[.C1004]+1" office:value-type="date" office:date-value="2010-06-07" calcext:value-type="date">
            <text:p>06/07/10</text:p>
          </table:table-cell>
          <table:table-cell table:number-columns-repeated="2"/>
        </table:table-row>
        <table:table-row table:style-name="ro1">
          <table:table-cell table:formula="of:=COM.MICROSOFT.CONCAT([.B$299];YEAR([.C1006]);[.E$299];TEXT(MONTH([.C1006]);&quot;00&quot;);[.E$299];TEXT(DAY([.C1006]);&quot;00&quot;);[.D$299])" office:value-type="string" office:string-value="http://blog.livedoor.jp/yoshino712/archives/2010-06-08.html" calcext:value-type="string">
            <text:p>http://blog.livedoor.jp/yoshino712/archives/2010-06-08.html</text:p>
          </table:table-cell>
          <table:table-cell/>
          <table:table-cell table:formula="of:=[.C1005]+1" office:value-type="date" office:date-value="2010-06-08" calcext:value-type="date">
            <text:p>06/08/10</text:p>
          </table:table-cell>
          <table:table-cell table:number-columns-repeated="2"/>
        </table:table-row>
        <table:table-row table:style-name="ro1">
          <table:table-cell table:formula="of:=COM.MICROSOFT.CONCAT([.B$299];YEAR([.C1007]);[.E$299];TEXT(MONTH([.C1007]);&quot;00&quot;);[.E$299];TEXT(DAY([.C1007]);&quot;00&quot;);[.D$299])" office:value-type="string" office:string-value="http://blog.livedoor.jp/yoshino712/archives/2010-06-09.html" calcext:value-type="string">
            <text:p>http://blog.livedoor.jp/yoshino712/archives/2010-06-09.html</text:p>
          </table:table-cell>
          <table:table-cell/>
          <table:table-cell table:formula="of:=[.C1006]+1" office:value-type="date" office:date-value="2010-06-09" calcext:value-type="date">
            <text:p>06/09/10</text:p>
          </table:table-cell>
          <table:table-cell table:number-columns-repeated="2"/>
        </table:table-row>
        <table:table-row table:style-name="ro1">
          <table:table-cell table:formula="of:=COM.MICROSOFT.CONCAT([.B$299];YEAR([.C1008]);[.E$299];TEXT(MONTH([.C1008]);&quot;00&quot;);[.E$299];TEXT(DAY([.C1008]);&quot;00&quot;);[.D$299])" office:value-type="string" office:string-value="http://blog.livedoor.jp/yoshino712/archives/2010-06-10.html" calcext:value-type="string">
            <text:p>http://blog.livedoor.jp/yoshino712/archives/2010-06-10.html</text:p>
          </table:table-cell>
          <table:table-cell/>
          <table:table-cell table:formula="of:=[.C1007]+1" office:value-type="date" office:date-value="2010-06-10" calcext:value-type="date">
            <text:p>06/10/10</text:p>
          </table:table-cell>
          <table:table-cell table:number-columns-repeated="2"/>
        </table:table-row>
        <table:table-row table:style-name="ro1">
          <table:table-cell table:formula="of:=COM.MICROSOFT.CONCAT([.B$299];YEAR([.C1009]);[.E$299];TEXT(MONTH([.C1009]);&quot;00&quot;);[.E$299];TEXT(DAY([.C1009]);&quot;00&quot;);[.D$299])" office:value-type="string" office:string-value="http://blog.livedoor.jp/yoshino712/archives/2010-06-11.html" calcext:value-type="string">
            <text:p>http://blog.livedoor.jp/yoshino712/archives/2010-06-11.html</text:p>
          </table:table-cell>
          <table:table-cell/>
          <table:table-cell table:formula="of:=[.C1008]+1" office:value-type="date" office:date-value="2010-06-11" calcext:value-type="date">
            <text:p>06/11/10</text:p>
          </table:table-cell>
          <table:table-cell table:number-columns-repeated="2"/>
        </table:table-row>
        <table:table-row table:style-name="ro1">
          <table:table-cell table:formula="of:=COM.MICROSOFT.CONCAT([.B$299];YEAR([.C1010]);[.E$299];TEXT(MONTH([.C1010]);&quot;00&quot;);[.E$299];TEXT(DAY([.C1010]);&quot;00&quot;);[.D$299])" office:value-type="string" office:string-value="http://blog.livedoor.jp/yoshino712/archives/2010-06-12.html" calcext:value-type="string">
            <text:p>http://blog.livedoor.jp/yoshino712/archives/2010-06-12.html</text:p>
          </table:table-cell>
          <table:table-cell/>
          <table:table-cell table:formula="of:=[.C1009]+1" office:value-type="date" office:date-value="2010-06-12" calcext:value-type="date">
            <text:p>06/12/10</text:p>
          </table:table-cell>
          <table:table-cell table:number-columns-repeated="2"/>
        </table:table-row>
        <table:table-row table:style-name="ro1">
          <table:table-cell table:formula="of:=COM.MICROSOFT.CONCAT([.B$299];YEAR([.C1011]);[.E$299];TEXT(MONTH([.C1011]);&quot;00&quot;);[.E$299];TEXT(DAY([.C1011]);&quot;00&quot;);[.D$299])" office:value-type="string" office:string-value="http://blog.livedoor.jp/yoshino712/archives/2010-06-13.html" calcext:value-type="string">
            <text:p>http://blog.livedoor.jp/yoshino712/archives/2010-06-13.html</text:p>
          </table:table-cell>
          <table:table-cell/>
          <table:table-cell table:formula="of:=[.C1010]+1" office:value-type="date" office:date-value="2010-06-13" calcext:value-type="date">
            <text:p>06/13/10</text:p>
          </table:table-cell>
          <table:table-cell table:number-columns-repeated="2"/>
        </table:table-row>
        <table:table-row table:style-name="ro1">
          <table:table-cell table:formula="of:=COM.MICROSOFT.CONCAT([.B$299];YEAR([.C1012]);[.E$299];TEXT(MONTH([.C1012]);&quot;00&quot;);[.E$299];TEXT(DAY([.C1012]);&quot;00&quot;);[.D$299])" office:value-type="string" office:string-value="http://blog.livedoor.jp/yoshino712/archives/2010-06-14.html" calcext:value-type="string">
            <text:p>http://blog.livedoor.jp/yoshino712/archives/2010-06-14.html</text:p>
          </table:table-cell>
          <table:table-cell/>
          <table:table-cell table:formula="of:=[.C1011]+1" office:value-type="date" office:date-value="2010-06-14" calcext:value-type="date">
            <text:p>06/14/10</text:p>
          </table:table-cell>
          <table:table-cell table:number-columns-repeated="2"/>
        </table:table-row>
        <table:table-row table:style-name="ro1">
          <table:table-cell table:formula="of:=COM.MICROSOFT.CONCAT([.B$299];YEAR([.C1013]);[.E$299];TEXT(MONTH([.C1013]);&quot;00&quot;);[.E$299];TEXT(DAY([.C1013]);&quot;00&quot;);[.D$299])" office:value-type="string" office:string-value="http://blog.livedoor.jp/yoshino712/archives/2010-06-15.html" calcext:value-type="string">
            <text:p>http://blog.livedoor.jp/yoshino712/archives/2010-06-15.html</text:p>
          </table:table-cell>
          <table:table-cell/>
          <table:table-cell table:formula="of:=[.C1012]+1" office:value-type="date" office:date-value="2010-06-15" calcext:value-type="date">
            <text:p>06/15/10</text:p>
          </table:table-cell>
          <table:table-cell table:number-columns-repeated="2"/>
        </table:table-row>
        <table:table-row table:style-name="ro1">
          <table:table-cell table:formula="of:=COM.MICROSOFT.CONCAT([.B$299];YEAR([.C1014]);[.E$299];TEXT(MONTH([.C1014]);&quot;00&quot;);[.E$299];TEXT(DAY([.C1014]);&quot;00&quot;);[.D$299])" office:value-type="string" office:string-value="http://blog.livedoor.jp/yoshino712/archives/2010-06-16.html" calcext:value-type="string">
            <text:p>http://blog.livedoor.jp/yoshino712/archives/2010-06-16.html</text:p>
          </table:table-cell>
          <table:table-cell/>
          <table:table-cell table:formula="of:=[.C1013]+1" office:value-type="date" office:date-value="2010-06-16" calcext:value-type="date">
            <text:p>06/16/10</text:p>
          </table:table-cell>
          <table:table-cell table:number-columns-repeated="2"/>
        </table:table-row>
        <table:table-row table:style-name="ro1">
          <table:table-cell table:formula="of:=COM.MICROSOFT.CONCAT([.B$299];YEAR([.C1015]);[.E$299];TEXT(MONTH([.C1015]);&quot;00&quot;);[.E$299];TEXT(DAY([.C1015]);&quot;00&quot;);[.D$299])" office:value-type="string" office:string-value="http://blog.livedoor.jp/yoshino712/archives/2010-06-17.html" calcext:value-type="string">
            <text:p>http://blog.livedoor.jp/yoshino712/archives/2010-06-17.html</text:p>
          </table:table-cell>
          <table:table-cell/>
          <table:table-cell table:formula="of:=[.C1014]+1" office:value-type="date" office:date-value="2010-06-17" calcext:value-type="date">
            <text:p>06/17/10</text:p>
          </table:table-cell>
          <table:table-cell table:number-columns-repeated="2"/>
        </table:table-row>
        <table:table-row table:style-name="ro1">
          <table:table-cell table:formula="of:=COM.MICROSOFT.CONCAT([.B$299];YEAR([.C1016]);[.E$299];TEXT(MONTH([.C1016]);&quot;00&quot;);[.E$299];TEXT(DAY([.C1016]);&quot;00&quot;);[.D$299])" office:value-type="string" office:string-value="http://blog.livedoor.jp/yoshino712/archives/2010-06-18.html" calcext:value-type="string">
            <text:p>http://blog.livedoor.jp/yoshino712/archives/2010-06-18.html</text:p>
          </table:table-cell>
          <table:table-cell/>
          <table:table-cell table:formula="of:=[.C1015]+1" office:value-type="date" office:date-value="2010-06-18" calcext:value-type="date">
            <text:p>06/18/10</text:p>
          </table:table-cell>
          <table:table-cell table:number-columns-repeated="2"/>
        </table:table-row>
        <table:table-row table:style-name="ro1">
          <table:table-cell table:formula="of:=COM.MICROSOFT.CONCAT([.B$299];YEAR([.C1017]);[.E$299];TEXT(MONTH([.C1017]);&quot;00&quot;);[.E$299];TEXT(DAY([.C1017]);&quot;00&quot;);[.D$299])" office:value-type="string" office:string-value="http://blog.livedoor.jp/yoshino712/archives/2010-06-19.html" calcext:value-type="string">
            <text:p>http://blog.livedoor.jp/yoshino712/archives/2010-06-19.html</text:p>
          </table:table-cell>
          <table:table-cell/>
          <table:table-cell table:formula="of:=[.C1016]+1" office:value-type="date" office:date-value="2010-06-19" calcext:value-type="date">
            <text:p>06/19/10</text:p>
          </table:table-cell>
          <table:table-cell table:number-columns-repeated="2"/>
        </table:table-row>
        <table:table-row table:style-name="ro1">
          <table:table-cell table:formula="of:=COM.MICROSOFT.CONCAT([.B$299];YEAR([.C1018]);[.E$299];TEXT(MONTH([.C1018]);&quot;00&quot;);[.E$299];TEXT(DAY([.C1018]);&quot;00&quot;);[.D$299])" office:value-type="string" office:string-value="http://blog.livedoor.jp/yoshino712/archives/2010-06-20.html" calcext:value-type="string">
            <text:p>http://blog.livedoor.jp/yoshino712/archives/2010-06-20.html</text:p>
          </table:table-cell>
          <table:table-cell/>
          <table:table-cell table:formula="of:=[.C1017]+1" office:value-type="date" office:date-value="2010-06-20" calcext:value-type="date">
            <text:p>06/20/10</text:p>
          </table:table-cell>
          <table:table-cell table:number-columns-repeated="2"/>
        </table:table-row>
        <table:table-row table:style-name="ro1">
          <table:table-cell table:formula="of:=COM.MICROSOFT.CONCAT([.B$299];YEAR([.C1019]);[.E$299];TEXT(MONTH([.C1019]);&quot;00&quot;);[.E$299];TEXT(DAY([.C1019]);&quot;00&quot;);[.D$299])" office:value-type="string" office:string-value="http://blog.livedoor.jp/yoshino712/archives/2010-06-21.html" calcext:value-type="string">
            <text:p>http://blog.livedoor.jp/yoshino712/archives/2010-06-21.html</text:p>
          </table:table-cell>
          <table:table-cell/>
          <table:table-cell table:formula="of:=[.C1018]+1" office:value-type="date" office:date-value="2010-06-21" calcext:value-type="date">
            <text:p>06/21/10</text:p>
          </table:table-cell>
          <table:table-cell table:number-columns-repeated="2"/>
        </table:table-row>
        <table:table-row table:style-name="ro1">
          <table:table-cell table:formula="of:=COM.MICROSOFT.CONCAT([.B$299];YEAR([.C1020]);[.E$299];TEXT(MONTH([.C1020]);&quot;00&quot;);[.E$299];TEXT(DAY([.C1020]);&quot;00&quot;);[.D$299])" office:value-type="string" office:string-value="http://blog.livedoor.jp/yoshino712/archives/2010-06-22.html" calcext:value-type="string">
            <text:p>http://blog.livedoor.jp/yoshino712/archives/2010-06-22.html</text:p>
          </table:table-cell>
          <table:table-cell/>
          <table:table-cell table:formula="of:=[.C1019]+1" office:value-type="date" office:date-value="2010-06-22" calcext:value-type="date">
            <text:p>06/22/10</text:p>
          </table:table-cell>
          <table:table-cell table:number-columns-repeated="2"/>
        </table:table-row>
        <table:table-row table:style-name="ro1">
          <table:table-cell table:formula="of:=COM.MICROSOFT.CONCAT([.B$299];YEAR([.C1021]);[.E$299];TEXT(MONTH([.C1021]);&quot;00&quot;);[.E$299];TEXT(DAY([.C1021]);&quot;00&quot;);[.D$299])" office:value-type="string" office:string-value="http://blog.livedoor.jp/yoshino712/archives/2010-06-23.html" calcext:value-type="string">
            <text:p>http://blog.livedoor.jp/yoshino712/archives/2010-06-23.html</text:p>
          </table:table-cell>
          <table:table-cell/>
          <table:table-cell table:formula="of:=[.C1020]+1" office:value-type="date" office:date-value="2010-06-23" calcext:value-type="date">
            <text:p>06/23/10</text:p>
          </table:table-cell>
          <table:table-cell table:number-columns-repeated="2"/>
        </table:table-row>
        <table:table-row table:style-name="ro1">
          <table:table-cell table:formula="of:=COM.MICROSOFT.CONCAT([.B$299];YEAR([.C1022]);[.E$299];TEXT(MONTH([.C1022]);&quot;00&quot;);[.E$299];TEXT(DAY([.C1022]);&quot;00&quot;);[.D$299])" office:value-type="string" office:string-value="http://blog.livedoor.jp/yoshino712/archives/2010-06-24.html" calcext:value-type="string">
            <text:p>http://blog.livedoor.jp/yoshino712/archives/2010-06-24.html</text:p>
          </table:table-cell>
          <table:table-cell/>
          <table:table-cell table:formula="of:=[.C1021]+1" office:value-type="date" office:date-value="2010-06-24" calcext:value-type="date">
            <text:p>06/24/10</text:p>
          </table:table-cell>
          <table:table-cell table:number-columns-repeated="2"/>
        </table:table-row>
        <table:table-row table:style-name="ro1">
          <table:table-cell table:formula="of:=COM.MICROSOFT.CONCAT([.B$299];YEAR([.C1023]);[.E$299];TEXT(MONTH([.C1023]);&quot;00&quot;);[.E$299];TEXT(DAY([.C1023]);&quot;00&quot;);[.D$299])" office:value-type="string" office:string-value="http://blog.livedoor.jp/yoshino712/archives/2010-06-25.html" calcext:value-type="string">
            <text:p>http://blog.livedoor.jp/yoshino712/archives/2010-06-25.html</text:p>
          </table:table-cell>
          <table:table-cell/>
          <table:table-cell table:formula="of:=[.C1022]+1" office:value-type="date" office:date-value="2010-06-25" calcext:value-type="date">
            <text:p>06/25/10</text:p>
          </table:table-cell>
          <table:table-cell table:number-columns-repeated="2"/>
        </table:table-row>
        <table:table-row table:style-name="ro1">
          <table:table-cell table:formula="of:=COM.MICROSOFT.CONCAT([.B$299];YEAR([.C1024]);[.E$299];TEXT(MONTH([.C1024]);&quot;00&quot;);[.E$299];TEXT(DAY([.C1024]);&quot;00&quot;);[.D$299])" office:value-type="string" office:string-value="http://blog.livedoor.jp/yoshino712/archives/2010-06-26.html" calcext:value-type="string">
            <text:p>http://blog.livedoor.jp/yoshino712/archives/2010-06-26.html</text:p>
          </table:table-cell>
          <table:table-cell/>
          <table:table-cell table:formula="of:=[.C1023]+1" office:value-type="date" office:date-value="2010-06-26" calcext:value-type="date">
            <text:p>06/26/10</text:p>
          </table:table-cell>
          <table:table-cell table:number-columns-repeated="2"/>
        </table:table-row>
        <table:table-row table:style-name="ro1">
          <table:table-cell table:formula="of:=COM.MICROSOFT.CONCAT([.B$299];YEAR([.C1025]);[.E$299];TEXT(MONTH([.C1025]);&quot;00&quot;);[.E$299];TEXT(DAY([.C1025]);&quot;00&quot;);[.D$299])" office:value-type="string" office:string-value="http://blog.livedoor.jp/yoshino712/archives/2010-06-27.html" calcext:value-type="string">
            <text:p>http://blog.livedoor.jp/yoshino712/archives/2010-06-27.html</text:p>
          </table:table-cell>
          <table:table-cell/>
          <table:table-cell table:formula="of:=[.C1024]+1" office:value-type="date" office:date-value="2010-06-27" calcext:value-type="date">
            <text:p>06/27/10</text:p>
          </table:table-cell>
          <table:table-cell table:number-columns-repeated="2"/>
        </table:table-row>
        <table:table-row table:style-name="ro1">
          <table:table-cell table:formula="of:=COM.MICROSOFT.CONCAT([.B$299];YEAR([.C1026]);[.E$299];TEXT(MONTH([.C1026]);&quot;00&quot;);[.E$299];TEXT(DAY([.C1026]);&quot;00&quot;);[.D$299])" office:value-type="string" office:string-value="http://blog.livedoor.jp/yoshino712/archives/2010-06-28.html" calcext:value-type="string">
            <text:p>http://blog.livedoor.jp/yoshino712/archives/2010-06-28.html</text:p>
          </table:table-cell>
          <table:table-cell/>
          <table:table-cell table:formula="of:=[.C1025]+1" office:value-type="date" office:date-value="2010-06-28" calcext:value-type="date">
            <text:p>06/28/10</text:p>
          </table:table-cell>
          <table:table-cell table:number-columns-repeated="2"/>
        </table:table-row>
        <table:table-row table:style-name="ro1">
          <table:table-cell table:formula="of:=COM.MICROSOFT.CONCAT([.B$299];YEAR([.C1027]);[.E$299];TEXT(MONTH([.C1027]);&quot;00&quot;);[.E$299];TEXT(DAY([.C1027]);&quot;00&quot;);[.D$299])" office:value-type="string" office:string-value="http://blog.livedoor.jp/yoshino712/archives/2010-06-29.html" calcext:value-type="string">
            <text:p>http://blog.livedoor.jp/yoshino712/archives/2010-06-29.html</text:p>
          </table:table-cell>
          <table:table-cell/>
          <table:table-cell table:formula="of:=[.C1026]+1" office:value-type="date" office:date-value="2010-06-29" calcext:value-type="date">
            <text:p>06/29/10</text:p>
          </table:table-cell>
          <table:table-cell table:number-columns-repeated="2"/>
        </table:table-row>
        <table:table-row table:style-name="ro1">
          <table:table-cell table:formula="of:=COM.MICROSOFT.CONCAT([.B$299];YEAR([.C1028]);[.E$299];TEXT(MONTH([.C1028]);&quot;00&quot;);[.E$299];TEXT(DAY([.C1028]);&quot;00&quot;);[.D$299])" office:value-type="string" office:string-value="http://blog.livedoor.jp/yoshino712/archives/2010-06-30.html" calcext:value-type="string">
            <text:p>http://blog.livedoor.jp/yoshino712/archives/2010-06-30.html</text:p>
          </table:table-cell>
          <table:table-cell/>
          <table:table-cell table:formula="of:=[.C1027]+1" office:value-type="date" office:date-value="2010-06-30" calcext:value-type="date">
            <text:p>06/30/10</text:p>
          </table:table-cell>
          <table:table-cell table:number-columns-repeated="2"/>
        </table:table-row>
        <table:table-row table:style-name="ro1">
          <table:table-cell table:formula="of:=COM.MICROSOFT.CONCAT([.B$299];YEAR([.C1029]);[.E$299];TEXT(MONTH([.C1029]);&quot;00&quot;);[.E$299];TEXT(DAY([.C1029]);&quot;00&quot;);[.D$299])" office:value-type="string" office:string-value="http://blog.livedoor.jp/yoshino712/archives/2010-07-01.html" calcext:value-type="string">
            <text:p>http://blog.livedoor.jp/yoshino712/archives/2010-07-01.html</text:p>
          </table:table-cell>
          <table:table-cell/>
          <table:table-cell table:formula="of:=[.C1028]+1" office:value-type="date" office:date-value="2010-07-01" calcext:value-type="date">
            <text:p>07/01/10</text:p>
          </table:table-cell>
          <table:table-cell table:number-columns-repeated="2"/>
        </table:table-row>
        <table:table-row table:style-name="ro1">
          <table:table-cell table:formula="of:=COM.MICROSOFT.CONCAT([.B$299];YEAR([.C1030]);[.E$299];TEXT(MONTH([.C1030]);&quot;00&quot;);[.E$299];TEXT(DAY([.C1030]);&quot;00&quot;);[.D$299])" office:value-type="string" office:string-value="http://blog.livedoor.jp/yoshino712/archives/2010-07-02.html" calcext:value-type="string">
            <text:p>http://blog.livedoor.jp/yoshino712/archives/2010-07-02.html</text:p>
          </table:table-cell>
          <table:table-cell/>
          <table:table-cell table:formula="of:=[.C1029]+1" office:value-type="date" office:date-value="2010-07-02" calcext:value-type="date">
            <text:p>07/02/10</text:p>
          </table:table-cell>
          <table:table-cell table:number-columns-repeated="2"/>
        </table:table-row>
        <table:table-row table:style-name="ro1">
          <table:table-cell table:formula="of:=COM.MICROSOFT.CONCAT([.B$299];YEAR([.C1031]);[.E$299];TEXT(MONTH([.C1031]);&quot;00&quot;);[.E$299];TEXT(DAY([.C1031]);&quot;00&quot;);[.D$299])" office:value-type="string" office:string-value="http://blog.livedoor.jp/yoshino712/archives/2010-07-03.html" calcext:value-type="string">
            <text:p>http://blog.livedoor.jp/yoshino712/archives/2010-07-03.html</text:p>
          </table:table-cell>
          <table:table-cell/>
          <table:table-cell table:formula="of:=[.C1030]+1" office:value-type="date" office:date-value="2010-07-03" calcext:value-type="date">
            <text:p>07/03/10</text:p>
          </table:table-cell>
          <table:table-cell table:number-columns-repeated="2"/>
        </table:table-row>
        <table:table-row table:style-name="ro1">
          <table:table-cell table:formula="of:=COM.MICROSOFT.CONCAT([.B$299];YEAR([.C1032]);[.E$299];TEXT(MONTH([.C1032]);&quot;00&quot;);[.E$299];TEXT(DAY([.C1032]);&quot;00&quot;);[.D$299])" office:value-type="string" office:string-value="http://blog.livedoor.jp/yoshino712/archives/2010-07-04.html" calcext:value-type="string">
            <text:p>http://blog.livedoor.jp/yoshino712/archives/2010-07-04.html</text:p>
          </table:table-cell>
          <table:table-cell/>
          <table:table-cell table:formula="of:=[.C1031]+1" office:value-type="date" office:date-value="2010-07-04" calcext:value-type="date">
            <text:p>07/04/10</text:p>
          </table:table-cell>
          <table:table-cell table:number-columns-repeated="2"/>
        </table:table-row>
        <table:table-row table:style-name="ro1">
          <table:table-cell table:formula="of:=COM.MICROSOFT.CONCAT([.B$299];YEAR([.C1033]);[.E$299];TEXT(MONTH([.C1033]);&quot;00&quot;);[.E$299];TEXT(DAY([.C1033]);&quot;00&quot;);[.D$299])" office:value-type="string" office:string-value="http://blog.livedoor.jp/yoshino712/archives/2010-07-05.html" calcext:value-type="string">
            <text:p>http://blog.livedoor.jp/yoshino712/archives/2010-07-05.html</text:p>
          </table:table-cell>
          <table:table-cell/>
          <table:table-cell table:formula="of:=[.C1032]+1" office:value-type="date" office:date-value="2010-07-05" calcext:value-type="date">
            <text:p>07/05/10</text:p>
          </table:table-cell>
          <table:table-cell table:number-columns-repeated="2"/>
        </table:table-row>
        <table:table-row table:style-name="ro1">
          <table:table-cell table:formula="of:=COM.MICROSOFT.CONCAT([.B$299];YEAR([.C1034]);[.E$299];TEXT(MONTH([.C1034]);&quot;00&quot;);[.E$299];TEXT(DAY([.C1034]);&quot;00&quot;);[.D$299])" office:value-type="string" office:string-value="http://blog.livedoor.jp/yoshino712/archives/2010-07-06.html" calcext:value-type="string">
            <text:p>http://blog.livedoor.jp/yoshino712/archives/2010-07-06.html</text:p>
          </table:table-cell>
          <table:table-cell/>
          <table:table-cell table:formula="of:=[.C1033]+1" office:value-type="date" office:date-value="2010-07-06" calcext:value-type="date">
            <text:p>07/06/10</text:p>
          </table:table-cell>
          <table:table-cell table:number-columns-repeated="2"/>
        </table:table-row>
        <table:table-row table:style-name="ro1">
          <table:table-cell table:formula="of:=COM.MICROSOFT.CONCAT([.B$299];YEAR([.C1035]);[.E$299];TEXT(MONTH([.C1035]);&quot;00&quot;);[.E$299];TEXT(DAY([.C1035]);&quot;00&quot;);[.D$299])" office:value-type="string" office:string-value="http://blog.livedoor.jp/yoshino712/archives/2010-07-07.html" calcext:value-type="string">
            <text:p>http://blog.livedoor.jp/yoshino712/archives/2010-07-07.html</text:p>
          </table:table-cell>
          <table:table-cell/>
          <table:table-cell table:formula="of:=[.C1034]+1" office:value-type="date" office:date-value="2010-07-07" calcext:value-type="date">
            <text:p>07/07/10</text:p>
          </table:table-cell>
          <table:table-cell table:number-columns-repeated="2"/>
        </table:table-row>
        <table:table-row table:style-name="ro1">
          <table:table-cell table:formula="of:=COM.MICROSOFT.CONCAT([.B$299];YEAR([.C1036]);[.E$299];TEXT(MONTH([.C1036]);&quot;00&quot;);[.E$299];TEXT(DAY([.C1036]);&quot;00&quot;);[.D$299])" office:value-type="string" office:string-value="http://blog.livedoor.jp/yoshino712/archives/2010-07-08.html" calcext:value-type="string">
            <text:p>http://blog.livedoor.jp/yoshino712/archives/2010-07-08.html</text:p>
          </table:table-cell>
          <table:table-cell/>
          <table:table-cell table:formula="of:=[.C1035]+1" office:value-type="date" office:date-value="2010-07-08" calcext:value-type="date">
            <text:p>07/08/10</text:p>
          </table:table-cell>
          <table:table-cell table:number-columns-repeated="2"/>
        </table:table-row>
        <table:table-row table:style-name="ro1">
          <table:table-cell table:formula="of:=COM.MICROSOFT.CONCAT([.B$299];YEAR([.C1037]);[.E$299];TEXT(MONTH([.C1037]);&quot;00&quot;);[.E$299];TEXT(DAY([.C1037]);&quot;00&quot;);[.D$299])" office:value-type="string" office:string-value="http://blog.livedoor.jp/yoshino712/archives/2010-07-09.html" calcext:value-type="string">
            <text:p>http://blog.livedoor.jp/yoshino712/archives/2010-07-09.html</text:p>
          </table:table-cell>
          <table:table-cell/>
          <table:table-cell table:formula="of:=[.C1036]+1" office:value-type="date" office:date-value="2010-07-09" calcext:value-type="date">
            <text:p>07/09/10</text:p>
          </table:table-cell>
          <table:table-cell table:number-columns-repeated="2"/>
        </table:table-row>
        <table:table-row table:style-name="ro1">
          <table:table-cell table:formula="of:=COM.MICROSOFT.CONCAT([.B$299];YEAR([.C1038]);[.E$299];TEXT(MONTH([.C1038]);&quot;00&quot;);[.E$299];TEXT(DAY([.C1038]);&quot;00&quot;);[.D$299])" office:value-type="string" office:string-value="http://blog.livedoor.jp/yoshino712/archives/2010-07-10.html" calcext:value-type="string">
            <text:p>http://blog.livedoor.jp/yoshino712/archives/2010-07-10.html</text:p>
          </table:table-cell>
          <table:table-cell/>
          <table:table-cell table:formula="of:=[.C1037]+1" office:value-type="date" office:date-value="2010-07-10" calcext:value-type="date">
            <text:p>07/10/10</text:p>
          </table:table-cell>
          <table:table-cell table:number-columns-repeated="2"/>
        </table:table-row>
        <table:table-row table:style-name="ro1">
          <table:table-cell table:formula="of:=COM.MICROSOFT.CONCAT([.B$299];YEAR([.C1039]);[.E$299];TEXT(MONTH([.C1039]);&quot;00&quot;);[.E$299];TEXT(DAY([.C1039]);&quot;00&quot;);[.D$299])" office:value-type="string" office:string-value="http://blog.livedoor.jp/yoshino712/archives/2010-07-11.html" calcext:value-type="string">
            <text:p>http://blog.livedoor.jp/yoshino712/archives/2010-07-11.html</text:p>
          </table:table-cell>
          <table:table-cell/>
          <table:table-cell table:formula="of:=[.C1038]+1" office:value-type="date" office:date-value="2010-07-11" calcext:value-type="date">
            <text:p>07/11/10</text:p>
          </table:table-cell>
          <table:table-cell table:number-columns-repeated="2"/>
        </table:table-row>
        <table:table-row table:style-name="ro1">
          <table:table-cell table:formula="of:=COM.MICROSOFT.CONCAT([.B$299];YEAR([.C1040]);[.E$299];TEXT(MONTH([.C1040]);&quot;00&quot;);[.E$299];TEXT(DAY([.C1040]);&quot;00&quot;);[.D$299])" office:value-type="string" office:string-value="http://blog.livedoor.jp/yoshino712/archives/2010-07-12.html" calcext:value-type="string">
            <text:p>http://blog.livedoor.jp/yoshino712/archives/2010-07-12.html</text:p>
          </table:table-cell>
          <table:table-cell/>
          <table:table-cell table:formula="of:=[.C1039]+1" office:value-type="date" office:date-value="2010-07-12" calcext:value-type="date">
            <text:p>07/12/10</text:p>
          </table:table-cell>
          <table:table-cell table:number-columns-repeated="2"/>
        </table:table-row>
        <table:table-row table:style-name="ro1">
          <table:table-cell table:formula="of:=COM.MICROSOFT.CONCAT([.B$299];YEAR([.C1041]);[.E$299];TEXT(MONTH([.C1041]);&quot;00&quot;);[.E$299];TEXT(DAY([.C1041]);&quot;00&quot;);[.D$299])" office:value-type="string" office:string-value="http://blog.livedoor.jp/yoshino712/archives/2010-07-13.html" calcext:value-type="string">
            <text:p>http://blog.livedoor.jp/yoshino712/archives/2010-07-13.html</text:p>
          </table:table-cell>
          <table:table-cell/>
          <table:table-cell table:formula="of:=[.C1040]+1" office:value-type="date" office:date-value="2010-07-13" calcext:value-type="date">
            <text:p>07/13/10</text:p>
          </table:table-cell>
          <table:table-cell table:number-columns-repeated="2"/>
        </table:table-row>
        <table:table-row table:style-name="ro1">
          <table:table-cell table:formula="of:=COM.MICROSOFT.CONCAT([.B$299];YEAR([.C1042]);[.E$299];TEXT(MONTH([.C1042]);&quot;00&quot;);[.E$299];TEXT(DAY([.C1042]);&quot;00&quot;);[.D$299])" office:value-type="string" office:string-value="http://blog.livedoor.jp/yoshino712/archives/2010-07-14.html" calcext:value-type="string">
            <text:p>http://blog.livedoor.jp/yoshino712/archives/2010-07-14.html</text:p>
          </table:table-cell>
          <table:table-cell/>
          <table:table-cell table:formula="of:=[.C1041]+1" office:value-type="date" office:date-value="2010-07-14" calcext:value-type="date">
            <text:p>07/14/10</text:p>
          </table:table-cell>
          <table:table-cell table:number-columns-repeated="2"/>
        </table:table-row>
        <table:table-row table:style-name="ro1">
          <table:table-cell table:formula="of:=COM.MICROSOFT.CONCAT([.B$299];YEAR([.C1043]);[.E$299];TEXT(MONTH([.C1043]);&quot;00&quot;);[.E$299];TEXT(DAY([.C1043]);&quot;00&quot;);[.D$299])" office:value-type="string" office:string-value="http://blog.livedoor.jp/yoshino712/archives/2010-07-15.html" calcext:value-type="string">
            <text:p>http://blog.livedoor.jp/yoshino712/archives/2010-07-15.html</text:p>
          </table:table-cell>
          <table:table-cell/>
          <table:table-cell table:formula="of:=[.C1042]+1" office:value-type="date" office:date-value="2010-07-15" calcext:value-type="date">
            <text:p>07/15/10</text:p>
          </table:table-cell>
          <table:table-cell table:number-columns-repeated="2"/>
        </table:table-row>
        <table:table-row table:style-name="ro1">
          <table:table-cell table:formula="of:=COM.MICROSOFT.CONCAT([.B$299];YEAR([.C1044]);[.E$299];TEXT(MONTH([.C1044]);&quot;00&quot;);[.E$299];TEXT(DAY([.C1044]);&quot;00&quot;);[.D$299])" office:value-type="string" office:string-value="http://blog.livedoor.jp/yoshino712/archives/2010-07-16.html" calcext:value-type="string">
            <text:p>http://blog.livedoor.jp/yoshino712/archives/2010-07-16.html</text:p>
          </table:table-cell>
          <table:table-cell/>
          <table:table-cell table:formula="of:=[.C1043]+1" office:value-type="date" office:date-value="2010-07-16" calcext:value-type="date">
            <text:p>07/16/10</text:p>
          </table:table-cell>
          <table:table-cell table:number-columns-repeated="2"/>
        </table:table-row>
        <table:table-row table:style-name="ro1">
          <table:table-cell table:formula="of:=COM.MICROSOFT.CONCAT([.B$299];YEAR([.C1045]);[.E$299];TEXT(MONTH([.C1045]);&quot;00&quot;);[.E$299];TEXT(DAY([.C1045]);&quot;00&quot;);[.D$299])" office:value-type="string" office:string-value="http://blog.livedoor.jp/yoshino712/archives/2010-07-17.html" calcext:value-type="string">
            <text:p>http://blog.livedoor.jp/yoshino712/archives/2010-07-17.html</text:p>
          </table:table-cell>
          <table:table-cell/>
          <table:table-cell table:formula="of:=[.C1044]+1" office:value-type="date" office:date-value="2010-07-17" calcext:value-type="date">
            <text:p>07/17/10</text:p>
          </table:table-cell>
          <table:table-cell table:number-columns-repeated="2"/>
        </table:table-row>
        <table:table-row table:style-name="ro1">
          <table:table-cell table:formula="of:=COM.MICROSOFT.CONCAT([.B$299];YEAR([.C1046]);[.E$299];TEXT(MONTH([.C1046]);&quot;00&quot;);[.E$299];TEXT(DAY([.C1046]);&quot;00&quot;);[.D$299])" office:value-type="string" office:string-value="http://blog.livedoor.jp/yoshino712/archives/2010-07-18.html" calcext:value-type="string">
            <text:p>http://blog.livedoor.jp/yoshino712/archives/2010-07-18.html</text:p>
          </table:table-cell>
          <table:table-cell/>
          <table:table-cell table:formula="of:=[.C1045]+1" office:value-type="date" office:date-value="2010-07-18" calcext:value-type="date">
            <text:p>07/18/10</text:p>
          </table:table-cell>
          <table:table-cell table:number-columns-repeated="2"/>
        </table:table-row>
        <table:table-row table:style-name="ro1">
          <table:table-cell table:formula="of:=COM.MICROSOFT.CONCAT([.B$299];YEAR([.C1047]);[.E$299];TEXT(MONTH([.C1047]);&quot;00&quot;);[.E$299];TEXT(DAY([.C1047]);&quot;00&quot;);[.D$299])" office:value-type="string" office:string-value="http://blog.livedoor.jp/yoshino712/archives/2010-07-19.html" calcext:value-type="string">
            <text:p>http://blog.livedoor.jp/yoshino712/archives/2010-07-19.html</text:p>
          </table:table-cell>
          <table:table-cell/>
          <table:table-cell table:formula="of:=[.C1046]+1" office:value-type="date" office:date-value="2010-07-19" calcext:value-type="date">
            <text:p>07/19/10</text:p>
          </table:table-cell>
          <table:table-cell table:number-columns-repeated="2"/>
        </table:table-row>
        <table:table-row table:style-name="ro1">
          <table:table-cell table:formula="of:=COM.MICROSOFT.CONCAT([.B$299];YEAR([.C1048]);[.E$299];TEXT(MONTH([.C1048]);&quot;00&quot;);[.E$299];TEXT(DAY([.C1048]);&quot;00&quot;);[.D$299])" office:value-type="string" office:string-value="http://blog.livedoor.jp/yoshino712/archives/2010-07-20.html" calcext:value-type="string">
            <text:p>http://blog.livedoor.jp/yoshino712/archives/2010-07-20.html</text:p>
          </table:table-cell>
          <table:table-cell/>
          <table:table-cell table:formula="of:=[.C1047]+1" office:value-type="date" office:date-value="2010-07-20" calcext:value-type="date">
            <text:p>07/20/10</text:p>
          </table:table-cell>
          <table:table-cell table:number-columns-repeated="2"/>
        </table:table-row>
        <table:table-row table:style-name="ro1">
          <table:table-cell table:formula="of:=COM.MICROSOFT.CONCAT([.B$299];YEAR([.C1049]);[.E$299];TEXT(MONTH([.C1049]);&quot;00&quot;);[.E$299];TEXT(DAY([.C1049]);&quot;00&quot;);[.D$299])" office:value-type="string" office:string-value="http://blog.livedoor.jp/yoshino712/archives/2010-07-21.html" calcext:value-type="string">
            <text:p>http://blog.livedoor.jp/yoshino712/archives/2010-07-21.html</text:p>
          </table:table-cell>
          <table:table-cell/>
          <table:table-cell table:formula="of:=[.C1048]+1" office:value-type="date" office:date-value="2010-07-21" calcext:value-type="date">
            <text:p>07/21/10</text:p>
          </table:table-cell>
          <table:table-cell table:number-columns-repeated="2"/>
        </table:table-row>
        <table:table-row table:style-name="ro1">
          <table:table-cell table:formula="of:=COM.MICROSOFT.CONCAT([.B$299];YEAR([.C1050]);[.E$299];TEXT(MONTH([.C1050]);&quot;00&quot;);[.E$299];TEXT(DAY([.C1050]);&quot;00&quot;);[.D$299])" office:value-type="string" office:string-value="http://blog.livedoor.jp/yoshino712/archives/2010-07-22.html" calcext:value-type="string">
            <text:p>http://blog.livedoor.jp/yoshino712/archives/2010-07-22.html</text:p>
          </table:table-cell>
          <table:table-cell/>
          <table:table-cell table:formula="of:=[.C1049]+1" office:value-type="date" office:date-value="2010-07-22" calcext:value-type="date">
            <text:p>07/22/10</text:p>
          </table:table-cell>
          <table:table-cell table:number-columns-repeated="2"/>
        </table:table-row>
        <table:table-row table:style-name="ro1">
          <table:table-cell table:formula="of:=COM.MICROSOFT.CONCAT([.B$299];YEAR([.C1051]);[.E$299];TEXT(MONTH([.C1051]);&quot;00&quot;);[.E$299];TEXT(DAY([.C1051]);&quot;00&quot;);[.D$299])" office:value-type="string" office:string-value="http://blog.livedoor.jp/yoshino712/archives/2010-07-23.html" calcext:value-type="string">
            <text:p>http://blog.livedoor.jp/yoshino712/archives/2010-07-23.html</text:p>
          </table:table-cell>
          <table:table-cell/>
          <table:table-cell table:formula="of:=[.C1050]+1" office:value-type="date" office:date-value="2010-07-23" calcext:value-type="date">
            <text:p>07/23/10</text:p>
          </table:table-cell>
          <table:table-cell table:number-columns-repeated="2"/>
        </table:table-row>
        <table:table-row table:style-name="ro1">
          <table:table-cell table:formula="of:=COM.MICROSOFT.CONCAT([.B$299];YEAR([.C1052]);[.E$299];TEXT(MONTH([.C1052]);&quot;00&quot;);[.E$299];TEXT(DAY([.C1052]);&quot;00&quot;);[.D$299])" office:value-type="string" office:string-value="http://blog.livedoor.jp/yoshino712/archives/2010-07-24.html" calcext:value-type="string">
            <text:p>http://blog.livedoor.jp/yoshino712/archives/2010-07-24.html</text:p>
          </table:table-cell>
          <table:table-cell/>
          <table:table-cell table:formula="of:=[.C1051]+1" office:value-type="date" office:date-value="2010-07-24" calcext:value-type="date">
            <text:p>07/24/10</text:p>
          </table:table-cell>
          <table:table-cell table:number-columns-repeated="2"/>
        </table:table-row>
        <table:table-row table:style-name="ro1">
          <table:table-cell table:formula="of:=COM.MICROSOFT.CONCAT([.B$299];YEAR([.C1053]);[.E$299];TEXT(MONTH([.C1053]);&quot;00&quot;);[.E$299];TEXT(DAY([.C1053]);&quot;00&quot;);[.D$299])" office:value-type="string" office:string-value="http://blog.livedoor.jp/yoshino712/archives/2010-07-25.html" calcext:value-type="string">
            <text:p>http://blog.livedoor.jp/yoshino712/archives/2010-07-25.html</text:p>
          </table:table-cell>
          <table:table-cell/>
          <table:table-cell table:formula="of:=[.C1052]+1" office:value-type="date" office:date-value="2010-07-25" calcext:value-type="date">
            <text:p>07/25/10</text:p>
          </table:table-cell>
          <table:table-cell table:number-columns-repeated="2"/>
        </table:table-row>
        <table:table-row table:style-name="ro1">
          <table:table-cell table:formula="of:=COM.MICROSOFT.CONCAT([.B$299];YEAR([.C1054]);[.E$299];TEXT(MONTH([.C1054]);&quot;00&quot;);[.E$299];TEXT(DAY([.C1054]);&quot;00&quot;);[.D$299])" office:value-type="string" office:string-value="http://blog.livedoor.jp/yoshino712/archives/2010-07-26.html" calcext:value-type="string">
            <text:p>http://blog.livedoor.jp/yoshino712/archives/2010-07-26.html</text:p>
          </table:table-cell>
          <table:table-cell/>
          <table:table-cell table:formula="of:=[.C1053]+1" office:value-type="date" office:date-value="2010-07-26" calcext:value-type="date">
            <text:p>07/26/10</text:p>
          </table:table-cell>
          <table:table-cell table:number-columns-repeated="2"/>
        </table:table-row>
        <table:table-row table:style-name="ro1">
          <table:table-cell table:formula="of:=COM.MICROSOFT.CONCAT([.B$299];YEAR([.C1055]);[.E$299];TEXT(MONTH([.C1055]);&quot;00&quot;);[.E$299];TEXT(DAY([.C1055]);&quot;00&quot;);[.D$299])" office:value-type="string" office:string-value="http://blog.livedoor.jp/yoshino712/archives/2010-07-27.html" calcext:value-type="string">
            <text:p>http://blog.livedoor.jp/yoshino712/archives/2010-07-27.html</text:p>
          </table:table-cell>
          <table:table-cell/>
          <table:table-cell table:formula="of:=[.C1054]+1" office:value-type="date" office:date-value="2010-07-27" calcext:value-type="date">
            <text:p>07/27/10</text:p>
          </table:table-cell>
          <table:table-cell table:number-columns-repeated="2"/>
        </table:table-row>
        <table:table-row table:style-name="ro1">
          <table:table-cell table:formula="of:=COM.MICROSOFT.CONCAT([.B$299];YEAR([.C1056]);[.E$299];TEXT(MONTH([.C1056]);&quot;00&quot;);[.E$299];TEXT(DAY([.C1056]);&quot;00&quot;);[.D$299])" office:value-type="string" office:string-value="http://blog.livedoor.jp/yoshino712/archives/2010-07-28.html" calcext:value-type="string">
            <text:p>http://blog.livedoor.jp/yoshino712/archives/2010-07-28.html</text:p>
          </table:table-cell>
          <table:table-cell/>
          <table:table-cell table:formula="of:=[.C1055]+1" office:value-type="date" office:date-value="2010-07-28" calcext:value-type="date">
            <text:p>07/28/10</text:p>
          </table:table-cell>
          <table:table-cell table:number-columns-repeated="2"/>
        </table:table-row>
        <table:table-row table:style-name="ro1">
          <table:table-cell table:formula="of:=COM.MICROSOFT.CONCAT([.B$299];YEAR([.C1057]);[.E$299];TEXT(MONTH([.C1057]);&quot;00&quot;);[.E$299];TEXT(DAY([.C1057]);&quot;00&quot;);[.D$299])" office:value-type="string" office:string-value="http://blog.livedoor.jp/yoshino712/archives/2010-07-29.html" calcext:value-type="string">
            <text:p>http://blog.livedoor.jp/yoshino712/archives/2010-07-29.html</text:p>
          </table:table-cell>
          <table:table-cell/>
          <table:table-cell table:formula="of:=[.C1056]+1" office:value-type="date" office:date-value="2010-07-29" calcext:value-type="date">
            <text:p>07/29/10</text:p>
          </table:table-cell>
          <table:table-cell table:number-columns-repeated="2"/>
        </table:table-row>
        <table:table-row table:style-name="ro1">
          <table:table-cell table:formula="of:=COM.MICROSOFT.CONCAT([.B$299];YEAR([.C1058]);[.E$299];TEXT(MONTH([.C1058]);&quot;00&quot;);[.E$299];TEXT(DAY([.C1058]);&quot;00&quot;);[.D$299])" office:value-type="string" office:string-value="http://blog.livedoor.jp/yoshino712/archives/2010-07-30.html" calcext:value-type="string">
            <text:p>http://blog.livedoor.jp/yoshino712/archives/2010-07-30.html</text:p>
          </table:table-cell>
          <table:table-cell/>
          <table:table-cell table:formula="of:=[.C1057]+1" office:value-type="date" office:date-value="2010-07-30" calcext:value-type="date">
            <text:p>07/30/10</text:p>
          </table:table-cell>
          <table:table-cell table:number-columns-repeated="2"/>
        </table:table-row>
        <table:table-row table:style-name="ro1">
          <table:table-cell table:formula="of:=COM.MICROSOFT.CONCAT([.B$299];YEAR([.C1059]);[.E$299];TEXT(MONTH([.C1059]);&quot;00&quot;);[.E$299];TEXT(DAY([.C1059]);&quot;00&quot;);[.D$299])" office:value-type="string" office:string-value="http://blog.livedoor.jp/yoshino712/archives/2010-07-31.html" calcext:value-type="string">
            <text:p>http://blog.livedoor.jp/yoshino712/archives/2010-07-31.html</text:p>
          </table:table-cell>
          <table:table-cell/>
          <table:table-cell table:formula="of:=[.C1058]+1" office:value-type="date" office:date-value="2010-07-31" calcext:value-type="date">
            <text:p>07/31/10</text:p>
          </table:table-cell>
          <table:table-cell table:number-columns-repeated="2"/>
        </table:table-row>
        <table:table-row table:style-name="ro1">
          <table:table-cell table:formula="of:=COM.MICROSOFT.CONCAT([.B$299];YEAR([.C1060]);[.E$299];TEXT(MONTH([.C1060]);&quot;00&quot;);[.E$299];TEXT(DAY([.C1060]);&quot;00&quot;);[.D$299])" office:value-type="string" office:string-value="http://blog.livedoor.jp/yoshino712/archives/2010-08-01.html" calcext:value-type="string">
            <text:p>http://blog.livedoor.jp/yoshino712/archives/2010-08-01.html</text:p>
          </table:table-cell>
          <table:table-cell/>
          <table:table-cell table:formula="of:=[.C1059]+1" office:value-type="date" office:date-value="2010-08-01" calcext:value-type="date">
            <text:p>08/01/10</text:p>
          </table:table-cell>
          <table:table-cell table:number-columns-repeated="2"/>
        </table:table-row>
        <table:table-row table:style-name="ro1">
          <table:table-cell table:formula="of:=COM.MICROSOFT.CONCAT([.B$299];YEAR([.C1061]);[.E$299];TEXT(MONTH([.C1061]);&quot;00&quot;);[.E$299];TEXT(DAY([.C1061]);&quot;00&quot;);[.D$299])" office:value-type="string" office:string-value="http://blog.livedoor.jp/yoshino712/archives/2010-08-02.html" calcext:value-type="string">
            <text:p>http://blog.livedoor.jp/yoshino712/archives/2010-08-02.html</text:p>
          </table:table-cell>
          <table:table-cell/>
          <table:table-cell table:formula="of:=[.C1060]+1" office:value-type="date" office:date-value="2010-08-02" calcext:value-type="date">
            <text:p>08/02/10</text:p>
          </table:table-cell>
          <table:table-cell table:number-columns-repeated="2"/>
        </table:table-row>
        <table:table-row table:style-name="ro1">
          <table:table-cell table:formula="of:=COM.MICROSOFT.CONCAT([.B$299];YEAR([.C1062]);[.E$299];TEXT(MONTH([.C1062]);&quot;00&quot;);[.E$299];TEXT(DAY([.C1062]);&quot;00&quot;);[.D$299])" office:value-type="string" office:string-value="http://blog.livedoor.jp/yoshino712/archives/2010-08-03.html" calcext:value-type="string">
            <text:p>http://blog.livedoor.jp/yoshino712/archives/2010-08-03.html</text:p>
          </table:table-cell>
          <table:table-cell/>
          <table:table-cell table:formula="of:=[.C1061]+1" office:value-type="date" office:date-value="2010-08-03" calcext:value-type="date">
            <text:p>08/03/10</text:p>
          </table:table-cell>
          <table:table-cell table:number-columns-repeated="2"/>
        </table:table-row>
        <table:table-row table:style-name="ro1">
          <table:table-cell table:formula="of:=COM.MICROSOFT.CONCAT([.B$299];YEAR([.C1063]);[.E$299];TEXT(MONTH([.C1063]);&quot;00&quot;);[.E$299];TEXT(DAY([.C1063]);&quot;00&quot;);[.D$299])" office:value-type="string" office:string-value="http://blog.livedoor.jp/yoshino712/archives/2010-08-04.html" calcext:value-type="string">
            <text:p>http://blog.livedoor.jp/yoshino712/archives/2010-08-04.html</text:p>
          </table:table-cell>
          <table:table-cell/>
          <table:table-cell table:formula="of:=[.C1062]+1" office:value-type="date" office:date-value="2010-08-04" calcext:value-type="date">
            <text:p>08/04/10</text:p>
          </table:table-cell>
          <table:table-cell table:number-columns-repeated="2"/>
        </table:table-row>
        <table:table-row table:style-name="ro1">
          <table:table-cell table:formula="of:=COM.MICROSOFT.CONCAT([.B$299];YEAR([.C1064]);[.E$299];TEXT(MONTH([.C1064]);&quot;00&quot;);[.E$299];TEXT(DAY([.C1064]);&quot;00&quot;);[.D$299])" office:value-type="string" office:string-value="http://blog.livedoor.jp/yoshino712/archives/2010-08-05.html" calcext:value-type="string">
            <text:p>http://blog.livedoor.jp/yoshino712/archives/2010-08-05.html</text:p>
          </table:table-cell>
          <table:table-cell/>
          <table:table-cell table:formula="of:=[.C1063]+1" office:value-type="date" office:date-value="2010-08-05" calcext:value-type="date">
            <text:p>08/05/10</text:p>
          </table:table-cell>
          <table:table-cell table:number-columns-repeated="2"/>
        </table:table-row>
        <table:table-row table:style-name="ro1">
          <table:table-cell table:formula="of:=COM.MICROSOFT.CONCAT([.B$299];YEAR([.C1065]);[.E$299];TEXT(MONTH([.C1065]);&quot;00&quot;);[.E$299];TEXT(DAY([.C1065]);&quot;00&quot;);[.D$299])" office:value-type="string" office:string-value="http://blog.livedoor.jp/yoshino712/archives/2010-08-06.html" calcext:value-type="string">
            <text:p>http://blog.livedoor.jp/yoshino712/archives/2010-08-06.html</text:p>
          </table:table-cell>
          <table:table-cell/>
          <table:table-cell table:formula="of:=[.C1064]+1" office:value-type="date" office:date-value="2010-08-06" calcext:value-type="date">
            <text:p>08/06/10</text:p>
          </table:table-cell>
          <table:table-cell table:number-columns-repeated="2"/>
        </table:table-row>
        <table:table-row table:style-name="ro1">
          <table:table-cell table:formula="of:=COM.MICROSOFT.CONCAT([.B$299];YEAR([.C1066]);[.E$299];TEXT(MONTH([.C1066]);&quot;00&quot;);[.E$299];TEXT(DAY([.C1066]);&quot;00&quot;);[.D$299])" office:value-type="string" office:string-value="http://blog.livedoor.jp/yoshino712/archives/2010-08-07.html" calcext:value-type="string">
            <text:p>http://blog.livedoor.jp/yoshino712/archives/2010-08-07.html</text:p>
          </table:table-cell>
          <table:table-cell/>
          <table:table-cell table:formula="of:=[.C1065]+1" office:value-type="date" office:date-value="2010-08-07" calcext:value-type="date">
            <text:p>08/07/10</text:p>
          </table:table-cell>
          <table:table-cell table:number-columns-repeated="2"/>
        </table:table-row>
        <table:table-row table:style-name="ro1">
          <table:table-cell table:formula="of:=COM.MICROSOFT.CONCAT([.B$299];YEAR([.C1067]);[.E$299];TEXT(MONTH([.C1067]);&quot;00&quot;);[.E$299];TEXT(DAY([.C1067]);&quot;00&quot;);[.D$299])" office:value-type="string" office:string-value="http://blog.livedoor.jp/yoshino712/archives/2010-08-08.html" calcext:value-type="string">
            <text:p>http://blog.livedoor.jp/yoshino712/archives/2010-08-08.html</text:p>
          </table:table-cell>
          <table:table-cell/>
          <table:table-cell table:formula="of:=[.C1066]+1" office:value-type="date" office:date-value="2010-08-08" calcext:value-type="date">
            <text:p>08/08/10</text:p>
          </table:table-cell>
          <table:table-cell table:number-columns-repeated="2"/>
        </table:table-row>
        <table:table-row table:style-name="ro1">
          <table:table-cell table:formula="of:=COM.MICROSOFT.CONCAT([.B$299];YEAR([.C1068]);[.E$299];TEXT(MONTH([.C1068]);&quot;00&quot;);[.E$299];TEXT(DAY([.C1068]);&quot;00&quot;);[.D$299])" office:value-type="string" office:string-value="http://blog.livedoor.jp/yoshino712/archives/2010-08-09.html" calcext:value-type="string">
            <text:p>http://blog.livedoor.jp/yoshino712/archives/2010-08-09.html</text:p>
          </table:table-cell>
          <table:table-cell/>
          <table:table-cell table:formula="of:=[.C1067]+1" office:value-type="date" office:date-value="2010-08-09" calcext:value-type="date">
            <text:p>08/09/10</text:p>
          </table:table-cell>
          <table:table-cell table:number-columns-repeated="2"/>
        </table:table-row>
        <table:table-row table:style-name="ro1">
          <table:table-cell table:formula="of:=COM.MICROSOFT.CONCAT([.B$299];YEAR([.C1069]);[.E$299];TEXT(MONTH([.C1069]);&quot;00&quot;);[.E$299];TEXT(DAY([.C1069]);&quot;00&quot;);[.D$299])" office:value-type="string" office:string-value="http://blog.livedoor.jp/yoshino712/archives/2010-08-10.html" calcext:value-type="string">
            <text:p>http://blog.livedoor.jp/yoshino712/archives/2010-08-10.html</text:p>
          </table:table-cell>
          <table:table-cell/>
          <table:table-cell table:formula="of:=[.C1068]+1" office:value-type="date" office:date-value="2010-08-10" calcext:value-type="date">
            <text:p>08/10/10</text:p>
          </table:table-cell>
          <table:table-cell table:number-columns-repeated="2"/>
        </table:table-row>
        <table:table-row table:style-name="ro1">
          <table:table-cell table:formula="of:=COM.MICROSOFT.CONCAT([.B$299];YEAR([.C1070]);[.E$299];TEXT(MONTH([.C1070]);&quot;00&quot;);[.E$299];TEXT(DAY([.C1070]);&quot;00&quot;);[.D$299])" office:value-type="string" office:string-value="http://blog.livedoor.jp/yoshino712/archives/2010-08-11.html" calcext:value-type="string">
            <text:p>http://blog.livedoor.jp/yoshino712/archives/2010-08-11.html</text:p>
          </table:table-cell>
          <table:table-cell/>
          <table:table-cell table:formula="of:=[.C1069]+1" office:value-type="date" office:date-value="2010-08-11" calcext:value-type="date">
            <text:p>08/11/10</text:p>
          </table:table-cell>
          <table:table-cell table:number-columns-repeated="2"/>
        </table:table-row>
        <table:table-row table:style-name="ro1">
          <table:table-cell table:formula="of:=COM.MICROSOFT.CONCAT([.B$299];YEAR([.C1071]);[.E$299];TEXT(MONTH([.C1071]);&quot;00&quot;);[.E$299];TEXT(DAY([.C1071]);&quot;00&quot;);[.D$299])" office:value-type="string" office:string-value="http://blog.livedoor.jp/yoshino712/archives/2010-08-12.html" calcext:value-type="string">
            <text:p>http://blog.livedoor.jp/yoshino712/archives/2010-08-12.html</text:p>
          </table:table-cell>
          <table:table-cell/>
          <table:table-cell table:formula="of:=[.C1070]+1" office:value-type="date" office:date-value="2010-08-12" calcext:value-type="date">
            <text:p>08/12/10</text:p>
          </table:table-cell>
          <table:table-cell table:number-columns-repeated="2"/>
        </table:table-row>
        <table:table-row table:style-name="ro1">
          <table:table-cell table:formula="of:=COM.MICROSOFT.CONCAT([.B$299];YEAR([.C1072]);[.E$299];TEXT(MONTH([.C1072]);&quot;00&quot;);[.E$299];TEXT(DAY([.C1072]);&quot;00&quot;);[.D$299])" office:value-type="string" office:string-value="http://blog.livedoor.jp/yoshino712/archives/2010-08-13.html" calcext:value-type="string">
            <text:p>http://blog.livedoor.jp/yoshino712/archives/2010-08-13.html</text:p>
          </table:table-cell>
          <table:table-cell/>
          <table:table-cell table:formula="of:=[.C1071]+1" office:value-type="date" office:date-value="2010-08-13" calcext:value-type="date">
            <text:p>08/13/10</text:p>
          </table:table-cell>
          <table:table-cell table:number-columns-repeated="2"/>
        </table:table-row>
        <table:table-row table:style-name="ro1">
          <table:table-cell table:formula="of:=COM.MICROSOFT.CONCAT([.B$299];YEAR([.C1073]);[.E$299];TEXT(MONTH([.C1073]);&quot;00&quot;);[.E$299];TEXT(DAY([.C1073]);&quot;00&quot;);[.D$299])" office:value-type="string" office:string-value="http://blog.livedoor.jp/yoshino712/archives/2010-08-14.html" calcext:value-type="string">
            <text:p>http://blog.livedoor.jp/yoshino712/archives/2010-08-14.html</text:p>
          </table:table-cell>
          <table:table-cell/>
          <table:table-cell table:formula="of:=[.C1072]+1" office:value-type="date" office:date-value="2010-08-14" calcext:value-type="date">
            <text:p>08/14/10</text:p>
          </table:table-cell>
          <table:table-cell table:number-columns-repeated="2"/>
        </table:table-row>
        <table:table-row table:style-name="ro1">
          <table:table-cell table:formula="of:=COM.MICROSOFT.CONCAT([.B$299];YEAR([.C1074]);[.E$299];TEXT(MONTH([.C1074]);&quot;00&quot;);[.E$299];TEXT(DAY([.C1074]);&quot;00&quot;);[.D$299])" office:value-type="string" office:string-value="http://blog.livedoor.jp/yoshino712/archives/2010-08-15.html" calcext:value-type="string">
            <text:p>http://blog.livedoor.jp/yoshino712/archives/2010-08-15.html</text:p>
          </table:table-cell>
          <table:table-cell/>
          <table:table-cell table:formula="of:=[.C1073]+1" office:value-type="date" office:date-value="2010-08-15" calcext:value-type="date">
            <text:p>08/15/10</text:p>
          </table:table-cell>
          <table:table-cell table:number-columns-repeated="2"/>
        </table:table-row>
        <table:table-row table:style-name="ro1">
          <table:table-cell table:formula="of:=COM.MICROSOFT.CONCAT([.B$299];YEAR([.C1075]);[.E$299];TEXT(MONTH([.C1075]);&quot;00&quot;);[.E$299];TEXT(DAY([.C1075]);&quot;00&quot;);[.D$299])" office:value-type="string" office:string-value="http://blog.livedoor.jp/yoshino712/archives/2010-08-16.html" calcext:value-type="string">
            <text:p>http://blog.livedoor.jp/yoshino712/archives/2010-08-16.html</text:p>
          </table:table-cell>
          <table:table-cell/>
          <table:table-cell table:formula="of:=[.C1074]+1" office:value-type="date" office:date-value="2010-08-16" calcext:value-type="date">
            <text:p>08/16/10</text:p>
          </table:table-cell>
          <table:table-cell table:number-columns-repeated="2"/>
        </table:table-row>
        <table:table-row table:style-name="ro1">
          <table:table-cell table:formula="of:=COM.MICROSOFT.CONCAT([.B$299];YEAR([.C1076]);[.E$299];TEXT(MONTH([.C1076]);&quot;00&quot;);[.E$299];TEXT(DAY([.C1076]);&quot;00&quot;);[.D$299])" office:value-type="string" office:string-value="http://blog.livedoor.jp/yoshino712/archives/2010-08-17.html" calcext:value-type="string">
            <text:p>http://blog.livedoor.jp/yoshino712/archives/2010-08-17.html</text:p>
          </table:table-cell>
          <table:table-cell/>
          <table:table-cell table:formula="of:=[.C1075]+1" office:value-type="date" office:date-value="2010-08-17" calcext:value-type="date">
            <text:p>08/17/10</text:p>
          </table:table-cell>
          <table:table-cell table:number-columns-repeated="2"/>
        </table:table-row>
        <table:table-row table:style-name="ro1">
          <table:table-cell table:formula="of:=COM.MICROSOFT.CONCAT([.B$299];YEAR([.C1077]);[.E$299];TEXT(MONTH([.C1077]);&quot;00&quot;);[.E$299];TEXT(DAY([.C1077]);&quot;00&quot;);[.D$299])" office:value-type="string" office:string-value="http://blog.livedoor.jp/yoshino712/archives/2010-08-18.html" calcext:value-type="string">
            <text:p>http://blog.livedoor.jp/yoshino712/archives/2010-08-18.html</text:p>
          </table:table-cell>
          <table:table-cell/>
          <table:table-cell table:formula="of:=[.C1076]+1" office:value-type="date" office:date-value="2010-08-18" calcext:value-type="date">
            <text:p>08/18/10</text:p>
          </table:table-cell>
          <table:table-cell table:number-columns-repeated="2"/>
        </table:table-row>
        <table:table-row table:style-name="ro1">
          <table:table-cell table:formula="of:=COM.MICROSOFT.CONCAT([.B$299];YEAR([.C1078]);[.E$299];TEXT(MONTH([.C1078]);&quot;00&quot;);[.E$299];TEXT(DAY([.C1078]);&quot;00&quot;);[.D$299])" office:value-type="string" office:string-value="http://blog.livedoor.jp/yoshino712/archives/2010-08-19.html" calcext:value-type="string">
            <text:p>http://blog.livedoor.jp/yoshino712/archives/2010-08-19.html</text:p>
          </table:table-cell>
          <table:table-cell/>
          <table:table-cell table:formula="of:=[.C1077]+1" office:value-type="date" office:date-value="2010-08-19" calcext:value-type="date">
            <text:p>08/19/10</text:p>
          </table:table-cell>
          <table:table-cell table:number-columns-repeated="2"/>
        </table:table-row>
        <table:table-row table:style-name="ro1">
          <table:table-cell table:formula="of:=COM.MICROSOFT.CONCAT([.B$299];YEAR([.C1079]);[.E$299];TEXT(MONTH([.C1079]);&quot;00&quot;);[.E$299];TEXT(DAY([.C1079]);&quot;00&quot;);[.D$299])" office:value-type="string" office:string-value="http://blog.livedoor.jp/yoshino712/archives/2010-08-20.html" calcext:value-type="string">
            <text:p>http://blog.livedoor.jp/yoshino712/archives/2010-08-20.html</text:p>
          </table:table-cell>
          <table:table-cell/>
          <table:table-cell table:formula="of:=[.C1078]+1" office:value-type="date" office:date-value="2010-08-20" calcext:value-type="date">
            <text:p>08/20/10</text:p>
          </table:table-cell>
          <table:table-cell table:number-columns-repeated="2"/>
        </table:table-row>
        <table:table-row table:style-name="ro1">
          <table:table-cell table:formula="of:=COM.MICROSOFT.CONCAT([.B$299];YEAR([.C1080]);[.E$299];TEXT(MONTH([.C1080]);&quot;00&quot;);[.E$299];TEXT(DAY([.C1080]);&quot;00&quot;);[.D$299])" office:value-type="string" office:string-value="http://blog.livedoor.jp/yoshino712/archives/2010-08-21.html" calcext:value-type="string">
            <text:p>http://blog.livedoor.jp/yoshino712/archives/2010-08-21.html</text:p>
          </table:table-cell>
          <table:table-cell/>
          <table:table-cell table:formula="of:=[.C1079]+1" office:value-type="date" office:date-value="2010-08-21" calcext:value-type="date">
            <text:p>08/21/10</text:p>
          </table:table-cell>
          <table:table-cell table:number-columns-repeated="2"/>
        </table:table-row>
        <table:table-row table:style-name="ro1">
          <table:table-cell table:formula="of:=COM.MICROSOFT.CONCAT([.B$299];YEAR([.C1081]);[.E$299];TEXT(MONTH([.C1081]);&quot;00&quot;);[.E$299];TEXT(DAY([.C1081]);&quot;00&quot;);[.D$299])" office:value-type="string" office:string-value="http://blog.livedoor.jp/yoshino712/archives/2010-08-22.html" calcext:value-type="string">
            <text:p>http://blog.livedoor.jp/yoshino712/archives/2010-08-22.html</text:p>
          </table:table-cell>
          <table:table-cell/>
          <table:table-cell table:formula="of:=[.C1080]+1" office:value-type="date" office:date-value="2010-08-22" calcext:value-type="date">
            <text:p>08/22/10</text:p>
          </table:table-cell>
          <table:table-cell table:number-columns-repeated="2"/>
        </table:table-row>
        <table:table-row table:style-name="ro1">
          <table:table-cell table:formula="of:=COM.MICROSOFT.CONCAT([.B$299];YEAR([.C1082]);[.E$299];TEXT(MONTH([.C1082]);&quot;00&quot;);[.E$299];TEXT(DAY([.C1082]);&quot;00&quot;);[.D$299])" office:value-type="string" office:string-value="http://blog.livedoor.jp/yoshino712/archives/2010-08-23.html" calcext:value-type="string">
            <text:p>http://blog.livedoor.jp/yoshino712/archives/2010-08-23.html</text:p>
          </table:table-cell>
          <table:table-cell/>
          <table:table-cell table:formula="of:=[.C1081]+1" office:value-type="date" office:date-value="2010-08-23" calcext:value-type="date">
            <text:p>08/23/10</text:p>
          </table:table-cell>
          <table:table-cell table:number-columns-repeated="2"/>
        </table:table-row>
        <table:table-row table:style-name="ro1">
          <table:table-cell table:formula="of:=COM.MICROSOFT.CONCAT([.B$299];YEAR([.C1083]);[.E$299];TEXT(MONTH([.C1083]);&quot;00&quot;);[.E$299];TEXT(DAY([.C1083]);&quot;00&quot;);[.D$299])" office:value-type="string" office:string-value="http://blog.livedoor.jp/yoshino712/archives/2010-08-24.html" calcext:value-type="string">
            <text:p>http://blog.livedoor.jp/yoshino712/archives/2010-08-24.html</text:p>
          </table:table-cell>
          <table:table-cell/>
          <table:table-cell table:formula="of:=[.C1082]+1" office:value-type="date" office:date-value="2010-08-24" calcext:value-type="date">
            <text:p>08/24/10</text:p>
          </table:table-cell>
          <table:table-cell table:number-columns-repeated="2"/>
        </table:table-row>
        <table:table-row table:style-name="ro1">
          <table:table-cell table:formula="of:=COM.MICROSOFT.CONCAT([.B$299];YEAR([.C1084]);[.E$299];TEXT(MONTH([.C1084]);&quot;00&quot;);[.E$299];TEXT(DAY([.C1084]);&quot;00&quot;);[.D$299])" office:value-type="string" office:string-value="http://blog.livedoor.jp/yoshino712/archives/2010-08-25.html" calcext:value-type="string">
            <text:p>http://blog.livedoor.jp/yoshino712/archives/2010-08-25.html</text:p>
          </table:table-cell>
          <table:table-cell/>
          <table:table-cell table:formula="of:=[.C1083]+1" office:value-type="date" office:date-value="2010-08-25" calcext:value-type="date">
            <text:p>08/25/10</text:p>
          </table:table-cell>
          <table:table-cell table:number-columns-repeated="2"/>
        </table:table-row>
        <table:table-row table:style-name="ro1">
          <table:table-cell table:formula="of:=COM.MICROSOFT.CONCAT([.B$299];YEAR([.C1085]);[.E$299];TEXT(MONTH([.C1085]);&quot;00&quot;);[.E$299];TEXT(DAY([.C1085]);&quot;00&quot;);[.D$299])" office:value-type="string" office:string-value="http://blog.livedoor.jp/yoshino712/archives/2010-08-26.html" calcext:value-type="string">
            <text:p>http://blog.livedoor.jp/yoshino712/archives/2010-08-26.html</text:p>
          </table:table-cell>
          <table:table-cell/>
          <table:table-cell table:formula="of:=[.C1084]+1" office:value-type="date" office:date-value="2010-08-26" calcext:value-type="date">
            <text:p>08/26/10</text:p>
          </table:table-cell>
          <table:table-cell table:number-columns-repeated="2"/>
        </table:table-row>
        <table:table-row table:style-name="ro1">
          <table:table-cell table:formula="of:=COM.MICROSOFT.CONCAT([.B$299];YEAR([.C1086]);[.E$299];TEXT(MONTH([.C1086]);&quot;00&quot;);[.E$299];TEXT(DAY([.C1086]);&quot;00&quot;);[.D$299])" office:value-type="string" office:string-value="http://blog.livedoor.jp/yoshino712/archives/2010-08-27.html" calcext:value-type="string">
            <text:p>http://blog.livedoor.jp/yoshino712/archives/2010-08-27.html</text:p>
          </table:table-cell>
          <table:table-cell/>
          <table:table-cell table:formula="of:=[.C1085]+1" office:value-type="date" office:date-value="2010-08-27" calcext:value-type="date">
            <text:p>08/27/10</text:p>
          </table:table-cell>
          <table:table-cell table:number-columns-repeated="2"/>
        </table:table-row>
        <table:table-row table:style-name="ro1">
          <table:table-cell table:formula="of:=COM.MICROSOFT.CONCAT([.B$299];YEAR([.C1087]);[.E$299];TEXT(MONTH([.C1087]);&quot;00&quot;);[.E$299];TEXT(DAY([.C1087]);&quot;00&quot;);[.D$299])" office:value-type="string" office:string-value="http://blog.livedoor.jp/yoshino712/archives/2010-08-28.html" calcext:value-type="string">
            <text:p>http://blog.livedoor.jp/yoshino712/archives/2010-08-28.html</text:p>
          </table:table-cell>
          <table:table-cell/>
          <table:table-cell table:formula="of:=[.C1086]+1" office:value-type="date" office:date-value="2010-08-28" calcext:value-type="date">
            <text:p>08/28/10</text:p>
          </table:table-cell>
          <table:table-cell table:number-columns-repeated="2"/>
        </table:table-row>
        <table:table-row table:style-name="ro1">
          <table:table-cell table:formula="of:=COM.MICROSOFT.CONCAT([.B$299];YEAR([.C1088]);[.E$299];TEXT(MONTH([.C1088]);&quot;00&quot;);[.E$299];TEXT(DAY([.C1088]);&quot;00&quot;);[.D$299])" office:value-type="string" office:string-value="http://blog.livedoor.jp/yoshino712/archives/2010-08-29.html" calcext:value-type="string">
            <text:p>http://blog.livedoor.jp/yoshino712/archives/2010-08-29.html</text:p>
          </table:table-cell>
          <table:table-cell/>
          <table:table-cell table:formula="of:=[.C1087]+1" office:value-type="date" office:date-value="2010-08-29" calcext:value-type="date">
            <text:p>08/29/10</text:p>
          </table:table-cell>
          <table:table-cell table:number-columns-repeated="2"/>
        </table:table-row>
        <table:table-row table:style-name="ro1">
          <table:table-cell table:formula="of:=COM.MICROSOFT.CONCAT([.B$299];YEAR([.C1089]);[.E$299];TEXT(MONTH([.C1089]);&quot;00&quot;);[.E$299];TEXT(DAY([.C1089]);&quot;00&quot;);[.D$299])" office:value-type="string" office:string-value="http://blog.livedoor.jp/yoshino712/archives/2010-08-30.html" calcext:value-type="string">
            <text:p>http://blog.livedoor.jp/yoshino712/archives/2010-08-30.html</text:p>
          </table:table-cell>
          <table:table-cell/>
          <table:table-cell table:formula="of:=[.C1088]+1" office:value-type="date" office:date-value="2010-08-30" calcext:value-type="date">
            <text:p>08/30/10</text:p>
          </table:table-cell>
          <table:table-cell table:number-columns-repeated="2"/>
        </table:table-row>
        <table:table-row table:style-name="ro1">
          <table:table-cell table:formula="of:=COM.MICROSOFT.CONCAT([.B$299];YEAR([.C1090]);[.E$299];TEXT(MONTH([.C1090]);&quot;00&quot;);[.E$299];TEXT(DAY([.C1090]);&quot;00&quot;);[.D$299])" office:value-type="string" office:string-value="http://blog.livedoor.jp/yoshino712/archives/2010-08-31.html" calcext:value-type="string">
            <text:p>http://blog.livedoor.jp/yoshino712/archives/2010-08-31.html</text:p>
          </table:table-cell>
          <table:table-cell/>
          <table:table-cell table:formula="of:=[.C1089]+1" office:value-type="date" office:date-value="2010-08-31" calcext:value-type="date">
            <text:p>08/31/10</text:p>
          </table:table-cell>
          <table:table-cell table:number-columns-repeated="2"/>
        </table:table-row>
        <table:table-row table:style-name="ro1">
          <table:table-cell table:formula="of:=COM.MICROSOFT.CONCAT([.B$299];YEAR([.C1091]);[.E$299];TEXT(MONTH([.C1091]);&quot;00&quot;);[.E$299];TEXT(DAY([.C1091]);&quot;00&quot;);[.D$299])" office:value-type="string" office:string-value="http://blog.livedoor.jp/yoshino712/archives/2010-09-01.html" calcext:value-type="string">
            <text:p>http://blog.livedoor.jp/yoshino712/archives/2010-09-01.html</text:p>
          </table:table-cell>
          <table:table-cell/>
          <table:table-cell table:formula="of:=[.C1090]+1" office:value-type="date" office:date-value="2010-09-01" calcext:value-type="date">
            <text:p>09/01/10</text:p>
          </table:table-cell>
          <table:table-cell table:number-columns-repeated="2"/>
        </table:table-row>
        <table:table-row table:style-name="ro1">
          <table:table-cell table:formula="of:=COM.MICROSOFT.CONCAT([.B$299];YEAR([.C1092]);[.E$299];TEXT(MONTH([.C1092]);&quot;00&quot;);[.E$299];TEXT(DAY([.C1092]);&quot;00&quot;);[.D$299])" office:value-type="string" office:string-value="http://blog.livedoor.jp/yoshino712/archives/2010-09-02.html" calcext:value-type="string">
            <text:p>http://blog.livedoor.jp/yoshino712/archives/2010-09-02.html</text:p>
          </table:table-cell>
          <table:table-cell/>
          <table:table-cell table:formula="of:=[.C1091]+1" office:value-type="date" office:date-value="2010-09-02" calcext:value-type="date">
            <text:p>09/02/10</text:p>
          </table:table-cell>
          <table:table-cell table:number-columns-repeated="2"/>
        </table:table-row>
        <table:table-row table:style-name="ro1">
          <table:table-cell table:formula="of:=COM.MICROSOFT.CONCAT([.B$299];YEAR([.C1093]);[.E$299];TEXT(MONTH([.C1093]);&quot;00&quot;);[.E$299];TEXT(DAY([.C1093]);&quot;00&quot;);[.D$299])" office:value-type="string" office:string-value="http://blog.livedoor.jp/yoshino712/archives/2010-09-03.html" calcext:value-type="string">
            <text:p>http://blog.livedoor.jp/yoshino712/archives/2010-09-03.html</text:p>
          </table:table-cell>
          <table:table-cell/>
          <table:table-cell table:formula="of:=[.C1092]+1" office:value-type="date" office:date-value="2010-09-03" calcext:value-type="date">
            <text:p>09/03/10</text:p>
          </table:table-cell>
          <table:table-cell table:number-columns-repeated="2"/>
        </table:table-row>
        <table:table-row table:style-name="ro1">
          <table:table-cell table:formula="of:=COM.MICROSOFT.CONCAT([.B$299];YEAR([.C1094]);[.E$299];TEXT(MONTH([.C1094]);&quot;00&quot;);[.E$299];TEXT(DAY([.C1094]);&quot;00&quot;);[.D$299])" office:value-type="string" office:string-value="http://blog.livedoor.jp/yoshino712/archives/2010-09-04.html" calcext:value-type="string">
            <text:p>http://blog.livedoor.jp/yoshino712/archives/2010-09-04.html</text:p>
          </table:table-cell>
          <table:table-cell/>
          <table:table-cell table:formula="of:=[.C1093]+1" office:value-type="date" office:date-value="2010-09-04" calcext:value-type="date">
            <text:p>09/04/10</text:p>
          </table:table-cell>
          <table:table-cell table:number-columns-repeated="2"/>
        </table:table-row>
        <table:table-row table:style-name="ro1">
          <table:table-cell table:formula="of:=COM.MICROSOFT.CONCAT([.B$299];YEAR([.C1095]);[.E$299];TEXT(MONTH([.C1095]);&quot;00&quot;);[.E$299];TEXT(DAY([.C1095]);&quot;00&quot;);[.D$299])" office:value-type="string" office:string-value="http://blog.livedoor.jp/yoshino712/archives/2010-09-05.html" calcext:value-type="string">
            <text:p>http://blog.livedoor.jp/yoshino712/archives/2010-09-05.html</text:p>
          </table:table-cell>
          <table:table-cell/>
          <table:table-cell table:formula="of:=[.C1094]+1" office:value-type="date" office:date-value="2010-09-05" calcext:value-type="date">
            <text:p>09/05/10</text:p>
          </table:table-cell>
          <table:table-cell table:number-columns-repeated="2"/>
        </table:table-row>
        <table:table-row table:style-name="ro1">
          <table:table-cell table:formula="of:=COM.MICROSOFT.CONCAT([.B$299];YEAR([.C1096]);[.E$299];TEXT(MONTH([.C1096]);&quot;00&quot;);[.E$299];TEXT(DAY([.C1096]);&quot;00&quot;);[.D$299])" office:value-type="string" office:string-value="http://blog.livedoor.jp/yoshino712/archives/2010-09-06.html" calcext:value-type="string">
            <text:p>http://blog.livedoor.jp/yoshino712/archives/2010-09-06.html</text:p>
          </table:table-cell>
          <table:table-cell/>
          <table:table-cell table:formula="of:=[.C1095]+1" office:value-type="date" office:date-value="2010-09-06" calcext:value-type="date">
            <text:p>09/06/10</text:p>
          </table:table-cell>
          <table:table-cell table:number-columns-repeated="2"/>
        </table:table-row>
        <table:table-row table:style-name="ro1">
          <table:table-cell table:formula="of:=COM.MICROSOFT.CONCAT([.B$299];YEAR([.C1097]);[.E$299];TEXT(MONTH([.C1097]);&quot;00&quot;);[.E$299];TEXT(DAY([.C1097]);&quot;00&quot;);[.D$299])" office:value-type="string" office:string-value="http://blog.livedoor.jp/yoshino712/archives/2010-09-07.html" calcext:value-type="string">
            <text:p>http://blog.livedoor.jp/yoshino712/archives/2010-09-07.html</text:p>
          </table:table-cell>
          <table:table-cell/>
          <table:table-cell table:formula="of:=[.C1096]+1" office:value-type="date" office:date-value="2010-09-07" calcext:value-type="date">
            <text:p>09/07/10</text:p>
          </table:table-cell>
          <table:table-cell table:number-columns-repeated="2"/>
        </table:table-row>
        <table:table-row table:style-name="ro1">
          <table:table-cell table:formula="of:=COM.MICROSOFT.CONCAT([.B$299];YEAR([.C1098]);[.E$299];TEXT(MONTH([.C1098]);&quot;00&quot;);[.E$299];TEXT(DAY([.C1098]);&quot;00&quot;);[.D$299])" office:value-type="string" office:string-value="http://blog.livedoor.jp/yoshino712/archives/2010-09-08.html" calcext:value-type="string">
            <text:p>http://blog.livedoor.jp/yoshino712/archives/2010-09-08.html</text:p>
          </table:table-cell>
          <table:table-cell/>
          <table:table-cell table:formula="of:=[.C1097]+1" office:value-type="date" office:date-value="2010-09-08" calcext:value-type="date">
            <text:p>09/08/10</text:p>
          </table:table-cell>
          <table:table-cell table:number-columns-repeated="2"/>
        </table:table-row>
        <table:table-row table:style-name="ro1">
          <table:table-cell table:formula="of:=COM.MICROSOFT.CONCAT([.B$299];YEAR([.C1099]);[.E$299];TEXT(MONTH([.C1099]);&quot;00&quot;);[.E$299];TEXT(DAY([.C1099]);&quot;00&quot;);[.D$299])" office:value-type="string" office:string-value="http://blog.livedoor.jp/yoshino712/archives/2010-09-09.html" calcext:value-type="string">
            <text:p>http://blog.livedoor.jp/yoshino712/archives/2010-09-09.html</text:p>
          </table:table-cell>
          <table:table-cell/>
          <table:table-cell table:formula="of:=[.C1098]+1" office:value-type="date" office:date-value="2010-09-09" calcext:value-type="date">
            <text:p>09/09/10</text:p>
          </table:table-cell>
          <table:table-cell table:number-columns-repeated="2"/>
        </table:table-row>
        <table:table-row table:style-name="ro1">
          <table:table-cell table:formula="of:=COM.MICROSOFT.CONCAT([.B$299];YEAR([.C1100]);[.E$299];TEXT(MONTH([.C1100]);&quot;00&quot;);[.E$299];TEXT(DAY([.C1100]);&quot;00&quot;);[.D$299])" office:value-type="string" office:string-value="http://blog.livedoor.jp/yoshino712/archives/2010-09-10.html" calcext:value-type="string">
            <text:p>http://blog.livedoor.jp/yoshino712/archives/2010-09-10.html</text:p>
          </table:table-cell>
          <table:table-cell/>
          <table:table-cell table:formula="of:=[.C1099]+1" office:value-type="date" office:date-value="2010-09-10" calcext:value-type="date">
            <text:p>09/10/10</text:p>
          </table:table-cell>
          <table:table-cell table:number-columns-repeated="2"/>
        </table:table-row>
        <table:table-row table:style-name="ro1">
          <table:table-cell table:formula="of:=COM.MICROSOFT.CONCAT([.B$299];YEAR([.C1101]);[.E$299];TEXT(MONTH([.C1101]);&quot;00&quot;);[.E$299];TEXT(DAY([.C1101]);&quot;00&quot;);[.D$299])" office:value-type="string" office:string-value="http://blog.livedoor.jp/yoshino712/archives/2010-09-11.html" calcext:value-type="string">
            <text:p>http://blog.livedoor.jp/yoshino712/archives/2010-09-11.html</text:p>
          </table:table-cell>
          <table:table-cell/>
          <table:table-cell table:formula="of:=[.C1100]+1" office:value-type="date" office:date-value="2010-09-11" calcext:value-type="date">
            <text:p>09/11/10</text:p>
          </table:table-cell>
          <table:table-cell table:number-columns-repeated="2"/>
        </table:table-row>
        <table:table-row table:style-name="ro1">
          <table:table-cell table:formula="of:=COM.MICROSOFT.CONCAT([.B$299];YEAR([.C1102]);[.E$299];TEXT(MONTH([.C1102]);&quot;00&quot;);[.E$299];TEXT(DAY([.C1102]);&quot;00&quot;);[.D$299])" office:value-type="string" office:string-value="http://blog.livedoor.jp/yoshino712/archives/2010-09-12.html" calcext:value-type="string">
            <text:p>http://blog.livedoor.jp/yoshino712/archives/2010-09-12.html</text:p>
          </table:table-cell>
          <table:table-cell/>
          <table:table-cell table:formula="of:=[.C1101]+1" office:value-type="date" office:date-value="2010-09-12" calcext:value-type="date">
            <text:p>09/12/10</text:p>
          </table:table-cell>
          <table:table-cell table:number-columns-repeated="2"/>
        </table:table-row>
        <table:table-row table:style-name="ro1">
          <table:table-cell table:formula="of:=COM.MICROSOFT.CONCAT([.B$299];YEAR([.C1103]);[.E$299];TEXT(MONTH([.C1103]);&quot;00&quot;);[.E$299];TEXT(DAY([.C1103]);&quot;00&quot;);[.D$299])" office:value-type="string" office:string-value="http://blog.livedoor.jp/yoshino712/archives/2010-09-13.html" calcext:value-type="string">
            <text:p>http://blog.livedoor.jp/yoshino712/archives/2010-09-13.html</text:p>
          </table:table-cell>
          <table:table-cell/>
          <table:table-cell table:formula="of:=[.C1102]+1" office:value-type="date" office:date-value="2010-09-13" calcext:value-type="date">
            <text:p>09/13/10</text:p>
          </table:table-cell>
          <table:table-cell table:number-columns-repeated="2"/>
        </table:table-row>
        <table:table-row table:style-name="ro1">
          <table:table-cell table:formula="of:=COM.MICROSOFT.CONCAT([.B$299];YEAR([.C1104]);[.E$299];TEXT(MONTH([.C1104]);&quot;00&quot;);[.E$299];TEXT(DAY([.C1104]);&quot;00&quot;);[.D$299])" office:value-type="string" office:string-value="http://blog.livedoor.jp/yoshino712/archives/2010-09-14.html" calcext:value-type="string">
            <text:p>http://blog.livedoor.jp/yoshino712/archives/2010-09-14.html</text:p>
          </table:table-cell>
          <table:table-cell/>
          <table:table-cell table:formula="of:=[.C1103]+1" office:value-type="date" office:date-value="2010-09-14" calcext:value-type="date">
            <text:p>09/14/10</text:p>
          </table:table-cell>
          <table:table-cell table:number-columns-repeated="2"/>
        </table:table-row>
        <table:table-row table:style-name="ro1">
          <table:table-cell table:formula="of:=COM.MICROSOFT.CONCAT([.B$299];YEAR([.C1105]);[.E$299];TEXT(MONTH([.C1105]);&quot;00&quot;);[.E$299];TEXT(DAY([.C1105]);&quot;00&quot;);[.D$299])" office:value-type="string" office:string-value="http://blog.livedoor.jp/yoshino712/archives/2010-09-15.html" calcext:value-type="string">
            <text:p>http://blog.livedoor.jp/yoshino712/archives/2010-09-15.html</text:p>
          </table:table-cell>
          <table:table-cell/>
          <table:table-cell table:formula="of:=[.C1104]+1" office:value-type="date" office:date-value="2010-09-15" calcext:value-type="date">
            <text:p>09/15/10</text:p>
          </table:table-cell>
          <table:table-cell table:number-columns-repeated="2"/>
        </table:table-row>
        <table:table-row table:style-name="ro1">
          <table:table-cell table:formula="of:=COM.MICROSOFT.CONCAT([.B$299];YEAR([.C1106]);[.E$299];TEXT(MONTH([.C1106]);&quot;00&quot;);[.E$299];TEXT(DAY([.C1106]);&quot;00&quot;);[.D$299])" office:value-type="string" office:string-value="http://blog.livedoor.jp/yoshino712/archives/2010-09-16.html" calcext:value-type="string">
            <text:p>http://blog.livedoor.jp/yoshino712/archives/2010-09-16.html</text:p>
          </table:table-cell>
          <table:table-cell/>
          <table:table-cell table:formula="of:=[.C1105]+1" office:value-type="date" office:date-value="2010-09-16" calcext:value-type="date">
            <text:p>09/16/10</text:p>
          </table:table-cell>
          <table:table-cell table:number-columns-repeated="2"/>
        </table:table-row>
        <table:table-row table:style-name="ro1">
          <table:table-cell table:formula="of:=COM.MICROSOFT.CONCAT([.B$299];YEAR([.C1107]);[.E$299];TEXT(MONTH([.C1107]);&quot;00&quot;);[.E$299];TEXT(DAY([.C1107]);&quot;00&quot;);[.D$299])" office:value-type="string" office:string-value="http://blog.livedoor.jp/yoshino712/archives/2010-09-17.html" calcext:value-type="string">
            <text:p>http://blog.livedoor.jp/yoshino712/archives/2010-09-17.html</text:p>
          </table:table-cell>
          <table:table-cell/>
          <table:table-cell table:formula="of:=[.C1106]+1" office:value-type="date" office:date-value="2010-09-17" calcext:value-type="date">
            <text:p>09/17/10</text:p>
          </table:table-cell>
          <table:table-cell table:number-columns-repeated="2"/>
        </table:table-row>
        <table:table-row table:style-name="ro1">
          <table:table-cell table:formula="of:=COM.MICROSOFT.CONCAT([.B$299];YEAR([.C1108]);[.E$299];TEXT(MONTH([.C1108]);&quot;00&quot;);[.E$299];TEXT(DAY([.C1108]);&quot;00&quot;);[.D$299])" office:value-type="string" office:string-value="http://blog.livedoor.jp/yoshino712/archives/2010-09-18.html" calcext:value-type="string">
            <text:p>http://blog.livedoor.jp/yoshino712/archives/2010-09-18.html</text:p>
          </table:table-cell>
          <table:table-cell/>
          <table:table-cell table:formula="of:=[.C1107]+1" office:value-type="date" office:date-value="2010-09-18" calcext:value-type="date">
            <text:p>09/18/10</text:p>
          </table:table-cell>
          <table:table-cell table:number-columns-repeated="2"/>
        </table:table-row>
        <table:table-row table:style-name="ro1">
          <table:table-cell table:formula="of:=COM.MICROSOFT.CONCAT([.B$299];YEAR([.C1109]);[.E$299];TEXT(MONTH([.C1109]);&quot;00&quot;);[.E$299];TEXT(DAY([.C1109]);&quot;00&quot;);[.D$299])" office:value-type="string" office:string-value="http://blog.livedoor.jp/yoshino712/archives/2010-09-19.html" calcext:value-type="string">
            <text:p>http://blog.livedoor.jp/yoshino712/archives/2010-09-19.html</text:p>
          </table:table-cell>
          <table:table-cell/>
          <table:table-cell table:formula="of:=[.C1108]+1" office:value-type="date" office:date-value="2010-09-19" calcext:value-type="date">
            <text:p>09/19/10</text:p>
          </table:table-cell>
          <table:table-cell table:number-columns-repeated="2"/>
        </table:table-row>
        <table:table-row table:style-name="ro1">
          <table:table-cell table:formula="of:=COM.MICROSOFT.CONCAT([.B$299];YEAR([.C1110]);[.E$299];TEXT(MONTH([.C1110]);&quot;00&quot;);[.E$299];TEXT(DAY([.C1110]);&quot;00&quot;);[.D$299])" office:value-type="string" office:string-value="http://blog.livedoor.jp/yoshino712/archives/2010-09-20.html" calcext:value-type="string">
            <text:p>http://blog.livedoor.jp/yoshino712/archives/2010-09-20.html</text:p>
          </table:table-cell>
          <table:table-cell/>
          <table:table-cell table:formula="of:=[.C1109]+1" office:value-type="date" office:date-value="2010-09-20" calcext:value-type="date">
            <text:p>09/20/10</text:p>
          </table:table-cell>
          <table:table-cell table:number-columns-repeated="2"/>
        </table:table-row>
        <table:table-row table:style-name="ro1">
          <table:table-cell table:formula="of:=COM.MICROSOFT.CONCAT([.B$299];YEAR([.C1111]);[.E$299];TEXT(MONTH([.C1111]);&quot;00&quot;);[.E$299];TEXT(DAY([.C1111]);&quot;00&quot;);[.D$299])" office:value-type="string" office:string-value="http://blog.livedoor.jp/yoshino712/archives/2010-09-21.html" calcext:value-type="string">
            <text:p>http://blog.livedoor.jp/yoshino712/archives/2010-09-21.html</text:p>
          </table:table-cell>
          <table:table-cell/>
          <table:table-cell table:formula="of:=[.C1110]+1" office:value-type="date" office:date-value="2010-09-21" calcext:value-type="date">
            <text:p>09/21/10</text:p>
          </table:table-cell>
          <table:table-cell table:number-columns-repeated="2"/>
        </table:table-row>
        <table:table-row table:style-name="ro1">
          <table:table-cell table:formula="of:=COM.MICROSOFT.CONCAT([.B$299];YEAR([.C1112]);[.E$299];TEXT(MONTH([.C1112]);&quot;00&quot;);[.E$299];TEXT(DAY([.C1112]);&quot;00&quot;);[.D$299])" office:value-type="string" office:string-value="http://blog.livedoor.jp/yoshino712/archives/2010-09-22.html" calcext:value-type="string">
            <text:p>http://blog.livedoor.jp/yoshino712/archives/2010-09-22.html</text:p>
          </table:table-cell>
          <table:table-cell/>
          <table:table-cell table:formula="of:=[.C1111]+1" office:value-type="date" office:date-value="2010-09-22" calcext:value-type="date">
            <text:p>09/22/10</text:p>
          </table:table-cell>
          <table:table-cell table:number-columns-repeated="2"/>
        </table:table-row>
        <table:table-row table:style-name="ro1">
          <table:table-cell table:formula="of:=COM.MICROSOFT.CONCAT([.B$299];YEAR([.C1113]);[.E$299];TEXT(MONTH([.C1113]);&quot;00&quot;);[.E$299];TEXT(DAY([.C1113]);&quot;00&quot;);[.D$299])" office:value-type="string" office:string-value="http://blog.livedoor.jp/yoshino712/archives/2010-09-23.html" calcext:value-type="string">
            <text:p>http://blog.livedoor.jp/yoshino712/archives/2010-09-23.html</text:p>
          </table:table-cell>
          <table:table-cell/>
          <table:table-cell table:formula="of:=[.C1112]+1" office:value-type="date" office:date-value="2010-09-23" calcext:value-type="date">
            <text:p>09/23/10</text:p>
          </table:table-cell>
          <table:table-cell table:number-columns-repeated="2"/>
        </table:table-row>
        <table:table-row table:style-name="ro1">
          <table:table-cell table:formula="of:=COM.MICROSOFT.CONCAT([.B$299];YEAR([.C1114]);[.E$299];TEXT(MONTH([.C1114]);&quot;00&quot;);[.E$299];TEXT(DAY([.C1114]);&quot;00&quot;);[.D$299])" office:value-type="string" office:string-value="http://blog.livedoor.jp/yoshino712/archives/2010-09-24.html" calcext:value-type="string">
            <text:p>http://blog.livedoor.jp/yoshino712/archives/2010-09-24.html</text:p>
          </table:table-cell>
          <table:table-cell/>
          <table:table-cell table:formula="of:=[.C1113]+1" office:value-type="date" office:date-value="2010-09-24" calcext:value-type="date">
            <text:p>09/24/10</text:p>
          </table:table-cell>
          <table:table-cell table:number-columns-repeated="2"/>
        </table:table-row>
        <table:table-row table:style-name="ro1">
          <table:table-cell table:formula="of:=COM.MICROSOFT.CONCAT([.B$299];YEAR([.C1115]);[.E$299];TEXT(MONTH([.C1115]);&quot;00&quot;);[.E$299];TEXT(DAY([.C1115]);&quot;00&quot;);[.D$299])" office:value-type="string" office:string-value="http://blog.livedoor.jp/yoshino712/archives/2010-09-25.html" calcext:value-type="string">
            <text:p>http://blog.livedoor.jp/yoshino712/archives/2010-09-25.html</text:p>
          </table:table-cell>
          <table:table-cell/>
          <table:table-cell table:formula="of:=[.C1114]+1" office:value-type="date" office:date-value="2010-09-25" calcext:value-type="date">
            <text:p>09/25/10</text:p>
          </table:table-cell>
          <table:table-cell table:number-columns-repeated="2"/>
        </table:table-row>
        <table:table-row table:style-name="ro1">
          <table:table-cell table:formula="of:=COM.MICROSOFT.CONCAT([.B$299];YEAR([.C1116]);[.E$299];TEXT(MONTH([.C1116]);&quot;00&quot;);[.E$299];TEXT(DAY([.C1116]);&quot;00&quot;);[.D$299])" office:value-type="string" office:string-value="http://blog.livedoor.jp/yoshino712/archives/2010-09-26.html" calcext:value-type="string">
            <text:p>http://blog.livedoor.jp/yoshino712/archives/2010-09-26.html</text:p>
          </table:table-cell>
          <table:table-cell/>
          <table:table-cell table:formula="of:=[.C1115]+1" office:value-type="date" office:date-value="2010-09-26" calcext:value-type="date">
            <text:p>09/26/10</text:p>
          </table:table-cell>
          <table:table-cell table:number-columns-repeated="2"/>
        </table:table-row>
        <table:table-row table:style-name="ro1">
          <table:table-cell table:formula="of:=COM.MICROSOFT.CONCAT([.B$299];YEAR([.C1117]);[.E$299];TEXT(MONTH([.C1117]);&quot;00&quot;);[.E$299];TEXT(DAY([.C1117]);&quot;00&quot;);[.D$299])" office:value-type="string" office:string-value="http://blog.livedoor.jp/yoshino712/archives/2010-09-27.html" calcext:value-type="string">
            <text:p>http://blog.livedoor.jp/yoshino712/archives/2010-09-27.html</text:p>
          </table:table-cell>
          <table:table-cell/>
          <table:table-cell table:formula="of:=[.C1116]+1" office:value-type="date" office:date-value="2010-09-27" calcext:value-type="date">
            <text:p>09/27/10</text:p>
          </table:table-cell>
          <table:table-cell table:number-columns-repeated="2"/>
        </table:table-row>
        <table:table-row table:style-name="ro1">
          <table:table-cell table:formula="of:=COM.MICROSOFT.CONCAT([.B$299];YEAR([.C1118]);[.E$299];TEXT(MONTH([.C1118]);&quot;00&quot;);[.E$299];TEXT(DAY([.C1118]);&quot;00&quot;);[.D$299])" office:value-type="string" office:string-value="http://blog.livedoor.jp/yoshino712/archives/2010-09-28.html" calcext:value-type="string">
            <text:p>http://blog.livedoor.jp/yoshino712/archives/2010-09-28.html</text:p>
          </table:table-cell>
          <table:table-cell/>
          <table:table-cell table:formula="of:=[.C1117]+1" office:value-type="date" office:date-value="2010-09-28" calcext:value-type="date">
            <text:p>09/28/10</text:p>
          </table:table-cell>
          <table:table-cell table:number-columns-repeated="2"/>
        </table:table-row>
        <table:table-row table:style-name="ro1">
          <table:table-cell table:formula="of:=COM.MICROSOFT.CONCAT([.B$299];YEAR([.C1119]);[.E$299];TEXT(MONTH([.C1119]);&quot;00&quot;);[.E$299];TEXT(DAY([.C1119]);&quot;00&quot;);[.D$299])" office:value-type="string" office:string-value="http://blog.livedoor.jp/yoshino712/archives/2010-09-29.html" calcext:value-type="string">
            <text:p>http://blog.livedoor.jp/yoshino712/archives/2010-09-29.html</text:p>
          </table:table-cell>
          <table:table-cell/>
          <table:table-cell table:formula="of:=[.C1118]+1" office:value-type="date" office:date-value="2010-09-29" calcext:value-type="date">
            <text:p>09/29/10</text:p>
          </table:table-cell>
          <table:table-cell table:number-columns-repeated="2"/>
        </table:table-row>
        <table:table-row table:style-name="ro1">
          <table:table-cell table:formula="of:=COM.MICROSOFT.CONCAT([.B$299];YEAR([.C1120]);[.E$299];TEXT(MONTH([.C1120]);&quot;00&quot;);[.E$299];TEXT(DAY([.C1120]);&quot;00&quot;);[.D$299])" office:value-type="string" office:string-value="http://blog.livedoor.jp/yoshino712/archives/2010-09-30.html" calcext:value-type="string">
            <text:p>http://blog.livedoor.jp/yoshino712/archives/2010-09-30.html</text:p>
          </table:table-cell>
          <table:table-cell/>
          <table:table-cell table:formula="of:=[.C1119]+1" office:value-type="date" office:date-value="2010-09-30" calcext:value-type="date">
            <text:p>09/30/10</text:p>
          </table:table-cell>
          <table:table-cell table:number-columns-repeated="2"/>
        </table:table-row>
        <table:table-row table:style-name="ro1">
          <table:table-cell table:formula="of:=COM.MICROSOFT.CONCAT([.B$299];YEAR([.C1121]);[.E$299];TEXT(MONTH([.C1121]);&quot;00&quot;);[.E$299];TEXT(DAY([.C1121]);&quot;00&quot;);[.D$299])" office:value-type="string" office:string-value="http://blog.livedoor.jp/yoshino712/archives/2010-10-01.html" calcext:value-type="string">
            <text:p>http://blog.livedoor.jp/yoshino712/archives/2010-10-01.html</text:p>
          </table:table-cell>
          <table:table-cell/>
          <table:table-cell table:formula="of:=[.C1120]+1" office:value-type="date" office:date-value="2010-10-01" calcext:value-type="date">
            <text:p>10/01/10</text:p>
          </table:table-cell>
          <table:table-cell table:number-columns-repeated="2"/>
        </table:table-row>
        <table:table-row table:style-name="ro1">
          <table:table-cell table:formula="of:=COM.MICROSOFT.CONCAT([.B$299];YEAR([.C1122]);[.E$299];TEXT(MONTH([.C1122]);&quot;00&quot;);[.E$299];TEXT(DAY([.C1122]);&quot;00&quot;);[.D$299])" office:value-type="string" office:string-value="http://blog.livedoor.jp/yoshino712/archives/2010-10-02.html" calcext:value-type="string">
            <text:p>http://blog.livedoor.jp/yoshino712/archives/2010-10-02.html</text:p>
          </table:table-cell>
          <table:table-cell/>
          <table:table-cell table:formula="of:=[.C1121]+1" office:value-type="date" office:date-value="2010-10-02" calcext:value-type="date">
            <text:p>10/02/10</text:p>
          </table:table-cell>
          <table:table-cell table:number-columns-repeated="2"/>
        </table:table-row>
        <table:table-row table:style-name="ro1">
          <table:table-cell table:formula="of:=COM.MICROSOFT.CONCAT([.B$299];YEAR([.C1123]);[.E$299];TEXT(MONTH([.C1123]);&quot;00&quot;);[.E$299];TEXT(DAY([.C1123]);&quot;00&quot;);[.D$299])" office:value-type="string" office:string-value="http://blog.livedoor.jp/yoshino712/archives/2010-10-03.html" calcext:value-type="string">
            <text:p>http://blog.livedoor.jp/yoshino712/archives/2010-10-03.html</text:p>
          </table:table-cell>
          <table:table-cell/>
          <table:table-cell table:formula="of:=[.C1122]+1" office:value-type="date" office:date-value="2010-10-03" calcext:value-type="date">
            <text:p>10/03/10</text:p>
          </table:table-cell>
          <table:table-cell table:number-columns-repeated="2"/>
        </table:table-row>
        <table:table-row table:style-name="ro1">
          <table:table-cell table:formula="of:=COM.MICROSOFT.CONCAT([.B$299];YEAR([.C1124]);[.E$299];TEXT(MONTH([.C1124]);&quot;00&quot;);[.E$299];TEXT(DAY([.C1124]);&quot;00&quot;);[.D$299])" office:value-type="string" office:string-value="http://blog.livedoor.jp/yoshino712/archives/2010-10-04.html" calcext:value-type="string">
            <text:p>http://blog.livedoor.jp/yoshino712/archives/2010-10-04.html</text:p>
          </table:table-cell>
          <table:table-cell/>
          <table:table-cell table:formula="of:=[.C1123]+1" office:value-type="date" office:date-value="2010-10-04" calcext:value-type="date">
            <text:p>10/04/10</text:p>
          </table:table-cell>
          <table:table-cell table:number-columns-repeated="2"/>
        </table:table-row>
        <table:table-row table:style-name="ro1">
          <table:table-cell table:formula="of:=COM.MICROSOFT.CONCAT([.B$299];YEAR([.C1125]);[.E$299];TEXT(MONTH([.C1125]);&quot;00&quot;);[.E$299];TEXT(DAY([.C1125]);&quot;00&quot;);[.D$299])" office:value-type="string" office:string-value="http://blog.livedoor.jp/yoshino712/archives/2010-10-05.html" calcext:value-type="string">
            <text:p>http://blog.livedoor.jp/yoshino712/archives/2010-10-05.html</text:p>
          </table:table-cell>
          <table:table-cell/>
          <table:table-cell table:formula="of:=[.C1124]+1" office:value-type="date" office:date-value="2010-10-05" calcext:value-type="date">
            <text:p>10/05/10</text:p>
          </table:table-cell>
          <table:table-cell table:number-columns-repeated="2"/>
        </table:table-row>
        <table:table-row table:style-name="ro1">
          <table:table-cell table:formula="of:=COM.MICROSOFT.CONCAT([.B$299];YEAR([.C1126]);[.E$299];TEXT(MONTH([.C1126]);&quot;00&quot;);[.E$299];TEXT(DAY([.C1126]);&quot;00&quot;);[.D$299])" office:value-type="string" office:string-value="http://blog.livedoor.jp/yoshino712/archives/2010-10-06.html" calcext:value-type="string">
            <text:p>http://blog.livedoor.jp/yoshino712/archives/2010-10-06.html</text:p>
          </table:table-cell>
          <table:table-cell/>
          <table:table-cell table:formula="of:=[.C1125]+1" office:value-type="date" office:date-value="2010-10-06" calcext:value-type="date">
            <text:p>10/06/10</text:p>
          </table:table-cell>
          <table:table-cell table:number-columns-repeated="2"/>
        </table:table-row>
        <table:table-row table:style-name="ro1">
          <table:table-cell table:formula="of:=COM.MICROSOFT.CONCAT([.B$299];YEAR([.C1127]);[.E$299];TEXT(MONTH([.C1127]);&quot;00&quot;);[.E$299];TEXT(DAY([.C1127]);&quot;00&quot;);[.D$299])" office:value-type="string" office:string-value="http://blog.livedoor.jp/yoshino712/archives/2010-10-07.html" calcext:value-type="string">
            <text:p>http://blog.livedoor.jp/yoshino712/archives/2010-10-07.html</text:p>
          </table:table-cell>
          <table:table-cell/>
          <table:table-cell table:formula="of:=[.C1126]+1" office:value-type="date" office:date-value="2010-10-07" calcext:value-type="date">
            <text:p>10/07/10</text:p>
          </table:table-cell>
          <table:table-cell table:number-columns-repeated="2"/>
        </table:table-row>
        <table:table-row table:style-name="ro1">
          <table:table-cell table:formula="of:=COM.MICROSOFT.CONCAT([.B$299];YEAR([.C1128]);[.E$299];TEXT(MONTH([.C1128]);&quot;00&quot;);[.E$299];TEXT(DAY([.C1128]);&quot;00&quot;);[.D$299])" office:value-type="string" office:string-value="http://blog.livedoor.jp/yoshino712/archives/2010-10-08.html" calcext:value-type="string">
            <text:p>http://blog.livedoor.jp/yoshino712/archives/2010-10-08.html</text:p>
          </table:table-cell>
          <table:table-cell/>
          <table:table-cell table:formula="of:=[.C1127]+1" office:value-type="date" office:date-value="2010-10-08" calcext:value-type="date">
            <text:p>10/08/10</text:p>
          </table:table-cell>
          <table:table-cell table:number-columns-repeated="2"/>
        </table:table-row>
        <table:table-row table:style-name="ro1">
          <table:table-cell table:formula="of:=COM.MICROSOFT.CONCAT([.B$299];YEAR([.C1129]);[.E$299];TEXT(MONTH([.C1129]);&quot;00&quot;);[.E$299];TEXT(DAY([.C1129]);&quot;00&quot;);[.D$299])" office:value-type="string" office:string-value="http://blog.livedoor.jp/yoshino712/archives/2010-10-09.html" calcext:value-type="string">
            <text:p>http://blog.livedoor.jp/yoshino712/archives/2010-10-09.html</text:p>
          </table:table-cell>
          <table:table-cell/>
          <table:table-cell table:formula="of:=[.C1128]+1" office:value-type="date" office:date-value="2010-10-09" calcext:value-type="date">
            <text:p>10/09/10</text:p>
          </table:table-cell>
          <table:table-cell table:number-columns-repeated="2"/>
        </table:table-row>
        <table:table-row table:style-name="ro1">
          <table:table-cell table:formula="of:=COM.MICROSOFT.CONCAT([.B$299];YEAR([.C1130]);[.E$299];TEXT(MONTH([.C1130]);&quot;00&quot;);[.E$299];TEXT(DAY([.C1130]);&quot;00&quot;);[.D$299])" office:value-type="string" office:string-value="http://blog.livedoor.jp/yoshino712/archives/2010-10-10.html" calcext:value-type="string">
            <text:p>http://blog.livedoor.jp/yoshino712/archives/2010-10-10.html</text:p>
          </table:table-cell>
          <table:table-cell/>
          <table:table-cell table:formula="of:=[.C1129]+1" office:value-type="date" office:date-value="2010-10-10" calcext:value-type="date">
            <text:p>10/10/10</text:p>
          </table:table-cell>
          <table:table-cell table:number-columns-repeated="2"/>
        </table:table-row>
        <table:table-row table:style-name="ro1">
          <table:table-cell table:formula="of:=COM.MICROSOFT.CONCAT([.B$299];YEAR([.C1131]);[.E$299];TEXT(MONTH([.C1131]);&quot;00&quot;);[.E$299];TEXT(DAY([.C1131]);&quot;00&quot;);[.D$299])" office:value-type="string" office:string-value="http://blog.livedoor.jp/yoshino712/archives/2010-10-11.html" calcext:value-type="string">
            <text:p>http://blog.livedoor.jp/yoshino712/archives/2010-10-11.html</text:p>
          </table:table-cell>
          <table:table-cell/>
          <table:table-cell table:formula="of:=[.C1130]+1" office:value-type="date" office:date-value="2010-10-11" calcext:value-type="date">
            <text:p>10/11/10</text:p>
          </table:table-cell>
          <table:table-cell table:number-columns-repeated="2"/>
        </table:table-row>
        <table:table-row table:style-name="ro1">
          <table:table-cell table:formula="of:=COM.MICROSOFT.CONCAT([.B$299];YEAR([.C1132]);[.E$299];TEXT(MONTH([.C1132]);&quot;00&quot;);[.E$299];TEXT(DAY([.C1132]);&quot;00&quot;);[.D$299])" office:value-type="string" office:string-value="http://blog.livedoor.jp/yoshino712/archives/2010-10-12.html" calcext:value-type="string">
            <text:p>http://blog.livedoor.jp/yoshino712/archives/2010-10-12.html</text:p>
          </table:table-cell>
          <table:table-cell/>
          <table:table-cell table:formula="of:=[.C1131]+1" office:value-type="date" office:date-value="2010-10-12" calcext:value-type="date">
            <text:p>10/12/10</text:p>
          </table:table-cell>
          <table:table-cell table:number-columns-repeated="2"/>
        </table:table-row>
        <table:table-row table:style-name="ro1">
          <table:table-cell table:formula="of:=COM.MICROSOFT.CONCAT([.B$299];YEAR([.C1133]);[.E$299];TEXT(MONTH([.C1133]);&quot;00&quot;);[.E$299];TEXT(DAY([.C1133]);&quot;00&quot;);[.D$299])" office:value-type="string" office:string-value="http://blog.livedoor.jp/yoshino712/archives/2010-10-13.html" calcext:value-type="string">
            <text:p>http://blog.livedoor.jp/yoshino712/archives/2010-10-13.html</text:p>
          </table:table-cell>
          <table:table-cell/>
          <table:table-cell table:formula="of:=[.C1132]+1" office:value-type="date" office:date-value="2010-10-13" calcext:value-type="date">
            <text:p>10/13/10</text:p>
          </table:table-cell>
          <table:table-cell table:number-columns-repeated="2"/>
        </table:table-row>
        <table:table-row table:style-name="ro1">
          <table:table-cell table:formula="of:=COM.MICROSOFT.CONCAT([.B$299];YEAR([.C1134]);[.E$299];TEXT(MONTH([.C1134]);&quot;00&quot;);[.E$299];TEXT(DAY([.C1134]);&quot;00&quot;);[.D$299])" office:value-type="string" office:string-value="http://blog.livedoor.jp/yoshino712/archives/2010-10-14.html" calcext:value-type="string">
            <text:p>http://blog.livedoor.jp/yoshino712/archives/2010-10-14.html</text:p>
          </table:table-cell>
          <table:table-cell/>
          <table:table-cell table:formula="of:=[.C1133]+1" office:value-type="date" office:date-value="2010-10-14" calcext:value-type="date">
            <text:p>10/14/10</text:p>
          </table:table-cell>
          <table:table-cell table:number-columns-repeated="2"/>
        </table:table-row>
        <table:table-row table:style-name="ro1">
          <table:table-cell table:formula="of:=COM.MICROSOFT.CONCAT([.B$299];YEAR([.C1135]);[.E$299];TEXT(MONTH([.C1135]);&quot;00&quot;);[.E$299];TEXT(DAY([.C1135]);&quot;00&quot;);[.D$299])" office:value-type="string" office:string-value="http://blog.livedoor.jp/yoshino712/archives/2010-10-15.html" calcext:value-type="string">
            <text:p>http://blog.livedoor.jp/yoshino712/archives/2010-10-15.html</text:p>
          </table:table-cell>
          <table:table-cell/>
          <table:table-cell table:formula="of:=[.C1134]+1" office:value-type="date" office:date-value="2010-10-15" calcext:value-type="date">
            <text:p>10/15/10</text:p>
          </table:table-cell>
          <table:table-cell table:number-columns-repeated="2"/>
        </table:table-row>
        <table:table-row table:style-name="ro1">
          <table:table-cell table:formula="of:=COM.MICROSOFT.CONCAT([.B$299];YEAR([.C1136]);[.E$299];TEXT(MONTH([.C1136]);&quot;00&quot;);[.E$299];TEXT(DAY([.C1136]);&quot;00&quot;);[.D$299])" office:value-type="string" office:string-value="http://blog.livedoor.jp/yoshino712/archives/2010-10-16.html" calcext:value-type="string">
            <text:p>http://blog.livedoor.jp/yoshino712/archives/2010-10-16.html</text:p>
          </table:table-cell>
          <table:table-cell/>
          <table:table-cell table:formula="of:=[.C1135]+1" office:value-type="date" office:date-value="2010-10-16" calcext:value-type="date">
            <text:p>10/16/10</text:p>
          </table:table-cell>
          <table:table-cell table:number-columns-repeated="2"/>
        </table:table-row>
        <table:table-row table:style-name="ro1">
          <table:table-cell table:formula="of:=COM.MICROSOFT.CONCAT([.B$299];YEAR([.C1137]);[.E$299];TEXT(MONTH([.C1137]);&quot;00&quot;);[.E$299];TEXT(DAY([.C1137]);&quot;00&quot;);[.D$299])" office:value-type="string" office:string-value="http://blog.livedoor.jp/yoshino712/archives/2010-10-17.html" calcext:value-type="string">
            <text:p>http://blog.livedoor.jp/yoshino712/archives/2010-10-17.html</text:p>
          </table:table-cell>
          <table:table-cell/>
          <table:table-cell table:formula="of:=[.C1136]+1" office:value-type="date" office:date-value="2010-10-17" calcext:value-type="date">
            <text:p>10/17/10</text:p>
          </table:table-cell>
          <table:table-cell table:number-columns-repeated="2"/>
        </table:table-row>
        <table:table-row table:style-name="ro1">
          <table:table-cell table:formula="of:=COM.MICROSOFT.CONCAT([.B$299];YEAR([.C1138]);[.E$299];TEXT(MONTH([.C1138]);&quot;00&quot;);[.E$299];TEXT(DAY([.C1138]);&quot;00&quot;);[.D$299])" office:value-type="string" office:string-value="http://blog.livedoor.jp/yoshino712/archives/2010-10-18.html" calcext:value-type="string">
            <text:p>http://blog.livedoor.jp/yoshino712/archives/2010-10-18.html</text:p>
          </table:table-cell>
          <table:table-cell/>
          <table:table-cell table:formula="of:=[.C1137]+1" office:value-type="date" office:date-value="2010-10-18" calcext:value-type="date">
            <text:p>10/18/10</text:p>
          </table:table-cell>
          <table:table-cell table:number-columns-repeated="2"/>
        </table:table-row>
        <table:table-row table:style-name="ro1">
          <table:table-cell table:formula="of:=COM.MICROSOFT.CONCAT([.B$299];YEAR([.C1139]);[.E$299];TEXT(MONTH([.C1139]);&quot;00&quot;);[.E$299];TEXT(DAY([.C1139]);&quot;00&quot;);[.D$299])" office:value-type="string" office:string-value="http://blog.livedoor.jp/yoshino712/archives/2010-10-19.html" calcext:value-type="string">
            <text:p>http://blog.livedoor.jp/yoshino712/archives/2010-10-19.html</text:p>
          </table:table-cell>
          <table:table-cell/>
          <table:table-cell table:formula="of:=[.C1138]+1" office:value-type="date" office:date-value="2010-10-19" calcext:value-type="date">
            <text:p>10/19/10</text:p>
          </table:table-cell>
          <table:table-cell table:number-columns-repeated="2"/>
        </table:table-row>
        <table:table-row table:style-name="ro1">
          <table:table-cell table:formula="of:=COM.MICROSOFT.CONCAT([.B$299];YEAR([.C1140]);[.E$299];TEXT(MONTH([.C1140]);&quot;00&quot;);[.E$299];TEXT(DAY([.C1140]);&quot;00&quot;);[.D$299])" office:value-type="string" office:string-value="http://blog.livedoor.jp/yoshino712/archives/2010-10-20.html" calcext:value-type="string">
            <text:p>http://blog.livedoor.jp/yoshino712/archives/2010-10-20.html</text:p>
          </table:table-cell>
          <table:table-cell/>
          <table:table-cell table:formula="of:=[.C1139]+1" office:value-type="date" office:date-value="2010-10-20" calcext:value-type="date">
            <text:p>10/20/10</text:p>
          </table:table-cell>
          <table:table-cell table:number-columns-repeated="2"/>
        </table:table-row>
        <table:table-row table:style-name="ro1">
          <table:table-cell table:formula="of:=COM.MICROSOFT.CONCAT([.B$299];YEAR([.C1141]);[.E$299];TEXT(MONTH([.C1141]);&quot;00&quot;);[.E$299];TEXT(DAY([.C1141]);&quot;00&quot;);[.D$299])" office:value-type="string" office:string-value="http://blog.livedoor.jp/yoshino712/archives/2010-10-21.html" calcext:value-type="string">
            <text:p>http://blog.livedoor.jp/yoshino712/archives/2010-10-21.html</text:p>
          </table:table-cell>
          <table:table-cell/>
          <table:table-cell table:formula="of:=[.C1140]+1" office:value-type="date" office:date-value="2010-10-21" calcext:value-type="date">
            <text:p>10/21/10</text:p>
          </table:table-cell>
          <table:table-cell table:number-columns-repeated="2"/>
        </table:table-row>
        <table:table-row table:style-name="ro1">
          <table:table-cell table:formula="of:=COM.MICROSOFT.CONCAT([.B$299];YEAR([.C1142]);[.E$299];TEXT(MONTH([.C1142]);&quot;00&quot;);[.E$299];TEXT(DAY([.C1142]);&quot;00&quot;);[.D$299])" office:value-type="string" office:string-value="http://blog.livedoor.jp/yoshino712/archives/2010-10-22.html" calcext:value-type="string">
            <text:p>http://blog.livedoor.jp/yoshino712/archives/2010-10-22.html</text:p>
          </table:table-cell>
          <table:table-cell/>
          <table:table-cell table:formula="of:=[.C1141]+1" office:value-type="date" office:date-value="2010-10-22" calcext:value-type="date">
            <text:p>10/22/10</text:p>
          </table:table-cell>
          <table:table-cell table:number-columns-repeated="2"/>
        </table:table-row>
        <table:table-row table:style-name="ro1">
          <table:table-cell table:formula="of:=COM.MICROSOFT.CONCAT([.B$299];YEAR([.C1143]);[.E$299];TEXT(MONTH([.C1143]);&quot;00&quot;);[.E$299];TEXT(DAY([.C1143]);&quot;00&quot;);[.D$299])" office:value-type="string" office:string-value="http://blog.livedoor.jp/yoshino712/archives/2010-10-23.html" calcext:value-type="string">
            <text:p>http://blog.livedoor.jp/yoshino712/archives/2010-10-23.html</text:p>
          </table:table-cell>
          <table:table-cell/>
          <table:table-cell table:formula="of:=[.C1142]+1" office:value-type="date" office:date-value="2010-10-23" calcext:value-type="date">
            <text:p>10/23/10</text:p>
          </table:table-cell>
          <table:table-cell table:number-columns-repeated="2"/>
        </table:table-row>
        <table:table-row table:style-name="ro1">
          <table:table-cell table:formula="of:=COM.MICROSOFT.CONCAT([.B$299];YEAR([.C1144]);[.E$299];TEXT(MONTH([.C1144]);&quot;00&quot;);[.E$299];TEXT(DAY([.C1144]);&quot;00&quot;);[.D$299])" office:value-type="string" office:string-value="http://blog.livedoor.jp/yoshino712/archives/2010-10-24.html" calcext:value-type="string">
            <text:p>http://blog.livedoor.jp/yoshino712/archives/2010-10-24.html</text:p>
          </table:table-cell>
          <table:table-cell/>
          <table:table-cell table:formula="of:=[.C1143]+1" office:value-type="date" office:date-value="2010-10-24" calcext:value-type="date">
            <text:p>10/24/10</text:p>
          </table:table-cell>
          <table:table-cell table:number-columns-repeated="2"/>
        </table:table-row>
        <table:table-row table:style-name="ro1">
          <table:table-cell table:formula="of:=COM.MICROSOFT.CONCAT([.B$299];YEAR([.C1145]);[.E$299];TEXT(MONTH([.C1145]);&quot;00&quot;);[.E$299];TEXT(DAY([.C1145]);&quot;00&quot;);[.D$299])" office:value-type="string" office:string-value="http://blog.livedoor.jp/yoshino712/archives/2010-10-25.html" calcext:value-type="string">
            <text:p>http://blog.livedoor.jp/yoshino712/archives/2010-10-25.html</text:p>
          </table:table-cell>
          <table:table-cell/>
          <table:table-cell table:formula="of:=[.C1144]+1" office:value-type="date" office:date-value="2010-10-25" calcext:value-type="date">
            <text:p>10/25/10</text:p>
          </table:table-cell>
          <table:table-cell table:number-columns-repeated="2"/>
        </table:table-row>
        <table:table-row table:style-name="ro1">
          <table:table-cell table:formula="of:=COM.MICROSOFT.CONCAT([.B$299];YEAR([.C1146]);[.E$299];TEXT(MONTH([.C1146]);&quot;00&quot;);[.E$299];TEXT(DAY([.C1146]);&quot;00&quot;);[.D$299])" office:value-type="string" office:string-value="http://blog.livedoor.jp/yoshino712/archives/2010-10-26.html" calcext:value-type="string">
            <text:p>http://blog.livedoor.jp/yoshino712/archives/2010-10-26.html</text:p>
          </table:table-cell>
          <table:table-cell/>
          <table:table-cell table:formula="of:=[.C1145]+1" office:value-type="date" office:date-value="2010-10-26" calcext:value-type="date">
            <text:p>10/26/10</text:p>
          </table:table-cell>
          <table:table-cell table:number-columns-repeated="2"/>
        </table:table-row>
        <table:table-row table:style-name="ro1">
          <table:table-cell table:formula="of:=COM.MICROSOFT.CONCAT([.B$299];YEAR([.C1147]);[.E$299];TEXT(MONTH([.C1147]);&quot;00&quot;);[.E$299];TEXT(DAY([.C1147]);&quot;00&quot;);[.D$299])" office:value-type="string" office:string-value="http://blog.livedoor.jp/yoshino712/archives/2010-10-27.html" calcext:value-type="string">
            <text:p>http://blog.livedoor.jp/yoshino712/archives/2010-10-27.html</text:p>
          </table:table-cell>
          <table:table-cell/>
          <table:table-cell table:formula="of:=[.C1146]+1" office:value-type="date" office:date-value="2010-10-27" calcext:value-type="date">
            <text:p>10/27/10</text:p>
          </table:table-cell>
          <table:table-cell table:number-columns-repeated="2"/>
        </table:table-row>
        <table:table-row table:style-name="ro1">
          <table:table-cell table:formula="of:=COM.MICROSOFT.CONCAT([.B$299];YEAR([.C1148]);[.E$299];TEXT(MONTH([.C1148]);&quot;00&quot;);[.E$299];TEXT(DAY([.C1148]);&quot;00&quot;);[.D$299])" office:value-type="string" office:string-value="http://blog.livedoor.jp/yoshino712/archives/2010-10-28.html" calcext:value-type="string">
            <text:p>http://blog.livedoor.jp/yoshino712/archives/2010-10-28.html</text:p>
          </table:table-cell>
          <table:table-cell/>
          <table:table-cell table:formula="of:=[.C1147]+1" office:value-type="date" office:date-value="2010-10-28" calcext:value-type="date">
            <text:p>10/28/10</text:p>
          </table:table-cell>
          <table:table-cell table:number-columns-repeated="2"/>
        </table:table-row>
        <table:table-row table:style-name="ro1">
          <table:table-cell table:formula="of:=COM.MICROSOFT.CONCAT([.B$299];YEAR([.C1149]);[.E$299];TEXT(MONTH([.C1149]);&quot;00&quot;);[.E$299];TEXT(DAY([.C1149]);&quot;00&quot;);[.D$299])" office:value-type="string" office:string-value="http://blog.livedoor.jp/yoshino712/archives/2010-10-29.html" calcext:value-type="string">
            <text:p>http://blog.livedoor.jp/yoshino712/archives/2010-10-29.html</text:p>
          </table:table-cell>
          <table:table-cell/>
          <table:table-cell table:formula="of:=[.C1148]+1" office:value-type="date" office:date-value="2010-10-29" calcext:value-type="date">
            <text:p>10/29/10</text:p>
          </table:table-cell>
          <table:table-cell table:number-columns-repeated="2"/>
        </table:table-row>
        <table:table-row table:style-name="ro1">
          <table:table-cell table:formula="of:=COM.MICROSOFT.CONCAT([.B$299];YEAR([.C1150]);[.E$299];TEXT(MONTH([.C1150]);&quot;00&quot;);[.E$299];TEXT(DAY([.C1150]);&quot;00&quot;);[.D$299])" office:value-type="string" office:string-value="http://blog.livedoor.jp/yoshino712/archives/2010-10-30.html" calcext:value-type="string">
            <text:p>http://blog.livedoor.jp/yoshino712/archives/2010-10-30.html</text:p>
          </table:table-cell>
          <table:table-cell/>
          <table:table-cell table:formula="of:=[.C1149]+1" office:value-type="date" office:date-value="2010-10-30" calcext:value-type="date">
            <text:p>10/30/10</text:p>
          </table:table-cell>
          <table:table-cell table:number-columns-repeated="2"/>
        </table:table-row>
        <table:table-row table:style-name="ro1">
          <table:table-cell table:formula="of:=COM.MICROSOFT.CONCAT([.B$299];YEAR([.C1151]);[.E$299];TEXT(MONTH([.C1151]);&quot;00&quot;);[.E$299];TEXT(DAY([.C1151]);&quot;00&quot;);[.D$299])" office:value-type="string" office:string-value="http://blog.livedoor.jp/yoshino712/archives/2010-10-31.html" calcext:value-type="string">
            <text:p>http://blog.livedoor.jp/yoshino712/archives/2010-10-31.html</text:p>
          </table:table-cell>
          <table:table-cell/>
          <table:table-cell table:formula="of:=[.C1150]+1" office:value-type="date" office:date-value="2010-10-31" calcext:value-type="date">
            <text:p>10/31/10</text:p>
          </table:table-cell>
          <table:table-cell table:number-columns-repeated="2"/>
        </table:table-row>
        <table:table-row table:style-name="ro1">
          <table:table-cell table:formula="of:=COM.MICROSOFT.CONCAT([.B$299];YEAR([.C1152]);[.E$299];TEXT(MONTH([.C1152]);&quot;00&quot;);[.E$299];TEXT(DAY([.C1152]);&quot;00&quot;);[.D$299])" office:value-type="string" office:string-value="http://blog.livedoor.jp/yoshino712/archives/2010-11-01.html" calcext:value-type="string">
            <text:p>http://blog.livedoor.jp/yoshino712/archives/2010-11-01.html</text:p>
          </table:table-cell>
          <table:table-cell/>
          <table:table-cell table:formula="of:=[.C1151]+1" office:value-type="date" office:date-value="2010-11-01" calcext:value-type="date">
            <text:p>11/01/10</text:p>
          </table:table-cell>
          <table:table-cell table:number-columns-repeated="2"/>
        </table:table-row>
        <table:table-row table:style-name="ro1">
          <table:table-cell table:formula="of:=COM.MICROSOFT.CONCAT([.B$299];YEAR([.C1153]);[.E$299];TEXT(MONTH([.C1153]);&quot;00&quot;);[.E$299];TEXT(DAY([.C1153]);&quot;00&quot;);[.D$299])" office:value-type="string" office:string-value="http://blog.livedoor.jp/yoshino712/archives/2010-11-02.html" calcext:value-type="string">
            <text:p>http://blog.livedoor.jp/yoshino712/archives/2010-11-02.html</text:p>
          </table:table-cell>
          <table:table-cell/>
          <table:table-cell table:formula="of:=[.C1152]+1" office:value-type="date" office:date-value="2010-11-02" calcext:value-type="date">
            <text:p>11/02/10</text:p>
          </table:table-cell>
          <table:table-cell table:number-columns-repeated="2"/>
        </table:table-row>
        <table:table-row table:style-name="ro1">
          <table:table-cell table:formula="of:=COM.MICROSOFT.CONCAT([.B$299];YEAR([.C1154]);[.E$299];TEXT(MONTH([.C1154]);&quot;00&quot;);[.E$299];TEXT(DAY([.C1154]);&quot;00&quot;);[.D$299])" office:value-type="string" office:string-value="http://blog.livedoor.jp/yoshino712/archives/2010-11-03.html" calcext:value-type="string">
            <text:p>http://blog.livedoor.jp/yoshino712/archives/2010-11-03.html</text:p>
          </table:table-cell>
          <table:table-cell/>
          <table:table-cell table:formula="of:=[.C1153]+1" office:value-type="date" office:date-value="2010-11-03" calcext:value-type="date">
            <text:p>11/03/10</text:p>
          </table:table-cell>
          <table:table-cell table:number-columns-repeated="2"/>
        </table:table-row>
        <table:table-row table:style-name="ro1">
          <table:table-cell table:formula="of:=COM.MICROSOFT.CONCAT([.B$299];YEAR([.C1155]);[.E$299];TEXT(MONTH([.C1155]);&quot;00&quot;);[.E$299];TEXT(DAY([.C1155]);&quot;00&quot;);[.D$299])" office:value-type="string" office:string-value="http://blog.livedoor.jp/yoshino712/archives/2010-11-04.html" calcext:value-type="string">
            <text:p>http://blog.livedoor.jp/yoshino712/archives/2010-11-04.html</text:p>
          </table:table-cell>
          <table:table-cell/>
          <table:table-cell table:formula="of:=[.C1154]+1" office:value-type="date" office:date-value="2010-11-04" calcext:value-type="date">
            <text:p>11/04/10</text:p>
          </table:table-cell>
          <table:table-cell table:number-columns-repeated="2"/>
        </table:table-row>
        <table:table-row table:style-name="ro1">
          <table:table-cell table:formula="of:=COM.MICROSOFT.CONCAT([.B$299];YEAR([.C1156]);[.E$299];TEXT(MONTH([.C1156]);&quot;00&quot;);[.E$299];TEXT(DAY([.C1156]);&quot;00&quot;);[.D$299])" office:value-type="string" office:string-value="http://blog.livedoor.jp/yoshino712/archives/2010-11-05.html" calcext:value-type="string">
            <text:p>http://blog.livedoor.jp/yoshino712/archives/2010-11-05.html</text:p>
          </table:table-cell>
          <table:table-cell/>
          <table:table-cell table:formula="of:=[.C1155]+1" office:value-type="date" office:date-value="2010-11-05" calcext:value-type="date">
            <text:p>11/05/10</text:p>
          </table:table-cell>
          <table:table-cell table:number-columns-repeated="2"/>
        </table:table-row>
        <table:table-row table:style-name="ro1">
          <table:table-cell table:formula="of:=COM.MICROSOFT.CONCAT([.B$299];YEAR([.C1157]);[.E$299];TEXT(MONTH([.C1157]);&quot;00&quot;);[.E$299];TEXT(DAY([.C1157]);&quot;00&quot;);[.D$299])" office:value-type="string" office:string-value="http://blog.livedoor.jp/yoshino712/archives/2010-11-06.html" calcext:value-type="string">
            <text:p>http://blog.livedoor.jp/yoshino712/archives/2010-11-06.html</text:p>
          </table:table-cell>
          <table:table-cell/>
          <table:table-cell table:formula="of:=[.C1156]+1" office:value-type="date" office:date-value="2010-11-06" calcext:value-type="date">
            <text:p>11/06/10</text:p>
          </table:table-cell>
          <table:table-cell table:number-columns-repeated="2"/>
        </table:table-row>
        <table:table-row table:style-name="ro1">
          <table:table-cell table:formula="of:=COM.MICROSOFT.CONCAT([.B$299];YEAR([.C1158]);[.E$299];TEXT(MONTH([.C1158]);&quot;00&quot;);[.E$299];TEXT(DAY([.C1158]);&quot;00&quot;);[.D$299])" office:value-type="string" office:string-value="http://blog.livedoor.jp/yoshino712/archives/2010-11-07.html" calcext:value-type="string">
            <text:p>http://blog.livedoor.jp/yoshino712/archives/2010-11-07.html</text:p>
          </table:table-cell>
          <table:table-cell/>
          <table:table-cell table:formula="of:=[.C1157]+1" office:value-type="date" office:date-value="2010-11-07" calcext:value-type="date">
            <text:p>11/07/10</text:p>
          </table:table-cell>
          <table:table-cell table:number-columns-repeated="2"/>
        </table:table-row>
        <table:table-row table:style-name="ro1">
          <table:table-cell table:formula="of:=COM.MICROSOFT.CONCAT([.B$299];YEAR([.C1159]);[.E$299];TEXT(MONTH([.C1159]);&quot;00&quot;);[.E$299];TEXT(DAY([.C1159]);&quot;00&quot;);[.D$299])" office:value-type="string" office:string-value="http://blog.livedoor.jp/yoshino712/archives/2010-11-08.html" calcext:value-type="string">
            <text:p>http://blog.livedoor.jp/yoshino712/archives/2010-11-08.html</text:p>
          </table:table-cell>
          <table:table-cell/>
          <table:table-cell table:formula="of:=[.C1158]+1" office:value-type="date" office:date-value="2010-11-08" calcext:value-type="date">
            <text:p>11/08/10</text:p>
          </table:table-cell>
          <table:table-cell table:number-columns-repeated="2"/>
        </table:table-row>
        <table:table-row table:style-name="ro1">
          <table:table-cell table:formula="of:=COM.MICROSOFT.CONCAT([.B$299];YEAR([.C1160]);[.E$299];TEXT(MONTH([.C1160]);&quot;00&quot;);[.E$299];TEXT(DAY([.C1160]);&quot;00&quot;);[.D$299])" office:value-type="string" office:string-value="http://blog.livedoor.jp/yoshino712/archives/2010-11-09.html" calcext:value-type="string">
            <text:p>http://blog.livedoor.jp/yoshino712/archives/2010-11-09.html</text:p>
          </table:table-cell>
          <table:table-cell/>
          <table:table-cell table:formula="of:=[.C1159]+1" office:value-type="date" office:date-value="2010-11-09" calcext:value-type="date">
            <text:p>11/09/10</text:p>
          </table:table-cell>
          <table:table-cell table:number-columns-repeated="2"/>
        </table:table-row>
        <table:table-row table:style-name="ro1">
          <table:table-cell table:formula="of:=COM.MICROSOFT.CONCAT([.B$299];YEAR([.C1161]);[.E$299];TEXT(MONTH([.C1161]);&quot;00&quot;);[.E$299];TEXT(DAY([.C1161]);&quot;00&quot;);[.D$299])" office:value-type="string" office:string-value="http://blog.livedoor.jp/yoshino712/archives/2010-11-10.html" calcext:value-type="string">
            <text:p>http://blog.livedoor.jp/yoshino712/archives/2010-11-10.html</text:p>
          </table:table-cell>
          <table:table-cell/>
          <table:table-cell table:formula="of:=[.C1160]+1" office:value-type="date" office:date-value="2010-11-10" calcext:value-type="date">
            <text:p>11/10/10</text:p>
          </table:table-cell>
          <table:table-cell table:number-columns-repeated="2"/>
        </table:table-row>
        <table:table-row table:style-name="ro1">
          <table:table-cell table:formula="of:=COM.MICROSOFT.CONCAT([.B$299];YEAR([.C1162]);[.E$299];TEXT(MONTH([.C1162]);&quot;00&quot;);[.E$299];TEXT(DAY([.C1162]);&quot;00&quot;);[.D$299])" office:value-type="string" office:string-value="http://blog.livedoor.jp/yoshino712/archives/2010-11-11.html" calcext:value-type="string">
            <text:p>http://blog.livedoor.jp/yoshino712/archives/2010-11-11.html</text:p>
          </table:table-cell>
          <table:table-cell/>
          <table:table-cell table:formula="of:=[.C1161]+1" office:value-type="date" office:date-value="2010-11-11" calcext:value-type="date">
            <text:p>11/11/10</text:p>
          </table:table-cell>
          <table:table-cell table:number-columns-repeated="2"/>
        </table:table-row>
        <table:table-row table:style-name="ro1">
          <table:table-cell table:formula="of:=COM.MICROSOFT.CONCAT([.B$299];YEAR([.C1163]);[.E$299];TEXT(MONTH([.C1163]);&quot;00&quot;);[.E$299];TEXT(DAY([.C1163]);&quot;00&quot;);[.D$299])" office:value-type="string" office:string-value="http://blog.livedoor.jp/yoshino712/archives/2010-11-12.html" calcext:value-type="string">
            <text:p>http://blog.livedoor.jp/yoshino712/archives/2010-11-12.html</text:p>
          </table:table-cell>
          <table:table-cell/>
          <table:table-cell table:formula="of:=[.C1162]+1" office:value-type="date" office:date-value="2010-11-12" calcext:value-type="date">
            <text:p>11/12/10</text:p>
          </table:table-cell>
          <table:table-cell table:number-columns-repeated="2"/>
        </table:table-row>
        <table:table-row table:style-name="ro1">
          <table:table-cell table:formula="of:=COM.MICROSOFT.CONCAT([.B$299];YEAR([.C1164]);[.E$299];TEXT(MONTH([.C1164]);&quot;00&quot;);[.E$299];TEXT(DAY([.C1164]);&quot;00&quot;);[.D$299])" office:value-type="string" office:string-value="http://blog.livedoor.jp/yoshino712/archives/2010-11-13.html" calcext:value-type="string">
            <text:p>http://blog.livedoor.jp/yoshino712/archives/2010-11-13.html</text:p>
          </table:table-cell>
          <table:table-cell/>
          <table:table-cell table:formula="of:=[.C1163]+1" office:value-type="date" office:date-value="2010-11-13" calcext:value-type="date">
            <text:p>11/13/10</text:p>
          </table:table-cell>
          <table:table-cell table:number-columns-repeated="2"/>
        </table:table-row>
        <table:table-row table:style-name="ro1">
          <table:table-cell table:formula="of:=COM.MICROSOFT.CONCAT([.B$299];YEAR([.C1165]);[.E$299];TEXT(MONTH([.C1165]);&quot;00&quot;);[.E$299];TEXT(DAY([.C1165]);&quot;00&quot;);[.D$299])" office:value-type="string" office:string-value="http://blog.livedoor.jp/yoshino712/archives/2010-11-14.html" calcext:value-type="string">
            <text:p>http://blog.livedoor.jp/yoshino712/archives/2010-11-14.html</text:p>
          </table:table-cell>
          <table:table-cell/>
          <table:table-cell table:formula="of:=[.C1164]+1" office:value-type="date" office:date-value="2010-11-14" calcext:value-type="date">
            <text:p>11/14/10</text:p>
          </table:table-cell>
          <table:table-cell table:number-columns-repeated="2"/>
        </table:table-row>
        <table:table-row table:style-name="ro1">
          <table:table-cell table:formula="of:=COM.MICROSOFT.CONCAT([.B$299];YEAR([.C1166]);[.E$299];TEXT(MONTH([.C1166]);&quot;00&quot;);[.E$299];TEXT(DAY([.C1166]);&quot;00&quot;);[.D$299])" office:value-type="string" office:string-value="http://blog.livedoor.jp/yoshino712/archives/2010-11-15.html" calcext:value-type="string">
            <text:p>http://blog.livedoor.jp/yoshino712/archives/2010-11-15.html</text:p>
          </table:table-cell>
          <table:table-cell/>
          <table:table-cell table:formula="of:=[.C1165]+1" office:value-type="date" office:date-value="2010-11-15" calcext:value-type="date">
            <text:p>11/15/10</text:p>
          </table:table-cell>
          <table:table-cell table:number-columns-repeated="2"/>
        </table:table-row>
        <table:table-row table:style-name="ro1">
          <table:table-cell table:formula="of:=COM.MICROSOFT.CONCAT([.B$299];YEAR([.C1167]);[.E$299];TEXT(MONTH([.C1167]);&quot;00&quot;);[.E$299];TEXT(DAY([.C1167]);&quot;00&quot;);[.D$299])" office:value-type="string" office:string-value="http://blog.livedoor.jp/yoshino712/archives/2010-11-16.html" calcext:value-type="string">
            <text:p>http://blog.livedoor.jp/yoshino712/archives/2010-11-16.html</text:p>
          </table:table-cell>
          <table:table-cell/>
          <table:table-cell table:formula="of:=[.C1166]+1" office:value-type="date" office:date-value="2010-11-16" calcext:value-type="date">
            <text:p>11/16/10</text:p>
          </table:table-cell>
          <table:table-cell table:number-columns-repeated="2"/>
        </table:table-row>
        <table:table-row table:style-name="ro1">
          <table:table-cell table:formula="of:=COM.MICROSOFT.CONCAT([.B$299];YEAR([.C1168]);[.E$299];TEXT(MONTH([.C1168]);&quot;00&quot;);[.E$299];TEXT(DAY([.C1168]);&quot;00&quot;);[.D$299])" office:value-type="string" office:string-value="http://blog.livedoor.jp/yoshino712/archives/2010-11-17.html" calcext:value-type="string">
            <text:p>http://blog.livedoor.jp/yoshino712/archives/2010-11-17.html</text:p>
          </table:table-cell>
          <table:table-cell/>
          <table:table-cell table:formula="of:=[.C1167]+1" office:value-type="date" office:date-value="2010-11-17" calcext:value-type="date">
            <text:p>11/17/10</text:p>
          </table:table-cell>
          <table:table-cell table:number-columns-repeated="2"/>
        </table:table-row>
        <table:table-row table:style-name="ro1">
          <table:table-cell table:formula="of:=COM.MICROSOFT.CONCAT([.B$299];YEAR([.C1169]);[.E$299];TEXT(MONTH([.C1169]);&quot;00&quot;);[.E$299];TEXT(DAY([.C1169]);&quot;00&quot;);[.D$299])" office:value-type="string" office:string-value="http://blog.livedoor.jp/yoshino712/archives/2010-11-18.html" calcext:value-type="string">
            <text:p>http://blog.livedoor.jp/yoshino712/archives/2010-11-18.html</text:p>
          </table:table-cell>
          <table:table-cell/>
          <table:table-cell table:formula="of:=[.C1168]+1" office:value-type="date" office:date-value="2010-11-18" calcext:value-type="date">
            <text:p>11/18/10</text:p>
          </table:table-cell>
          <table:table-cell table:number-columns-repeated="2"/>
        </table:table-row>
        <table:table-row table:style-name="ro1">
          <table:table-cell table:formula="of:=COM.MICROSOFT.CONCAT([.B$299];YEAR([.C1170]);[.E$299];TEXT(MONTH([.C1170]);&quot;00&quot;);[.E$299];TEXT(DAY([.C1170]);&quot;00&quot;);[.D$299])" office:value-type="string" office:string-value="http://blog.livedoor.jp/yoshino712/archives/2010-11-19.html" calcext:value-type="string">
            <text:p>http://blog.livedoor.jp/yoshino712/archives/2010-11-19.html</text:p>
          </table:table-cell>
          <table:table-cell/>
          <table:table-cell table:formula="of:=[.C1169]+1" office:value-type="date" office:date-value="2010-11-19" calcext:value-type="date">
            <text:p>11/19/10</text:p>
          </table:table-cell>
          <table:table-cell table:number-columns-repeated="2"/>
        </table:table-row>
        <table:table-row table:style-name="ro1">
          <table:table-cell table:formula="of:=COM.MICROSOFT.CONCAT([.B$299];YEAR([.C1171]);[.E$299];TEXT(MONTH([.C1171]);&quot;00&quot;);[.E$299];TEXT(DAY([.C1171]);&quot;00&quot;);[.D$299])" office:value-type="string" office:string-value="http://blog.livedoor.jp/yoshino712/archives/2010-11-20.html" calcext:value-type="string">
            <text:p>http://blog.livedoor.jp/yoshino712/archives/2010-11-20.html</text:p>
          </table:table-cell>
          <table:table-cell/>
          <table:table-cell table:formula="of:=[.C1170]+1" office:value-type="date" office:date-value="2010-11-20" calcext:value-type="date">
            <text:p>11/20/10</text:p>
          </table:table-cell>
          <table:table-cell table:number-columns-repeated="2"/>
        </table:table-row>
        <table:table-row table:style-name="ro1">
          <table:table-cell table:formula="of:=COM.MICROSOFT.CONCAT([.B$299];YEAR([.C1172]);[.E$299];TEXT(MONTH([.C1172]);&quot;00&quot;);[.E$299];TEXT(DAY([.C1172]);&quot;00&quot;);[.D$299])" office:value-type="string" office:string-value="http://blog.livedoor.jp/yoshino712/archives/2010-11-21.html" calcext:value-type="string">
            <text:p>http://blog.livedoor.jp/yoshino712/archives/2010-11-21.html</text:p>
          </table:table-cell>
          <table:table-cell/>
          <table:table-cell table:formula="of:=[.C1171]+1" office:value-type="date" office:date-value="2010-11-21" calcext:value-type="date">
            <text:p>11/21/10</text:p>
          </table:table-cell>
          <table:table-cell table:number-columns-repeated="2"/>
        </table:table-row>
        <table:table-row table:style-name="ro1">
          <table:table-cell table:formula="of:=COM.MICROSOFT.CONCAT([.B$299];YEAR([.C1173]);[.E$299];TEXT(MONTH([.C1173]);&quot;00&quot;);[.E$299];TEXT(DAY([.C1173]);&quot;00&quot;);[.D$299])" office:value-type="string" office:string-value="http://blog.livedoor.jp/yoshino712/archives/2010-11-22.html" calcext:value-type="string">
            <text:p>http://blog.livedoor.jp/yoshino712/archives/2010-11-22.html</text:p>
          </table:table-cell>
          <table:table-cell/>
          <table:table-cell table:formula="of:=[.C1172]+1" office:value-type="date" office:date-value="2010-11-22" calcext:value-type="date">
            <text:p>11/22/10</text:p>
          </table:table-cell>
          <table:table-cell table:number-columns-repeated="2"/>
        </table:table-row>
        <table:table-row table:style-name="ro1">
          <table:table-cell table:formula="of:=COM.MICROSOFT.CONCAT([.B$299];YEAR([.C1174]);[.E$299];TEXT(MONTH([.C1174]);&quot;00&quot;);[.E$299];TEXT(DAY([.C1174]);&quot;00&quot;);[.D$299])" office:value-type="string" office:string-value="http://blog.livedoor.jp/yoshino712/archives/2010-11-23.html" calcext:value-type="string">
            <text:p>http://blog.livedoor.jp/yoshino712/archives/2010-11-23.html</text:p>
          </table:table-cell>
          <table:table-cell/>
          <table:table-cell table:formula="of:=[.C1173]+1" office:value-type="date" office:date-value="2010-11-23" calcext:value-type="date">
            <text:p>11/23/10</text:p>
          </table:table-cell>
          <table:table-cell table:number-columns-repeated="2"/>
        </table:table-row>
        <table:table-row table:style-name="ro1">
          <table:table-cell table:formula="of:=COM.MICROSOFT.CONCAT([.B$299];YEAR([.C1175]);[.E$299];TEXT(MONTH([.C1175]);&quot;00&quot;);[.E$299];TEXT(DAY([.C1175]);&quot;00&quot;);[.D$299])" office:value-type="string" office:string-value="http://blog.livedoor.jp/yoshino712/archives/2010-11-24.html" calcext:value-type="string">
            <text:p>http://blog.livedoor.jp/yoshino712/archives/2010-11-24.html</text:p>
          </table:table-cell>
          <table:table-cell/>
          <table:table-cell table:formula="of:=[.C1174]+1" office:value-type="date" office:date-value="2010-11-24" calcext:value-type="date">
            <text:p>11/24/10</text:p>
          </table:table-cell>
          <table:table-cell table:number-columns-repeated="2"/>
        </table:table-row>
        <table:table-row table:style-name="ro1">
          <table:table-cell table:formula="of:=COM.MICROSOFT.CONCAT([.B$299];YEAR([.C1176]);[.E$299];TEXT(MONTH([.C1176]);&quot;00&quot;);[.E$299];TEXT(DAY([.C1176]);&quot;00&quot;);[.D$299])" office:value-type="string" office:string-value="http://blog.livedoor.jp/yoshino712/archives/2010-11-25.html" calcext:value-type="string">
            <text:p>http://blog.livedoor.jp/yoshino712/archives/2010-11-25.html</text:p>
          </table:table-cell>
          <table:table-cell/>
          <table:table-cell table:formula="of:=[.C1175]+1" office:value-type="date" office:date-value="2010-11-25" calcext:value-type="date">
            <text:p>11/25/10</text:p>
          </table:table-cell>
          <table:table-cell table:number-columns-repeated="2"/>
        </table:table-row>
        <table:table-row table:style-name="ro1">
          <table:table-cell table:formula="of:=COM.MICROSOFT.CONCAT([.B$299];YEAR([.C1177]);[.E$299];TEXT(MONTH([.C1177]);&quot;00&quot;);[.E$299];TEXT(DAY([.C1177]);&quot;00&quot;);[.D$299])" office:value-type="string" office:string-value="http://blog.livedoor.jp/yoshino712/archives/2010-11-26.html" calcext:value-type="string">
            <text:p>http://blog.livedoor.jp/yoshino712/archives/2010-11-26.html</text:p>
          </table:table-cell>
          <table:table-cell/>
          <table:table-cell table:formula="of:=[.C1176]+1" office:value-type="date" office:date-value="2010-11-26" calcext:value-type="date">
            <text:p>11/26/10</text:p>
          </table:table-cell>
          <table:table-cell table:number-columns-repeated="2"/>
        </table:table-row>
        <table:table-row table:style-name="ro1">
          <table:table-cell table:formula="of:=COM.MICROSOFT.CONCAT([.B$299];YEAR([.C1178]);[.E$299];TEXT(MONTH([.C1178]);&quot;00&quot;);[.E$299];TEXT(DAY([.C1178]);&quot;00&quot;);[.D$299])" office:value-type="string" office:string-value="http://blog.livedoor.jp/yoshino712/archives/2010-11-27.html" calcext:value-type="string">
            <text:p>http://blog.livedoor.jp/yoshino712/archives/2010-11-27.html</text:p>
          </table:table-cell>
          <table:table-cell/>
          <table:table-cell table:formula="of:=[.C1177]+1" office:value-type="date" office:date-value="2010-11-27" calcext:value-type="date">
            <text:p>11/27/10</text:p>
          </table:table-cell>
          <table:table-cell table:number-columns-repeated="2"/>
        </table:table-row>
        <table:table-row table:style-name="ro1">
          <table:table-cell table:formula="of:=COM.MICROSOFT.CONCAT([.B$299];YEAR([.C1179]);[.E$299];TEXT(MONTH([.C1179]);&quot;00&quot;);[.E$299];TEXT(DAY([.C1179]);&quot;00&quot;);[.D$299])" office:value-type="string" office:string-value="http://blog.livedoor.jp/yoshino712/archives/2010-11-28.html" calcext:value-type="string">
            <text:p>http://blog.livedoor.jp/yoshino712/archives/2010-11-28.html</text:p>
          </table:table-cell>
          <table:table-cell/>
          <table:table-cell table:formula="of:=[.C1178]+1" office:value-type="date" office:date-value="2010-11-28" calcext:value-type="date">
            <text:p>11/28/10</text:p>
          </table:table-cell>
          <table:table-cell table:number-columns-repeated="2"/>
        </table:table-row>
        <table:table-row table:style-name="ro1">
          <table:table-cell table:formula="of:=COM.MICROSOFT.CONCAT([.B$299];YEAR([.C1180]);[.E$299];TEXT(MONTH([.C1180]);&quot;00&quot;);[.E$299];TEXT(DAY([.C1180]);&quot;00&quot;);[.D$299])" office:value-type="string" office:string-value="http://blog.livedoor.jp/yoshino712/archives/2010-11-29.html" calcext:value-type="string">
            <text:p>http://blog.livedoor.jp/yoshino712/archives/2010-11-29.html</text:p>
          </table:table-cell>
          <table:table-cell/>
          <table:table-cell table:formula="of:=[.C1179]+1" office:value-type="date" office:date-value="2010-11-29" calcext:value-type="date">
            <text:p>11/29/10</text:p>
          </table:table-cell>
          <table:table-cell table:number-columns-repeated="2"/>
        </table:table-row>
        <table:table-row table:style-name="ro1">
          <table:table-cell table:formula="of:=COM.MICROSOFT.CONCAT([.B$299];YEAR([.C1181]);[.E$299];TEXT(MONTH([.C1181]);&quot;00&quot;);[.E$299];TEXT(DAY([.C1181]);&quot;00&quot;);[.D$299])" office:value-type="string" office:string-value="http://blog.livedoor.jp/yoshino712/archives/2010-11-30.html" calcext:value-type="string">
            <text:p>http://blog.livedoor.jp/yoshino712/archives/2010-11-30.html</text:p>
          </table:table-cell>
          <table:table-cell/>
          <table:table-cell table:formula="of:=[.C1180]+1" office:value-type="date" office:date-value="2010-11-30" calcext:value-type="date">
            <text:p>11/30/10</text:p>
          </table:table-cell>
          <table:table-cell table:number-columns-repeated="2"/>
        </table:table-row>
        <table:table-row table:style-name="ro1">
          <table:table-cell table:formula="of:=COM.MICROSOFT.CONCAT([.B$299];YEAR([.C1182]);[.E$299];TEXT(MONTH([.C1182]);&quot;00&quot;);[.E$299];TEXT(DAY([.C1182]);&quot;00&quot;);[.D$299])" office:value-type="string" office:string-value="http://blog.livedoor.jp/yoshino712/archives/2010-12-01.html" calcext:value-type="string">
            <text:p>http://blog.livedoor.jp/yoshino712/archives/2010-12-01.html</text:p>
          </table:table-cell>
          <table:table-cell/>
          <table:table-cell table:formula="of:=[.C1181]+1" office:value-type="date" office:date-value="2010-12-01" calcext:value-type="date">
            <text:p>12/01/10</text:p>
          </table:table-cell>
          <table:table-cell table:number-columns-repeated="2"/>
        </table:table-row>
        <table:table-row table:style-name="ro1">
          <table:table-cell table:formula="of:=COM.MICROSOFT.CONCAT([.B$299];YEAR([.C1183]);[.E$299];TEXT(MONTH([.C1183]);&quot;00&quot;);[.E$299];TEXT(DAY([.C1183]);&quot;00&quot;);[.D$299])" office:value-type="string" office:string-value="http://blog.livedoor.jp/yoshino712/archives/2010-12-02.html" calcext:value-type="string">
            <text:p>http://blog.livedoor.jp/yoshino712/archives/2010-12-02.html</text:p>
          </table:table-cell>
          <table:table-cell/>
          <table:table-cell table:formula="of:=[.C1182]+1" office:value-type="date" office:date-value="2010-12-02" calcext:value-type="date">
            <text:p>12/02/10</text:p>
          </table:table-cell>
          <table:table-cell table:number-columns-repeated="2"/>
        </table:table-row>
        <table:table-row table:style-name="ro1">
          <table:table-cell table:formula="of:=COM.MICROSOFT.CONCAT([.B$299];YEAR([.C1184]);[.E$299];TEXT(MONTH([.C1184]);&quot;00&quot;);[.E$299];TEXT(DAY([.C1184]);&quot;00&quot;);[.D$299])" office:value-type="string" office:string-value="http://blog.livedoor.jp/yoshino712/archives/2010-12-03.html" calcext:value-type="string">
            <text:p>http://blog.livedoor.jp/yoshino712/archives/2010-12-03.html</text:p>
          </table:table-cell>
          <table:table-cell/>
          <table:table-cell table:formula="of:=[.C1183]+1" office:value-type="date" office:date-value="2010-12-03" calcext:value-type="date">
            <text:p>12/03/10</text:p>
          </table:table-cell>
          <table:table-cell table:number-columns-repeated="2"/>
        </table:table-row>
        <table:table-row table:style-name="ro1">
          <table:table-cell table:formula="of:=COM.MICROSOFT.CONCAT([.B$299];YEAR([.C1185]);[.E$299];TEXT(MONTH([.C1185]);&quot;00&quot;);[.E$299];TEXT(DAY([.C1185]);&quot;00&quot;);[.D$299])" office:value-type="string" office:string-value="http://blog.livedoor.jp/yoshino712/archives/2010-12-04.html" calcext:value-type="string">
            <text:p>http://blog.livedoor.jp/yoshino712/archives/2010-12-04.html</text:p>
          </table:table-cell>
          <table:table-cell/>
          <table:table-cell table:formula="of:=[.C1184]+1" office:value-type="date" office:date-value="2010-12-04" calcext:value-type="date">
            <text:p>12/04/10</text:p>
          </table:table-cell>
          <table:table-cell table:number-columns-repeated="2"/>
        </table:table-row>
        <table:table-row table:style-name="ro1">
          <table:table-cell table:formula="of:=COM.MICROSOFT.CONCAT([.B$299];YEAR([.C1186]);[.E$299];TEXT(MONTH([.C1186]);&quot;00&quot;);[.E$299];TEXT(DAY([.C1186]);&quot;00&quot;);[.D$299])" office:value-type="string" office:string-value="http://blog.livedoor.jp/yoshino712/archives/2010-12-05.html" calcext:value-type="string">
            <text:p>http://blog.livedoor.jp/yoshino712/archives/2010-12-05.html</text:p>
          </table:table-cell>
          <table:table-cell/>
          <table:table-cell table:formula="of:=[.C1185]+1" office:value-type="date" office:date-value="2010-12-05" calcext:value-type="date">
            <text:p>12/05/10</text:p>
          </table:table-cell>
          <table:table-cell table:number-columns-repeated="2"/>
        </table:table-row>
        <table:table-row table:style-name="ro1">
          <table:table-cell table:formula="of:=COM.MICROSOFT.CONCAT([.B$299];YEAR([.C1187]);[.E$299];TEXT(MONTH([.C1187]);&quot;00&quot;);[.E$299];TEXT(DAY([.C1187]);&quot;00&quot;);[.D$299])" office:value-type="string" office:string-value="http://blog.livedoor.jp/yoshino712/archives/2010-12-06.html" calcext:value-type="string">
            <text:p>http://blog.livedoor.jp/yoshino712/archives/2010-12-06.html</text:p>
          </table:table-cell>
          <table:table-cell/>
          <table:table-cell table:formula="of:=[.C1186]+1" office:value-type="date" office:date-value="2010-12-06" calcext:value-type="date">
            <text:p>12/06/10</text:p>
          </table:table-cell>
          <table:table-cell table:number-columns-repeated="2"/>
        </table:table-row>
        <table:table-row table:style-name="ro1">
          <table:table-cell table:formula="of:=COM.MICROSOFT.CONCAT([.B$299];YEAR([.C1188]);[.E$299];TEXT(MONTH([.C1188]);&quot;00&quot;);[.E$299];TEXT(DAY([.C1188]);&quot;00&quot;);[.D$299])" office:value-type="string" office:string-value="http://blog.livedoor.jp/yoshino712/archives/2010-12-07.html" calcext:value-type="string">
            <text:p>http://blog.livedoor.jp/yoshino712/archives/2010-12-07.html</text:p>
          </table:table-cell>
          <table:table-cell/>
          <table:table-cell table:formula="of:=[.C1187]+1" office:value-type="date" office:date-value="2010-12-07" calcext:value-type="date">
            <text:p>12/07/10</text:p>
          </table:table-cell>
          <table:table-cell table:number-columns-repeated="2"/>
        </table:table-row>
        <table:table-row table:style-name="ro1">
          <table:table-cell table:formula="of:=COM.MICROSOFT.CONCAT([.B$299];YEAR([.C1189]);[.E$299];TEXT(MONTH([.C1189]);&quot;00&quot;);[.E$299];TEXT(DAY([.C1189]);&quot;00&quot;);[.D$299])" office:value-type="string" office:string-value="http://blog.livedoor.jp/yoshino712/archives/2010-12-08.html" calcext:value-type="string">
            <text:p>http://blog.livedoor.jp/yoshino712/archives/2010-12-08.html</text:p>
          </table:table-cell>
          <table:table-cell/>
          <table:table-cell table:formula="of:=[.C1188]+1" office:value-type="date" office:date-value="2010-12-08" calcext:value-type="date">
            <text:p>12/08/10</text:p>
          </table:table-cell>
          <table:table-cell table:number-columns-repeated="2"/>
        </table:table-row>
        <table:table-row table:style-name="ro1">
          <table:table-cell table:formula="of:=COM.MICROSOFT.CONCAT([.B$299];YEAR([.C1190]);[.E$299];TEXT(MONTH([.C1190]);&quot;00&quot;);[.E$299];TEXT(DAY([.C1190]);&quot;00&quot;);[.D$299])" office:value-type="string" office:string-value="http://blog.livedoor.jp/yoshino712/archives/2010-12-09.html" calcext:value-type="string">
            <text:p>http://blog.livedoor.jp/yoshino712/archives/2010-12-09.html</text:p>
          </table:table-cell>
          <table:table-cell/>
          <table:table-cell table:formula="of:=[.C1189]+1" office:value-type="date" office:date-value="2010-12-09" calcext:value-type="date">
            <text:p>12/09/10</text:p>
          </table:table-cell>
          <table:table-cell table:number-columns-repeated="2"/>
        </table:table-row>
        <table:table-row table:style-name="ro1">
          <table:table-cell table:formula="of:=COM.MICROSOFT.CONCAT([.B$299];YEAR([.C1191]);[.E$299];TEXT(MONTH([.C1191]);&quot;00&quot;);[.E$299];TEXT(DAY([.C1191]);&quot;00&quot;);[.D$299])" office:value-type="string" office:string-value="http://blog.livedoor.jp/yoshino712/archives/2010-12-10.html" calcext:value-type="string">
            <text:p>http://blog.livedoor.jp/yoshino712/archives/2010-12-10.html</text:p>
          </table:table-cell>
          <table:table-cell/>
          <table:table-cell table:formula="of:=[.C1190]+1" office:value-type="date" office:date-value="2010-12-10" calcext:value-type="date">
            <text:p>12/10/10</text:p>
          </table:table-cell>
          <table:table-cell table:number-columns-repeated="2"/>
        </table:table-row>
        <table:table-row table:style-name="ro1">
          <table:table-cell table:formula="of:=COM.MICROSOFT.CONCAT([.B$299];YEAR([.C1192]);[.E$299];TEXT(MONTH([.C1192]);&quot;00&quot;);[.E$299];TEXT(DAY([.C1192]);&quot;00&quot;);[.D$299])" office:value-type="string" office:string-value="http://blog.livedoor.jp/yoshino712/archives/2010-12-11.html" calcext:value-type="string">
            <text:p>http://blog.livedoor.jp/yoshino712/archives/2010-12-11.html</text:p>
          </table:table-cell>
          <table:table-cell/>
          <table:table-cell table:formula="of:=[.C1191]+1" office:value-type="date" office:date-value="2010-12-11" calcext:value-type="date">
            <text:p>12/11/10</text:p>
          </table:table-cell>
          <table:table-cell table:number-columns-repeated="2"/>
        </table:table-row>
        <table:table-row table:style-name="ro1">
          <table:table-cell table:formula="of:=COM.MICROSOFT.CONCAT([.B$299];YEAR([.C1193]);[.E$299];TEXT(MONTH([.C1193]);&quot;00&quot;);[.E$299];TEXT(DAY([.C1193]);&quot;00&quot;);[.D$299])" office:value-type="string" office:string-value="http://blog.livedoor.jp/yoshino712/archives/2010-12-12.html" calcext:value-type="string">
            <text:p>http://blog.livedoor.jp/yoshino712/archives/2010-12-12.html</text:p>
          </table:table-cell>
          <table:table-cell/>
          <table:table-cell table:formula="of:=[.C1192]+1" office:value-type="date" office:date-value="2010-12-12" calcext:value-type="date">
            <text:p>12/12/10</text:p>
          </table:table-cell>
          <table:table-cell table:number-columns-repeated="2"/>
        </table:table-row>
        <table:table-row table:style-name="ro1">
          <table:table-cell table:formula="of:=COM.MICROSOFT.CONCAT([.B$299];YEAR([.C1194]);[.E$299];TEXT(MONTH([.C1194]);&quot;00&quot;);[.E$299];TEXT(DAY([.C1194]);&quot;00&quot;);[.D$299])" office:value-type="string" office:string-value="http://blog.livedoor.jp/yoshino712/archives/2010-12-13.html" calcext:value-type="string">
            <text:p>http://blog.livedoor.jp/yoshino712/archives/2010-12-13.html</text:p>
          </table:table-cell>
          <table:table-cell/>
          <table:table-cell table:formula="of:=[.C1193]+1" office:value-type="date" office:date-value="2010-12-13" calcext:value-type="date">
            <text:p>12/13/10</text:p>
          </table:table-cell>
          <table:table-cell table:number-columns-repeated="2"/>
        </table:table-row>
        <table:table-row table:style-name="ro1">
          <table:table-cell table:formula="of:=COM.MICROSOFT.CONCAT([.B$299];YEAR([.C1195]);[.E$299];TEXT(MONTH([.C1195]);&quot;00&quot;);[.E$299];TEXT(DAY([.C1195]);&quot;00&quot;);[.D$299])" office:value-type="string" office:string-value="http://blog.livedoor.jp/yoshino712/archives/2010-12-14.html" calcext:value-type="string">
            <text:p>http://blog.livedoor.jp/yoshino712/archives/2010-12-14.html</text:p>
          </table:table-cell>
          <table:table-cell/>
          <table:table-cell table:formula="of:=[.C1194]+1" office:value-type="date" office:date-value="2010-12-14" calcext:value-type="date">
            <text:p>12/14/10</text:p>
          </table:table-cell>
          <table:table-cell table:number-columns-repeated="2"/>
        </table:table-row>
        <table:table-row table:style-name="ro1">
          <table:table-cell table:formula="of:=COM.MICROSOFT.CONCAT([.B$299];YEAR([.C1196]);[.E$299];TEXT(MONTH([.C1196]);&quot;00&quot;);[.E$299];TEXT(DAY([.C1196]);&quot;00&quot;);[.D$299])" office:value-type="string" office:string-value="http://blog.livedoor.jp/yoshino712/archives/2010-12-15.html" calcext:value-type="string">
            <text:p>http://blog.livedoor.jp/yoshino712/archives/2010-12-15.html</text:p>
          </table:table-cell>
          <table:table-cell/>
          <table:table-cell table:formula="of:=[.C1195]+1" office:value-type="date" office:date-value="2010-12-15" calcext:value-type="date">
            <text:p>12/15/10</text:p>
          </table:table-cell>
          <table:table-cell table:number-columns-repeated="2"/>
        </table:table-row>
        <table:table-row table:style-name="ro1">
          <table:table-cell table:formula="of:=COM.MICROSOFT.CONCAT([.B$299];YEAR([.C1197]);[.E$299];TEXT(MONTH([.C1197]);&quot;00&quot;);[.E$299];TEXT(DAY([.C1197]);&quot;00&quot;);[.D$299])" office:value-type="string" office:string-value="http://blog.livedoor.jp/yoshino712/archives/2010-12-16.html" calcext:value-type="string">
            <text:p>http://blog.livedoor.jp/yoshino712/archives/2010-12-16.html</text:p>
          </table:table-cell>
          <table:table-cell/>
          <table:table-cell table:formula="of:=[.C1196]+1" office:value-type="date" office:date-value="2010-12-16" calcext:value-type="date">
            <text:p>12/16/10</text:p>
          </table:table-cell>
          <table:table-cell table:number-columns-repeated="2"/>
        </table:table-row>
        <table:table-row table:style-name="ro1">
          <table:table-cell table:formula="of:=COM.MICROSOFT.CONCAT([.B$299];YEAR([.C1198]);[.E$299];TEXT(MONTH([.C1198]);&quot;00&quot;);[.E$299];TEXT(DAY([.C1198]);&quot;00&quot;);[.D$299])" office:value-type="string" office:string-value="http://blog.livedoor.jp/yoshino712/archives/2010-12-17.html" calcext:value-type="string">
            <text:p>http://blog.livedoor.jp/yoshino712/archives/2010-12-17.html</text:p>
          </table:table-cell>
          <table:table-cell/>
          <table:table-cell table:formula="of:=[.C1197]+1" office:value-type="date" office:date-value="2010-12-17" calcext:value-type="date">
            <text:p>12/17/10</text:p>
          </table:table-cell>
          <table:table-cell table:number-columns-repeated="2"/>
        </table:table-row>
        <table:table-row table:style-name="ro1">
          <table:table-cell table:formula="of:=COM.MICROSOFT.CONCAT([.B$299];YEAR([.C1199]);[.E$299];TEXT(MONTH([.C1199]);&quot;00&quot;);[.E$299];TEXT(DAY([.C1199]);&quot;00&quot;);[.D$299])" office:value-type="string" office:string-value="http://blog.livedoor.jp/yoshino712/archives/2010-12-18.html" calcext:value-type="string">
            <text:p>http://blog.livedoor.jp/yoshino712/archives/2010-12-18.html</text:p>
          </table:table-cell>
          <table:table-cell/>
          <table:table-cell table:formula="of:=[.C1198]+1" office:value-type="date" office:date-value="2010-12-18" calcext:value-type="date">
            <text:p>12/18/10</text:p>
          </table:table-cell>
          <table:table-cell table:number-columns-repeated="2"/>
        </table:table-row>
        <table:table-row table:style-name="ro1">
          <table:table-cell table:formula="of:=COM.MICROSOFT.CONCAT([.B$299];YEAR([.C1200]);[.E$299];TEXT(MONTH([.C1200]);&quot;00&quot;);[.E$299];TEXT(DAY([.C1200]);&quot;00&quot;);[.D$299])" office:value-type="string" office:string-value="http://blog.livedoor.jp/yoshino712/archives/2010-12-19.html" calcext:value-type="string">
            <text:p>http://blog.livedoor.jp/yoshino712/archives/2010-12-19.html</text:p>
          </table:table-cell>
          <table:table-cell/>
          <table:table-cell table:formula="of:=[.C1199]+1" office:value-type="date" office:date-value="2010-12-19" calcext:value-type="date">
            <text:p>12/19/10</text:p>
          </table:table-cell>
          <table:table-cell table:number-columns-repeated="2"/>
        </table:table-row>
        <table:table-row table:style-name="ro1">
          <table:table-cell table:formula="of:=COM.MICROSOFT.CONCAT([.B$299];YEAR([.C1201]);[.E$299];TEXT(MONTH([.C1201]);&quot;00&quot;);[.E$299];TEXT(DAY([.C1201]);&quot;00&quot;);[.D$299])" office:value-type="string" office:string-value="http://blog.livedoor.jp/yoshino712/archives/2010-12-20.html" calcext:value-type="string">
            <text:p>http://blog.livedoor.jp/yoshino712/archives/2010-12-20.html</text:p>
          </table:table-cell>
          <table:table-cell/>
          <table:table-cell table:formula="of:=[.C1200]+1" office:value-type="date" office:date-value="2010-12-20" calcext:value-type="date">
            <text:p>12/20/10</text:p>
          </table:table-cell>
          <table:table-cell table:number-columns-repeated="2"/>
        </table:table-row>
        <table:table-row table:style-name="ro1">
          <table:table-cell table:formula="of:=COM.MICROSOFT.CONCAT([.B$299];YEAR([.C1202]);[.E$299];TEXT(MONTH([.C1202]);&quot;00&quot;);[.E$299];TEXT(DAY([.C1202]);&quot;00&quot;);[.D$299])" office:value-type="string" office:string-value="http://blog.livedoor.jp/yoshino712/archives/2010-12-21.html" calcext:value-type="string">
            <text:p>http://blog.livedoor.jp/yoshino712/archives/2010-12-21.html</text:p>
          </table:table-cell>
          <table:table-cell/>
          <table:table-cell table:formula="of:=[.C1201]+1" office:value-type="date" office:date-value="2010-12-21" calcext:value-type="date">
            <text:p>12/21/10</text:p>
          </table:table-cell>
          <table:table-cell table:number-columns-repeated="2"/>
        </table:table-row>
        <table:table-row table:style-name="ro1">
          <table:table-cell table:formula="of:=COM.MICROSOFT.CONCAT([.B$299];YEAR([.C1203]);[.E$299];TEXT(MONTH([.C1203]);&quot;00&quot;);[.E$299];TEXT(DAY([.C1203]);&quot;00&quot;);[.D$299])" office:value-type="string" office:string-value="http://blog.livedoor.jp/yoshino712/archives/2010-12-22.html" calcext:value-type="string">
            <text:p>http://blog.livedoor.jp/yoshino712/archives/2010-12-22.html</text:p>
          </table:table-cell>
          <table:table-cell/>
          <table:table-cell table:formula="of:=[.C1202]+1" office:value-type="date" office:date-value="2010-12-22" calcext:value-type="date">
            <text:p>12/22/10</text:p>
          </table:table-cell>
          <table:table-cell table:number-columns-repeated="2"/>
        </table:table-row>
        <table:table-row table:style-name="ro1">
          <table:table-cell table:formula="of:=COM.MICROSOFT.CONCAT([.B$299];YEAR([.C1204]);[.E$299];TEXT(MONTH([.C1204]);&quot;00&quot;);[.E$299];TEXT(DAY([.C1204]);&quot;00&quot;);[.D$299])" office:value-type="string" office:string-value="http://blog.livedoor.jp/yoshino712/archives/2010-12-23.html" calcext:value-type="string">
            <text:p>http://blog.livedoor.jp/yoshino712/archives/2010-12-23.html</text:p>
          </table:table-cell>
          <table:table-cell/>
          <table:table-cell table:formula="of:=[.C1203]+1" office:value-type="date" office:date-value="2010-12-23" calcext:value-type="date">
            <text:p>12/23/10</text:p>
          </table:table-cell>
          <table:table-cell table:number-columns-repeated="2"/>
        </table:table-row>
        <table:table-row table:style-name="ro1">
          <table:table-cell table:formula="of:=COM.MICROSOFT.CONCAT([.B$299];YEAR([.C1205]);[.E$299];TEXT(MONTH([.C1205]);&quot;00&quot;);[.E$299];TEXT(DAY([.C1205]);&quot;00&quot;);[.D$299])" office:value-type="string" office:string-value="http://blog.livedoor.jp/yoshino712/archives/2010-12-24.html" calcext:value-type="string">
            <text:p>http://blog.livedoor.jp/yoshino712/archives/2010-12-24.html</text:p>
          </table:table-cell>
          <table:table-cell/>
          <table:table-cell table:formula="of:=[.C1204]+1" office:value-type="date" office:date-value="2010-12-24" calcext:value-type="date">
            <text:p>12/24/10</text:p>
          </table:table-cell>
          <table:table-cell table:number-columns-repeated="2"/>
        </table:table-row>
        <table:table-row table:style-name="ro1">
          <table:table-cell table:formula="of:=COM.MICROSOFT.CONCAT([.B$299];YEAR([.C1206]);[.E$299];TEXT(MONTH([.C1206]);&quot;00&quot;);[.E$299];TEXT(DAY([.C1206]);&quot;00&quot;);[.D$299])" office:value-type="string" office:string-value="http://blog.livedoor.jp/yoshino712/archives/2010-12-25.html" calcext:value-type="string">
            <text:p>http://blog.livedoor.jp/yoshino712/archives/2010-12-25.html</text:p>
          </table:table-cell>
          <table:table-cell/>
          <table:table-cell table:formula="of:=[.C1205]+1" office:value-type="date" office:date-value="2010-12-25" calcext:value-type="date">
            <text:p>12/25/10</text:p>
          </table:table-cell>
          <table:table-cell table:number-columns-repeated="2"/>
        </table:table-row>
        <table:table-row table:style-name="ro1">
          <table:table-cell table:formula="of:=COM.MICROSOFT.CONCAT([.B$299];YEAR([.C1207]);[.E$299];TEXT(MONTH([.C1207]);&quot;00&quot;);[.E$299];TEXT(DAY([.C1207]);&quot;00&quot;);[.D$299])" office:value-type="string" office:string-value="http://blog.livedoor.jp/yoshino712/archives/2010-12-26.html" calcext:value-type="string">
            <text:p>http://blog.livedoor.jp/yoshino712/archives/2010-12-26.html</text:p>
          </table:table-cell>
          <table:table-cell/>
          <table:table-cell table:formula="of:=[.C1206]+1" office:value-type="date" office:date-value="2010-12-26" calcext:value-type="date">
            <text:p>12/26/10</text:p>
          </table:table-cell>
          <table:table-cell table:number-columns-repeated="2"/>
        </table:table-row>
        <table:table-row table:style-name="ro1">
          <table:table-cell table:formula="of:=COM.MICROSOFT.CONCAT([.B$299];YEAR([.C1208]);[.E$299];TEXT(MONTH([.C1208]);&quot;00&quot;);[.E$299];TEXT(DAY([.C1208]);&quot;00&quot;);[.D$299])" office:value-type="string" office:string-value="http://blog.livedoor.jp/yoshino712/archives/2010-12-27.html" calcext:value-type="string">
            <text:p>http://blog.livedoor.jp/yoshino712/archives/2010-12-27.html</text:p>
          </table:table-cell>
          <table:table-cell/>
          <table:table-cell table:formula="of:=[.C1207]+1" office:value-type="date" office:date-value="2010-12-27" calcext:value-type="date">
            <text:p>12/27/10</text:p>
          </table:table-cell>
          <table:table-cell table:number-columns-repeated="2"/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1480178" table:base-cell-address="$Sheet1.$C$313" table:cell-range-address="$Sheet1.$C$313"/>
      </table:named-expressions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18:16:24.6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12:03:04.123000000</meta:creation-date>
    <dc:date>2024-04-02T19:12:07.329000000</dc:date>
    <meta:editing-duration>PT7H7M52S</meta:editing-duration>
    <meta:editing-cycles>3</meta:editing-cycles>
    <meta:generator>LibreOffice/7.5.4.2$Windows_X86_64 LibreOffice_project/36ccfdc35048b057fd9854c757a8b67ec53977b6</meta:generator>
    <meta:document-statistic meta:table-count="1" meta:cell-count="2322" meta:object-count="0"/>
  </office:meta>
</office:document-meta>
</file>